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06cm"/>
    </style:style>
    <style:style style:name="co2" style:family="table-column">
      <style:table-column-properties fo:break-before="auto" style:column-width="7.297cm"/>
    </style:style>
    <style:style style:name="co3" style:family="table-column">
      <style:table-column-properties fo:break-before="auto" style:column-width="0.628cm"/>
    </style:style>
    <style:style style:name="co4" style:family="table-column">
      <style:table-column-properties fo:break-before="auto" style:column-width="2.166cm"/>
    </style:style>
    <style:style style:name="co5" style:family="table-column">
      <style:table-column-properties fo:break-before="auto" style:column-width="6.31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8.31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&lt;*" style:apply-style-name="Sin_20_nombre1" style:base-cell-address="'comparacion parecidas'.B3"/>
    </style:style>
    <style:style style:name="ce5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  <style:map style:condition="cell-content()&lt;*" style:apply-style-name="Sin_20_nombre1" style:base-cell-address="'comparacion parecidas'.B3"/>
    </style:style>
    <style:style style:name="ce6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omparacion parecida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table:number-columns-spanned="2" table:number-rows-spanned="1">
            <text:p>Comparacion trenfrente01.jpg y trenfrente02.jpg</text:p>
          </table:table-cell>
          <table:covered-table-cell table:style-name="Default"/>
          <table:table-cell/>
          <table:table-cell table:style-name="ce1" office:value-type="string" table:number-columns-spanned="2" table:number-rows-spanned="1">
            <text:p>Comparacion trenfrente01.jpg y trenfrente07.jpg</text:p>
          </table:table-cell>
          <table:covered-table-cell/>
          <table:table-cell table:number-columns-repeated="3"/>
        </table:table-row>
        <table:table-row table:style-name="ro2">
          <table:table-cell table:style-name="ce2" office:value-type="string">
            <text:p>Cant. Maxs</text:p>
          </table:table-cell>
          <table:table-cell table:style-name="ce2" office:value-type="string">
            <text:p>MSE entre las imagenes</text:p>
          </table:table-cell>
          <table:table-cell/>
          <table:table-cell table:style-name="ce2" office:value-type="string">
            <text:p>Cant. Maxs</text:p>
          </table:table-cell>
          <table:table-cell table:style-name="ce2" office:value-type="string">
            <text:p>MSE entre las imagenes</text:p>
          </table:table-cell>
          <table:table-cell>
            <draw:frame table:end-cell-address="'comparacion parecidas'.O32" table:end-x="1.994cm" table:end-y="0.214cm" draw:z-index="0" draw:style-name="gr1" svg:width="22.207cm" svg:height="13.525cm" svg:x="0.11cm" svg:y="0.185cm">
              <draw:object draw:notify-on-update-of-ranges="'comparacion parecidas'.A2:'comparacion parecidas'.A2 'comparacion parecidas'.A3:'comparacion parecidas'.A302 'comparacion parecidas'.B2:'comparacion parecidas'.B2 'comparacion parecidas'.B3:'comparacion parecidas'.B30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/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float" office:value="132.5">
            <text:p>132,5</text:p>
          </table:table-cell>
          <table:table-cell/>
          <table:table-cell table:style-name="ce3" office:value-type="float" office:value="2">
            <text:p>2</text:p>
          </table:table-cell>
          <table:table-cell table:style-name="ce7" office:value-type="float" office:value="41">
            <text:p>41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float" office:value="153.667">
            <text:p>153,667</text:p>
          </table:table-cell>
          <table:table-cell/>
          <table:table-cell table:style-name="ce3" office:value-type="float" office:value="3">
            <text:p>3</text:p>
          </table:table-cell>
          <table:table-cell table:style-name="ce7" office:value-type="float" office:value="32.6667">
            <text:p>32,6667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float" office:value="164.25">
            <text:p>164,25</text:p>
          </table:table-cell>
          <table:table-cell/>
          <table:table-cell table:style-name="ce3" office:value-type="float" office:value="4">
            <text:p>4</text:p>
          </table:table-cell>
          <table:table-cell table:style-name="ce7" office:value-type="float" office:value="36.75">
            <text:p>36,75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float" office:value="134.6">
            <text:p>134,6</text:p>
          </table:table-cell>
          <table:table-cell/>
          <table:table-cell table:style-name="ce3" office:value-type="float" office:value="5">
            <text:p>5</text:p>
          </table:table-cell>
          <table:table-cell table:style-name="ce7" office:value-type="float" office:value="58.2">
            <text:p>58,2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float" office:value="113.667">
            <text:p>113,667</text:p>
          </table:table-cell>
          <table:table-cell/>
          <table:table-cell table:style-name="ce3" office:value-type="float" office:value="6">
            <text:p>6</text:p>
          </table:table-cell>
          <table:table-cell table:style-name="ce7" office:value-type="float" office:value="86">
            <text:p>86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7">
            <text:p>7</text:p>
          </table:table-cell>
          <table:table-cell table:style-name="ce5" office:value-type="float" office:value="109">
            <text:p>109</text:p>
          </table:table-cell>
          <table:table-cell/>
          <table:table-cell table:style-name="ce3" office:value-type="float" office:value="7">
            <text:p>7</text:p>
          </table:table-cell>
          <table:table-cell table:style-name="ce7" office:value-type="float" office:value="94.2857">
            <text:p>94,2857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float" office:value="119.875">
            <text:p>119,875</text:p>
          </table:table-cell>
          <table:table-cell/>
          <table:table-cell table:style-name="ce3" office:value-type="float" office:value="8">
            <text:p>8</text:p>
          </table:table-cell>
          <table:table-cell table:style-name="ce7" office:value-type="float" office:value="88.625">
            <text:p>88,625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float" office:value="131.556">
            <text:p>131,556</text:p>
          </table:table-cell>
          <table:table-cell/>
          <table:table-cell table:style-name="ce3" office:value-type="float" office:value="9">
            <text:p>9</text:p>
          </table:table-cell>
          <table:table-cell table:style-name="ce7" office:value-type="float" office:value="84.2222">
            <text:p>84,2222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10">
            <text:p>10</text:p>
          </table:table-cell>
          <table:table-cell table:style-name="ce4" office:value-type="float" office:value="140.9">
            <text:p>140,9</text:p>
          </table:table-cell>
          <table:table-cell/>
          <table:table-cell table:style-name="ce3" office:value-type="float" office:value="10">
            <text:p>10</text:p>
          </table:table-cell>
          <table:table-cell table:style-name="ce7" office:value-type="float" office:value="80.7">
            <text:p>80,7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11">
            <text:p>11</text:p>
          </table:table-cell>
          <table:table-cell table:style-name="ce4" office:value-type="float" office:value="143.455">
            <text:p>143,455</text:p>
          </table:table-cell>
          <table:table-cell/>
          <table:table-cell table:style-name="ce3" office:value-type="float" office:value="11">
            <text:p>11</text:p>
          </table:table-cell>
          <table:table-cell table:style-name="ce7" office:value-type="float" office:value="79.1818">
            <text:p>79,1818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12">
            <text:p>12</text:p>
          </table:table-cell>
          <table:table-cell table:style-name="ce4" office:value-type="float" office:value="143.5">
            <text:p>143,5</text:p>
          </table:table-cell>
          <table:table-cell/>
          <table:table-cell table:style-name="ce3" office:value-type="float" office:value="12">
            <text:p>12</text:p>
          </table:table-cell>
          <table:table-cell table:style-name="ce7" office:value-type="float" office:value="77.9167">
            <text:p>77,9167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float" office:value="143.538">
            <text:p>143,538</text:p>
          </table:table-cell>
          <table:table-cell/>
          <table:table-cell table:style-name="ce3" office:value-type="float" office:value="13">
            <text:p>13</text:p>
          </table:table-cell>
          <table:table-cell table:style-name="ce7" office:value-type="float" office:value="75.6923">
            <text:p>75,6923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style-name="ce4" office:value-type="float" office:value="141.929">
            <text:p>141,929</text:p>
          </table:table-cell>
          <table:table-cell/>
          <table:table-cell table:style-name="ce3" office:value-type="float" office:value="14">
            <text:p>14</text:p>
          </table:table-cell>
          <table:table-cell table:style-name="ce7" office:value-type="float" office:value="74.8571">
            <text:p>74,8571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style-name="ce4" office:value-type="float" office:value="147.467">
            <text:p>147,467</text:p>
          </table:table-cell>
          <table:table-cell/>
          <table:table-cell table:style-name="ce3" office:value-type="float" office:value="15">
            <text:p>15</text:p>
          </table:table-cell>
          <table:table-cell table:style-name="ce7" office:value-type="float" office:value="70.9333">
            <text:p>70,9333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style-name="ce4" office:value-type="float" office:value="156.312">
            <text:p>156,312</text:p>
          </table:table-cell>
          <table:table-cell/>
          <table:table-cell table:style-name="ce3" office:value-type="float" office:value="16">
            <text:p>16</text:p>
          </table:table-cell>
          <table:table-cell table:style-name="ce7" office:value-type="float" office:value="67.0625">
            <text:p>67,0625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style-name="ce4" office:value-type="float" office:value="162.176">
            <text:p>162,176</text:p>
          </table:table-cell>
          <table:table-cell/>
          <table:table-cell table:style-name="ce3" office:value-type="float" office:value="17">
            <text:p>17</text:p>
          </table:table-cell>
          <table:table-cell table:style-name="ce7" office:value-type="float" office:value="64.0588">
            <text:p>64,0588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style-name="ce4" office:value-type="float" office:value="169.222">
            <text:p>169,222</text:p>
          </table:table-cell>
          <table:table-cell/>
          <table:table-cell table:style-name="ce3" office:value-type="float" office:value="18">
            <text:p>18</text:p>
          </table:table-cell>
          <table:table-cell table:style-name="ce7" office:value-type="float" office:value="61.3889">
            <text:p>61,3889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style-name="ce4" office:value-type="float" office:value="173.789">
            <text:p>173,789</text:p>
          </table:table-cell>
          <table:table-cell/>
          <table:table-cell table:style-name="ce3" office:value-type="float" office:value="19">
            <text:p>19</text:p>
          </table:table-cell>
          <table:table-cell table:style-name="ce7" office:value-type="float" office:value="59">
            <text:p>59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style-name="ce4" office:value-type="float" office:value="177.9">
            <text:p>177,9</text:p>
          </table:table-cell>
          <table:table-cell/>
          <table:table-cell table:style-name="ce3" office:value-type="float" office:value="20">
            <text:p>20</text:p>
          </table:table-cell>
          <table:table-cell table:style-name="ce7" office:value-type="float" office:value="57.3">
            <text:p>57,3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style-name="ce4" office:value-type="float" office:value="181.619">
            <text:p>181,619</text:p>
          </table:table-cell>
          <table:table-cell/>
          <table:table-cell table:style-name="ce3" office:value-type="float" office:value="21">
            <text:p>21</text:p>
          </table:table-cell>
          <table:table-cell table:style-name="ce7" office:value-type="float" office:value="55.3333">
            <text:p>55,3333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style-name="ce4" office:value-type="float" office:value="183.591">
            <text:p>183,591</text:p>
          </table:table-cell>
          <table:table-cell/>
          <table:table-cell table:style-name="ce3" office:value-type="float" office:value="22">
            <text:p>22</text:p>
          </table:table-cell>
          <table:table-cell table:style-name="ce7" office:value-type="float" office:value="53.5455">
            <text:p>53,5455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style-name="ce4" office:value-type="float" office:value="185.391">
            <text:p>185,391</text:p>
          </table:table-cell>
          <table:table-cell/>
          <table:table-cell table:style-name="ce3" office:value-type="float" office:value="23">
            <text:p>23</text:p>
          </table:table-cell>
          <table:table-cell table:style-name="ce7" office:value-type="float" office:value="51.913">
            <text:p>51,913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style-name="ce4" office:value-type="float" office:value="187.042">
            <text:p>187,042</text:p>
          </table:table-cell>
          <table:table-cell/>
          <table:table-cell table:style-name="ce3" office:value-type="float" office:value="24">
            <text:p>24</text:p>
          </table:table-cell>
          <table:table-cell table:style-name="ce7" office:value-type="float" office:value="50.4167">
            <text:p>50,4167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style-name="ce4" office:value-type="float" office:value="188.56">
            <text:p>188,56</text:p>
          </table:table-cell>
          <table:table-cell/>
          <table:table-cell table:style-name="ce3" office:value-type="float" office:value="25">
            <text:p>25</text:p>
          </table:table-cell>
          <table:table-cell table:style-name="ce7" office:value-type="float" office:value="49.4">
            <text:p>49,4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style-name="ce4" office:value-type="float" office:value="188.846">
            <text:p>188,846</text:p>
          </table:table-cell>
          <table:table-cell/>
          <table:table-cell table:style-name="ce3" office:value-type="float" office:value="26">
            <text:p>26</text:p>
          </table:table-cell>
          <table:table-cell table:style-name="ce7" office:value-type="float" office:value="48.4615">
            <text:p>48,4615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style-name="ce4" office:value-type="float" office:value="189.111">
            <text:p>189,111</text:p>
          </table:table-cell>
          <table:table-cell/>
          <table:table-cell table:style-name="ce3" office:value-type="float" office:value="27">
            <text:p>27</text:p>
          </table:table-cell>
          <table:table-cell table:style-name="ce7" office:value-type="float" office:value="47.5926">
            <text:p>47,5926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style-name="ce4" office:value-type="float" office:value="189.357">
            <text:p>189,357</text:p>
          </table:table-cell>
          <table:table-cell/>
          <table:table-cell table:style-name="ce3" office:value-type="float" office:value="28">
            <text:p>28</text:p>
          </table:table-cell>
          <table:table-cell table:style-name="ce7" office:value-type="float" office:value="46.4643">
            <text:p>46,4643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style-name="ce4" office:value-type="float" office:value="188.655">
            <text:p>188,655</text:p>
          </table:table-cell>
          <table:table-cell/>
          <table:table-cell table:style-name="ce3" office:value-type="float" office:value="29">
            <text:p>29</text:p>
          </table:table-cell>
          <table:table-cell table:style-name="ce7" office:value-type="float" office:value="45.4138">
            <text:p>45,4138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style-name="ce4" office:value-type="float" office:value="188">
            <text:p>188</text:p>
          </table:table-cell>
          <table:table-cell/>
          <table:table-cell table:style-name="ce3" office:value-type="float" office:value="30">
            <text:p>30</text:p>
          </table:table-cell>
          <table:table-cell table:style-name="ce7" office:value-type="float" office:value="44.7333">
            <text:p>44,7333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style-name="ce4" office:value-type="float" office:value="188.258">
            <text:p>188,258</text:p>
          </table:table-cell>
          <table:table-cell/>
          <table:table-cell table:style-name="ce3" office:value-type="float" office:value="31">
            <text:p>31</text:p>
          </table:table-cell>
          <table:table-cell table:style-name="ce7" office:value-type="float" office:value="43.8065">
            <text:p>43,8065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style-name="ce4" office:value-type="float" office:value="188.5">
            <text:p>188,5</text:p>
          </table:table-cell>
          <table:table-cell/>
          <table:table-cell table:style-name="ce3" office:value-type="float" office:value="32">
            <text:p>32</text:p>
          </table:table-cell>
          <table:table-cell table:style-name="ce7" office:value-type="float" office:value="42.9375">
            <text:p>42,9375</text:p>
            <draw:frame table:end-cell-address="'comparacion parecidas'.I49" table:end-x="1.16cm" table:end-y="0.421cm" draw:z-index="1" draw:style-name="gr1" svg:width="7.999cm" svg:height="6.999cm" svg:x="6.225cm" svg:y="0.17cm">
              <draw:object draw:notify-on-update-of-ranges="'comparacion parecidas'.D3:'comparacion parecidas'.D302 'comparacion parecidas'.E2:'comparacion parecidas'.E2 'comparacion parecidas'.E3:'comparacion parecidas'.E302" xlink:href="./Object 2" xlink:type="simple" xlink:show="embed" xlink:actuate="onLoad"/>
              <draw:image xlink:href="./ObjectReplacements/Object 2" xlink:type="simple" xlink:show="embed" xlink:actuate="onLoad"/>
            </draw:frame>
            <draw:frame table:end-cell-address="'comparacion parecidas'.O77" table:end-x="1.554cm" table:end-y="0.025cm" draw:z-index="2" draw:style-name="gr1" svg:width="21.942cm" svg:height="19.199cm" svg:x="6.225cm" svg:y="0.17cm">
              <draw:object draw:notify-on-update-of-ranges="'comparacion parecidas'.D3:'comparacion parecidas'.D302 'comparacion parecidas'.E2:'comparacion parecidas'.E2 'comparacion parecidas'.E3:'comparacion parecidas'.E30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style-name="ce4" office:value-type="float" office:value="187.909">
            <text:p>187,909</text:p>
          </table:table-cell>
          <table:table-cell/>
          <table:table-cell table:style-name="ce3" office:value-type="float" office:value="33">
            <text:p>33</text:p>
          </table:table-cell>
          <table:table-cell table:style-name="ce7" office:value-type="float" office:value="42.1212">
            <text:p>42,1212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style-name="ce4" office:value-type="float" office:value="187.353">
            <text:p>187,353</text:p>
          </table:table-cell>
          <table:table-cell/>
          <table:table-cell table:style-name="ce3" office:value-type="float" office:value="34">
            <text:p>34</text:p>
          </table:table-cell>
          <table:table-cell table:style-name="ce7" office:value-type="float" office:value="41.6176">
            <text:p>41,6176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style-name="ce4" office:value-type="float" office:value="186.829">
            <text:p>186,829</text:p>
          </table:table-cell>
          <table:table-cell/>
          <table:table-cell table:style-name="ce3" office:value-type="float" office:value="35">
            <text:p>35</text:p>
          </table:table-cell>
          <table:table-cell table:style-name="ce7" office:value-type="float" office:value="41.4571">
            <text:p>41,4571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style-name="ce4" office:value-type="float" office:value="185.639">
            <text:p>185,639</text:p>
          </table:table-cell>
          <table:table-cell/>
          <table:table-cell table:style-name="ce3" office:value-type="float" office:value="36">
            <text:p>36</text:p>
          </table:table-cell>
          <table:table-cell table:style-name="ce7" office:value-type="float" office:value="41.3056">
            <text:p>41,3056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style-name="ce4" office:value-type="float" office:value="183.892">
            <text:p>183,892</text:p>
          </table:table-cell>
          <table:table-cell/>
          <table:table-cell table:style-name="ce3" office:value-type="float" office:value="37">
            <text:p>37</text:p>
          </table:table-cell>
          <table:table-cell table:style-name="ce7" office:value-type="float" office:value="41.1622">
            <text:p>41,1622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style-name="ce4" office:value-type="float" office:value="182.237">
            <text:p>182,237</text:p>
          </table:table-cell>
          <table:table-cell/>
          <table:table-cell table:style-name="ce3" office:value-type="float" office:value="38">
            <text:p>38</text:p>
          </table:table-cell>
          <table:table-cell table:style-name="ce7" office:value-type="float" office:value="40.7368">
            <text:p>40,7368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style-name="ce4" office:value-type="float" office:value="180.667">
            <text:p>180,667</text:p>
          </table:table-cell>
          <table:table-cell/>
          <table:table-cell table:style-name="ce3" office:value-type="float" office:value="39">
            <text:p>39</text:p>
          </table:table-cell>
          <table:table-cell table:style-name="ce7" office:value-type="float" office:value="40.6154">
            <text:p>40,6154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style-name="ce4" office:value-type="float" office:value="179.175">
            <text:p>179,175</text:p>
          </table:table-cell>
          <table:table-cell/>
          <table:table-cell table:style-name="ce3" office:value-type="float" office:value="40">
            <text:p>40</text:p>
          </table:table-cell>
          <table:table-cell table:style-name="ce7" office:value-type="float" office:value="40.825">
            <text:p>40,825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style-name="ce4" office:value-type="float" office:value="177.244">
            <text:p>177,244</text:p>
          </table:table-cell>
          <table:table-cell/>
          <table:table-cell table:style-name="ce3" office:value-type="float" office:value="41">
            <text:p>41</text:p>
          </table:table-cell>
          <table:table-cell table:style-name="ce7" office:value-type="float" office:value="41.0244">
            <text:p>41,0244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style-name="ce4" office:value-type="float" office:value="175.405">
            <text:p>175,405</text:p>
          </table:table-cell>
          <table:table-cell/>
          <table:table-cell table:style-name="ce3" office:value-type="float" office:value="42">
            <text:p>42</text:p>
          </table:table-cell>
          <table:table-cell table:style-name="ce7" office:value-type="float" office:value="41.5714">
            <text:p>41,5714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style-name="ce4" office:value-type="float" office:value="173.209">
            <text:p>173,209</text:p>
          </table:table-cell>
          <table:table-cell/>
          <table:table-cell table:style-name="ce3" office:value-type="float" office:value="43">
            <text:p>43</text:p>
          </table:table-cell>
          <table:table-cell table:style-name="ce7" office:value-type="float" office:value="42.093">
            <text:p>42,093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style-name="ce4" office:value-type="float" office:value="171.545">
            <text:p>171,545</text:p>
          </table:table-cell>
          <table:table-cell/>
          <table:table-cell table:style-name="ce3" office:value-type="float" office:value="44">
            <text:p>44</text:p>
          </table:table-cell>
          <table:table-cell table:style-name="ce7" office:value-type="float" office:value="42.25">
            <text:p>42,25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style-name="ce4" office:value-type="float" office:value="169.533">
            <text:p>169,533</text:p>
          </table:table-cell>
          <table:table-cell/>
          <table:table-cell table:style-name="ce3" office:value-type="float" office:value="45">
            <text:p>45</text:p>
          </table:table-cell>
          <table:table-cell table:style-name="ce7" office:value-type="float" office:value="42.7333">
            <text:p>42,7333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style-name="ce4" office:value-type="float" office:value="167.609">
            <text:p>167,609</text:p>
          </table:table-cell>
          <table:table-cell/>
          <table:table-cell table:style-name="ce3" office:value-type="float" office:value="46">
            <text:p>46</text:p>
          </table:table-cell>
          <table:table-cell table:style-name="ce7" office:value-type="float" office:value="43.1957">
            <text:p>43,1957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style-name="ce4" office:value-type="float" office:value="165.766">
            <text:p>165,766</text:p>
          </table:table-cell>
          <table:table-cell/>
          <table:table-cell table:style-name="ce3" office:value-type="float" office:value="47">
            <text:p>47</text:p>
          </table:table-cell>
          <table:table-cell table:style-name="ce7" office:value-type="float" office:value="44">
            <text:p>4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style-name="ce4" office:value-type="float" office:value="164">
            <text:p>164</text:p>
          </table:table-cell>
          <table:table-cell/>
          <table:table-cell table:style-name="ce3" office:value-type="float" office:value="48">
            <text:p>48</text:p>
          </table:table-cell>
          <table:table-cell table:style-name="ce7" office:value-type="float" office:value="44.7708">
            <text:p>44,7708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style-name="ce4" office:value-type="float" office:value="162.694">
            <text:p>162,694</text:p>
          </table:table-cell>
          <table:table-cell/>
          <table:table-cell table:style-name="ce3" office:value-type="float" office:value="49">
            <text:p>49</text:p>
          </table:table-cell>
          <table:table-cell table:style-name="ce7" office:value-type="float" office:value="45.1633">
            <text:p>45,1633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style-name="ce4" office:value-type="float" office:value="161.44">
            <text:p>161,44</text:p>
          </table:table-cell>
          <table:table-cell/>
          <table:table-cell table:style-name="ce3" office:value-type="float" office:value="50">
            <text:p>50</text:p>
          </table:table-cell>
          <table:table-cell table:style-name="ce7" office:value-type="float" office:value="45.54">
            <text:p>45,54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style-name="ce4" office:value-type="float" office:value="160.235">
            <text:p>160,235</text:p>
          </table:table-cell>
          <table:table-cell/>
          <table:table-cell table:style-name="ce3" office:value-type="float" office:value="51">
            <text:p>51</text:p>
          </table:table-cell>
          <table:table-cell table:style-name="ce7" office:value-type="float" office:value="45.902">
            <text:p>45,902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style-name="ce4" office:value-type="float" office:value="158.712">
            <text:p>158,712</text:p>
          </table:table-cell>
          <table:table-cell/>
          <table:table-cell table:style-name="ce3" office:value-type="float" office:value="52">
            <text:p>52</text:p>
          </table:table-cell>
          <table:table-cell table:style-name="ce7" office:value-type="float" office:value="46.25">
            <text:p>46,25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style-name="ce4" office:value-type="float" office:value="157.604">
            <text:p>157,604</text:p>
          </table:table-cell>
          <table:table-cell/>
          <table:table-cell table:style-name="ce3" office:value-type="float" office:value="53">
            <text:p>53</text:p>
          </table:table-cell>
          <table:table-cell table:style-name="ce7" office:value-type="float" office:value="46.3019">
            <text:p>46,3019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style-name="ce4" office:value-type="float" office:value="156.185">
            <text:p>156,185</text:p>
          </table:table-cell>
          <table:table-cell/>
          <table:table-cell table:style-name="ce3" office:value-type="float" office:value="54">
            <text:p>54</text:p>
          </table:table-cell>
          <table:table-cell table:style-name="ce7" office:value-type="float" office:value="46.3519">
            <text:p>46,3519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style-name="ce4" office:value-type="float" office:value="154.818">
            <text:p>154,818</text:p>
          </table:table-cell>
          <table:table-cell/>
          <table:table-cell table:style-name="ce3" office:value-type="float" office:value="55">
            <text:p>55</text:p>
          </table:table-cell>
          <table:table-cell table:style-name="ce7" office:value-type="float" office:value="46.4">
            <text:p>46,4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style-name="ce4" office:value-type="float" office:value="153.5">
            <text:p>153,5</text:p>
          </table:table-cell>
          <table:table-cell/>
          <table:table-cell table:style-name="ce3" office:value-type="float" office:value="56">
            <text:p>56</text:p>
          </table:table-cell>
          <table:table-cell table:style-name="ce7" office:value-type="float" office:value="46.4464">
            <text:p>46,4464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style-name="ce4" office:value-type="float" office:value="152.228">
            <text:p>152,228</text:p>
          </table:table-cell>
          <table:table-cell/>
          <table:table-cell table:style-name="ce3" office:value-type="float" office:value="57">
            <text:p>57</text:p>
          </table:table-cell>
          <table:table-cell table:style-name="ce7" office:value-type="float" office:value="46.4912">
            <text:p>46,4912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style-name="ce4" office:value-type="float" office:value="151">
            <text:p>151</text:p>
          </table:table-cell>
          <table:table-cell/>
          <table:table-cell table:style-name="ce3" office:value-type="float" office:value="58">
            <text:p>58</text:p>
          </table:table-cell>
          <table:table-cell table:style-name="ce7" office:value-type="float" office:value="46.5345">
            <text:p>46,5345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style-name="ce4" office:value-type="float" office:value="149.814">
            <text:p>149,814</text:p>
          </table:table-cell>
          <table:table-cell/>
          <table:table-cell table:style-name="ce3" office:value-type="float" office:value="59">
            <text:p>59</text:p>
          </table:table-cell>
          <table:table-cell table:style-name="ce7" office:value-type="float" office:value="46.8305">
            <text:p>46,8305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style-name="ce4" office:value-type="float" office:value="148.667">
            <text:p>148,667</text:p>
          </table:table-cell>
          <table:table-cell/>
          <table:table-cell table:style-name="ce3" office:value-type="float" office:value="60">
            <text:p>60</text:p>
          </table:table-cell>
          <table:table-cell table:style-name="ce7" office:value-type="float" office:value="47.1167">
            <text:p>47,1167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style-name="ce4" office:value-type="float" office:value="147.279">
            <text:p>147,279</text:p>
          </table:table-cell>
          <table:table-cell/>
          <table:table-cell table:style-name="ce3" office:value-type="float" office:value="61">
            <text:p>61</text:p>
          </table:table-cell>
          <table:table-cell table:style-name="ce7" office:value-type="float" office:value="47.3934">
            <text:p>47,3934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style-name="ce4" office:value-type="float" office:value="146.21">
            <text:p>146,21</text:p>
          </table:table-cell>
          <table:table-cell/>
          <table:table-cell table:style-name="ce3" office:value-type="float" office:value="62">
            <text:p>62</text:p>
          </table:table-cell>
          <table:table-cell table:style-name="ce7" office:value-type="float" office:value="47.4194">
            <text:p>47,4194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style-name="ce4" office:value-type="float" office:value="145.476">
            <text:p>145,476</text:p>
          </table:table-cell>
          <table:table-cell/>
          <table:table-cell table:style-name="ce3" office:value-type="float" office:value="63">
            <text:p>63</text:p>
          </table:table-cell>
          <table:table-cell table:style-name="ce7" office:value-type="float" office:value="47.2381">
            <text:p>47,2381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style-name="ce4" office:value-type="float" office:value="144.766">
            <text:p>144,766</text:p>
          </table:table-cell>
          <table:table-cell/>
          <table:table-cell table:style-name="ce3" office:value-type="float" office:value="64">
            <text:p>64</text:p>
          </table:table-cell>
          <table:table-cell table:style-name="ce7" office:value-type="float" office:value="47.2656">
            <text:p>47,2656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style-name="ce4" office:value-type="float" office:value="144.077">
            <text:p>144,077</text:p>
          </table:table-cell>
          <table:table-cell/>
          <table:table-cell table:style-name="ce3" office:value-type="float" office:value="65">
            <text:p>65</text:p>
          </table:table-cell>
          <table:table-cell table:style-name="ce7" office:value-type="float" office:value="47.2923">
            <text:p>47,2923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style-name="ce4" office:value-type="float" office:value="143.409">
            <text:p>143,409</text:p>
          </table:table-cell>
          <table:table-cell/>
          <table:table-cell table:style-name="ce3" office:value-type="float" office:value="66">
            <text:p>66</text:p>
          </table:table-cell>
          <table:table-cell table:style-name="ce7" office:value-type="float" office:value="47.3182">
            <text:p>47,3182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style-name="ce4" office:value-type="float" office:value="142.478">
            <text:p>142,478</text:p>
          </table:table-cell>
          <table:table-cell/>
          <table:table-cell table:style-name="ce3" office:value-type="float" office:value="67">
            <text:p>67</text:p>
          </table:table-cell>
          <table:table-cell table:style-name="ce7" office:value-type="float" office:value="47.3433">
            <text:p>47,3433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style-name="ce4" office:value-type="float" office:value="141.574">
            <text:p>141,574</text:p>
          </table:table-cell>
          <table:table-cell/>
          <table:table-cell table:style-name="ce3" office:value-type="float" office:value="68">
            <text:p>68</text:p>
          </table:table-cell>
          <table:table-cell table:style-name="ce7" office:value-type="float" office:value="47.3676">
            <text:p>47,3676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style-name="ce4" office:value-type="float" office:value="140.696">
            <text:p>140,696</text:p>
          </table:table-cell>
          <table:table-cell/>
          <table:table-cell table:style-name="ce3" office:value-type="float" office:value="69">
            <text:p>69</text:p>
          </table:table-cell>
          <table:table-cell table:style-name="ce7" office:value-type="float" office:value="47.3913">
            <text:p>47,3913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style-name="ce4" office:value-type="float" office:value="139.843">
            <text:p>139,843</text:p>
          </table:table-cell>
          <table:table-cell/>
          <table:table-cell table:style-name="ce3" office:value-type="float" office:value="70">
            <text:p>70</text:p>
          </table:table-cell>
          <table:table-cell table:style-name="ce7" office:value-type="float" office:value="47.4143">
            <text:p>47,4143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style-name="ce4" office:value-type="float" office:value="138.775">
            <text:p>138,775</text:p>
          </table:table-cell>
          <table:table-cell/>
          <table:table-cell table:style-name="ce3" office:value-type="float" office:value="71">
            <text:p>71</text:p>
          </table:table-cell>
          <table:table-cell table:style-name="ce7" office:value-type="float" office:value="47.6479">
            <text:p>47,6479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style-name="ce4" office:value-type="float" office:value="137.736">
            <text:p>137,736</text:p>
          </table:table-cell>
          <table:table-cell/>
          <table:table-cell table:style-name="ce3" office:value-type="float" office:value="72">
            <text:p>72</text:p>
          </table:table-cell>
          <table:table-cell table:style-name="ce7" office:value-type="float" office:value="47.875">
            <text:p>47,875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style-name="ce4" office:value-type="float" office:value="136.959">
            <text:p>136,959</text:p>
          </table:table-cell>
          <table:table-cell/>
          <table:table-cell table:style-name="ce3" office:value-type="float" office:value="73">
            <text:p>73</text:p>
          </table:table-cell>
          <table:table-cell table:style-name="ce7" office:value-type="float" office:value="47.8904">
            <text:p>47,8904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style-name="ce4" office:value-type="float" office:value="136.459">
            <text:p>136,459</text:p>
          </table:table-cell>
          <table:table-cell/>
          <table:table-cell table:style-name="ce3" office:value-type="float" office:value="74">
            <text:p>74</text:p>
          </table:table-cell>
          <table:table-cell table:style-name="ce7" office:value-type="float" office:value="47.7297">
            <text:p>47,7297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style-name="ce4" office:value-type="float" office:value="135.973">
            <text:p>135,973</text:p>
          </table:table-cell>
          <table:table-cell/>
          <table:table-cell table:style-name="ce3" office:value-type="float" office:value="75">
            <text:p>75</text:p>
          </table:table-cell>
          <table:table-cell table:style-name="ce7" office:value-type="float" office:value="47.5733">
            <text:p>47,5733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style-name="ce4" office:value-type="float" office:value="135.5">
            <text:p>135,5</text:p>
          </table:table-cell>
          <table:table-cell/>
          <table:table-cell table:style-name="ce3" office:value-type="float" office:value="76">
            <text:p>76</text:p>
          </table:table-cell>
          <table:table-cell table:style-name="ce7" office:value-type="float" office:value="47.4211">
            <text:p>47,4211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style-name="ce4" office:value-type="float" office:value="135.039">
            <text:p>135,039</text:p>
          </table:table-cell>
          <table:table-cell/>
          <table:table-cell table:style-name="ce3" office:value-type="float" office:value="77">
            <text:p>77</text:p>
          </table:table-cell>
          <table:table-cell table:style-name="ce7" office:value-type="float" office:value="47.2727">
            <text:p>47,2727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style-name="ce4" office:value-type="float" office:value="134.59">
            <text:p>134,59</text:p>
          </table:table-cell>
          <table:table-cell/>
          <table:table-cell table:style-name="ce3" office:value-type="float" office:value="78">
            <text:p>78</text:p>
          </table:table-cell>
          <table:table-cell table:style-name="ce7" office:value-type="float" office:value="47.2949">
            <text:p>47,2949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style-name="ce4" office:value-type="float" office:value="134.152">
            <text:p>134,152</text:p>
          </table:table-cell>
          <table:table-cell/>
          <table:table-cell table:style-name="ce3" office:value-type="float" office:value="79">
            <text:p>79</text:p>
          </table:table-cell>
          <table:table-cell table:style-name="ce7" office:value-type="float" office:value="47.3165">
            <text:p>47,3165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style-name="ce4" office:value-type="float" office:value="133.725">
            <text:p>133,725</text:p>
          </table:table-cell>
          <table:table-cell/>
          <table:table-cell table:style-name="ce3" office:value-type="float" office:value="80">
            <text:p>80</text:p>
          </table:table-cell>
          <table:table-cell table:style-name="ce7" office:value-type="float" office:value="47.3375">
            <text:p>47,3375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style-name="ce4" office:value-type="float" office:value="133.568">
            <text:p>133,568</text:p>
          </table:table-cell>
          <table:table-cell/>
          <table:table-cell table:style-name="ce3" office:value-type="float" office:value="81">
            <text:p>81</text:p>
          </table:table-cell>
          <table:table-cell table:style-name="ce7" office:value-type="float" office:value="47.1975">
            <text:p>47,1975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style-name="ce4" office:value-type="float" office:value="133.415">
            <text:p>133,415</text:p>
          </table:table-cell>
          <table:table-cell/>
          <table:table-cell table:style-name="ce3" office:value-type="float" office:value="82">
            <text:p>82</text:p>
          </table:table-cell>
          <table:table-cell table:style-name="ce7" office:value-type="float" office:value="47.061">
            <text:p>47,061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style-name="ce4" office:value-type="float" office:value="133.012">
            <text:p>133,012</text:p>
          </table:table-cell>
          <table:table-cell/>
          <table:table-cell table:style-name="ce3" office:value-type="float" office:value="83">
            <text:p>83</text:p>
          </table:table-cell>
          <table:table-cell table:style-name="ce7" office:value-type="float" office:value="46.9277">
            <text:p>46,9277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style-name="ce4" office:value-type="float" office:value="132.619">
            <text:p>132,619</text:p>
          </table:table-cell>
          <table:table-cell/>
          <table:table-cell table:style-name="ce3" office:value-type="float" office:value="84">
            <text:p>84</text:p>
          </table:table-cell>
          <table:table-cell table:style-name="ce7" office:value-type="float" office:value="46.7976">
            <text:p>46,797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style-name="ce4" office:value-type="float" office:value="132.235">
            <text:p>132,235</text:p>
          </table:table-cell>
          <table:table-cell/>
          <table:table-cell table:style-name="ce3" office:value-type="float" office:value="85">
            <text:p>85</text:p>
          </table:table-cell>
          <table:table-cell table:style-name="ce7" office:value-type="float" office:value="46.6706">
            <text:p>46,6706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style-name="ce4" office:value-type="float" office:value="131.86">
            <text:p>131,86</text:p>
          </table:table-cell>
          <table:table-cell/>
          <table:table-cell table:style-name="ce3" office:value-type="float" office:value="86">
            <text:p>86</text:p>
          </table:table-cell>
          <table:table-cell table:style-name="ce7" office:value-type="float" office:value="46.5465">
            <text:p>46,5465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style-name="ce4" office:value-type="float" office:value="131.494">
            <text:p>131,494</text:p>
          </table:table-cell>
          <table:table-cell/>
          <table:table-cell table:style-name="ce3" office:value-type="float" office:value="87">
            <text:p>87</text:p>
          </table:table-cell>
          <table:table-cell table:style-name="ce7" office:value-type="float" office:value="46.5747">
            <text:p>46,5747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style-name="ce4" office:value-type="float" office:value="131.375">
            <text:p>131,375</text:p>
          </table:table-cell>
          <table:table-cell/>
          <table:table-cell table:style-name="ce3" office:value-type="float" office:value="88">
            <text:p>88</text:p>
          </table:table-cell>
          <table:table-cell table:style-name="ce7" office:value-type="float" office:value="46.4545">
            <text:p>46,4545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style-name="ce4" office:value-type="float" office:value="131.258">
            <text:p>131,258</text:p>
          </table:table-cell>
          <table:table-cell/>
          <table:table-cell table:style-name="ce3" office:value-type="float" office:value="89">
            <text:p>89</text:p>
          </table:table-cell>
          <table:table-cell table:style-name="ce7" office:value-type="float" office:value="46.3371">
            <text:p>46,3371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style-name="ce4" office:value-type="float" office:value="131.144">
            <text:p>131,144</text:p>
          </table:table-cell>
          <table:table-cell/>
          <table:table-cell table:style-name="ce3" office:value-type="float" office:value="90">
            <text:p>90</text:p>
          </table:table-cell>
          <table:table-cell table:style-name="ce7" office:value-type="float" office:value="46.3667">
            <text:p>46,3667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style-name="ce4" office:value-type="float" office:value="131.033">
            <text:p>131,033</text:p>
          </table:table-cell>
          <table:table-cell/>
          <table:table-cell table:style-name="ce3" office:value-type="float" office:value="91">
            <text:p>91</text:p>
          </table:table-cell>
          <table:table-cell table:style-name="ce7" office:value-type="float" office:value="46.3956">
            <text:p>46,3956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style-name="ce4" office:value-type="float" office:value="130.924">
            <text:p>130,924</text:p>
          </table:table-cell>
          <table:table-cell/>
          <table:table-cell table:style-name="ce3" office:value-type="float" office:value="92">
            <text:p>92</text:p>
          </table:table-cell>
          <table:table-cell table:style-name="ce7" office:value-type="float" office:value="46.4239">
            <text:p>46,4239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style-name="ce4" office:value-type="float" office:value="130.817">
            <text:p>130,817</text:p>
          </table:table-cell>
          <table:table-cell/>
          <table:table-cell table:style-name="ce3" office:value-type="float" office:value="93">
            <text:p>93</text:p>
          </table:table-cell>
          <table:table-cell table:style-name="ce7" office:value-type="float" office:value="46.4516">
            <text:p>46,4516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style-name="ce4" office:value-type="float" office:value="130.957">
            <text:p>130,957</text:p>
          </table:table-cell>
          <table:table-cell/>
          <table:table-cell table:style-name="ce3" office:value-type="float" office:value="94">
            <text:p>94</text:p>
          </table:table-cell>
          <table:table-cell table:style-name="ce7" office:value-type="float" office:value="46.3404">
            <text:p>46,3404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style-name="ce4" office:value-type="float" office:value="131.095">
            <text:p>131,095</text:p>
          </table:table-cell>
          <table:table-cell/>
          <table:table-cell table:style-name="ce3" office:value-type="float" office:value="95">
            <text:p>95</text:p>
          </table:table-cell>
          <table:table-cell table:style-name="ce7" office:value-type="float" office:value="46.2316">
            <text:p>46,2316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style-name="ce4" office:value-type="float" office:value="130.99">
            <text:p>130,99</text:p>
          </table:table-cell>
          <table:table-cell/>
          <table:table-cell table:style-name="ce3" office:value-type="float" office:value="96">
            <text:p>96</text:p>
          </table:table-cell>
          <table:table-cell table:style-name="ce7" office:value-type="float" office:value="46.125">
            <text:p>46,125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style-name="ce4" office:value-type="float" office:value="130.887">
            <text:p>130,887</text:p>
          </table:table-cell>
          <table:table-cell/>
          <table:table-cell table:style-name="ce3" office:value-type="float" office:value="97">
            <text:p>97</text:p>
          </table:table-cell>
          <table:table-cell table:style-name="ce7" office:value-type="float" office:value="46.1546">
            <text:p>46,1546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style-name="ce4" office:value-type="float" office:value="130.786">
            <text:p>130,786</text:p>
          </table:table-cell>
          <table:table-cell/>
          <table:table-cell table:style-name="ce3" office:value-type="float" office:value="98">
            <text:p>98</text:p>
          </table:table-cell>
          <table:table-cell table:style-name="ce7" office:value-type="float" office:value="46.1837">
            <text:p>46,1837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style-name="ce4" office:value-type="float" office:value="130.687">
            <text:p>130,687</text:p>
          </table:table-cell>
          <table:table-cell/>
          <table:table-cell table:style-name="ce3" office:value-type="float" office:value="99">
            <text:p>99</text:p>
          </table:table-cell>
          <table:table-cell table:style-name="ce7" office:value-type="float" office:value="46.2121">
            <text:p>46,2121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style-name="ce4" office:value-type="float" office:value="131.07">
            <text:p>131,07</text:p>
          </table:table-cell>
          <table:table-cell/>
          <table:table-cell table:style-name="ce3" office:value-type="float" office:value="100">
            <text:p>100</text:p>
          </table:table-cell>
          <table:table-cell table:style-name="ce7" office:value-type="float" office:value="46">
            <text:p>46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style-name="ce4" office:value-type="float" office:value="131.446">
            <text:p>131,446</text:p>
          </table:table-cell>
          <table:table-cell/>
          <table:table-cell table:style-name="ce3" office:value-type="float" office:value="101">
            <text:p>101</text:p>
          </table:table-cell>
          <table:table-cell table:style-name="ce7" office:value-type="float" office:value="45.7921">
            <text:p>45,7921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style-name="ce4" office:value-type="float" office:value="131.814">
            <text:p>131,814</text:p>
          </table:table-cell>
          <table:table-cell/>
          <table:table-cell table:style-name="ce3" office:value-type="float" office:value="102">
            <text:p>102</text:p>
          </table:table-cell>
          <table:table-cell table:style-name="ce7" office:value-type="float" office:value="45.6961">
            <text:p>45,6961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style-name="ce4" office:value-type="float" office:value="132.175">
            <text:p>132,175</text:p>
          </table:table-cell>
          <table:table-cell/>
          <table:table-cell table:style-name="ce3" office:value-type="float" office:value="103">
            <text:p>103</text:p>
          </table:table-cell>
          <table:table-cell table:style-name="ce7" office:value-type="float" office:value="45.6019">
            <text:p>45,6019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style-name="ce4" office:value-type="float" office:value="132.288">
            <text:p>132,288</text:p>
          </table:table-cell>
          <table:table-cell/>
          <table:table-cell table:style-name="ce3" office:value-type="float" office:value="104">
            <text:p>104</text:p>
          </table:table-cell>
          <table:table-cell table:style-name="ce7" office:value-type="float" office:value="45.5096">
            <text:p>45,5096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style-name="ce4" office:value-type="float" office:value="132.4">
            <text:p>132,4</text:p>
          </table:table-cell>
          <table:table-cell/>
          <table:table-cell table:style-name="ce3" office:value-type="float" office:value="105">
            <text:p>105</text:p>
          </table:table-cell>
          <table:table-cell table:style-name="ce7" office:value-type="float" office:value="45.419">
            <text:p>45,419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style-name="ce4" office:value-type="float" office:value="132.509">
            <text:p>132,509</text:p>
          </table:table-cell>
          <table:table-cell/>
          <table:table-cell table:style-name="ce3" office:value-type="float" office:value="106">
            <text:p>106</text:p>
          </table:table-cell>
          <table:table-cell table:style-name="ce7" office:value-type="float" office:value="45.3302">
            <text:p>45,3302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style-name="ce4" office:value-type="float" office:value="132.617">
            <text:p>132,617</text:p>
          </table:table-cell>
          <table:table-cell/>
          <table:table-cell table:style-name="ce3" office:value-type="float" office:value="107">
            <text:p>107</text:p>
          </table:table-cell>
          <table:table-cell table:style-name="ce7" office:value-type="float" office:value="45.243">
            <text:p>45,243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style-name="ce4" office:value-type="float" office:value="132.722">
            <text:p>132,722</text:p>
          </table:table-cell>
          <table:table-cell/>
          <table:table-cell table:style-name="ce3" office:value-type="float" office:value="108">
            <text:p>108</text:p>
          </table:table-cell>
          <table:table-cell table:style-name="ce7" office:value-type="float" office:value="45.1574">
            <text:p>45,1574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style-name="ce4" office:value-type="float" office:value="132.826">
            <text:p>132,826</text:p>
          </table:table-cell>
          <table:table-cell/>
          <table:table-cell table:style-name="ce3" office:value-type="float" office:value="109">
            <text:p>109</text:p>
          </table:table-cell>
          <table:table-cell table:style-name="ce7" office:value-type="float" office:value="45.0734">
            <text:p>45,0734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style-name="ce4" office:value-type="float" office:value="132.927">
            <text:p>132,927</text:p>
          </table:table-cell>
          <table:table-cell/>
          <table:table-cell table:style-name="ce3" office:value-type="float" office:value="110">
            <text:p>110</text:p>
          </table:table-cell>
          <table:table-cell table:style-name="ce7" office:value-type="float" office:value="44.9909">
            <text:p>44,9909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style-name="ce4" office:value-type="float" office:value="132.82">
            <text:p>132,82</text:p>
          </table:table-cell>
          <table:table-cell/>
          <table:table-cell table:style-name="ce3" office:value-type="float" office:value="111">
            <text:p>111</text:p>
          </table:table-cell>
          <table:table-cell table:style-name="ce7" office:value-type="float" office:value="45.027">
            <text:p>45,027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style-name="ce4" office:value-type="float" office:value="132.714">
            <text:p>132,714</text:p>
          </table:table-cell>
          <table:table-cell/>
          <table:table-cell table:style-name="ce3" office:value-type="float" office:value="112">
            <text:p>112</text:p>
          </table:table-cell>
          <table:table-cell table:style-name="ce7" office:value-type="float" office:value="45.0625">
            <text:p>45,0625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style-name="ce4" office:value-type="float" office:value="132.814">
            <text:p>132,814</text:p>
          </table:table-cell>
          <table:table-cell/>
          <table:table-cell table:style-name="ce3" office:value-type="float" office:value="113">
            <text:p>113</text:p>
          </table:table-cell>
          <table:table-cell table:style-name="ce7" office:value-type="float" office:value="44.9823">
            <text:p>44,9823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style-name="ce4" office:value-type="float" office:value="132.912">
            <text:p>132,912</text:p>
          </table:table-cell>
          <table:table-cell/>
          <table:table-cell table:style-name="ce3" office:value-type="float" office:value="114">
            <text:p>114</text:p>
          </table:table-cell>
          <table:table-cell table:style-name="ce7" office:value-type="float" office:value="44.9035">
            <text:p>44,9035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style-name="ce4" office:value-type="float" office:value="133.009">
            <text:p>133,009</text:p>
          </table:table-cell>
          <table:table-cell/>
          <table:table-cell table:style-name="ce3" office:value-type="float" office:value="115">
            <text:p>115</text:p>
          </table:table-cell>
          <table:table-cell table:style-name="ce7" office:value-type="float" office:value="44.8261">
            <text:p>44,8261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style-name="ce4" office:value-type="float" office:value="133.103">
            <text:p>133,103</text:p>
          </table:table-cell>
          <table:table-cell/>
          <table:table-cell table:style-name="ce3" office:value-type="float" office:value="116">
            <text:p>116</text:p>
          </table:table-cell>
          <table:table-cell table:style-name="ce7" office:value-type="float" office:value="44.75">
            <text:p>44,75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style-name="ce4" office:value-type="float" office:value="133.197">
            <text:p>133,197</text:p>
          </table:table-cell>
          <table:table-cell/>
          <table:table-cell table:style-name="ce3" office:value-type="float" office:value="117">
            <text:p>117</text:p>
          </table:table-cell>
          <table:table-cell table:style-name="ce7" office:value-type="float" office:value="44.6752">
            <text:p>44,6752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style-name="ce4" office:value-type="float" office:value="133.288">
            <text:p>133,288</text:p>
          </table:table-cell>
          <table:table-cell/>
          <table:table-cell table:style-name="ce3" office:value-type="float" office:value="118">
            <text:p>118</text:p>
          </table:table-cell>
          <table:table-cell table:style-name="ce7" office:value-type="float" office:value="44.6017">
            <text:p>44,6017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style-name="ce4" office:value-type="float" office:value="133.378">
            <text:p>133,378</text:p>
          </table:table-cell>
          <table:table-cell/>
          <table:table-cell table:style-name="ce3" office:value-type="float" office:value="119">
            <text:p>119</text:p>
          </table:table-cell>
          <table:table-cell table:style-name="ce7" office:value-type="float" office:value="44.5294">
            <text:p>44,5294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style-name="ce4" office:value-type="float" office:value="133.467">
            <text:p>133,467</text:p>
          </table:table-cell>
          <table:table-cell/>
          <table:table-cell table:style-name="ce3" office:value-type="float" office:value="120">
            <text:p>120</text:p>
          </table:table-cell>
          <table:table-cell table:style-name="ce7" office:value-type="float" office:value="44.4583">
            <text:p>44,4583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style-name="ce4" office:value-type="float" office:value="133.76">
            <text:p>133,76</text:p>
          </table:table-cell>
          <table:table-cell/>
          <table:table-cell table:style-name="ce3" office:value-type="float" office:value="121">
            <text:p>121</text:p>
          </table:table-cell>
          <table:table-cell table:style-name="ce7" office:value-type="float" office:value="44.2975">
            <text:p>44,2975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style-name="ce4" office:value-type="float" office:value="134.049">
            <text:p>134,049</text:p>
          </table:table-cell>
          <table:table-cell/>
          <table:table-cell table:style-name="ce3" office:value-type="float" office:value="122">
            <text:p>122</text:p>
          </table:table-cell>
          <table:table-cell table:style-name="ce7" office:value-type="float" office:value="44.2295">
            <text:p>44,2295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style-name="ce4" office:value-type="float" office:value="134.13">
            <text:p>134,13</text:p>
          </table:table-cell>
          <table:table-cell/>
          <table:table-cell table:style-name="ce3" office:value-type="float" office:value="123">
            <text:p>123</text:p>
          </table:table-cell>
          <table:table-cell table:style-name="ce7" office:value-type="float" office:value="44.1626">
            <text:p>44,1626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style-name="ce4" office:value-type="float" office:value="134.21">
            <text:p>134,21</text:p>
          </table:table-cell>
          <table:table-cell/>
          <table:table-cell table:style-name="ce3" office:value-type="float" office:value="124">
            <text:p>124</text:p>
          </table:table-cell>
          <table:table-cell table:style-name="ce7" office:value-type="float" office:value="44.0968">
            <text:p>44,0968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style-name="ce4" office:value-type="float" office:value="134.288">
            <text:p>134,288</text:p>
          </table:table-cell>
          <table:table-cell/>
          <table:table-cell table:style-name="ce3" office:value-type="float" office:value="125">
            <text:p>125</text:p>
          </table:table-cell>
          <table:table-cell table:style-name="ce7" office:value-type="float" office:value="44.032">
            <text:p>44,032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style-name="ce4" office:value-type="float" office:value="134.365">
            <text:p>134,365</text:p>
          </table:table-cell>
          <table:table-cell/>
          <table:table-cell table:style-name="ce3" office:value-type="float" office:value="126">
            <text:p>126</text:p>
          </table:table-cell>
          <table:table-cell table:style-name="ce7" office:value-type="float" office:value="43.9683">
            <text:p>43,9683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style-name="ce4" office:value-type="float" office:value="134.441">
            <text:p>134,441</text:p>
          </table:table-cell>
          <table:table-cell/>
          <table:table-cell table:style-name="ce3" office:value-type="float" office:value="127">
            <text:p>127</text:p>
          </table:table-cell>
          <table:table-cell table:style-name="ce7" office:value-type="float" office:value="43.9055">
            <text:p>43,9055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style-name="ce4" office:value-type="float" office:value="134.516">
            <text:p>134,516</text:p>
          </table:table-cell>
          <table:table-cell/>
          <table:table-cell table:style-name="ce3" office:value-type="float" office:value="128">
            <text:p>128</text:p>
          </table:table-cell>
          <table:table-cell table:style-name="ce7" office:value-type="float" office:value="43.8438">
            <text:p>43,8438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style-name="ce4" office:value-type="float" office:value="134.783">
            <text:p>134,783</text:p>
          </table:table-cell>
          <table:table-cell/>
          <table:table-cell table:style-name="ce3" office:value-type="float" office:value="129">
            <text:p>129</text:p>
          </table:table-cell>
          <table:table-cell table:style-name="ce7" office:value-type="float" office:value="43.6977">
            <text:p>43,6977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style-name="ce4" office:value-type="float" office:value="135.046">
            <text:p>135,046</text:p>
          </table:table-cell>
          <table:table-cell/>
          <table:table-cell table:style-name="ce3" office:value-type="float" office:value="130">
            <text:p>130</text:p>
          </table:table-cell>
          <table:table-cell table:style-name="ce7" office:value-type="float" office:value="43.5538">
            <text:p>43,5538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style-name="ce4" office:value-type="float" office:value="135.305">
            <text:p>135,305</text:p>
          </table:table-cell>
          <table:table-cell/>
          <table:table-cell table:style-name="ce3" office:value-type="float" office:value="131">
            <text:p>131</text:p>
          </table:table-cell>
          <table:table-cell table:style-name="ce7" office:value-type="float" office:value="43.4122">
            <text:p>43,4122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style-name="ce4" office:value-type="float" office:value="135.371">
            <text:p>135,371</text:p>
          </table:table-cell>
          <table:table-cell/>
          <table:table-cell table:style-name="ce3" office:value-type="float" office:value="132">
            <text:p>132</text:p>
          </table:table-cell>
          <table:table-cell table:style-name="ce7" office:value-type="float" office:value="43.2727">
            <text:p>43,2727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style-name="ce4" office:value-type="float" office:value="135.436">
            <text:p>135,436</text:p>
          </table:table-cell>
          <table:table-cell/>
          <table:table-cell table:style-name="ce3" office:value-type="float" office:value="133">
            <text:p>133</text:p>
          </table:table-cell>
          <table:table-cell table:style-name="ce7" office:value-type="float" office:value="43.1353">
            <text:p>43,1353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style-name="ce4" office:value-type="float" office:value="135.5">
            <text:p>135,5</text:p>
          </table:table-cell>
          <table:table-cell/>
          <table:table-cell table:style-name="ce3" office:value-type="float" office:value="134">
            <text:p>134</text:p>
          </table:table-cell>
          <table:table-cell table:style-name="ce7" office:value-type="float" office:value="43">
            <text:p>43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style-name="ce4" office:value-type="float" office:value="135.563">
            <text:p>135,563</text:p>
          </table:table-cell>
          <table:table-cell/>
          <table:table-cell table:style-name="ce3" office:value-type="float" office:value="135">
            <text:p>135</text:p>
          </table:table-cell>
          <table:table-cell table:style-name="ce7" office:value-type="float" office:value="42.9481">
            <text:p>42,9481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style-name="ce4" office:value-type="float" office:value="135.809">
            <text:p>135,809</text:p>
          </table:table-cell>
          <table:table-cell/>
          <table:table-cell table:style-name="ce3" office:value-type="float" office:value="136">
            <text:p>136</text:p>
          </table:table-cell>
          <table:table-cell table:style-name="ce7" office:value-type="float" office:value="42.8162">
            <text:p>42,8162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style-name="ce4" office:value-type="float" office:value="136.051">
            <text:p>136,051</text:p>
          </table:table-cell>
          <table:table-cell/>
          <table:table-cell table:style-name="ce3" office:value-type="float" office:value="137">
            <text:p>137</text:p>
          </table:table-cell>
          <table:table-cell table:style-name="ce7" office:value-type="float" office:value="42.6861">
            <text:p>42,6861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style-name="ce4" office:value-type="float" office:value="136.29">
            <text:p>136,29</text:p>
          </table:table-cell>
          <table:table-cell/>
          <table:table-cell table:style-name="ce3" office:value-type="float" office:value="138">
            <text:p>138</text:p>
          </table:table-cell>
          <table:table-cell table:style-name="ce7" office:value-type="float" office:value="42.558">
            <text:p>42,558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style-name="ce4" office:value-type="float" office:value="136.525">
            <text:p>136,525</text:p>
          </table:table-cell>
          <table:table-cell/>
          <table:table-cell table:style-name="ce3" office:value-type="float" office:value="139">
            <text:p>139</text:p>
          </table:table-cell>
          <table:table-cell table:style-name="ce7" office:value-type="float" office:value="42.4317">
            <text:p>42,4317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style-name="ce4" office:value-type="float" office:value="136.757">
            <text:p>136,757</text:p>
          </table:table-cell>
          <table:table-cell/>
          <table:table-cell table:style-name="ce3" office:value-type="float" office:value="140">
            <text:p>140</text:p>
          </table:table-cell>
          <table:table-cell table:style-name="ce7" office:value-type="float" office:value="42.3071">
            <text:p>42,3071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style-name="ce4" office:value-type="float" office:value="136.986">
            <text:p>136,986</text:p>
          </table:table-cell>
          <table:table-cell/>
          <table:table-cell table:style-name="ce3" office:value-type="float" office:value="141">
            <text:p>141</text:p>
          </table:table-cell>
          <table:table-cell table:style-name="ce7" office:value-type="float" office:value="42.1844">
            <text:p>42,1844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style-name="ce4" office:value-type="float" office:value="137.211">
            <text:p>137,211</text:p>
          </table:table-cell>
          <table:table-cell/>
          <table:table-cell table:style-name="ce3" office:value-type="float" office:value="142">
            <text:p>142</text:p>
          </table:table-cell>
          <table:table-cell table:style-name="ce7" office:value-type="float" office:value="42.0634">
            <text:p>42,0634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style-name="ce4" office:value-type="float" office:value="137.434">
            <text:p>137,434</text:p>
          </table:table-cell>
          <table:table-cell/>
          <table:table-cell table:style-name="ce3" office:value-type="float" office:value="143">
            <text:p>143</text:p>
          </table:table-cell>
          <table:table-cell table:style-name="ce7" office:value-type="float" office:value="41.9441">
            <text:p>41,9441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style-name="ce4" office:value-type="float" office:value="137.479">
            <text:p>137,479</text:p>
          </table:table-cell>
          <table:table-cell/>
          <table:table-cell table:style-name="ce3" office:value-type="float" office:value="144">
            <text:p>144</text:p>
          </table:table-cell>
          <table:table-cell table:style-name="ce7" office:value-type="float" office:value="41.8264">
            <text:p>41,8264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style-name="ce4" office:value-type="float" office:value="137.524">
            <text:p>137,524</text:p>
          </table:table-cell>
          <table:table-cell/>
          <table:table-cell table:style-name="ce3" office:value-type="float" office:value="145">
            <text:p>145</text:p>
          </table:table-cell>
          <table:table-cell table:style-name="ce7" office:value-type="float" office:value="41.7103">
            <text:p>41,7103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style-name="ce4" office:value-type="float" office:value="137.74">
            <text:p>137,74</text:p>
          </table:table-cell>
          <table:table-cell/>
          <table:table-cell table:style-name="ce3" office:value-type="float" office:value="146">
            <text:p>146</text:p>
          </table:table-cell>
          <table:table-cell table:style-name="ce7" office:value-type="float" office:value="41.5342">
            <text:p>41,5342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style-name="ce4" office:value-type="float" office:value="137.952">
            <text:p>137,952</text:p>
          </table:table-cell>
          <table:table-cell/>
          <table:table-cell table:style-name="ce3" office:value-type="float" office:value="147">
            <text:p>147</text:p>
          </table:table-cell>
          <table:table-cell table:style-name="ce7" office:value-type="float" office:value="41.3605">
            <text:p>41,3605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style-name="ce4" office:value-type="float" office:value="138.162">
            <text:p>138,162</text:p>
          </table:table-cell>
          <table:table-cell/>
          <table:table-cell table:style-name="ce3" office:value-type="float" office:value="148">
            <text:p>148</text:p>
          </table:table-cell>
          <table:table-cell table:style-name="ce7" office:value-type="float" office:value="41.1892">
            <text:p>41,1892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style-name="ce4" office:value-type="float" office:value="138.369">
            <text:p>138,369</text:p>
          </table:table-cell>
          <table:table-cell/>
          <table:table-cell table:style-name="ce3" office:value-type="float" office:value="149">
            <text:p>149</text:p>
          </table:table-cell>
          <table:table-cell table:style-name="ce7" office:value-type="float" office:value="41.0805">
            <text:p>41,0805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style-name="ce4" office:value-type="float" office:value="138.573">
            <text:p>138,573</text:p>
          </table:table-cell>
          <table:table-cell/>
          <table:table-cell table:style-name="ce3" office:value-type="float" office:value="150">
            <text:p>150</text:p>
          </table:table-cell>
          <table:table-cell table:style-name="ce7" office:value-type="float" office:value="40.9733">
            <text:p>40,9733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style-name="ce4" office:value-type="float" office:value="138.775">
            <text:p>138,775</text:p>
          </table:table-cell>
          <table:table-cell/>
          <table:table-cell table:style-name="ce3" office:value-type="float" office:value="151">
            <text:p>151</text:p>
          </table:table-cell>
          <table:table-cell table:style-name="ce7" office:value-type="float" office:value="40.8675">
            <text:p>40,8675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style-name="ce4" office:value-type="float" office:value="138.974">
            <text:p>138,974</text:p>
          </table:table-cell>
          <table:table-cell/>
          <table:table-cell table:style-name="ce3" office:value-type="float" office:value="152">
            <text:p>152</text:p>
          </table:table-cell>
          <table:table-cell table:style-name="ce7" office:value-type="float" office:value="40.7632">
            <text:p>40,7632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style-name="ce4" office:value-type="float" office:value="139.17">
            <text:p>139,17</text:p>
          </table:table-cell>
          <table:table-cell/>
          <table:table-cell table:style-name="ce3" office:value-type="float" office:value="153">
            <text:p>153</text:p>
          </table:table-cell>
          <table:table-cell table:style-name="ce7" office:value-type="float" office:value="40.6601">
            <text:p>40,6601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style-name="ce4" office:value-type="float" office:value="139.201">
            <text:p>139,201</text:p>
          </table:table-cell>
          <table:table-cell/>
          <table:table-cell table:style-name="ce3" office:value-type="float" office:value="154">
            <text:p>154</text:p>
          </table:table-cell>
          <table:table-cell table:style-name="ce7" office:value-type="float" office:value="40.5584">
            <text:p>40,5584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style-name="ce4" office:value-type="float" office:value="139.232">
            <text:p>139,232</text:p>
          </table:table-cell>
          <table:table-cell/>
          <table:table-cell table:style-name="ce3" office:value-type="float" office:value="155">
            <text:p>155</text:p>
          </table:table-cell>
          <table:table-cell table:style-name="ce7" office:value-type="float" office:value="40.4581">
            <text:p>40,4581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style-name="ce4" office:value-type="float" office:value="139.263">
            <text:p>139,263</text:p>
          </table:table-cell>
          <table:table-cell/>
          <table:table-cell table:style-name="ce3" office:value-type="float" office:value="156">
            <text:p>156</text:p>
          </table:table-cell>
          <table:table-cell table:style-name="ce7" office:value-type="float" office:value="40.359">
            <text:p>40,359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style-name="ce4" office:value-type="float" office:value="139.293">
            <text:p>139,293</text:p>
          </table:table-cell>
          <table:table-cell/>
          <table:table-cell table:style-name="ce3" office:value-type="float" office:value="157">
            <text:p>157</text:p>
          </table:table-cell>
          <table:table-cell table:style-name="ce7" office:value-type="float" office:value="40.2611">
            <text:p>40,2611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style-name="ce4" office:value-type="float" office:value="139.323">
            <text:p>139,323</text:p>
          </table:table-cell>
          <table:table-cell/>
          <table:table-cell table:style-name="ce3" office:value-type="float" office:value="158">
            <text:p>158</text:p>
          </table:table-cell>
          <table:table-cell table:style-name="ce7" office:value-type="float" office:value="40.1646">
            <text:p>40,1646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style-name="ce4" office:value-type="float" office:value="139.352">
            <text:p>139,352</text:p>
          </table:table-cell>
          <table:table-cell/>
          <table:table-cell table:style-name="ce3" office:value-type="float" office:value="159">
            <text:p>159</text:p>
          </table:table-cell>
          <table:table-cell table:style-name="ce7" office:value-type="float" office:value="40.0692">
            <text:p>40,0692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style-name="ce4" office:value-type="float" office:value="139.381">
            <text:p>139,381</text:p>
          </table:table-cell>
          <table:table-cell/>
          <table:table-cell table:style-name="ce3" office:value-type="float" office:value="160">
            <text:p>160</text:p>
          </table:table-cell>
          <table:table-cell table:style-name="ce7" office:value-type="float" office:value="39.975">
            <text:p>39,975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style-name="ce4" office:value-type="float" office:value="139.41">
            <text:p>139,41</text:p>
          </table:table-cell>
          <table:table-cell/>
          <table:table-cell table:style-name="ce3" office:value-type="float" office:value="161">
            <text:p>161</text:p>
          </table:table-cell>
          <table:table-cell table:style-name="ce7" office:value-type="float" office:value="39.9503">
            <text:p>39,9503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style-name="ce4" office:value-type="float" office:value="139.438">
            <text:p>139,438</text:p>
          </table:table-cell>
          <table:table-cell/>
          <table:table-cell table:style-name="ce3" office:value-type="float" office:value="162">
            <text:p>162</text:p>
          </table:table-cell>
          <table:table-cell table:style-name="ce7" office:value-type="float" office:value="39.9259">
            <text:p>39,9259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style-name="ce4" office:value-type="float" office:value="139.466">
            <text:p>139,466</text:p>
          </table:table-cell>
          <table:table-cell/>
          <table:table-cell table:style-name="ce3" office:value-type="float" office:value="163">
            <text:p>163</text:p>
          </table:table-cell>
          <table:table-cell table:style-name="ce7" office:value-type="float" office:value="39.9018">
            <text:p>39,9018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style-name="ce4" office:value-type="float" office:value="139.646">
            <text:p>139,646</text:p>
          </table:table-cell>
          <table:table-cell/>
          <table:table-cell table:style-name="ce3" office:value-type="float" office:value="164">
            <text:p>164</text:p>
          </table:table-cell>
          <table:table-cell table:style-name="ce7" office:value-type="float" office:value="39.811">
            <text:p>39,811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style-name="ce4" office:value-type="float" office:value="139.824">
            <text:p>139,824</text:p>
          </table:table-cell>
          <table:table-cell/>
          <table:table-cell table:style-name="ce3" office:value-type="float" office:value="165">
            <text:p>165</text:p>
          </table:table-cell>
          <table:table-cell table:style-name="ce7" office:value-type="float" office:value="39.7212">
            <text:p>39,7212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style-name="ce4" office:value-type="float" office:value="140">
            <text:p>140</text:p>
          </table:table-cell>
          <table:table-cell/>
          <table:table-cell table:style-name="ce3" office:value-type="float" office:value="166">
            <text:p>166</text:p>
          </table:table-cell>
          <table:table-cell table:style-name="ce7" office:value-type="float" office:value="39.6325">
            <text:p>39,6325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style-name="ce4" office:value-type="float" office:value="140.174">
            <text:p>140,174</text:p>
          </table:table-cell>
          <table:table-cell/>
          <table:table-cell table:style-name="ce3" office:value-type="float" office:value="167">
            <text:p>167</text:p>
          </table:table-cell>
          <table:table-cell table:style-name="ce7" office:value-type="float" office:value="39.5449">
            <text:p>39,5449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style-name="ce4" office:value-type="float" office:value="140.506">
            <text:p>140,506</text:p>
          </table:table-cell>
          <table:table-cell/>
          <table:table-cell table:style-name="ce3" office:value-type="float" office:value="168">
            <text:p>168</text:p>
          </table:table-cell>
          <table:table-cell table:style-name="ce7" office:value-type="float" office:value="39.4048">
            <text:p>39,4048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style-name="ce4" office:value-type="float" office:value="140.675">
            <text:p>140,675</text:p>
          </table:table-cell>
          <table:table-cell/>
          <table:table-cell table:style-name="ce3" office:value-type="float" office:value="169">
            <text:p>169</text:p>
          </table:table-cell>
          <table:table-cell table:style-name="ce7" office:value-type="float" office:value="39.2663">
            <text:p>39,2663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style-name="ce4" office:value-type="float" office:value="140.841">
            <text:p>140,841</text:p>
          </table:table-cell>
          <table:table-cell/>
          <table:table-cell table:style-name="ce3" office:value-type="float" office:value="170">
            <text:p>170</text:p>
          </table:table-cell>
          <table:table-cell table:style-name="ce7" office:value-type="float" office:value="39.1294">
            <text:p>39,1294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style-name="ce4" office:value-type="float" office:value="141.006">
            <text:p>141,006</text:p>
          </table:table-cell>
          <table:table-cell/>
          <table:table-cell table:style-name="ce3" office:value-type="float" office:value="171">
            <text:p>171</text:p>
          </table:table-cell>
          <table:table-cell table:style-name="ce7" office:value-type="float" office:value="39.0468">
            <text:p>39,0468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style-name="ce4" office:value-type="float" office:value="141.169">
            <text:p>141,169</text:p>
          </table:table-cell>
          <table:table-cell/>
          <table:table-cell table:style-name="ce3" office:value-type="float" office:value="172">
            <text:p>172</text:p>
          </table:table-cell>
          <table:table-cell table:style-name="ce7" office:value-type="float" office:value="38.9651">
            <text:p>38,9651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style-name="ce4" office:value-type="float" office:value="141.329">
            <text:p>141,329</text:p>
          </table:table-cell>
          <table:table-cell/>
          <table:table-cell table:style-name="ce3" office:value-type="float" office:value="173">
            <text:p>173</text:p>
          </table:table-cell>
          <table:table-cell table:style-name="ce7" office:value-type="float" office:value="38.8844">
            <text:p>38,8844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style-name="ce4" office:value-type="float" office:value="141.489">
            <text:p>141,489</text:p>
          </table:table-cell>
          <table:table-cell/>
          <table:table-cell table:style-name="ce3" office:value-type="float" office:value="174">
            <text:p>174</text:p>
          </table:table-cell>
          <table:table-cell table:style-name="ce7" office:value-type="float" office:value="38.8046">
            <text:p>38,8046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style-name="ce4" office:value-type="float" office:value="141.646">
            <text:p>141,646</text:p>
          </table:table-cell>
          <table:table-cell/>
          <table:table-cell table:style-name="ce3" office:value-type="float" office:value="175">
            <text:p>175</text:p>
          </table:table-cell>
          <table:table-cell table:style-name="ce7" office:value-type="float" office:value="38.7257">
            <text:p>38,7257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style-name="ce4" office:value-type="float" office:value="141.801">
            <text:p>141,801</text:p>
          </table:table-cell>
          <table:table-cell/>
          <table:table-cell table:style-name="ce3" office:value-type="float" office:value="176">
            <text:p>176</text:p>
          </table:table-cell>
          <table:table-cell table:style-name="ce7" office:value-type="float" office:value="38.5966">
            <text:p>38,5966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style-name="ce4" office:value-type="float" office:value="141.955">
            <text:p>141,955</text:p>
          </table:table-cell>
          <table:table-cell/>
          <table:table-cell table:style-name="ce3" office:value-type="float" office:value="177">
            <text:p>177</text:p>
          </table:table-cell>
          <table:table-cell table:style-name="ce7" office:value-type="float" office:value="38.4689">
            <text:p>38,4689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style-name="ce4" office:value-type="float" office:value="142.107">
            <text:p>142,107</text:p>
          </table:table-cell>
          <table:table-cell/>
          <table:table-cell table:style-name="ce3" office:value-type="float" office:value="178">
            <text:p>178</text:p>
          </table:table-cell>
          <table:table-cell table:style-name="ce7" office:value-type="float" office:value="38.3427">
            <text:p>38,3427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style-name="ce4" office:value-type="float" office:value="142.257">
            <text:p>142,257</text:p>
          </table:table-cell>
          <table:table-cell/>
          <table:table-cell table:style-name="ce3" office:value-type="float" office:value="179">
            <text:p>179</text:p>
          </table:table-cell>
          <table:table-cell table:style-name="ce7" office:value-type="float" office:value="38.2179">
            <text:p>38,2179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style-name="ce4" office:value-type="float" office:value="142.406">
            <text:p>142,406</text:p>
          </table:table-cell>
          <table:table-cell/>
          <table:table-cell table:style-name="ce3" office:value-type="float" office:value="180">
            <text:p>180</text:p>
          </table:table-cell>
          <table:table-cell table:style-name="ce7" office:value-type="float" office:value="38.0944">
            <text:p>38,0944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style-name="ce4" office:value-type="float" office:value="142.552">
            <text:p>142,552</text:p>
          </table:table-cell>
          <table:table-cell/>
          <table:table-cell table:style-name="ce3" office:value-type="float" office:value="181">
            <text:p>181</text:p>
          </table:table-cell>
          <table:table-cell table:style-name="ce7" office:value-type="float" office:value="38.0221">
            <text:p>38,0221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style-name="ce4" office:value-type="float" office:value="142.698">
            <text:p>142,698</text:p>
          </table:table-cell>
          <table:table-cell/>
          <table:table-cell table:style-name="ce3" office:value-type="float" office:value="182">
            <text:p>182</text:p>
          </table:table-cell>
          <table:table-cell table:style-name="ce7" office:value-type="float" office:value="37.9505">
            <text:p>37,9505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style-name="ce4" office:value-type="float" office:value="142.842">
            <text:p>142,842</text:p>
          </table:table-cell>
          <table:table-cell/>
          <table:table-cell table:style-name="ce3" office:value-type="float" office:value="183">
            <text:p>183</text:p>
          </table:table-cell>
          <table:table-cell table:style-name="ce7" office:value-type="float" office:value="37.8798">
            <text:p>37,8798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style-name="ce4" office:value-type="float" office:value="143.13">
            <text:p>143,13</text:p>
          </table:table-cell>
          <table:table-cell/>
          <table:table-cell table:style-name="ce3" office:value-type="float" office:value="184">
            <text:p>184</text:p>
          </table:table-cell>
          <table:table-cell table:style-name="ce7" office:value-type="float" office:value="37.7609">
            <text:p>37,7609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style-name="ce4" office:value-type="float" office:value="143.416">
            <text:p>143,416</text:p>
          </table:table-cell>
          <table:table-cell/>
          <table:table-cell table:style-name="ce3" office:value-type="float" office:value="185">
            <text:p>185</text:p>
          </table:table-cell>
          <table:table-cell table:style-name="ce7" office:value-type="float" office:value="37.6432">
            <text:p>37,6432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style-name="ce4" office:value-type="float" office:value="143.699">
            <text:p>143,699</text:p>
          </table:table-cell>
          <table:table-cell/>
          <table:table-cell table:style-name="ce3" office:value-type="float" office:value="186">
            <text:p>186</text:p>
          </table:table-cell>
          <table:table-cell table:style-name="ce7" office:value-type="float" office:value="37.5269">
            <text:p>37,5269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style-name="ce4" office:value-type="float" office:value="143.979">
            <text:p>143,979</text:p>
          </table:table-cell>
          <table:table-cell/>
          <table:table-cell table:style-name="ce3" office:value-type="float" office:value="187">
            <text:p>187</text:p>
          </table:table-cell>
          <table:table-cell table:style-name="ce7" office:value-type="float" office:value="37.4599">
            <text:p>37,4599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style-name="ce4" office:value-type="float" office:value="144.255">
            <text:p>144,255</text:p>
          </table:table-cell>
          <table:table-cell/>
          <table:table-cell table:style-name="ce3" office:value-type="float" office:value="188">
            <text:p>188</text:p>
          </table:table-cell>
          <table:table-cell table:style-name="ce7" office:value-type="float" office:value="37.3936">
            <text:p>37,3936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style-name="ce4" office:value-type="float" office:value="144.529">
            <text:p>144,529</text:p>
          </table:table-cell>
          <table:table-cell/>
          <table:table-cell table:style-name="ce3" office:value-type="float" office:value="189">
            <text:p>189</text:p>
          </table:table-cell>
          <table:table-cell table:style-name="ce7" office:value-type="float" office:value="37.328">
            <text:p>37,328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style-name="ce4" office:value-type="float" office:value="144.8">
            <text:p>144,8</text:p>
          </table:table-cell>
          <table:table-cell/>
          <table:table-cell table:style-name="ce3" office:value-type="float" office:value="190">
            <text:p>190</text:p>
          </table:table-cell>
          <table:table-cell table:style-name="ce7" office:value-type="float" office:value="37.2632">
            <text:p>37,2632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style-name="ce4" office:value-type="float" office:value="144.927">
            <text:p>144,927</text:p>
          </table:table-cell>
          <table:table-cell/>
          <table:table-cell table:style-name="ce3" office:value-type="float" office:value="191">
            <text:p>191</text:p>
          </table:table-cell>
          <table:table-cell table:style-name="ce7" office:value-type="float" office:value="37.199">
            <text:p>37,199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style-name="ce4" office:value-type="float" office:value="145.052">
            <text:p>145,052</text:p>
          </table:table-cell>
          <table:table-cell/>
          <table:table-cell table:style-name="ce3" office:value-type="float" office:value="192">
            <text:p>192</text:p>
          </table:table-cell>
          <table:table-cell table:style-name="ce7" office:value-type="float" office:value="37.1354">
            <text:p>37,1354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style-name="ce4" office:value-type="float" office:value="145.176">
            <text:p>145,176</text:p>
          </table:table-cell>
          <table:table-cell/>
          <table:table-cell table:style-name="ce3" office:value-type="float" office:value="193">
            <text:p>193</text:p>
          </table:table-cell>
          <table:table-cell table:style-name="ce7" office:value-type="float" office:value="37.0725">
            <text:p>37,0725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style-name="ce4" office:value-type="float" office:value="145.299">
            <text:p>145,299</text:p>
          </table:table-cell>
          <table:table-cell/>
          <table:table-cell table:style-name="ce3" office:value-type="float" office:value="194">
            <text:p>194</text:p>
          </table:table-cell>
          <table:table-cell table:style-name="ce7" office:value-type="float" office:value="37.0103">
            <text:p>37,0103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style-name="ce4" office:value-type="float" office:value="145.421">
            <text:p>145,421</text:p>
          </table:table-cell>
          <table:table-cell/>
          <table:table-cell table:style-name="ce3" office:value-type="float" office:value="195">
            <text:p>195</text:p>
          </table:table-cell>
          <table:table-cell table:style-name="ce7" office:value-type="float" office:value="36.9487">
            <text:p>36,9487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style-name="ce4" office:value-type="float" office:value="145.679">
            <text:p>145,679</text:p>
          </table:table-cell>
          <table:table-cell/>
          <table:table-cell table:style-name="ce3" office:value-type="float" office:value="196">
            <text:p>196</text:p>
          </table:table-cell>
          <table:table-cell table:style-name="ce7" office:value-type="float" office:value="36.8418">
            <text:p>36,8418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style-name="ce4" office:value-type="float" office:value="145.934">
            <text:p>145,934</text:p>
          </table:table-cell>
          <table:table-cell/>
          <table:table-cell table:style-name="ce3" office:value-type="float" office:value="197">
            <text:p>197</text:p>
          </table:table-cell>
          <table:table-cell table:style-name="ce7" office:value-type="float" office:value="36.736">
            <text:p>36,736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style-name="ce4" office:value-type="float" office:value="146.187">
            <text:p>146,187</text:p>
          </table:table-cell>
          <table:table-cell/>
          <table:table-cell table:style-name="ce3" office:value-type="float" office:value="198">
            <text:p>198</text:p>
          </table:table-cell>
          <table:table-cell table:style-name="ce7" office:value-type="float" office:value="36.6768">
            <text:p>36,6768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style-name="ce4" office:value-type="float" office:value="146.302">
            <text:p>146,302</text:p>
          </table:table-cell>
          <table:table-cell/>
          <table:table-cell table:style-name="ce3" office:value-type="float" office:value="199">
            <text:p>199</text:p>
          </table:table-cell>
          <table:table-cell table:style-name="ce7" office:value-type="float" office:value="36.6181">
            <text:p>36,6181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style-name="ce4" office:value-type="float" office:value="146.415">
            <text:p>146,415</text:p>
          </table:table-cell>
          <table:table-cell/>
          <table:table-cell table:style-name="ce3" office:value-type="float" office:value="200">
            <text:p>200</text:p>
          </table:table-cell>
          <table:table-cell table:style-name="ce7" office:value-type="float" office:value="36.56">
            <text:p>36,56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style-name="ce4" office:value-type="float" office:value="146.527">
            <text:p>146,527</text:p>
          </table:table-cell>
          <table:table-cell/>
          <table:table-cell table:style-name="ce3" office:value-type="float" office:value="201">
            <text:p>201</text:p>
          </table:table-cell>
          <table:table-cell table:style-name="ce7" office:value-type="float" office:value="36.5025">
            <text:p>36,5025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style-name="ce4" office:value-type="float" office:value="146.639">
            <text:p>146,639</text:p>
          </table:table-cell>
          <table:table-cell/>
          <table:table-cell table:style-name="ce3" office:value-type="float" office:value="202">
            <text:p>202</text:p>
          </table:table-cell>
          <table:table-cell table:style-name="ce7" office:value-type="float" office:value="36.4455">
            <text:p>36,4455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style-name="ce4" office:value-type="float" office:value="146.749">
            <text:p>146,749</text:p>
          </table:table-cell>
          <table:table-cell/>
          <table:table-cell table:style-name="ce3" office:value-type="float" office:value="203">
            <text:p>203</text:p>
          </table:table-cell>
          <table:table-cell table:style-name="ce7" office:value-type="float" office:value="36.3892">
            <text:p>36,3892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style-name="ce4" office:value-type="float" office:value="146.858">
            <text:p>146,858</text:p>
          </table:table-cell>
          <table:table-cell/>
          <table:table-cell table:style-name="ce3" office:value-type="float" office:value="204">
            <text:p>204</text:p>
          </table:table-cell>
          <table:table-cell table:style-name="ce7" office:value-type="float" office:value="36.3333">
            <text:p>36,3333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style-name="ce4" office:value-type="float" office:value="146.966">
            <text:p>146,966</text:p>
          </table:table-cell>
          <table:table-cell/>
          <table:table-cell table:style-name="ce3" office:value-type="float" office:value="205">
            <text:p>205</text:p>
          </table:table-cell>
          <table:table-cell table:style-name="ce7" office:value-type="float" office:value="36.3317">
            <text:p>36,3317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style-name="ce4" office:value-type="float" office:value="147.073">
            <text:p>147,073</text:p>
          </table:table-cell>
          <table:table-cell/>
          <table:table-cell table:style-name="ce3" office:value-type="float" office:value="206">
            <text:p>206</text:p>
          </table:table-cell>
          <table:table-cell table:style-name="ce7" office:value-type="float" office:value="36.3301">
            <text:p>36,3301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style-name="ce4" office:value-type="float" office:value="147.179">
            <text:p>147,179</text:p>
          </table:table-cell>
          <table:table-cell/>
          <table:table-cell table:style-name="ce3" office:value-type="float" office:value="207">
            <text:p>207</text:p>
          </table:table-cell>
          <table:table-cell table:style-name="ce7" office:value-type="float" office:value="36.3285">
            <text:p>36,3285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style-name="ce4" office:value-type="float" office:value="147.284">
            <text:p>147,284</text:p>
          </table:table-cell>
          <table:table-cell/>
          <table:table-cell table:style-name="ce3" office:value-type="float" office:value="208">
            <text:p>208</text:p>
          </table:table-cell>
          <table:table-cell table:style-name="ce7" office:value-type="float" office:value="36.3269">
            <text:p>36,3269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style-name="ce4" office:value-type="float" office:value="147.517">
            <text:p>147,517</text:p>
          </table:table-cell>
          <table:table-cell/>
          <table:table-cell table:style-name="ce3" office:value-type="float" office:value="209">
            <text:p>209</text:p>
          </table:table-cell>
          <table:table-cell table:style-name="ce7" office:value-type="float" office:value="36.2727">
            <text:p>36,2727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style-name="ce4" office:value-type="float" office:value="147.748">
            <text:p>147,748</text:p>
          </table:table-cell>
          <table:table-cell/>
          <table:table-cell table:style-name="ce3" office:value-type="float" office:value="210">
            <text:p>210</text:p>
          </table:table-cell>
          <table:table-cell table:style-name="ce7" office:value-type="float" office:value="36.219">
            <text:p>36,219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style-name="ce4" office:value-type="float" office:value="147.976">
            <text:p>147,976</text:p>
          </table:table-cell>
          <table:table-cell/>
          <table:table-cell table:style-name="ce3" office:value-type="float" office:value="211">
            <text:p>211</text:p>
          </table:table-cell>
          <table:table-cell table:style-name="ce7" office:value-type="float" office:value="36.1659">
            <text:p>36,1659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style-name="ce4" office:value-type="float" office:value="148.203">
            <text:p>148,203</text:p>
          </table:table-cell>
          <table:table-cell/>
          <table:table-cell table:style-name="ce3" office:value-type="float" office:value="212">
            <text:p>212</text:p>
          </table:table-cell>
          <table:table-cell table:style-name="ce7" office:value-type="float" office:value="36.1132">
            <text:p>36,1132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style-name="ce4" office:value-type="float" office:value="148.427">
            <text:p>148,427</text:p>
          </table:table-cell>
          <table:table-cell/>
          <table:table-cell table:style-name="ce3" office:value-type="float" office:value="213">
            <text:p>213</text:p>
          </table:table-cell>
          <table:table-cell table:style-name="ce7" office:value-type="float" office:value="36.061">
            <text:p>36,061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style-name="ce4" office:value-type="float" office:value="148.65">
            <text:p>148,65</text:p>
          </table:table-cell>
          <table:table-cell/>
          <table:table-cell table:style-name="ce3" office:value-type="float" office:value="214">
            <text:p>214</text:p>
          </table:table-cell>
          <table:table-cell table:style-name="ce7" office:value-type="float" office:value="36.0093">
            <text:p>36,0093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style-name="ce4" office:value-type="float" office:value="148.87">
            <text:p>148,87</text:p>
          </table:table-cell>
          <table:table-cell/>
          <table:table-cell table:style-name="ce3" office:value-type="float" office:value="215">
            <text:p>215</text:p>
          </table:table-cell>
          <table:table-cell table:style-name="ce7" office:value-type="float" office:value="35.9581">
            <text:p>35,9581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style-name="ce4" office:value-type="float" office:value="149.088">
            <text:p>149,088</text:p>
          </table:table-cell>
          <table:table-cell/>
          <table:table-cell table:style-name="ce3" office:value-type="float" office:value="216">
            <text:p>216</text:p>
          </table:table-cell>
          <table:table-cell table:style-name="ce7" office:value-type="float" office:value="35.9074">
            <text:p>35,9074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style-name="ce4" office:value-type="float" office:value="149.304">
            <text:p>149,304</text:p>
          </table:table-cell>
          <table:table-cell/>
          <table:table-cell table:style-name="ce3" office:value-type="float" office:value="217">
            <text:p>217</text:p>
          </table:table-cell>
          <table:table-cell table:style-name="ce7" office:value-type="float" office:value="35.8157">
            <text:p>35,8157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style-name="ce4" office:value-type="float" office:value="149.518">
            <text:p>149,518</text:p>
          </table:table-cell>
          <table:table-cell/>
          <table:table-cell table:style-name="ce3" office:value-type="float" office:value="218">
            <text:p>218</text:p>
          </table:table-cell>
          <table:table-cell table:style-name="ce7" office:value-type="float" office:value="35.7248">
            <text:p>35,7248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style-name="ce4" office:value-type="float" office:value="149.731">
            <text:p>149,731</text:p>
          </table:table-cell>
          <table:table-cell/>
          <table:table-cell table:style-name="ce3" office:value-type="float" office:value="219">
            <text:p>219</text:p>
          </table:table-cell>
          <table:table-cell table:style-name="ce7" office:value-type="float" office:value="35.6347">
            <text:p>35,6347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style-name="ce4" office:value-type="float" office:value="149.941">
            <text:p>149,941</text:p>
          </table:table-cell>
          <table:table-cell/>
          <table:table-cell table:style-name="ce3" office:value-type="float" office:value="220">
            <text:p>220</text:p>
          </table:table-cell>
          <table:table-cell table:style-name="ce7" office:value-type="float" office:value="35.5455">
            <text:p>35,5455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style-name="ce4" office:value-type="float" office:value="150.149">
            <text:p>150,149</text:p>
          </table:table-cell>
          <table:table-cell/>
          <table:table-cell table:style-name="ce3" office:value-type="float" office:value="221">
            <text:p>221</text:p>
          </table:table-cell>
          <table:table-cell table:style-name="ce7" office:value-type="float" office:value="35.4977">
            <text:p>35,4977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style-name="ce4" office:value-type="float" office:value="150.356">
            <text:p>150,356</text:p>
          </table:table-cell>
          <table:table-cell/>
          <table:table-cell table:style-name="ce3" office:value-type="float" office:value="222">
            <text:p>222</text:p>
          </table:table-cell>
          <table:table-cell table:style-name="ce7" office:value-type="float" office:value="35.4505">
            <text:p>35,4505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style-name="ce4" office:value-type="float" office:value="150.561">
            <text:p>150,561</text:p>
          </table:table-cell>
          <table:table-cell/>
          <table:table-cell table:style-name="ce3" office:value-type="float" office:value="223">
            <text:p>223</text:p>
          </table:table-cell>
          <table:table-cell table:style-name="ce7" office:value-type="float" office:value="35.4036">
            <text:p>35,4036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style-name="ce4" office:value-type="float" office:value="150.763">
            <text:p>150,763</text:p>
          </table:table-cell>
          <table:table-cell/>
          <table:table-cell table:style-name="ce3" office:value-type="float" office:value="224">
            <text:p>224</text:p>
          </table:table-cell>
          <table:table-cell table:style-name="ce7" office:value-type="float" office:value="35.3571">
            <text:p>35,3571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style-name="ce4" office:value-type="float" office:value="150.964">
            <text:p>150,964</text:p>
          </table:table-cell>
          <table:table-cell/>
          <table:table-cell table:style-name="ce3" office:value-type="float" office:value="225">
            <text:p>225</text:p>
          </table:table-cell>
          <table:table-cell table:style-name="ce7" office:value-type="float" office:value="35.3111">
            <text:p>35,3111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style-name="ce4" office:value-type="float" office:value="151.164">
            <text:p>151,164</text:p>
          </table:table-cell>
          <table:table-cell/>
          <table:table-cell table:style-name="ce3" office:value-type="float" office:value="226">
            <text:p>226</text:p>
          </table:table-cell>
          <table:table-cell table:style-name="ce7" office:value-type="float" office:value="35.2655">
            <text:p>35,2655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style-name="ce4" office:value-type="float" office:value="151.361">
            <text:p>151,361</text:p>
          </table:table-cell>
          <table:table-cell/>
          <table:table-cell table:style-name="ce3" office:value-type="float" office:value="227">
            <text:p>227</text:p>
          </table:table-cell>
          <table:table-cell table:style-name="ce7" office:value-type="float" office:value="35.2687">
            <text:p>35,2687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style-name="ce4" office:value-type="float" office:value="151.557">
            <text:p>151,557</text:p>
          </table:table-cell>
          <table:table-cell/>
          <table:table-cell table:style-name="ce3" office:value-type="float" office:value="228">
            <text:p>228</text:p>
          </table:table-cell>
          <table:table-cell table:style-name="ce7" office:value-type="float" office:value="35.2719">
            <text:p>35,2719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style-name="ce4" office:value-type="float" office:value="151.751">
            <text:p>151,751</text:p>
          </table:table-cell>
          <table:table-cell/>
          <table:table-cell table:style-name="ce3" office:value-type="float" office:value="229">
            <text:p>229</text:p>
          </table:table-cell>
          <table:table-cell table:style-name="ce7" office:value-type="float" office:value="35.2751">
            <text:p>35,2751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style-name="ce4" office:value-type="float" office:value="151.943">
            <text:p>151,943</text:p>
          </table:table-cell>
          <table:table-cell/>
          <table:table-cell table:style-name="ce3" office:value-type="float" office:value="230">
            <text:p>230</text:p>
          </table:table-cell>
          <table:table-cell table:style-name="ce7" office:value-type="float" office:value="35.2783">
            <text:p>35,2783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style-name="ce4" office:value-type="float" office:value="152.134">
            <text:p>152,134</text:p>
          </table:table-cell>
          <table:table-cell/>
          <table:table-cell table:style-name="ce3" office:value-type="float" office:value="231">
            <text:p>231</text:p>
          </table:table-cell>
          <table:table-cell table:style-name="ce7" office:value-type="float" office:value="35.2814">
            <text:p>35,2814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style-name="ce4" office:value-type="float" office:value="152.448">
            <text:p>152,448</text:p>
          </table:table-cell>
          <table:table-cell/>
          <table:table-cell table:style-name="ce3" office:value-type="float" office:value="232">
            <text:p>232</text:p>
          </table:table-cell>
          <table:table-cell table:style-name="ce7" office:value-type="float" office:value="35.2371">
            <text:p>35,2371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style-name="ce4" office:value-type="float" office:value="152.76">
            <text:p>152,76</text:p>
          </table:table-cell>
          <table:table-cell/>
          <table:table-cell table:style-name="ce3" office:value-type="float" office:value="233">
            <text:p>233</text:p>
          </table:table-cell>
          <table:table-cell table:style-name="ce7" office:value-type="float" office:value="35.1931">
            <text:p>35,1931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style-name="ce4" office:value-type="float" office:value="153.068">
            <text:p>153,068</text:p>
          </table:table-cell>
          <table:table-cell/>
          <table:table-cell table:style-name="ce3" office:value-type="float" office:value="234">
            <text:p>234</text:p>
          </table:table-cell>
          <table:table-cell table:style-name="ce7" office:value-type="float" office:value="35.1496">
            <text:p>35,1496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style-name="ce4" office:value-type="float" office:value="153.374">
            <text:p>153,374</text:p>
          </table:table-cell>
          <table:table-cell/>
          <table:table-cell table:style-name="ce3" office:value-type="float" office:value="235">
            <text:p>235</text:p>
          </table:table-cell>
          <table:table-cell table:style-name="ce7" office:value-type="float" office:value="35.1064">
            <text:p>35,1064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style-name="ce4" office:value-type="float" office:value="153.678">
            <text:p>153,678</text:p>
          </table:table-cell>
          <table:table-cell/>
          <table:table-cell table:style-name="ce3" office:value-type="float" office:value="236">
            <text:p>236</text:p>
          </table:table-cell>
          <table:table-cell table:style-name="ce7" office:value-type="float" office:value="35.0636">
            <text:p>35,0636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style-name="ce4" office:value-type="float" office:value="153.857">
            <text:p>153,857</text:p>
          </table:table-cell>
          <table:table-cell/>
          <table:table-cell table:style-name="ce3" office:value-type="float" office:value="237">
            <text:p>237</text:p>
          </table:table-cell>
          <table:table-cell table:style-name="ce7" office:value-type="float" office:value="35.0211">
            <text:p>35,0211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style-name="ce4" office:value-type="float" office:value="154.034">
            <text:p>154,034</text:p>
          </table:table-cell>
          <table:table-cell/>
          <table:table-cell table:style-name="ce3" office:value-type="float" office:value="238">
            <text:p>238</text:p>
          </table:table-cell>
          <table:table-cell table:style-name="ce7" office:value-type="float" office:value="34.979">
            <text:p>34,979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style-name="ce4" office:value-type="float" office:value="154.209">
            <text:p>154,209</text:p>
          </table:table-cell>
          <table:table-cell/>
          <table:table-cell table:style-name="ce3" office:value-type="float" office:value="239">
            <text:p>239</text:p>
          </table:table-cell>
          <table:table-cell table:style-name="ce7" office:value-type="float" office:value="34.9372">
            <text:p>34,9372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style-name="ce4" office:value-type="float" office:value="154.383">
            <text:p>154,383</text:p>
          </table:table-cell>
          <table:table-cell/>
          <table:table-cell table:style-name="ce3" office:value-type="float" office:value="240">
            <text:p>240</text:p>
          </table:table-cell>
          <table:table-cell table:style-name="ce7" office:value-type="float" office:value="34.9417">
            <text:p>34,9417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style-name="ce4" office:value-type="float" office:value="154.556">
            <text:p>154,556</text:p>
          </table:table-cell>
          <table:table-cell/>
          <table:table-cell table:style-name="ce3" office:value-type="float" office:value="241">
            <text:p>241</text:p>
          </table:table-cell>
          <table:table-cell table:style-name="ce7" office:value-type="float" office:value="34.9461">
            <text:p>34,9461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style-name="ce4" office:value-type="float" office:value="154.847">
            <text:p>154,847</text:p>
          </table:table-cell>
          <table:table-cell/>
          <table:table-cell table:style-name="ce3" office:value-type="float" office:value="242">
            <text:p>242</text:p>
          </table:table-cell>
          <table:table-cell table:style-name="ce7" office:value-type="float" office:value="34.905">
            <text:p>34,905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style-name="ce4" office:value-type="float" office:value="155.136">
            <text:p>155,136</text:p>
          </table:table-cell>
          <table:table-cell/>
          <table:table-cell table:style-name="ce3" office:value-type="float" office:value="243">
            <text:p>243</text:p>
          </table:table-cell>
          <table:table-cell table:style-name="ce7" office:value-type="float" office:value="34.8642">
            <text:p>34,8642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style-name="ce4" office:value-type="float" office:value="155.422">
            <text:p>155,422</text:p>
          </table:table-cell>
          <table:table-cell/>
          <table:table-cell table:style-name="ce3" office:value-type="float" office:value="244">
            <text:p>244</text:p>
          </table:table-cell>
          <table:table-cell table:style-name="ce7" office:value-type="float" office:value="34.8238">
            <text:p>34,8238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style-name="ce4" office:value-type="float" office:value="155.706">
            <text:p>155,706</text:p>
          </table:table-cell>
          <table:table-cell/>
          <table:table-cell table:style-name="ce3" office:value-type="float" office:value="245">
            <text:p>245</text:p>
          </table:table-cell>
          <table:table-cell table:style-name="ce7" office:value-type="float" office:value="34.7837">
            <text:p>34,7837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style-name="ce4" office:value-type="float" office:value="155.988">
            <text:p>155,988</text:p>
          </table:table-cell>
          <table:table-cell/>
          <table:table-cell table:style-name="ce3" office:value-type="float" office:value="246">
            <text:p>246</text:p>
          </table:table-cell>
          <table:table-cell table:style-name="ce7" office:value-type="float" office:value="34.7439">
            <text:p>34,7439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style-name="ce4" office:value-type="float" office:value="156.267">
            <text:p>156,267</text:p>
          </table:table-cell>
          <table:table-cell/>
          <table:table-cell table:style-name="ce3" office:value-type="float" office:value="247">
            <text:p>247</text:p>
          </table:table-cell>
          <table:table-cell table:style-name="ce7" office:value-type="float" office:value="34.7045">
            <text:p>34,7045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style-name="ce4" office:value-type="float" office:value="156.544">
            <text:p>156,544</text:p>
          </table:table-cell>
          <table:table-cell/>
          <table:table-cell table:style-name="ce3" office:value-type="float" office:value="248">
            <text:p>248</text:p>
          </table:table-cell>
          <table:table-cell table:style-name="ce7" office:value-type="float" office:value="34.6653">
            <text:p>34,6653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style-name="ce4" office:value-type="float" office:value="156.819">
            <text:p>156,819</text:p>
          </table:table-cell>
          <table:table-cell/>
          <table:table-cell table:style-name="ce3" office:value-type="float" office:value="249">
            <text:p>249</text:p>
          </table:table-cell>
          <table:table-cell table:style-name="ce7" office:value-type="float" office:value="34.6265">
            <text:p>34,6265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style-name="ce4" office:value-type="float" office:value="157.092">
            <text:p>157,092</text:p>
          </table:table-cell>
          <table:table-cell/>
          <table:table-cell table:style-name="ce3" office:value-type="float" office:value="250">
            <text:p>250</text:p>
          </table:table-cell>
          <table:table-cell table:style-name="ce7" office:value-type="float" office:value="34.588">
            <text:p>34,588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style-name="ce4" office:value-type="float" office:value="157.247">
            <text:p>157,247</text:p>
          </table:table-cell>
          <table:table-cell/>
          <table:table-cell table:style-name="ce3" office:value-type="float" office:value="251">
            <text:p>251</text:p>
          </table:table-cell>
          <table:table-cell table:style-name="ce7" office:value-type="float" office:value="34.5498">
            <text:p>34,5498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style-name="ce4" office:value-type="float" office:value="157.516">
            <text:p>157,516</text:p>
          </table:table-cell>
          <table:table-cell/>
          <table:table-cell table:style-name="ce3" office:value-type="float" office:value="252">
            <text:p>252</text:p>
          </table:table-cell>
          <table:table-cell table:style-name="ce7" office:value-type="float" office:value="34.4762">
            <text:p>34,4762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style-name="ce4" office:value-type="float" office:value="157.783">
            <text:p>157,783</text:p>
          </table:table-cell>
          <table:table-cell/>
          <table:table-cell table:style-name="ce3" office:value-type="float" office:value="253">
            <text:p>253</text:p>
          </table:table-cell>
          <table:table-cell table:style-name="ce7" office:value-type="float" office:value="34.4032">
            <text:p>34,4032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style-name="ce4" office:value-type="float" office:value="158.047">
            <text:p>158,047</text:p>
          </table:table-cell>
          <table:table-cell/>
          <table:table-cell table:style-name="ce3" office:value-type="float" office:value="254">
            <text:p>254</text:p>
          </table:table-cell>
          <table:table-cell table:style-name="ce7" office:value-type="float" office:value="34.3307">
            <text:p>34,3307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style-name="ce4" office:value-type="float" office:value="158.31">
            <text:p>158,31</text:p>
          </table:table-cell>
          <table:table-cell/>
          <table:table-cell table:style-name="ce3" office:value-type="float" office:value="255">
            <text:p>255</text:p>
          </table:table-cell>
          <table:table-cell table:style-name="ce7" office:value-type="float" office:value="34.2588">
            <text:p>34,2588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style-name="ce4" office:value-type="float" office:value="158.57">
            <text:p>158,57</text:p>
          </table:table-cell>
          <table:table-cell/>
          <table:table-cell table:style-name="ce3" office:value-type="float" office:value="256">
            <text:p>256</text:p>
          </table:table-cell>
          <table:table-cell table:style-name="ce7" office:value-type="float" office:value="34.2227">
            <text:p>34,2227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style-name="ce4" office:value-type="float" office:value="158.829">
            <text:p>158,829</text:p>
          </table:table-cell>
          <table:table-cell/>
          <table:table-cell table:style-name="ce3" office:value-type="float" office:value="257">
            <text:p>257</text:p>
          </table:table-cell>
          <table:table-cell table:style-name="ce7" office:value-type="float" office:value="34.1868">
            <text:p>34,1868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style-name="ce4" office:value-type="float" office:value="159.085">
            <text:p>159,085</text:p>
          </table:table-cell>
          <table:table-cell/>
          <table:table-cell table:style-name="ce3" office:value-type="float" office:value="258">
            <text:p>258</text:p>
          </table:table-cell>
          <table:table-cell table:style-name="ce7" office:value-type="float" office:value="34.1512">
            <text:p>34,1512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style-name="ce4" office:value-type="float" office:value="159.34">
            <text:p>159,34</text:p>
          </table:table-cell>
          <table:table-cell/>
          <table:table-cell table:style-name="ce3" office:value-type="float" office:value="259">
            <text:p>259</text:p>
          </table:table-cell>
          <table:table-cell table:style-name="ce7" office:value-type="float" office:value="34.1158">
            <text:p>34,1158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style-name="ce4" office:value-type="float" office:value="159.592">
            <text:p>159,592</text:p>
          </table:table-cell>
          <table:table-cell/>
          <table:table-cell table:style-name="ce3" office:value-type="float" office:value="260">
            <text:p>260</text:p>
          </table:table-cell>
          <table:table-cell table:style-name="ce7" office:value-type="float" office:value="34.0808">
            <text:p>34,0808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style-name="ce4" office:value-type="float" office:value="159.843">
            <text:p>159,843</text:p>
          </table:table-cell>
          <table:table-cell/>
          <table:table-cell table:style-name="ce3" office:value-type="float" office:value="261">
            <text:p>261</text:p>
          </table:table-cell>
          <table:table-cell table:style-name="ce7" office:value-type="float" office:value="34.046">
            <text:p>34,046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style-name="ce4" office:value-type="float" office:value="160.092">
            <text:p>160,092</text:p>
          </table:table-cell>
          <table:table-cell/>
          <table:table-cell table:style-name="ce3" office:value-type="float" office:value="262">
            <text:p>262</text:p>
          </table:table-cell>
          <table:table-cell table:style-name="ce7" office:value-type="float" office:value="34.0115">
            <text:p>34,0115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style-name="ce4" office:value-type="float" office:value="160.338">
            <text:p>160,338</text:p>
          </table:table-cell>
          <table:table-cell/>
          <table:table-cell table:style-name="ce3" office:value-type="float" office:value="263">
            <text:p>263</text:p>
          </table:table-cell>
          <table:table-cell table:style-name="ce7" office:value-type="float" office:value="33.9772">
            <text:p>33,9772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style-name="ce4" office:value-type="float" office:value="160.583">
            <text:p>160,583</text:p>
          </table:table-cell>
          <table:table-cell/>
          <table:table-cell table:style-name="ce3" office:value-type="float" office:value="264">
            <text:p>264</text:p>
          </table:table-cell>
          <table:table-cell table:style-name="ce7" office:value-type="float" office:value="33.9432">
            <text:p>33,9432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style-name="ce4" office:value-type="float" office:value="160.826">
            <text:p>160,826</text:p>
          </table:table-cell>
          <table:table-cell/>
          <table:table-cell table:style-name="ce3" office:value-type="float" office:value="265">
            <text:p>265</text:p>
          </table:table-cell>
          <table:table-cell table:style-name="ce7" office:value-type="float" office:value="33.9094">
            <text:p>33,9094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style-name="ce4" office:value-type="float" office:value="161.068">
            <text:p>161,068</text:p>
          </table:table-cell>
          <table:table-cell/>
          <table:table-cell table:style-name="ce3" office:value-type="float" office:value="266">
            <text:p>266</text:p>
          </table:table-cell>
          <table:table-cell table:style-name="ce7" office:value-type="float" office:value="33.8759">
            <text:p>33,8759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style-name="ce4" office:value-type="float" office:value="161.307">
            <text:p>161,307</text:p>
          </table:table-cell>
          <table:table-cell/>
          <table:table-cell table:style-name="ce3" office:value-type="float" office:value="267">
            <text:p>267</text:p>
          </table:table-cell>
          <table:table-cell table:style-name="ce7" office:value-type="float" office:value="33.809">
            <text:p>33,809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style-name="ce4" office:value-type="float" office:value="161.545">
            <text:p>161,545</text:p>
          </table:table-cell>
          <table:table-cell/>
          <table:table-cell table:style-name="ce3" office:value-type="float" office:value="268">
            <text:p>268</text:p>
          </table:table-cell>
          <table:table-cell table:style-name="ce7" office:value-type="float" office:value="33.7425">
            <text:p>33,7425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style-name="ce4" office:value-type="float" office:value="161.781">
            <text:p>161,781</text:p>
          </table:table-cell>
          <table:table-cell/>
          <table:table-cell table:style-name="ce3" office:value-type="float" office:value="269">
            <text:p>269</text:p>
          </table:table-cell>
          <table:table-cell table:style-name="ce7" office:value-type="float" office:value="33.71">
            <text:p>33,71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style-name="ce4" office:value-type="float" office:value="162.015">
            <text:p>162,015</text:p>
          </table:table-cell>
          <table:table-cell/>
          <table:table-cell table:style-name="ce3" office:value-type="float" office:value="270">
            <text:p>270</text:p>
          </table:table-cell>
          <table:table-cell table:style-name="ce7" office:value-type="float" office:value="33.6778">
            <text:p>33,6778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style-name="ce4" office:value-type="float" office:value="162.247">
            <text:p>162,247</text:p>
          </table:table-cell>
          <table:table-cell/>
          <table:table-cell table:style-name="ce3" office:value-type="float" office:value="271">
            <text:p>271</text:p>
          </table:table-cell>
          <table:table-cell table:style-name="ce7" office:value-type="float" office:value="33.6458">
            <text:p>33,6458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style-name="ce4" office:value-type="float" office:value="162.478">
            <text:p>162,478</text:p>
          </table:table-cell>
          <table:table-cell/>
          <table:table-cell table:style-name="ce3" office:value-type="float" office:value="272">
            <text:p>272</text:p>
          </table:table-cell>
          <table:table-cell table:style-name="ce7" office:value-type="float" office:value="33.614">
            <text:p>33,614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style-name="ce4" office:value-type="float" office:value="162.707">
            <text:p>162,707</text:p>
          </table:table-cell>
          <table:table-cell/>
          <table:table-cell table:style-name="ce3" office:value-type="float" office:value="273">
            <text:p>273</text:p>
          </table:table-cell>
          <table:table-cell table:style-name="ce7" office:value-type="float" office:value="33.5824">
            <text:p>33,5824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style-name="ce4" office:value-type="float" office:value="162.934">
            <text:p>162,934</text:p>
          </table:table-cell>
          <table:table-cell/>
          <table:table-cell table:style-name="ce3" office:value-type="float" office:value="274">
            <text:p>274</text:p>
          </table:table-cell>
          <table:table-cell table:style-name="ce7" office:value-type="float" office:value="33.5511">
            <text:p>33,5511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style-name="ce4" office:value-type="float" office:value="163.16">
            <text:p>163,16</text:p>
          </table:table-cell>
          <table:table-cell/>
          <table:table-cell table:style-name="ce3" office:value-type="float" office:value="275">
            <text:p>275</text:p>
          </table:table-cell>
          <table:table-cell table:style-name="ce7" office:value-type="float" office:value="33.52">
            <text:p>33,52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style-name="ce4" office:value-type="float" office:value="163.384">
            <text:p>163,384</text:p>
          </table:table-cell>
          <table:table-cell/>
          <table:table-cell table:style-name="ce3" office:value-type="float" office:value="276">
            <text:p>276</text:p>
          </table:table-cell>
          <table:table-cell table:style-name="ce7" office:value-type="float" office:value="33.4891">
            <text:p>33,4891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style-name="ce4" office:value-type="float" office:value="163.606">
            <text:p>163,606</text:p>
          </table:table-cell>
          <table:table-cell/>
          <table:table-cell table:style-name="ce3" office:value-type="float" office:value="277">
            <text:p>277</text:p>
          </table:table-cell>
          <table:table-cell table:style-name="ce7" office:value-type="float" office:value="33.4585">
            <text:p>33,4585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style-name="ce4" office:value-type="float" office:value="163.827">
            <text:p>163,827</text:p>
          </table:table-cell>
          <table:table-cell/>
          <table:table-cell table:style-name="ce3" office:value-type="float" office:value="278">
            <text:p>278</text:p>
          </table:table-cell>
          <table:table-cell table:style-name="ce7" office:value-type="float" office:value="33.4281">
            <text:p>33,4281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style-name="ce4" office:value-type="float" office:value="164.047">
            <text:p>164,047</text:p>
          </table:table-cell>
          <table:table-cell/>
          <table:table-cell table:style-name="ce3" office:value-type="float" office:value="279">
            <text:p>279</text:p>
          </table:table-cell>
          <table:table-cell table:style-name="ce7" office:value-type="float" office:value="33.3978">
            <text:p>33,3978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style-name="ce4" office:value-type="float" office:value="164.264">
            <text:p>164,264</text:p>
          </table:table-cell>
          <table:table-cell/>
          <table:table-cell table:style-name="ce3" office:value-type="float" office:value="280">
            <text:p>280</text:p>
          </table:table-cell>
          <table:table-cell table:style-name="ce7" office:value-type="float" office:value="33.3679">
            <text:p>33,3679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style-name="ce4" office:value-type="float" office:value="164.48">
            <text:p>164,48</text:p>
          </table:table-cell>
          <table:table-cell/>
          <table:table-cell table:style-name="ce3" office:value-type="float" office:value="281">
            <text:p>281</text:p>
          </table:table-cell>
          <table:table-cell table:style-name="ce7" office:value-type="float" office:value="33.3381">
            <text:p>33,3381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style-name="ce4" office:value-type="float" office:value="164.592">
            <text:p>164,592</text:p>
          </table:table-cell>
          <table:table-cell/>
          <table:table-cell table:style-name="ce3" office:value-type="float" office:value="282">
            <text:p>282</text:p>
          </table:table-cell>
          <table:table-cell table:style-name="ce7" office:value-type="float" office:value="33.3085">
            <text:p>33,3085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style-name="ce4" office:value-type="float" office:value="164.703">
            <text:p>164,703</text:p>
          </table:table-cell>
          <table:table-cell/>
          <table:table-cell table:style-name="ce3" office:value-type="float" office:value="283">
            <text:p>283</text:p>
          </table:table-cell>
          <table:table-cell table:style-name="ce7" office:value-type="float" office:value="33.2792">
            <text:p>33,2792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style-name="ce4" office:value-type="float" office:value="164.813">
            <text:p>164,813</text:p>
          </table:table-cell>
          <table:table-cell/>
          <table:table-cell table:style-name="ce3" office:value-type="float" office:value="284">
            <text:p>284</text:p>
          </table:table-cell>
          <table:table-cell table:style-name="ce7" office:value-type="float" office:value="33.25">
            <text:p>33,25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style-name="ce4" office:value-type="float" office:value="164.923">
            <text:p>164,923</text:p>
          </table:table-cell>
          <table:table-cell/>
          <table:table-cell table:style-name="ce3" office:value-type="float" office:value="285">
            <text:p>285</text:p>
          </table:table-cell>
          <table:table-cell table:style-name="ce7" office:value-type="float" office:value="33.2596">
            <text:p>33,2596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style-name="ce4" office:value-type="float" office:value="165.133">
            <text:p>165,133</text:p>
          </table:table-cell>
          <table:table-cell/>
          <table:table-cell table:style-name="ce3" office:value-type="float" office:value="286">
            <text:p>286</text:p>
          </table:table-cell>
          <table:table-cell table:style-name="ce7" office:value-type="float" office:value="33.2308">
            <text:p>33,2308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style-name="ce4" office:value-type="float" office:value="165.341">
            <text:p>165,341</text:p>
          </table:table-cell>
          <table:table-cell/>
          <table:table-cell table:style-name="ce3" office:value-type="float" office:value="287">
            <text:p>287</text:p>
          </table:table-cell>
          <table:table-cell table:style-name="ce7" office:value-type="float" office:value="33.2021">
            <text:p>33,2021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style-name="ce4" office:value-type="float" office:value="165.549">
            <text:p>165,549</text:p>
          </table:table-cell>
          <table:table-cell/>
          <table:table-cell table:style-name="ce3" office:value-type="float" office:value="288">
            <text:p>288</text:p>
          </table:table-cell>
          <table:table-cell table:style-name="ce7" office:value-type="float" office:value="33.1736">
            <text:p>33,1736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style-name="ce4" office:value-type="float" office:value="165.754">
            <text:p>165,754</text:p>
          </table:table-cell>
          <table:table-cell/>
          <table:table-cell table:style-name="ce3" office:value-type="float" office:value="289">
            <text:p>289</text:p>
          </table:table-cell>
          <table:table-cell table:style-name="ce7" office:value-type="float" office:value="33.1453">
            <text:p>33,1453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style-name="ce4" office:value-type="float" office:value="165.959">
            <text:p>165,959</text:p>
          </table:table-cell>
          <table:table-cell/>
          <table:table-cell table:style-name="ce3" office:value-type="float" office:value="290">
            <text:p>290</text:p>
          </table:table-cell>
          <table:table-cell table:style-name="ce7" office:value-type="float" office:value="33.1172">
            <text:p>33,1172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style-name="ce4" office:value-type="float" office:value="166.162">
            <text:p>166,162</text:p>
          </table:table-cell>
          <table:table-cell/>
          <table:table-cell table:style-name="ce3" office:value-type="float" office:value="291">
            <text:p>291</text:p>
          </table:table-cell>
          <table:table-cell table:style-name="ce7" office:value-type="float" office:value="33.0893">
            <text:p>33,0893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style-name="ce4" office:value-type="float" office:value="166.363">
            <text:p>166,363</text:p>
          </table:table-cell>
          <table:table-cell/>
          <table:table-cell table:style-name="ce3" office:value-type="float" office:value="292">
            <text:p>292</text:p>
          </table:table-cell>
          <table:table-cell table:style-name="ce7" office:value-type="float" office:value="33.0616">
            <text:p>33,0616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style-name="ce4" office:value-type="float" office:value="166.563">
            <text:p>166,563</text:p>
          </table:table-cell>
          <table:table-cell/>
          <table:table-cell table:style-name="ce3" office:value-type="float" office:value="293">
            <text:p>293</text:p>
          </table:table-cell>
          <table:table-cell table:style-name="ce7" office:value-type="float" office:value="33.0341">
            <text:p>33,0341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style-name="ce4" office:value-type="float" office:value="166.762">
            <text:p>166,762</text:p>
          </table:table-cell>
          <table:table-cell/>
          <table:table-cell table:style-name="ce3" office:value-type="float" office:value="294">
            <text:p>294</text:p>
          </table:table-cell>
          <table:table-cell table:style-name="ce7" office:value-type="float" office:value="33.0068">
            <text:p>33,0068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style-name="ce4" office:value-type="float" office:value="166.959">
            <text:p>166,959</text:p>
          </table:table-cell>
          <table:table-cell/>
          <table:table-cell table:style-name="ce3" office:value-type="float" office:value="295">
            <text:p>295</text:p>
          </table:table-cell>
          <table:table-cell table:style-name="ce7" office:value-type="float" office:value="32.9797">
            <text:p>32,9797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style-name="ce4" office:value-type="float" office:value="167.155">
            <text:p>167,155</text:p>
          </table:table-cell>
          <table:table-cell/>
          <table:table-cell table:style-name="ce3" office:value-type="float" office:value="296">
            <text:p>296</text:p>
          </table:table-cell>
          <table:table-cell table:style-name="ce7" office:value-type="float" office:value="32.9527">
            <text:p>32,9527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style-name="ce4" office:value-type="float" office:value="167.35">
            <text:p>167,35</text:p>
          </table:table-cell>
          <table:table-cell/>
          <table:table-cell table:style-name="ce3" office:value-type="float" office:value="297">
            <text:p>297</text:p>
          </table:table-cell>
          <table:table-cell table:style-name="ce7" office:value-type="float" office:value="32.9259">
            <text:p>32,9259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style-name="ce4" office:value-type="float" office:value="167.544">
            <text:p>167,544</text:p>
          </table:table-cell>
          <table:table-cell/>
          <table:table-cell table:style-name="ce3" office:value-type="float" office:value="298">
            <text:p>298</text:p>
          </table:table-cell>
          <table:table-cell table:style-name="ce7" office:value-type="float" office:value="32.9362">
            <text:p>32,9362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style-name="ce4" office:value-type="float" office:value="167.736">
            <text:p>167,736</text:p>
          </table:table-cell>
          <table:table-cell/>
          <table:table-cell table:style-name="ce3" office:value-type="float" office:value="299">
            <text:p>299</text:p>
          </table:table-cell>
          <table:table-cell table:style-name="ce7" office:value-type="float" office:value="32.9465">
            <text:p>32,9465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style-name="ce4" office:value-type="float" office:value="167.83">
            <text:p>167,83</text:p>
          </table:table-cell>
          <table:table-cell/>
          <table:table-cell table:style-name="ce3" office:value-type="float" office:value="300">
            <text:p>300</text:p>
          </table:table-cell>
          <table:table-cell table:style-name="ce7" office:value-type="float" office:value="32.9567">
            <text:p>32,9567</text:p>
          </table:table-cell>
          <table:table-cell table:number-columns-repeated="3"/>
        </table:table-row>
        <table:table-row table:style-name="ro2" table:number-rows-repeated="104827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comparacion parecidas perspectiva" table:style-name="ta1" table:print="false">
        <table:table-column table:style-name="co7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table:number-columns-spanned="2" table:number-rows-spanned="1">
            <text:p>Comparacion trenfrente01.jpg y tren_pers02.jpg</text:p>
          </table:table-cell>
          <table:covered-table-cell table:style-name="Default"/>
          <table:table-cell/>
          <table:table-cell table:style-name="ce1" office:value-type="string" table:number-columns-spanned="2" table:number-rows-spanned="1">
            <text:p>Comparacion trenfrente01.jpg y trenpers07.jpg</text:p>
          </table:table-cell>
          <table:covered-table-cell/>
          <table:table-cell>
            <draw:frame table:end-cell-address="'comparacion parecidas perspectiva'.L26" table:end-x="1.879cm" table:end-y="0.237cm" draw:z-index="0" draw:style-name="gr1" svg:width="13.173cm" svg:height="11.498cm" svg:x="2.255cm" svg:y="0.138cm">
              <draw:object draw:notify-on-update-of-ranges="'comparacion parecidas perspectiva'.A3:'comparacion parecidas perspectiva'.A302 'comparacion parecidas perspectiva'.B2:'comparacion parecidas perspectiva'.B2 'comparacion parecidas perspectiva'.B3:'comparacion parecidas perspectiva'.B30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table:style-name="ce2" office:value-type="string">
            <text:p>Cant. Maxs</text:p>
          </table:table-cell>
          <table:table-cell table:style-name="ce2" office:value-type="string">
            <text:p>MSE entre las imagenes</text:p>
          </table:table-cell>
          <table:table-cell/>
          <table:table-cell table:style-name="ce2" office:value-type="string">
            <text:p>Cant. Maxs</text:p>
          </table:table-cell>
          <table:table-cell table:style-name="ce2" office:value-type="string">
            <text:p>MSE entre las imagenes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7" office:value-type="float" office:value="121">
            <text:p>121</text:p>
          </table:table-cell>
          <table:table-cell/>
          <table:table-cell table:style-name="ce3" office:value-type="float" office:value="1">
            <text:p>1</text:p>
          </table:table-cell>
          <table:table-cell table:style-name="ce7"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101">
            <text:p>101</text:p>
          </table:table-cell>
          <table:table-cell/>
          <table:table-cell table:style-name="ce3" office:value-type="float" office:value="2">
            <text:p>2</text:p>
          </table:table-cell>
          <table:table-cell table:style-name="ce7" office:value-type="float" office:value="32.5">
            <text:p>32,5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float" office:value="123.667">
            <text:p>123,667</text:p>
          </table:table-cell>
          <table:table-cell/>
          <table:table-cell table:style-name="ce3" office:value-type="float" office:value="3">
            <text:p>3</text:p>
          </table:table-cell>
          <table:table-cell table:style-name="ce7"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135">
            <text:p>135</text:p>
          </table:table-cell>
          <table:table-cell/>
          <table:table-cell table:style-name="ce3" office:value-type="float" office:value="4">
            <text:p>4</text:p>
          </table:table-cell>
          <table:table-cell table:style-name="ce7" office:value-type="float" office:value="19.5">
            <text:p>19,5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style-name="ce7" office:value-type="float" office:value="136.8">
            <text:p>136,8</text:p>
          </table:table-cell>
          <table:table-cell/>
          <table:table-cell table:style-name="ce3" office:value-type="float" office:value="5">
            <text:p>5</text:p>
          </table:table-cell>
          <table:table-cell table:style-name="ce7" office:value-type="float" office:value="20.6">
            <text:p>20,6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6">
            <text:p>6</text:p>
          </table:table-cell>
          <table:table-cell table:style-name="ce7" office:value-type="float" office:value="138">
            <text:p>138</text:p>
          </table:table-cell>
          <table:table-cell/>
          <table:table-cell table:style-name="ce3" office:value-type="float" office:value="6">
            <text:p>6</text:p>
          </table:table-cell>
          <table:table-cell table:style-name="ce7" office:value-type="float" office:value="23.1667">
            <text:p>23,1667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7">
            <text:p>7</text:p>
          </table:table-cell>
          <table:table-cell table:style-name="ce7" office:value-type="float" office:value="169.857">
            <text:p>169,857</text:p>
          </table:table-cell>
          <table:table-cell/>
          <table:table-cell table:style-name="ce3" office:value-type="float" office:value="7">
            <text:p>7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8">
            <text:p>8</text:p>
          </table:table-cell>
          <table:table-cell table:style-name="ce7" office:value-type="float" office:value="209.125">
            <text:p>209,125</text:p>
          </table:table-cell>
          <table:table-cell/>
          <table:table-cell table:style-name="ce3" office:value-type="float" office:value="8">
            <text:p>8</text:p>
          </table:table-cell>
          <table:table-cell table:style-name="ce7" office:value-type="float" office:value="19.5">
            <text:p>19,5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9">
            <text:p>9</text:p>
          </table:table-cell>
          <table:table-cell table:style-name="ce7" office:value-type="float" office:value="244.667">
            <text:p>244,667</text:p>
          </table:table-cell>
          <table:table-cell/>
          <table:table-cell table:style-name="ce3" office:value-type="float" office:value="9">
            <text:p>9</text:p>
          </table:table-cell>
          <table:table-cell table:style-name="ce7" office:value-type="float" office:value="20.1111">
            <text:p>20,1111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10">
            <text:p>10</text:p>
          </table:table-cell>
          <table:table-cell table:style-name="ce7" office:value-type="float" office:value="268.6">
            <text:p>268,6</text:p>
          </table:table-cell>
          <table:table-cell/>
          <table:table-cell table:style-name="ce3" office:value-type="float" office:value="10">
            <text:p>10</text:p>
          </table:table-cell>
          <table:table-cell table:style-name="ce7" office:value-type="float" office:value="20.6">
            <text:p>20,6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11">
            <text:p>11</text:p>
          </table:table-cell>
          <table:table-cell table:style-name="ce7" office:value-type="float" office:value="284.273">
            <text:p>284,273</text:p>
          </table:table-cell>
          <table:table-cell/>
          <table:table-cell table:style-name="ce3" office:value-type="float" office:value="11">
            <text:p>11</text:p>
          </table:table-cell>
          <table:table-cell table:style-name="ce7" office:value-type="float" office:value="20.1818">
            <text:p>20,1818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float" office:value="290.667">
            <text:p>290,667</text:p>
          </table:table-cell>
          <table:table-cell/>
          <table:table-cell table:style-name="ce3" office:value-type="float" office:value="12">
            <text:p>12</text:p>
          </table:table-cell>
          <table:table-cell table:style-name="ce7" office:value-type="float" office:value="19.25">
            <text:p>19,25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style-name="ce7" office:value-type="float" office:value="296.077">
            <text:p>296,077</text:p>
          </table:table-cell>
          <table:table-cell/>
          <table:table-cell table:style-name="ce3" office:value-type="float" office:value="13">
            <text:p>13</text:p>
          </table:table-cell>
          <table:table-cell table:style-name="ce7"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style-name="ce7" office:value-type="float" office:value="300.714">
            <text:p>300,714</text:p>
          </table:table-cell>
          <table:table-cell/>
          <table:table-cell table:style-name="ce3" office:value-type="float" office:value="14">
            <text:p>14</text:p>
          </table:table-cell>
          <table:table-cell table:style-name="ce7" office:value-type="float" office:value="18.2857">
            <text:p>18,2857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style-name="ce7" office:value-type="float" office:value="312.933">
            <text:p>312,933</text:p>
          </table:table-cell>
          <table:table-cell/>
          <table:table-cell table:style-name="ce3" office:value-type="float" office:value="15">
            <text:p>15</text:p>
          </table:table-cell>
          <table:table-cell table:style-name="ce7" office:value-type="float" office:value="20.3333">
            <text:p>20,3333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style-name="ce7" office:value-type="float" office:value="329.375">
            <text:p>329,375</text:p>
          </table:table-cell>
          <table:table-cell/>
          <table:table-cell table:style-name="ce3" office:value-type="float" office:value="16">
            <text:p>16</text:p>
          </table:table-cell>
          <table:table-cell table:style-name="ce7" office:value-type="float" office:value="22.125">
            <text:p>22,125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style-name="ce7" office:value-type="float" office:value="343.882">
            <text:p>343,882</text:p>
          </table:table-cell>
          <table:table-cell/>
          <table:table-cell table:style-name="ce3" office:value-type="float" office:value="17">
            <text:p>17</text:p>
          </table:table-cell>
          <table:table-cell table:style-name="ce7" office:value-type="float" office:value="23.7059">
            <text:p>23,7059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style-name="ce7" office:value-type="float" office:value="356.778">
            <text:p>356,778</text:p>
          </table:table-cell>
          <table:table-cell/>
          <table:table-cell table:style-name="ce3" office:value-type="float" office:value="18">
            <text:p>18</text:p>
          </table:table-cell>
          <table:table-cell table:style-name="ce7" office:value-type="float" office:value="25.1111">
            <text:p>25,1111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style-name="ce7" office:value-type="float" office:value="368.316">
            <text:p>368,316</text:p>
          </table:table-cell>
          <table:table-cell/>
          <table:table-cell table:style-name="ce3" office:value-type="float" office:value="19">
            <text:p>19</text:p>
          </table:table-cell>
          <table:table-cell table:style-name="ce7" office:value-type="float" office:value="25.6842">
            <text:p>25,6842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style-name="ce7" office:value-type="float" office:value="378.7">
            <text:p>378,7</text:p>
          </table:table-cell>
          <table:table-cell/>
          <table:table-cell table:style-name="ce3" office:value-type="float" office:value="20">
            <text:p>20</text:p>
          </table:table-cell>
          <table:table-cell table:style-name="ce7" office:value-type="float" office:value="25.65">
            <text:p>25,65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style-name="ce7" office:value-type="float" office:value="388.095">
            <text:p>388,095</text:p>
          </table:table-cell>
          <table:table-cell/>
          <table:table-cell table:style-name="ce3" office:value-type="float" office:value="21">
            <text:p>21</text:p>
          </table:table-cell>
          <table:table-cell table:style-name="ce7" office:value-type="float" office:value="25.619">
            <text:p>25,619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style-name="ce7" office:value-type="float" office:value="396.636">
            <text:p>396,636</text:p>
          </table:table-cell>
          <table:table-cell/>
          <table:table-cell table:style-name="ce3" office:value-type="float" office:value="22">
            <text:p>22</text:p>
          </table:table-cell>
          <table:table-cell table:style-name="ce7" office:value-type="float" office:value="25.5909">
            <text:p>25,5909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style-name="ce7" office:value-type="float" office:value="404.435">
            <text:p>404,435</text:p>
          </table:table-cell>
          <table:table-cell/>
          <table:table-cell table:style-name="ce3" office:value-type="float" office:value="23">
            <text:p>23</text:p>
          </table:table-cell>
          <table:table-cell table:style-name="ce7" office:value-type="float" office:value="25.5652">
            <text:p>25,5652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style-name="ce7" office:value-type="float" office:value="411.583">
            <text:p>411,583</text:p>
          </table:table-cell>
          <table:table-cell/>
          <table:table-cell table:style-name="ce3" office:value-type="float" office:value="24">
            <text:p>24</text:p>
          </table:table-cell>
          <table:table-cell table:style-name="ce7" office:value-type="float" office:value="25.5417">
            <text:p>25,5417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style-name="ce7" office:value-type="float" office:value="416.28">
            <text:p>416,28</text:p>
          </table:table-cell>
          <table:table-cell/>
          <table:table-cell table:style-name="ce3" office:value-type="float" office:value="25">
            <text:p>25</text:p>
          </table:table-cell>
          <table:table-cell table:style-name="ce7" office:value-type="float" office:value="25.52">
            <text:p>25,52</text:p>
          </table:table-cell>
          <table:table-cell>
            <draw:frame table:end-cell-address="'comparacion parecidas perspectiva'.M50" table:end-x="1.058cm" table:end-y="0.155cm" draw:z-index="1" draw:style-name="gr1" svg:width="15.262cm" svg:height="10.345cm" svg:x="1.603cm" svg:y="0.157cm">
              <draw:object draw:notify-on-update-of-ranges="'comparacion parecidas perspectiva'.D2:'comparacion parecidas perspectiva'.D2 'comparacion parecidas perspectiva'.D3:'comparacion parecidas perspectiva'.D302 'comparacion parecidas perspectiva'.E2:'comparacion parecidas perspectiva'.E2 'comparacion parecidas perspectiva'.E3:'comparacion parecidas perspectiva'.E30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style-name="ce7" office:value-type="float" office:value="420.615">
            <text:p>420,615</text:p>
          </table:table-cell>
          <table:table-cell/>
          <table:table-cell table:style-name="ce3" office:value-type="float" office:value="26">
            <text:p>26</text:p>
          </table:table-cell>
          <table:table-cell table:style-name="ce7" office:value-type="float" office:value="25.5">
            <text:p>25,5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style-name="ce7" office:value-type="float" office:value="424.63">
            <text:p>424,63</text:p>
          </table:table-cell>
          <table:table-cell/>
          <table:table-cell table:style-name="ce3" office:value-type="float" office:value="27">
            <text:p>27</text:p>
          </table:table-cell>
          <table:table-cell table:style-name="ce7" office:value-type="float" office:value="25.1481">
            <text:p>25,1481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style-name="ce7" office:value-type="float" office:value="430.036">
            <text:p>430,036</text:p>
          </table:table-cell>
          <table:table-cell/>
          <table:table-cell table:style-name="ce3" office:value-type="float" office:value="28">
            <text:p>28</text:p>
          </table:table-cell>
          <table:table-cell table:style-name="ce7" office:value-type="float" office:value="24.8214">
            <text:p>24,8214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style-name="ce7" office:value-type="float" office:value="435.069">
            <text:p>435,069</text:p>
          </table:table-cell>
          <table:table-cell/>
          <table:table-cell table:style-name="ce3" office:value-type="float" office:value="29">
            <text:p>29</text:p>
          </table:table-cell>
          <table:table-cell table:style-name="ce7" office:value-type="float" office:value="24.1034">
            <text:p>24,1034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style-name="ce7" office:value-type="float" office:value="438.2">
            <text:p>438,2</text:p>
          </table:table-cell>
          <table:table-cell/>
          <table:table-cell table:style-name="ce3" office:value-type="float" office:value="30">
            <text:p>30</text:p>
          </table:table-cell>
          <table:table-cell table:style-name="ce7" office:value-type="float" office:value="23.4333">
            <text:p>23,4333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style-name="ce7" office:value-type="float" office:value="442.645">
            <text:p>442,645</text:p>
          </table:table-cell>
          <table:table-cell/>
          <table:table-cell table:style-name="ce3" office:value-type="float" office:value="31">
            <text:p>31</text:p>
          </table:table-cell>
          <table:table-cell table:style-name="ce7" office:value-type="float" office:value="22.9677">
            <text:p>22,9677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style-name="ce7" office:value-type="float" office:value="443.938">
            <text:p>443,938</text:p>
          </table:table-cell>
          <table:table-cell/>
          <table:table-cell table:style-name="ce3" office:value-type="float" office:value="32">
            <text:p>32</text:p>
          </table:table-cell>
          <table:table-cell table:style-name="ce7" office:value-type="float" office:value="22.5312">
            <text:p>22,5312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style-name="ce7" office:value-type="float" office:value="445.152">
            <text:p>445,152</text:p>
          </table:table-cell>
          <table:table-cell/>
          <table:table-cell table:style-name="ce3" office:value-type="float" office:value="33">
            <text:p>33</text:p>
          </table:table-cell>
          <table:table-cell table:style-name="ce7" office:value-type="float" office:value="21.9697">
            <text:p>21,9697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style-name="ce7" office:value-type="float" office:value="445.029">
            <text:p>445,029</text:p>
          </table:table-cell>
          <table:table-cell/>
          <table:table-cell table:style-name="ce3" office:value-type="float" office:value="34">
            <text:p>34</text:p>
          </table:table-cell>
          <table:table-cell table:style-name="ce7" office:value-type="float" office:value="21.4412">
            <text:p>21,4412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style-name="ce7" office:value-type="float" office:value="444.914">
            <text:p>444,914</text:p>
          </table:table-cell>
          <table:table-cell/>
          <table:table-cell table:style-name="ce3" office:value-type="float" office:value="35">
            <text:p>35</text:p>
          </table:table-cell>
          <table:table-cell table:style-name="ce7" office:value-type="float" office:value="20.9429">
            <text:p>20,9429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style-name="ce7" office:value-type="float" office:value="444.806">
            <text:p>444,806</text:p>
          </table:table-cell>
          <table:table-cell/>
          <table:table-cell table:style-name="ce3" office:value-type="float" office:value="36">
            <text:p>36</text:p>
          </table:table-cell>
          <table:table-cell table:style-name="ce7" office:value-type="float" office:value="20.4722">
            <text:p>20,4722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style-name="ce7" office:value-type="float" office:value="443.595">
            <text:p>443,595</text:p>
          </table:table-cell>
          <table:table-cell/>
          <table:table-cell table:style-name="ce3" office:value-type="float" office:value="37">
            <text:p>37</text:p>
          </table:table-cell>
          <table:table-cell table:style-name="ce7" office:value-type="float" office:value="20.027">
            <text:p>20,027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style-name="ce7" office:value-type="float" office:value="443.526">
            <text:p>443,526</text:p>
          </table:table-cell>
          <table:table-cell/>
          <table:table-cell table:style-name="ce3" office:value-type="float" office:value="38">
            <text:p>38</text:p>
          </table:table-cell>
          <table:table-cell table:style-name="ce7" office:value-type="float" office:value="19.7368">
            <text:p>19,7368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style-name="ce7" office:value-type="float" office:value="443.462">
            <text:p>443,462</text:p>
          </table:table-cell>
          <table:table-cell/>
          <table:table-cell table:style-name="ce3" office:value-type="float" office:value="39">
            <text:p>39</text:p>
          </table:table-cell>
          <table:table-cell table:style-name="ce7" office:value-type="float" office:value="19.4615">
            <text:p>19,4615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style-name="ce7" office:value-type="float" office:value="443.4">
            <text:p>443,4</text:p>
          </table:table-cell>
          <table:table-cell/>
          <table:table-cell table:style-name="ce3" office:value-type="float" office:value="40">
            <text:p>40</text:p>
          </table:table-cell>
          <table:table-cell table:style-name="ce7" office:value-type="float" office:value="19.2">
            <text:p>19,2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style-name="ce7" office:value-type="float" office:value="443.341">
            <text:p>443,341</text:p>
          </table:table-cell>
          <table:table-cell/>
          <table:table-cell table:style-name="ce3" office:value-type="float" office:value="41">
            <text:p>41</text:p>
          </table:table-cell>
          <table:table-cell table:style-name="ce7" office:value-type="float" office:value="18.8293">
            <text:p>18,8293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style-name="ce7" office:value-type="float" office:value="442.31">
            <text:p>442,31</text:p>
          </table:table-cell>
          <table:table-cell/>
          <table:table-cell table:style-name="ce3" office:value-type="float" office:value="42">
            <text:p>42</text:p>
          </table:table-cell>
          <table:table-cell table:style-name="ce7" office:value-type="float" office:value="18.4762">
            <text:p>18,4762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style-name="ce7" office:value-type="float" office:value="441.326">
            <text:p>441,326</text:p>
          </table:table-cell>
          <table:table-cell/>
          <table:table-cell table:style-name="ce3" office:value-type="float" office:value="43">
            <text:p>43</text:p>
          </table:table-cell>
          <table:table-cell table:style-name="ce7" office:value-type="float" office:value="18.1395">
            <text:p>18,1395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style-name="ce7" office:value-type="float" office:value="441.318">
            <text:p>441,318</text:p>
          </table:table-cell>
          <table:table-cell/>
          <table:table-cell table:style-name="ce3" office:value-type="float" office:value="44">
            <text:p>44</text:p>
          </table:table-cell>
          <table:table-cell table:style-name="ce7" office:value-type="float" office:value="17.9318">
            <text:p>17,9318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style-name="ce7" office:value-type="float" office:value="441.311">
            <text:p>441,311</text:p>
          </table:table-cell>
          <table:table-cell/>
          <table:table-cell table:style-name="ce3" office:value-type="float" office:value="45">
            <text:p>45</text:p>
          </table:table-cell>
          <table:table-cell table:style-name="ce7" office:value-type="float" office:value="17.6222">
            <text:p>17,6222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style-name="ce7" office:value-type="float" office:value="441.304">
            <text:p>441,304</text:p>
          </table:table-cell>
          <table:table-cell/>
          <table:table-cell table:style-name="ce3" office:value-type="float" office:value="46">
            <text:p>46</text:p>
          </table:table-cell>
          <table:table-cell table:style-name="ce7" office:value-type="float" office:value="17.2609">
            <text:p>17,2609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style-name="ce7" office:value-type="float" office:value="440.426">
            <text:p>440,426</text:p>
          </table:table-cell>
          <table:table-cell/>
          <table:table-cell table:style-name="ce3" office:value-type="float" office:value="47">
            <text:p>47</text:p>
          </table:table-cell>
          <table:table-cell table:style-name="ce7" office:value-type="float" office:value="16.9149">
            <text:p>16,9149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style-name="ce7" office:value-type="float" office:value="439.583">
            <text:p>439,583</text:p>
          </table:table-cell>
          <table:table-cell/>
          <table:table-cell table:style-name="ce3" office:value-type="float" office:value="48">
            <text:p>48</text:p>
          </table:table-cell>
          <table:table-cell table:style-name="ce7" office:value-type="float" office:value="16.5625">
            <text:p>16,5625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style-name="ce7" office:value-type="float" office:value="439.612">
            <text:p>439,612</text:p>
          </table:table-cell>
          <table:table-cell/>
          <table:table-cell table:style-name="ce3" office:value-type="float" office:value="49">
            <text:p>49</text:p>
          </table:table-cell>
          <table:table-cell table:style-name="ce7" office:value-type="float" office:value="16.2449">
            <text:p>16,2449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style-name="ce7" office:value-type="float" office:value="438.82">
            <text:p>438,82</text:p>
          </table:table-cell>
          <table:table-cell/>
          <table:table-cell table:style-name="ce3" office:value-type="float" office:value="50">
            <text:p>50</text:p>
          </table:table-cell>
          <table:table-cell table:style-name="ce7" office:value-type="float" office:value="15.94">
            <text:p>15,94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style-name="ce7" office:value-type="float" office:value="438.059">
            <text:p>438,059</text:p>
          </table:table-cell>
          <table:table-cell/>
          <table:table-cell table:style-name="ce3" office:value-type="float" office:value="51">
            <text:p>51</text:p>
          </table:table-cell>
          <table:table-cell table:style-name="ce7" office:value-type="float" office:value="15.6275">
            <text:p>15,6275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style-name="ce7" office:value-type="float" office:value="437.327">
            <text:p>437,327</text:p>
          </table:table-cell>
          <table:table-cell/>
          <table:table-cell table:style-name="ce3" office:value-type="float" office:value="52">
            <text:p>52</text:p>
          </table:table-cell>
          <table:table-cell table:style-name="ce7" office:value-type="float" office:value="15.3269">
            <text:p>15,3269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style-name="ce7" office:value-type="float" office:value="437.396">
            <text:p>437,396</text:p>
          </table:table-cell>
          <table:table-cell/>
          <table:table-cell table:style-name="ce3" office:value-type="float" office:value="53">
            <text:p>53</text:p>
          </table:table-cell>
          <table:table-cell table:style-name="ce7" office:value-type="float" office:value="15.0566">
            <text:p>15,0566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style-name="ce7" office:value-type="float" office:value="437.463">
            <text:p>437,463</text:p>
          </table:table-cell>
          <table:table-cell/>
          <table:table-cell table:style-name="ce3" office:value-type="float" office:value="54">
            <text:p>54</text:p>
          </table:table-cell>
          <table:table-cell table:style-name="ce7" office:value-type="float" office:value="14.7963">
            <text:p>14,7963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style-name="ce7" office:value-type="float" office:value="437.527">
            <text:p>437,527</text:p>
          </table:table-cell>
          <table:table-cell/>
          <table:table-cell table:style-name="ce3" office:value-type="float" office:value="55">
            <text:p>55</text:p>
          </table:table-cell>
          <table:table-cell table:style-name="ce7" office:value-type="float" office:value="14.5455">
            <text:p>14,5455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style-name="ce7" office:value-type="float" office:value="436.857">
            <text:p>436,857</text:p>
          </table:table-cell>
          <table:table-cell/>
          <table:table-cell table:style-name="ce3" office:value-type="float" office:value="56">
            <text:p>56</text:p>
          </table:table-cell>
          <table:table-cell table:style-name="ce7" office:value-type="float" office:value="14.2857">
            <text:p>14,2857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style-name="ce7" office:value-type="float" office:value="436.211">
            <text:p>436,211</text:p>
          </table:table-cell>
          <table:table-cell/>
          <table:table-cell table:style-name="ce3" office:value-type="float" office:value="57">
            <text:p>57</text:p>
          </table:table-cell>
          <table:table-cell table:style-name="ce7" office:value-type="float" office:value="14.0351">
            <text:p>14,0351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style-name="ce7" office:value-type="float" office:value="435.586">
            <text:p>435,586</text:p>
          </table:table-cell>
          <table:table-cell/>
          <table:table-cell table:style-name="ce3" office:value-type="float" office:value="58">
            <text:p>58</text:p>
          </table:table-cell>
          <table:table-cell table:style-name="ce7" office:value-type="float" office:value="13.7931">
            <text:p>13,7931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style-name="ce7" office:value-type="float" office:value="434.322">
            <text:p>434,322</text:p>
          </table:table-cell>
          <table:table-cell/>
          <table:table-cell table:style-name="ce3" office:value-type="float" office:value="59">
            <text:p>59</text:p>
          </table:table-cell>
          <table:table-cell table:style-name="ce7" office:value-type="float" office:value="13.5593">
            <text:p>13,5593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style-name="ce7" office:value-type="float" office:value="433.1">
            <text:p>433,1</text:p>
          </table:table-cell>
          <table:table-cell/>
          <table:table-cell table:style-name="ce3" office:value-type="float" office:value="60">
            <text:p>60</text:p>
          </table:table-cell>
          <table:table-cell table:style-name="ce7" office:value-type="float" office:value="13.3333">
            <text:p>13,3333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style-name="ce7" office:value-type="float" office:value="431.918">
            <text:p>431,918</text:p>
          </table:table-cell>
          <table:table-cell/>
          <table:table-cell table:style-name="ce3" office:value-type="float" office:value="61">
            <text:p>61</text:p>
          </table:table-cell>
          <table:table-cell table:style-name="ce7" office:value-type="float" office:value="13.1148">
            <text:p>13,1148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style-name="ce7" office:value-type="float" office:value="431.403">
            <text:p>431,403</text:p>
          </table:table-cell>
          <table:table-cell/>
          <table:table-cell table:style-name="ce3" office:value-type="float" office:value="62">
            <text:p>62</text:p>
          </table:table-cell>
          <table:table-cell table:style-name="ce7" office:value-type="float" office:value="12.9194">
            <text:p>12,9194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style-name="ce7" office:value-type="float" office:value="431.556">
            <text:p>431,556</text:p>
          </table:table-cell>
          <table:table-cell/>
          <table:table-cell table:style-name="ce3" office:value-type="float" office:value="63">
            <text:p>63</text:p>
          </table:table-cell>
          <table:table-cell table:style-name="ce7" office:value-type="float" office:value="12.7778">
            <text:p>12,7778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style-name="ce7" office:value-type="float" office:value="431.703">
            <text:p>431,703</text:p>
          </table:table-cell>
          <table:table-cell/>
          <table:table-cell table:style-name="ce3" office:value-type="float" office:value="64">
            <text:p>64</text:p>
          </table:table-cell>
          <table:table-cell table:style-name="ce7" office:value-type="float" office:value="12.5938">
            <text:p>12,5938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style-name="ce7" office:value-type="float" office:value="431.846">
            <text:p>431,846</text:p>
          </table:table-cell>
          <table:table-cell/>
          <table:table-cell table:style-name="ce3" office:value-type="float" office:value="65">
            <text:p>65</text:p>
          </table:table-cell>
          <table:table-cell table:style-name="ce7" office:value-type="float" office:value="12.4154">
            <text:p>12,4154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style-name="ce7" office:value-type="float" office:value="431.985">
            <text:p>431,985</text:p>
          </table:table-cell>
          <table:table-cell/>
          <table:table-cell table:style-name="ce3" office:value-type="float" office:value="66">
            <text:p>66</text:p>
          </table:table-cell>
          <table:table-cell table:style-name="ce7" office:value-type="float" office:value="12.2424">
            <text:p>12,2424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style-name="ce7" office:value-type="float" office:value="431.507">
            <text:p>431,507</text:p>
          </table:table-cell>
          <table:table-cell/>
          <table:table-cell table:style-name="ce3" office:value-type="float" office:value="67">
            <text:p>67</text:p>
          </table:table-cell>
          <table:table-cell table:style-name="ce7" office:value-type="float" office:value="12.0746">
            <text:p>12,0746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style-name="ce7" office:value-type="float" office:value="431.044">
            <text:p>431,044</text:p>
          </table:table-cell>
          <table:table-cell/>
          <table:table-cell table:style-name="ce3" office:value-type="float" office:value="68">
            <text:p>68</text:p>
          </table:table-cell>
          <table:table-cell table:style-name="ce7" office:value-type="float" office:value="11.9118">
            <text:p>11,9118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style-name="ce7" office:value-type="float" office:value="430.594">
            <text:p>430,594</text:p>
          </table:table-cell>
          <table:table-cell/>
          <table:table-cell table:style-name="ce3" office:value-type="float" office:value="69">
            <text:p>69</text:p>
          </table:table-cell>
          <table:table-cell table:style-name="ce7" office:value-type="float" office:value="11.7536">
            <text:p>11,7536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style-name="ce7" office:value-type="float" office:value="429.6">
            <text:p>429,6</text:p>
          </table:table-cell>
          <table:table-cell/>
          <table:table-cell table:style-name="ce3" office:value-type="float" office:value="70">
            <text:p>70</text:p>
          </table:table-cell>
          <table:table-cell table:style-name="ce7" office:value-type="float" office:value="11.6">
            <text:p>11,6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style-name="ce7" office:value-type="float" office:value="428.634">
            <text:p>428,634</text:p>
          </table:table-cell>
          <table:table-cell/>
          <table:table-cell table:style-name="ce3" office:value-type="float" office:value="71">
            <text:p>71</text:p>
          </table:table-cell>
          <table:table-cell table:style-name="ce7" office:value-type="float" office:value="11.4507">
            <text:p>11,4507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style-name="ce7" office:value-type="float" office:value="427.694">
            <text:p>427,694</text:p>
          </table:table-cell>
          <table:table-cell/>
          <table:table-cell table:style-name="ce3" office:value-type="float" office:value="72">
            <text:p>72</text:p>
          </table:table-cell>
          <table:table-cell table:style-name="ce7" office:value-type="float" office:value="11.2917">
            <text:p>11,2917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style-name="ce7" office:value-type="float" office:value="427.315">
            <text:p>427,315</text:p>
          </table:table-cell>
          <table:table-cell/>
          <table:table-cell table:style-name="ce3" office:value-type="float" office:value="73">
            <text:p>73</text:p>
          </table:table-cell>
          <table:table-cell table:style-name="ce7" office:value-type="float" office:value="11.1507">
            <text:p>11,1507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style-name="ce7" office:value-type="float" office:value="427.5">
            <text:p>427,5</text:p>
          </table:table-cell>
          <table:table-cell/>
          <table:table-cell table:style-name="ce3" office:value-type="float" office:value="74">
            <text:p>74</text:p>
          </table:table-cell>
          <table:table-cell table:style-name="ce7" office:value-type="float" office:value="11.0541">
            <text:p>11,0541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style-name="ce7" office:value-type="float" office:value="427.133">
            <text:p>427,133</text:p>
          </table:table-cell>
          <table:table-cell/>
          <table:table-cell table:style-name="ce3" office:value-type="float" office:value="75">
            <text:p>75</text:p>
          </table:table-cell>
          <table:table-cell table:style-name="ce7" office:value-type="float" office:value="10.96">
            <text:p>10,96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style-name="ce7" office:value-type="float" office:value="426.776">
            <text:p>426,776</text:p>
          </table:table-cell>
          <table:table-cell/>
          <table:table-cell table:style-name="ce3" office:value-type="float" office:value="76">
            <text:p>76</text:p>
          </table:table-cell>
          <table:table-cell table:style-name="ce7" office:value-type="float" office:value="10.8684">
            <text:p>10,8684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style-name="ce7" office:value-type="float" office:value="426.429">
            <text:p>426,429</text:p>
          </table:table-cell>
          <table:table-cell/>
          <table:table-cell table:style-name="ce3" office:value-type="float" office:value="77">
            <text:p>77</text:p>
          </table:table-cell>
          <table:table-cell table:style-name="ce7" office:value-type="float" office:value="10.7403">
            <text:p>10,7403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style-name="ce7" office:value-type="float" office:value="426.09">
            <text:p>426,09</text:p>
          </table:table-cell>
          <table:table-cell/>
          <table:table-cell table:style-name="ce3" office:value-type="float" office:value="78">
            <text:p>78</text:p>
          </table:table-cell>
          <table:table-cell table:style-name="ce7" office:value-type="float" office:value="10.6154">
            <text:p>10,6154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style-name="ce7" office:value-type="float" office:value="425.759">
            <text:p>425,759</text:p>
          </table:table-cell>
          <table:table-cell/>
          <table:table-cell table:style-name="ce3" office:value-type="float" office:value="79">
            <text:p>79</text:p>
          </table:table-cell>
          <table:table-cell table:style-name="ce7" office:value-type="float" office:value="10.4937">
            <text:p>10,4937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style-name="ce7" office:value-type="float" office:value="425.438">
            <text:p>425,438</text:p>
          </table:table-cell>
          <table:table-cell/>
          <table:table-cell table:style-name="ce3" office:value-type="float" office:value="80">
            <text:p>80</text:p>
          </table:table-cell>
          <table:table-cell table:style-name="ce7" office:value-type="float" office:value="10.375">
            <text:p>10,375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style-name="ce7" office:value-type="float" office:value="425.63">
            <text:p>425,63</text:p>
          </table:table-cell>
          <table:table-cell/>
          <table:table-cell table:style-name="ce3" office:value-type="float" office:value="81">
            <text:p>81</text:p>
          </table:table-cell>
          <table:table-cell table:style-name="ce7" office:value-type="float" office:value="10.2963">
            <text:p>10,2963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style-name="ce7" office:value-type="float" office:value="425.817">
            <text:p>425,817</text:p>
          </table:table-cell>
          <table:table-cell/>
          <table:table-cell table:style-name="ce3" office:value-type="float" office:value="82">
            <text:p>82</text:p>
          </table:table-cell>
          <table:table-cell table:style-name="ce7" office:value-type="float" office:value="10.2195">
            <text:p>10,2195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style-name="ce7" office:value-type="float" office:value="426">
            <text:p>426</text:p>
          </table:table-cell>
          <table:table-cell/>
          <table:table-cell table:style-name="ce3" office:value-type="float" office:value="83">
            <text:p>83</text:p>
          </table:table-cell>
          <table:table-cell table:style-name="ce7" office:value-type="float" office:value="10.1446">
            <text:p>10,1446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style-name="ce7" office:value-type="float" office:value="425.69">
            <text:p>425,69</text:p>
          </table:table-cell>
          <table:table-cell/>
          <table:table-cell table:style-name="ce3" office:value-type="float" office:value="84">
            <text:p>84</text:p>
          </table:table-cell>
          <table:table-cell table:style-name="ce7" office:value-type="float" office:value="10.0714">
            <text:p>10,0714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style-name="ce7" office:value-type="float" office:value="425.388">
            <text:p>425,388</text:p>
          </table:table-cell>
          <table:table-cell/>
          <table:table-cell table:style-name="ce3" office:value-type="float" office:value="85">
            <text:p>85</text:p>
          </table:table-cell>
          <table:table-cell table:style-name="ce7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style-name="ce7" office:value-type="float" office:value="425.093">
            <text:p>425,093</text:p>
          </table:table-cell>
          <table:table-cell/>
          <table:table-cell table:style-name="ce3" office:value-type="float" office:value="86">
            <text:p>86</text:p>
          </table:table-cell>
          <table:table-cell table:style-name="ce7" office:value-type="float" office:value="9.93023">
            <text:p>9,93023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style-name="ce7" office:value-type="float" office:value="424.805">
            <text:p>424,805</text:p>
          </table:table-cell>
          <table:table-cell/>
          <table:table-cell table:style-name="ce3" office:value-type="float" office:value="87">
            <text:p>87</text:p>
          </table:table-cell>
          <table:table-cell table:style-name="ce7" office:value-type="float" office:value="9.86207">
            <text:p>9,86207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style-name="ce7" office:value-type="float" office:value="424.989">
            <text:p>424,989</text:p>
          </table:table-cell>
          <table:table-cell/>
          <table:table-cell table:style-name="ce3" office:value-type="float" office:value="88">
            <text:p>88</text:p>
          </table:table-cell>
          <table:table-cell table:style-name="ce7" office:value-type="float" office:value="9.85227">
            <text:p>9,85227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style-name="ce7" office:value-type="float" office:value="425.169">
            <text:p>425,169</text:p>
          </table:table-cell>
          <table:table-cell/>
          <table:table-cell table:style-name="ce3" office:value-type="float" office:value="89">
            <text:p>89</text:p>
          </table:table-cell>
          <table:table-cell table:style-name="ce7" office:value-type="float" office:value="9.8427">
            <text:p>9,8427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style-name="ce7" office:value-type="float" office:value="425.344">
            <text:p>425,344</text:p>
          </table:table-cell>
          <table:table-cell/>
          <table:table-cell table:style-name="ce3" office:value-type="float" office:value="90">
            <text:p>90</text:p>
          </table:table-cell>
          <table:table-cell table:style-name="ce7" office:value-type="float" office:value="9.77778">
            <text:p>9,77778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style-name="ce7" office:value-type="float" office:value="425.066">
            <text:p>425,066</text:p>
          </table:table-cell>
          <table:table-cell/>
          <table:table-cell table:style-name="ce3" office:value-type="float" office:value="91">
            <text:p>91</text:p>
          </table:table-cell>
          <table:table-cell table:style-name="ce7" office:value-type="float" office:value="9.71429">
            <text:p>9,71429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style-name="ce7" office:value-type="float" office:value="424.37">
            <text:p>424,37</text:p>
          </table:table-cell>
          <table:table-cell/>
          <table:table-cell table:style-name="ce3" office:value-type="float" office:value="92">
            <text:p>92</text:p>
          </table:table-cell>
          <table:table-cell table:style-name="ce7" office:value-type="float" office:value="9.65217">
            <text:p>9,65217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style-name="ce7" office:value-type="float" office:value="423.688">
            <text:p>423,688</text:p>
          </table:table-cell>
          <table:table-cell/>
          <table:table-cell table:style-name="ce3" office:value-type="float" office:value="93">
            <text:p>93</text:p>
          </table:table-cell>
          <table:table-cell table:style-name="ce7" office:value-type="float" office:value="9.5914">
            <text:p>9,5914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style-name="ce7" office:value-type="float" office:value="423.436">
            <text:p>423,436</text:p>
          </table:table-cell>
          <table:table-cell/>
          <table:table-cell table:style-name="ce3" office:value-type="float" office:value="94">
            <text:p>94</text:p>
          </table:table-cell>
          <table:table-cell table:style-name="ce7" office:value-type="float" office:value="9.58511">
            <text:p>9,58511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style-name="ce7" office:value-type="float" office:value="423.189">
            <text:p>423,189</text:p>
          </table:table-cell>
          <table:table-cell/>
          <table:table-cell table:style-name="ce3" office:value-type="float" office:value="95">
            <text:p>95</text:p>
          </table:table-cell>
          <table:table-cell table:style-name="ce7" office:value-type="float" office:value="9.57895">
            <text:p>9,57895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style-name="ce7" office:value-type="float" office:value="422.948">
            <text:p>422,948</text:p>
          </table:table-cell>
          <table:table-cell/>
          <table:table-cell table:style-name="ce3" office:value-type="float" office:value="96">
            <text:p>96</text:p>
          </table:table-cell>
          <table:table-cell table:style-name="ce7" office:value-type="float" office:value="9.52083">
            <text:p>9,52083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style-name="ce7" office:value-type="float" office:value="422.711">
            <text:p>422,711</text:p>
          </table:table-cell>
          <table:table-cell/>
          <table:table-cell table:style-name="ce3" office:value-type="float" office:value="97">
            <text:p>97</text:p>
          </table:table-cell>
          <table:table-cell table:style-name="ce7" office:value-type="float" office:value="9.46392">
            <text:p>9,46392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style-name="ce7" office:value-type="float" office:value="422.48">
            <text:p>422,48</text:p>
          </table:table-cell>
          <table:table-cell/>
          <table:table-cell table:style-name="ce3" office:value-type="float" office:value="98">
            <text:p>98</text:p>
          </table:table-cell>
          <table:table-cell table:style-name="ce7" office:value-type="float" office:value="9.40816">
            <text:p>9,40816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style-name="ce7" office:value-type="float" office:value="422.253">
            <text:p>422,253</text:p>
          </table:table-cell>
          <table:table-cell/>
          <table:table-cell table:style-name="ce3" office:value-type="float" office:value="99">
            <text:p>99</text:p>
          </table:table-cell>
          <table:table-cell table:style-name="ce6" office:value-type="float" office:value="9.35354">
            <text:p>9,35354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style-name="ce7" office:value-type="float" office:value="422.87">
            <text:p>422,87</text:p>
          </table:table-cell>
          <table:table-cell/>
          <table:table-cell table:style-name="ce3" office:value-type="float" office:value="100">
            <text:p>100</text:p>
          </table:table-cell>
          <table:table-cell table:style-name="ce7" office:value-type="float" office:value="9.42">
            <text:p>9,42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style-name="ce7" office:value-type="float" office:value="423.05">
            <text:p>423,05</text:p>
          </table:table-cell>
          <table:table-cell/>
          <table:table-cell table:style-name="ce3" office:value-type="float" office:value="101">
            <text:p>101</text:p>
          </table:table-cell>
          <table:table-cell table:style-name="ce7" office:value-type="float" office:value="9.48515">
            <text:p>9,48515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style-name="ce7" office:value-type="float" office:value="423.225">
            <text:p>423,225</text:p>
          </table:table-cell>
          <table:table-cell/>
          <table:table-cell table:style-name="ce3" office:value-type="float" office:value="102">
            <text:p>102</text:p>
          </table:table-cell>
          <table:table-cell table:style-name="ce7" office:value-type="float" office:value="9.54902">
            <text:p>9,54902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style-name="ce7" office:value-type="float" office:value="423.398">
            <text:p>423,398</text:p>
          </table:table-cell>
          <table:table-cell/>
          <table:table-cell table:style-name="ce3" office:value-type="float" office:value="103">
            <text:p>103</text:p>
          </table:table-cell>
          <table:table-cell table:style-name="ce7" office:value-type="float" office:value="9.61165">
            <text:p>9,61165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style-name="ce7" office:value-type="float" office:value="423.567">
            <text:p>423,567</text:p>
          </table:table-cell>
          <table:table-cell/>
          <table:table-cell table:style-name="ce3" office:value-type="float" office:value="104">
            <text:p>104</text:p>
          </table:table-cell>
          <table:table-cell table:style-name="ce7" office:value-type="float" office:value="9.67308">
            <text:p>9,67308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style-name="ce7" office:value-type="float" office:value="423.733">
            <text:p>423,733</text:p>
          </table:table-cell>
          <table:table-cell/>
          <table:table-cell table:style-name="ce3" office:value-type="float" office:value="105">
            <text:p>105</text:p>
          </table:table-cell>
          <table:table-cell table:style-name="ce7" office:value-type="float" office:value="9.73333">
            <text:p>9,73333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style-name="ce7" office:value-type="float" office:value="423.896">
            <text:p>423,896</text:p>
          </table:table-cell>
          <table:table-cell/>
          <table:table-cell table:style-name="ce3" office:value-type="float" office:value="106">
            <text:p>106</text:p>
          </table:table-cell>
          <table:table-cell table:style-name="ce7" office:value-type="float" office:value="9.79245">
            <text:p>9,79245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style-name="ce7" office:value-type="float" office:value="424.056">
            <text:p>424,056</text:p>
          </table:table-cell>
          <table:table-cell/>
          <table:table-cell table:style-name="ce3" office:value-type="float" office:value="107">
            <text:p>107</text:p>
          </table:table-cell>
          <table:table-cell table:style-name="ce7" office:value-type="float" office:value="9.85047">
            <text:p>9,85047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style-name="ce7" office:value-type="float" office:value="424.213">
            <text:p>424,213</text:p>
          </table:table-cell>
          <table:table-cell/>
          <table:table-cell table:style-name="ce3" office:value-type="float" office:value="108">
            <text:p>108</text:p>
          </table:table-cell>
          <table:table-cell table:style-name="ce7" office:value-type="float" office:value="9.90741">
            <text:p>9,90741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style-name="ce7" office:value-type="float" office:value="423.991">
            <text:p>423,991</text:p>
          </table:table-cell>
          <table:table-cell/>
          <table:table-cell table:style-name="ce3" office:value-type="float" office:value="109">
            <text:p>109</text:p>
          </table:table-cell>
          <table:table-cell table:style-name="ce7" office:value-type="float" office:value="9.9633">
            <text:p>9,9633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style-name="ce7" office:value-type="float" office:value="423.773">
            <text:p>423,773</text:p>
          </table:table-cell>
          <table:table-cell/>
          <table:table-cell table:style-name="ce3" office:value-type="float" office:value="110">
            <text:p>110</text:p>
          </table:table-cell>
          <table:table-cell table:style-name="ce7" office:value-type="float" office:value="10.0182">
            <text:p>10,0182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style-name="ce7" office:value-type="float" office:value="423.559">
            <text:p>423,559</text:p>
          </table:table-cell>
          <table:table-cell/>
          <table:table-cell table:style-name="ce3" office:value-type="float" office:value="111">
            <text:p>111</text:p>
          </table:table-cell>
          <table:table-cell table:style-name="ce7" office:value-type="float" office:value="10.0721">
            <text:p>10,0721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style-name="ce7" office:value-type="float" office:value="423.348">
            <text:p>423,348</text:p>
          </table:table-cell>
          <table:table-cell/>
          <table:table-cell table:style-name="ce3" office:value-type="float" office:value="112">
            <text:p>112</text:p>
          </table:table-cell>
          <table:table-cell table:style-name="ce7" office:value-type="float" office:value="10.125">
            <text:p>10,125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style-name="ce7" office:value-type="float" office:value="423.504">
            <text:p>423,504</text:p>
          </table:table-cell>
          <table:table-cell/>
          <table:table-cell table:style-name="ce3" office:value-type="float" office:value="113">
            <text:p>113</text:p>
          </table:table-cell>
          <table:table-cell table:style-name="ce7" office:value-type="float" office:value="10.177">
            <text:p>10,177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style-name="ce7" office:value-type="float" office:value="423.658">
            <text:p>423,658</text:p>
          </table:table-cell>
          <table:table-cell/>
          <table:table-cell table:style-name="ce3" office:value-type="float" office:value="114">
            <text:p>114</text:p>
          </table:table-cell>
          <table:table-cell table:style-name="ce7" office:value-type="float" office:value="10.2281">
            <text:p>10,2281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style-name="ce7" office:value-type="float" office:value="423.809">
            <text:p>423,809</text:p>
          </table:table-cell>
          <table:table-cell/>
          <table:table-cell table:style-name="ce3" office:value-type="float" office:value="115">
            <text:p>115</text:p>
          </table:table-cell>
          <table:table-cell table:style-name="ce7" office:value-type="float" office:value="10.2783">
            <text:p>10,2783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style-name="ce7" office:value-type="float" office:value="423.957">
            <text:p>423,957</text:p>
          </table:table-cell>
          <table:table-cell/>
          <table:table-cell table:style-name="ce3" office:value-type="float" office:value="116">
            <text:p>116</text:p>
          </table:table-cell>
          <table:table-cell table:style-name="ce7" office:value-type="float" office:value="10.3276">
            <text:p>10,3276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style-name="ce7" office:value-type="float" office:value="423.752">
            <text:p>423,752</text:p>
          </table:table-cell>
          <table:table-cell/>
          <table:table-cell table:style-name="ce3" office:value-type="float" office:value="117">
            <text:p>117</text:p>
          </table:table-cell>
          <table:table-cell table:style-name="ce7" office:value-type="float" office:value="10.3761">
            <text:p>10,3761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style-name="ce7" office:value-type="float" office:value="423.551">
            <text:p>423,551</text:p>
          </table:table-cell>
          <table:table-cell/>
          <table:table-cell table:style-name="ce3" office:value-type="float" office:value="118">
            <text:p>118</text:p>
          </table:table-cell>
          <table:table-cell table:style-name="ce7" office:value-type="float" office:value="10.4237">
            <text:p>10,4237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style-name="ce7" office:value-type="float" office:value="423.353">
            <text:p>423,353</text:p>
          </table:table-cell>
          <table:table-cell/>
          <table:table-cell table:style-name="ce3" office:value-type="float" office:value="119">
            <text:p>119</text:p>
          </table:table-cell>
          <table:table-cell table:style-name="ce7" office:value-type="float" office:value="10.4706">
            <text:p>10,4706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style-name="ce7" office:value-type="float" office:value="423.158">
            <text:p>423,158</text:p>
          </table:table-cell>
          <table:table-cell/>
          <table:table-cell table:style-name="ce3" office:value-type="float" office:value="120">
            <text:p>120</text:p>
          </table:table-cell>
          <table:table-cell table:style-name="ce7" office:value-type="float" office:value="10.5167">
            <text:p>10,5167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style-name="ce7" office:value-type="float" office:value="422.967">
            <text:p>422,967</text:p>
          </table:table-cell>
          <table:table-cell/>
          <table:table-cell table:style-name="ce3" office:value-type="float" office:value="121">
            <text:p>121</text:p>
          </table:table-cell>
          <table:table-cell table:style-name="ce7" office:value-type="float" office:value="10.6364">
            <text:p>10,6364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style-name="ce7" office:value-type="float" office:value="422.779">
            <text:p>422,779</text:p>
          </table:table-cell>
          <table:table-cell/>
          <table:table-cell table:style-name="ce3" office:value-type="float" office:value="122">
            <text:p>122</text:p>
          </table:table-cell>
          <table:table-cell table:style-name="ce7" office:value-type="float" office:value="10.7541">
            <text:p>10,7541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style-name="ce7" office:value-type="float" office:value="422.593">
            <text:p>422,593</text:p>
          </table:table-cell>
          <table:table-cell/>
          <table:table-cell table:style-name="ce3" office:value-type="float" office:value="123">
            <text:p>123</text:p>
          </table:table-cell>
          <table:table-cell table:style-name="ce7" office:value-type="float" office:value="10.7967">
            <text:p>10,7967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style-name="ce7" office:value-type="float" office:value="422.411">
            <text:p>422,411</text:p>
          </table:table-cell>
          <table:table-cell/>
          <table:table-cell table:style-name="ce3" office:value-type="float" office:value="124">
            <text:p>124</text:p>
          </table:table-cell>
          <table:table-cell table:style-name="ce7" office:value-type="float" office:value="10.8387">
            <text:p>10,8387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style-name="ce7" office:value-type="float" office:value="422.232">
            <text:p>422,232</text:p>
          </table:table-cell>
          <table:table-cell/>
          <table:table-cell table:style-name="ce3" office:value-type="float" office:value="125">
            <text:p>125</text:p>
          </table:table-cell>
          <table:table-cell table:style-name="ce7" office:value-type="float" office:value="10.88">
            <text:p>10,88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style-name="ce7" office:value-type="float" office:value="421.746">
            <text:p>421,746</text:p>
          </table:table-cell>
          <table:table-cell/>
          <table:table-cell table:style-name="ce3" office:value-type="float" office:value="126">
            <text:p>126</text:p>
          </table:table-cell>
          <table:table-cell table:style-name="ce7" office:value-type="float" office:value="10.9206">
            <text:p>10,9206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style-name="ce7" office:value-type="float" office:value="421.268">
            <text:p>421,268</text:p>
          </table:table-cell>
          <table:table-cell/>
          <table:table-cell table:style-name="ce3" office:value-type="float" office:value="127">
            <text:p>127</text:p>
          </table:table-cell>
          <table:table-cell table:style-name="ce7" office:value-type="float" office:value="10.9606">
            <text:p>10,9606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style-name="ce7" office:value-type="float" office:value="420.797">
            <text:p>420,797</text:p>
          </table:table-cell>
          <table:table-cell/>
          <table:table-cell table:style-name="ce3" office:value-type="float" office:value="128">
            <text:p>128</text:p>
          </table:table-cell>
          <table:table-cell table:style-name="ce7"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style-name="ce7" office:value-type="float" office:value="420.636">
            <text:p>420,636</text:p>
          </table:table-cell>
          <table:table-cell/>
          <table:table-cell table:style-name="ce3" office:value-type="float" office:value="129">
            <text:p>129</text:p>
          </table:table-cell>
          <table:table-cell table:style-name="ce7" office:value-type="float" office:value="11.1085">
            <text:p>11,1085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style-name="ce7" office:value-type="float" office:value="420.477">
            <text:p>420,477</text:p>
          </table:table-cell>
          <table:table-cell/>
          <table:table-cell table:style-name="ce3" office:value-type="float" office:value="130">
            <text:p>130</text:p>
          </table:table-cell>
          <table:table-cell table:style-name="ce7" office:value-type="float" office:value="11.1462">
            <text:p>11,1462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style-name="ce7" office:value-type="float" office:value="420.321">
            <text:p>420,321</text:p>
          </table:table-cell>
          <table:table-cell/>
          <table:table-cell table:style-name="ce3" office:value-type="float" office:value="131">
            <text:p>131</text:p>
          </table:table-cell>
          <table:table-cell table:style-name="ce7" office:value-type="float" office:value="11.1832">
            <text:p>11,1832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style-name="ce7" office:value-type="float" office:value="419.871">
            <text:p>419,871</text:p>
          </table:table-cell>
          <table:table-cell/>
          <table:table-cell table:style-name="ce3" office:value-type="float" office:value="132">
            <text:p>132</text:p>
          </table:table-cell>
          <table:table-cell table:style-name="ce7" office:value-type="float" office:value="11.2197">
            <text:p>11,2197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style-name="ce7" office:value-type="float" office:value="419.429">
            <text:p>419,429</text:p>
          </table:table-cell>
          <table:table-cell/>
          <table:table-cell table:style-name="ce3" office:value-type="float" office:value="133">
            <text:p>133</text:p>
          </table:table-cell>
          <table:table-cell table:style-name="ce7" office:value-type="float" office:value="11.2556">
            <text:p>11,2556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style-name="ce7" office:value-type="float" office:value="418.993">
            <text:p>418,993</text:p>
          </table:table-cell>
          <table:table-cell/>
          <table:table-cell table:style-name="ce3" office:value-type="float" office:value="134">
            <text:p>134</text:p>
          </table:table-cell>
          <table:table-cell table:style-name="ce7" office:value-type="float" office:value="11.291">
            <text:p>11,291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style-name="ce7" office:value-type="float" office:value="418.563">
            <text:p>418,563</text:p>
          </table:table-cell>
          <table:table-cell/>
          <table:table-cell table:style-name="ce3" office:value-type="float" office:value="135">
            <text:p>135</text:p>
          </table:table-cell>
          <table:table-cell table:style-name="ce7" office:value-type="float" office:value="11.3259">
            <text:p>11,3259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style-name="ce7" office:value-type="float" office:value="418.426">
            <text:p>418,426</text:p>
          </table:table-cell>
          <table:table-cell/>
          <table:table-cell table:style-name="ce3" office:value-type="float" office:value="136">
            <text:p>136</text:p>
          </table:table-cell>
          <table:table-cell table:style-name="ce7" office:value-type="float" office:value="11.4265">
            <text:p>11,4265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style-name="ce7" office:value-type="float" office:value="418.292">
            <text:p>418,292</text:p>
          </table:table-cell>
          <table:table-cell/>
          <table:table-cell table:style-name="ce3" office:value-type="float" office:value="137">
            <text:p>137</text:p>
          </table:table-cell>
          <table:table-cell table:style-name="ce7" office:value-type="float" office:value="11.5255">
            <text:p>11,5255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style-name="ce7" office:value-type="float" office:value="418.159">
            <text:p>418,159</text:p>
          </table:table-cell>
          <table:table-cell/>
          <table:table-cell table:style-name="ce3" office:value-type="float" office:value="138">
            <text:p>138</text:p>
          </table:table-cell>
          <table:table-cell table:style-name="ce7" office:value-type="float" office:value="11.6232">
            <text:p>11,6232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style-name="ce7" office:value-type="float" office:value="418.029">
            <text:p>418,029</text:p>
          </table:table-cell>
          <table:table-cell/>
          <table:table-cell table:style-name="ce3" office:value-type="float" office:value="139">
            <text:p>139</text:p>
          </table:table-cell>
          <table:table-cell table:style-name="ce7" office:value-type="float" office:value="11.7194">
            <text:p>11,7194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style-name="ce7" office:value-type="float" office:value="417.9">
            <text:p>417,9</text:p>
          </table:table-cell>
          <table:table-cell/>
          <table:table-cell table:style-name="ce3" office:value-type="float" office:value="140">
            <text:p>140</text:p>
          </table:table-cell>
          <table:table-cell table:style-name="ce7" office:value-type="float" office:value="11.8143">
            <text:p>11,8143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style-name="ce7" office:value-type="float" office:value="417.773">
            <text:p>417,773</text:p>
          </table:table-cell>
          <table:table-cell/>
          <table:table-cell table:style-name="ce3" office:value-type="float" office:value="141">
            <text:p>141</text:p>
          </table:table-cell>
          <table:table-cell table:style-name="ce7" office:value-type="float" office:value="11.844">
            <text:p>11,844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style-name="ce7" office:value-type="float" office:value="417.648">
            <text:p>417,648</text:p>
          </table:table-cell>
          <table:table-cell/>
          <table:table-cell table:style-name="ce3" office:value-type="float" office:value="142">
            <text:p>142</text:p>
          </table:table-cell>
          <table:table-cell table:style-name="ce7" office:value-type="float" office:value="11.8732">
            <text:p>11,8732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style-name="ce7" office:value-type="float" office:value="417.524">
            <text:p>417,524</text:p>
          </table:table-cell>
          <table:table-cell/>
          <table:table-cell table:style-name="ce3" office:value-type="float" office:value="143">
            <text:p>143</text:p>
          </table:table-cell>
          <table:table-cell table:style-name="ce7" office:value-type="float" office:value="11.9021">
            <text:p>11,9021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style-name="ce7" office:value-type="float" office:value="417.132">
            <text:p>417,132</text:p>
          </table:table-cell>
          <table:table-cell/>
          <table:table-cell table:style-name="ce3" office:value-type="float" office:value="144">
            <text:p>144</text:p>
          </table:table-cell>
          <table:table-cell table:style-name="ce7" office:value-type="float" office:value="11.9306">
            <text:p>11,9306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style-name="ce7" office:value-type="float" office:value="416.745">
            <text:p>416,745</text:p>
          </table:table-cell>
          <table:table-cell/>
          <table:table-cell table:style-name="ce3" office:value-type="float" office:value="145">
            <text:p>145</text:p>
          </table:table-cell>
          <table:table-cell table:style-name="ce7" office:value-type="float" office:value="11.9586">
            <text:p>11,9586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style-name="ce7" office:value-type="float" office:value="416.63">
            <text:p>416,63</text:p>
          </table:table-cell>
          <table:table-cell/>
          <table:table-cell table:style-name="ce3" office:value-type="float" office:value="146">
            <text:p>146</text:p>
          </table:table-cell>
          <table:table-cell table:style-name="ce7" office:value-type="float" office:value="12.0479">
            <text:p>12,0479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style-name="ce7" office:value-type="float" office:value="416.517">
            <text:p>416,517</text:p>
          </table:table-cell>
          <table:table-cell/>
          <table:table-cell table:style-name="ce3" office:value-type="float" office:value="147">
            <text:p>147</text:p>
          </table:table-cell>
          <table:table-cell table:style-name="ce7" office:value-type="float" office:value="12.1361">
            <text:p>12,1361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style-name="ce7" office:value-type="float" office:value="416.405">
            <text:p>416,405</text:p>
          </table:table-cell>
          <table:table-cell/>
          <table:table-cell table:style-name="ce3" office:value-type="float" office:value="148">
            <text:p>148</text:p>
          </table:table-cell>
          <table:table-cell table:style-name="ce7" office:value-type="float" office:value="12.1622">
            <text:p>12,1622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style-name="ce7" office:value-type="float" office:value="416.295">
            <text:p>416,295</text:p>
          </table:table-cell>
          <table:table-cell/>
          <table:table-cell table:style-name="ce3" office:value-type="float" office:value="149">
            <text:p>149</text:p>
          </table:table-cell>
          <table:table-cell table:style-name="ce7" office:value-type="float" office:value="12.1879">
            <text:p>12,1879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style-name="ce7" office:value-type="float" office:value="416.187">
            <text:p>416,187</text:p>
          </table:table-cell>
          <table:table-cell/>
          <table:table-cell table:style-name="ce3" office:value-type="float" office:value="150">
            <text:p>150</text:p>
          </table:table-cell>
          <table:table-cell table:style-name="ce7" office:value-type="float" office:value="12.2133">
            <text:p>12,2133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style-name="ce7" office:value-type="float" office:value="416.079">
            <text:p>416,079</text:p>
          </table:table-cell>
          <table:table-cell/>
          <table:table-cell table:style-name="ce3" office:value-type="float" office:value="151">
            <text:p>151</text:p>
          </table:table-cell>
          <table:table-cell table:style-name="ce7" office:value-type="float" office:value="12.2384">
            <text:p>12,2384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style-name="ce7" office:value-type="float" office:value="415.974">
            <text:p>415,974</text:p>
          </table:table-cell>
          <table:table-cell/>
          <table:table-cell table:style-name="ce3" office:value-type="float" office:value="152">
            <text:p>152</text:p>
          </table:table-cell>
          <table:table-cell table:style-name="ce7" office:value-type="float" office:value="12.2632">
            <text:p>12,2632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style-name="ce7" office:value-type="float" office:value="415.869">
            <text:p>415,869</text:p>
          </table:table-cell>
          <table:table-cell/>
          <table:table-cell table:style-name="ce3" office:value-type="float" office:value="153">
            <text:p>153</text:p>
          </table:table-cell>
          <table:table-cell table:style-name="ce7" office:value-type="float" office:value="12.2876">
            <text:p>12,2876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style-name="ce7" office:value-type="float" office:value="415.766">
            <text:p>415,766</text:p>
          </table:table-cell>
          <table:table-cell/>
          <table:table-cell table:style-name="ce3" office:value-type="float" office:value="154">
            <text:p>154</text:p>
          </table:table-cell>
          <table:table-cell table:style-name="ce7" office:value-type="float" office:value="12.3117">
            <text:p>12,3117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style-name="ce7" office:value-type="float" office:value="415.665">
            <text:p>415,665</text:p>
          </table:table-cell>
          <table:table-cell/>
          <table:table-cell table:style-name="ce3" office:value-type="float" office:value="155">
            <text:p>155</text:p>
          </table:table-cell>
          <table:table-cell table:style-name="ce7" office:value-type="float" office:value="12.3355">
            <text:p>12,3355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style-name="ce7" office:value-type="float" office:value="415.564">
            <text:p>415,564</text:p>
          </table:table-cell>
          <table:table-cell/>
          <table:table-cell table:style-name="ce3" office:value-type="float" office:value="156">
            <text:p>156</text:p>
          </table:table-cell>
          <table:table-cell table:style-name="ce7" office:value-type="float" office:value="12.359">
            <text:p>12,359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style-name="ce7" office:value-type="float" office:value="415.217">
            <text:p>415,217</text:p>
          </table:table-cell>
          <table:table-cell/>
          <table:table-cell table:style-name="ce3" office:value-type="float" office:value="157">
            <text:p>157</text:p>
          </table:table-cell>
          <table:table-cell table:style-name="ce7" office:value-type="float" office:value="12.3822">
            <text:p>12,3822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style-name="ce7" office:value-type="float" office:value="414.873">
            <text:p>414,873</text:p>
          </table:table-cell>
          <table:table-cell/>
          <table:table-cell table:style-name="ce3" office:value-type="float" office:value="158">
            <text:p>158</text:p>
          </table:table-cell>
          <table:table-cell table:style-name="ce7" office:value-type="float" office:value="12.4051">
            <text:p>12,4051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style-name="ce7" office:value-type="float" office:value="414.535">
            <text:p>414,535</text:p>
          </table:table-cell>
          <table:table-cell/>
          <table:table-cell table:style-name="ce3" office:value-type="float" office:value="159">
            <text:p>159</text:p>
          </table:table-cell>
          <table:table-cell table:style-name="ce7" office:value-type="float" office:value="12.4277">
            <text:p>12,4277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style-name="ce7" office:value-type="float" office:value="414.2">
            <text:p>414,2</text:p>
          </table:table-cell>
          <table:table-cell/>
          <table:table-cell table:style-name="ce3" office:value-type="float" office:value="160">
            <text:p>160</text:p>
          </table:table-cell>
          <table:table-cell table:style-name="ce7" office:value-type="float" office:value="12.45">
            <text:p>12,45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style-name="ce7" office:value-type="float" office:value="413.87">
            <text:p>413,87</text:p>
          </table:table-cell>
          <table:table-cell/>
          <table:table-cell table:style-name="ce3" office:value-type="float" office:value="161">
            <text:p>161</text:p>
          </table:table-cell>
          <table:table-cell table:style-name="ce7" office:value-type="float" office:value="12.4286">
            <text:p>12,4286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style-name="ce7" office:value-type="float" office:value="413.543">
            <text:p>413,543</text:p>
          </table:table-cell>
          <table:table-cell/>
          <table:table-cell table:style-name="ce3" office:value-type="float" office:value="162">
            <text:p>162</text:p>
          </table:table-cell>
          <table:table-cell table:style-name="ce7" office:value-type="float" office:value="12.4074">
            <text:p>12,4074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style-name="ce7" office:value-type="float" office:value="413.221">
            <text:p>413,221</text:p>
          </table:table-cell>
          <table:table-cell/>
          <table:table-cell table:style-name="ce3" office:value-type="float" office:value="163">
            <text:p>163</text:p>
          </table:table-cell>
          <table:table-cell table:style-name="ce7" office:value-type="float" office:value="12.3865">
            <text:p>12,3865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style-name="ce7" office:value-type="float" office:value="413.14">
            <text:p>413,14</text:p>
          </table:table-cell>
          <table:table-cell/>
          <table:table-cell table:style-name="ce3" office:value-type="float" office:value="164">
            <text:p>164</text:p>
          </table:table-cell>
          <table:table-cell table:style-name="ce7" office:value-type="float" office:value="12.4085">
            <text:p>12,4085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style-name="ce7" office:value-type="float" office:value="413.061">
            <text:p>413,061</text:p>
          </table:table-cell>
          <table:table-cell/>
          <table:table-cell table:style-name="ce3" office:value-type="float" office:value="165">
            <text:p>165</text:p>
          </table:table-cell>
          <table:table-cell table:style-name="ce7" office:value-type="float" office:value="12.4303">
            <text:p>12,4303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style-name="ce7" office:value-type="float" office:value="412.982">
            <text:p>412,982</text:p>
          </table:table-cell>
          <table:table-cell/>
          <table:table-cell table:style-name="ce3" office:value-type="float" office:value="166">
            <text:p>166</text:p>
          </table:table-cell>
          <table:table-cell table:style-name="ce7" office:value-type="float" office:value="12.4518">
            <text:p>12,4518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style-name="ce7" office:value-type="float" office:value="412.671">
            <text:p>412,671</text:p>
          </table:table-cell>
          <table:table-cell/>
          <table:table-cell table:style-name="ce3" office:value-type="float" office:value="167">
            <text:p>167</text:p>
          </table:table-cell>
          <table:table-cell table:style-name="ce7" office:value-type="float" office:value="12.4311">
            <text:p>12,4311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style-name="ce7" office:value-type="float" office:value="412.595">
            <text:p>412,595</text:p>
          </table:table-cell>
          <table:table-cell/>
          <table:table-cell table:style-name="ce3" office:value-type="float" office:value="168">
            <text:p>168</text:p>
          </table:table-cell>
          <table:table-cell table:style-name="ce7" office:value-type="float" office:value="12.4524">
            <text:p>12,4524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style-name="ce7" office:value-type="float" office:value="412.521">
            <text:p>412,521</text:p>
          </table:table-cell>
          <table:table-cell/>
          <table:table-cell table:style-name="ce3" office:value-type="float" office:value="169">
            <text:p>169</text:p>
          </table:table-cell>
          <table:table-cell table:style-name="ce7" office:value-type="float" office:value="12.4734">
            <text:p>12,4734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style-name="ce7" office:value-type="float" office:value="412.447">
            <text:p>412,447</text:p>
          </table:table-cell>
          <table:table-cell/>
          <table:table-cell table:style-name="ce3" office:value-type="float" office:value="170">
            <text:p>170</text:p>
          </table:table-cell>
          <table:table-cell table:style-name="ce7" office:value-type="float" office:value="12.4941">
            <text:p>12,4941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style-name="ce7" office:value-type="float" office:value="412.374">
            <text:p>412,374</text:p>
          </table:table-cell>
          <table:table-cell/>
          <table:table-cell table:style-name="ce3" office:value-type="float" office:value="171">
            <text:p>171</text:p>
          </table:table-cell>
          <table:table-cell table:style-name="ce7" office:value-type="float" office:value="12.5146">
            <text:p>12,5146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style-name="ce7" office:value-type="float" office:value="412.302">
            <text:p>412,302</text:p>
          </table:table-cell>
          <table:table-cell/>
          <table:table-cell table:style-name="ce3" office:value-type="float" office:value="172">
            <text:p>172</text:p>
          </table:table-cell>
          <table:table-cell table:style-name="ce7" office:value-type="float" office:value="12.5349">
            <text:p>12,5349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style-name="ce7" office:value-type="float" office:value="412.231">
            <text:p>412,231</text:p>
          </table:table-cell>
          <table:table-cell/>
          <table:table-cell table:style-name="ce3" office:value-type="float" office:value="173">
            <text:p>173</text:p>
          </table:table-cell>
          <table:table-cell table:style-name="ce7" office:value-type="float" office:value="12.5549">
            <text:p>12,5549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style-name="ce7" office:value-type="float" office:value="412.161">
            <text:p>412,161</text:p>
          </table:table-cell>
          <table:table-cell/>
          <table:table-cell table:style-name="ce3" office:value-type="float" office:value="174">
            <text:p>174</text:p>
          </table:table-cell>
          <table:table-cell table:style-name="ce7" office:value-type="float" office:value="12.5747">
            <text:p>12,5747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style-name="ce7" office:value-type="float" office:value="412.091">
            <text:p>412,091</text:p>
          </table:table-cell>
          <table:table-cell/>
          <table:table-cell table:style-name="ce3" office:value-type="float" office:value="175">
            <text:p>175</text:p>
          </table:table-cell>
          <table:table-cell table:style-name="ce7" office:value-type="float" office:value="12.5943">
            <text:p>12,5943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style-name="ce7" office:value-type="float" office:value="412.023">
            <text:p>412,023</text:p>
          </table:table-cell>
          <table:table-cell/>
          <table:table-cell table:style-name="ce3" office:value-type="float" office:value="176">
            <text:p>176</text:p>
          </table:table-cell>
          <table:table-cell table:style-name="ce7" office:value-type="float" office:value="12.6648">
            <text:p>12,6648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style-name="ce7" office:value-type="float" office:value="411.955">
            <text:p>411,955</text:p>
          </table:table-cell>
          <table:table-cell/>
          <table:table-cell table:style-name="ce3" office:value-type="float" office:value="177">
            <text:p>177</text:p>
          </table:table-cell>
          <table:table-cell table:style-name="ce7" office:value-type="float" office:value="12.7345">
            <text:p>12,7345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style-name="ce7" office:value-type="float" office:value="411.888">
            <text:p>411,888</text:p>
          </table:table-cell>
          <table:table-cell/>
          <table:table-cell table:style-name="ce3" office:value-type="float" office:value="178">
            <text:p>178</text:p>
          </table:table-cell>
          <table:table-cell table:style-name="ce7" office:value-type="float" office:value="12.8034">
            <text:p>12,8034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style-name="ce7" office:value-type="float" office:value="411.821">
            <text:p>411,821</text:p>
          </table:table-cell>
          <table:table-cell/>
          <table:table-cell table:style-name="ce3" office:value-type="float" office:value="179">
            <text:p>179</text:p>
          </table:table-cell>
          <table:table-cell table:style-name="ce7" office:value-type="float" office:value="12.8715">
            <text:p>12,8715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style-name="ce7" office:value-type="float" office:value="411.756">
            <text:p>411,756</text:p>
          </table:table-cell>
          <table:table-cell/>
          <table:table-cell table:style-name="ce3" office:value-type="float" office:value="180">
            <text:p>180</text:p>
          </table:table-cell>
          <table:table-cell table:style-name="ce7" office:value-type="float" office:value="12.8889">
            <text:p>12,8889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style-name="ce7" office:value-type="float" office:value="411.691">
            <text:p>411,691</text:p>
          </table:table-cell>
          <table:table-cell/>
          <table:table-cell table:style-name="ce3" office:value-type="float" office:value="181">
            <text:p>181</text:p>
          </table:table-cell>
          <table:table-cell table:style-name="ce7" office:value-type="float" office:value="12.9061">
            <text:p>12,9061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style-name="ce7" office:value-type="float" office:value="411.626">
            <text:p>411,626</text:p>
          </table:table-cell>
          <table:table-cell/>
          <table:table-cell table:style-name="ce3" office:value-type="float" office:value="182">
            <text:p>182</text:p>
          </table:table-cell>
          <table:table-cell table:style-name="ce7" office:value-type="float" office:value="12.9231">
            <text:p>12,9231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style-name="ce7" office:value-type="float" office:value="411.563">
            <text:p>411,563</text:p>
          </table:table-cell>
          <table:table-cell/>
          <table:table-cell table:style-name="ce3" office:value-type="float" office:value="183">
            <text:p>183</text:p>
          </table:table-cell>
          <table:table-cell table:style-name="ce7" office:value-type="float" office:value="12.9399">
            <text:p>12,9399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style-name="ce7" office:value-type="float" office:value="411.723">
            <text:p>411,723</text:p>
          </table:table-cell>
          <table:table-cell/>
          <table:table-cell table:style-name="ce3" office:value-type="float" office:value="184">
            <text:p>184</text:p>
          </table:table-cell>
          <table:table-cell table:style-name="ce7" office:value-type="float" office:value="13.0054">
            <text:p>13,0054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style-name="ce7" office:value-type="float" office:value="411.659">
            <text:p>411,659</text:p>
          </table:table-cell>
          <table:table-cell/>
          <table:table-cell table:style-name="ce3" office:value-type="float" office:value="185">
            <text:p>185</text:p>
          </table:table-cell>
          <table:table-cell table:style-name="ce7" office:value-type="float" office:value="13.0703">
            <text:p>13,0703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style-name="ce7" office:value-type="float" office:value="411.597">
            <text:p>411,597</text:p>
          </table:table-cell>
          <table:table-cell/>
          <table:table-cell table:style-name="ce3" office:value-type="float" office:value="186">
            <text:p>186</text:p>
          </table:table-cell>
          <table:table-cell table:style-name="ce7" office:value-type="float" office:value="13.1344">
            <text:p>13,1344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style-name="ce7" office:value-type="float" office:value="411.535">
            <text:p>411,535</text:p>
          </table:table-cell>
          <table:table-cell/>
          <table:table-cell table:style-name="ce3" office:value-type="float" office:value="187">
            <text:p>187</text:p>
          </table:table-cell>
          <table:table-cell table:style-name="ce7" office:value-type="float" office:value="13.1979">
            <text:p>13,1979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style-name="ce7" office:value-type="float" office:value="411.473">
            <text:p>411,473</text:p>
          </table:table-cell>
          <table:table-cell/>
          <table:table-cell table:style-name="ce3" office:value-type="float" office:value="188">
            <text:p>188</text:p>
          </table:table-cell>
          <table:table-cell table:style-name="ce7" office:value-type="float" office:value="13.2606">
            <text:p>13,2606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style-name="ce7" office:value-type="float" office:value="411.413">
            <text:p>411,413</text:p>
          </table:table-cell>
          <table:table-cell/>
          <table:table-cell table:style-name="ce3" office:value-type="float" office:value="189">
            <text:p>189</text:p>
          </table:table-cell>
          <table:table-cell table:style-name="ce7" office:value-type="float" office:value="13.2751">
            <text:p>13,2751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style-name="ce7" office:value-type="float" office:value="411.353">
            <text:p>411,353</text:p>
          </table:table-cell>
          <table:table-cell/>
          <table:table-cell table:style-name="ce3" office:value-type="float" office:value="190">
            <text:p>190</text:p>
          </table:table-cell>
          <table:table-cell table:style-name="ce7" office:value-type="float" office:value="13.2895">
            <text:p>13,2895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style-name="ce7" office:value-type="float" office:value="411.293">
            <text:p>411,293</text:p>
          </table:table-cell>
          <table:table-cell/>
          <table:table-cell table:style-name="ce3" office:value-type="float" office:value="191">
            <text:p>191</text:p>
          </table:table-cell>
          <table:table-cell table:style-name="ce7" office:value-type="float" office:value="13.3037">
            <text:p>13,3037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style-name="ce7" office:value-type="float" office:value="411.234">
            <text:p>411,234</text:p>
          </table:table-cell>
          <table:table-cell/>
          <table:table-cell table:style-name="ce3" office:value-type="float" office:value="192">
            <text:p>192</text:p>
          </table:table-cell>
          <table:table-cell table:style-name="ce7" office:value-type="float" office:value="13.3177">
            <text:p>13,3177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style-name="ce7" office:value-type="float" office:value="411.176">
            <text:p>411,176</text:p>
          </table:table-cell>
          <table:table-cell/>
          <table:table-cell table:style-name="ce3" office:value-type="float" office:value="193">
            <text:p>193</text:p>
          </table:table-cell>
          <table:table-cell table:style-name="ce7" office:value-type="float" office:value="13.3316">
            <text:p>13,3316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style-name="ce7" office:value-type="float" office:value="411.119">
            <text:p>411,119</text:p>
          </table:table-cell>
          <table:table-cell/>
          <table:table-cell table:style-name="ce3" office:value-type="float" office:value="194">
            <text:p>194</text:p>
          </table:table-cell>
          <table:table-cell table:style-name="ce7" office:value-type="float" office:value="13.3454">
            <text:p>13,3454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style-name="ce7" office:value-type="float" office:value="410.862">
            <text:p>410,862</text:p>
          </table:table-cell>
          <table:table-cell/>
          <table:table-cell table:style-name="ce3" office:value-type="float" office:value="195">
            <text:p>195</text:p>
          </table:table-cell>
          <table:table-cell table:style-name="ce7" office:value-type="float" office:value="13.359">
            <text:p>13,359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style-name="ce7" office:value-type="float" office:value="410.806">
            <text:p>410,806</text:p>
          </table:table-cell>
          <table:table-cell/>
          <table:table-cell table:style-name="ce3" office:value-type="float" office:value="196">
            <text:p>196</text:p>
          </table:table-cell>
          <table:table-cell table:style-name="ce7" office:value-type="float" office:value="13.4184">
            <text:p>13,4184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style-name="ce7" office:value-type="float" office:value="410.751">
            <text:p>410,751</text:p>
          </table:table-cell>
          <table:table-cell/>
          <table:table-cell table:style-name="ce3" office:value-type="float" office:value="197">
            <text:p>197</text:p>
          </table:table-cell>
          <table:table-cell table:style-name="ce7" office:value-type="float" office:value="13.4772">
            <text:p>13,4772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style-name="ce7" office:value-type="float" office:value="410.697">
            <text:p>410,697</text:p>
          </table:table-cell>
          <table:table-cell/>
          <table:table-cell table:style-name="ce3" office:value-type="float" office:value="198">
            <text:p>198</text:p>
          </table:table-cell>
          <table:table-cell table:style-name="ce7" office:value-type="float" office:value="13.5354">
            <text:p>13,5354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style-name="ce7" office:value-type="float" office:value="410.643">
            <text:p>410,643</text:p>
          </table:table-cell>
          <table:table-cell/>
          <table:table-cell table:style-name="ce3" office:value-type="float" office:value="199">
            <text:p>199</text:p>
          </table:table-cell>
          <table:table-cell table:style-name="ce7" office:value-type="float" office:value="13.593">
            <text:p>13,593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style-name="ce7" office:value-type="float" office:value="410.59">
            <text:p>410,59</text:p>
          </table:table-cell>
          <table:table-cell/>
          <table:table-cell table:style-name="ce3" office:value-type="float" office:value="200">
            <text:p>200</text:p>
          </table:table-cell>
          <table:table-cell table:style-name="ce7" office:value-type="float" office:value="13.65">
            <text:p>13,65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style-name="ce7" office:value-type="float" office:value="410.537">
            <text:p>410,537</text:p>
          </table:table-cell>
          <table:table-cell/>
          <table:table-cell table:style-name="ce3" office:value-type="float" office:value="201">
            <text:p>201</text:p>
          </table:table-cell>
          <table:table-cell table:style-name="ce7" office:value-type="float" office:value="13.7065">
            <text:p>13,7065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style-name="ce7" office:value-type="float" office:value="410.485">
            <text:p>410,485</text:p>
          </table:table-cell>
          <table:table-cell/>
          <table:table-cell table:style-name="ce3" office:value-type="float" office:value="202">
            <text:p>202</text:p>
          </table:table-cell>
          <table:table-cell table:style-name="ce7" office:value-type="float" office:value="13.7624">
            <text:p>13,7624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style-name="ce7" office:value-type="float" office:value="410.433">
            <text:p>410,433</text:p>
          </table:table-cell>
          <table:table-cell/>
          <table:table-cell table:style-name="ce3" office:value-type="float" office:value="203">
            <text:p>203</text:p>
          </table:table-cell>
          <table:table-cell table:style-name="ce7" office:value-type="float" office:value="13.8177">
            <text:p>13,8177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style-name="ce7" office:value-type="float" office:value="410.382">
            <text:p>410,382</text:p>
          </table:table-cell>
          <table:table-cell/>
          <table:table-cell table:style-name="ce3" office:value-type="float" office:value="204">
            <text:p>204</text:p>
          </table:table-cell>
          <table:table-cell table:style-name="ce7" office:value-type="float" office:value="13.8725">
            <text:p>13,8725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style-name="ce7" office:value-type="float" office:value="410.332">
            <text:p>410,332</text:p>
          </table:table-cell>
          <table:table-cell/>
          <table:table-cell table:style-name="ce3" office:value-type="float" office:value="205">
            <text:p>205</text:p>
          </table:table-cell>
          <table:table-cell table:style-name="ce7" office:value-type="float" office:value="13.9268">
            <text:p>13,9268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style-name="ce7" office:value-type="float" office:value="410.282">
            <text:p>410,282</text:p>
          </table:table-cell>
          <table:table-cell/>
          <table:table-cell table:style-name="ce3" office:value-type="float" office:value="206">
            <text:p>206</text:p>
          </table:table-cell>
          <table:table-cell table:style-name="ce7" office:value-type="float" office:value="13.9806">
            <text:p>13,9806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style-name="ce7" office:value-type="float" office:value="410.232">
            <text:p>410,232</text:p>
          </table:table-cell>
          <table:table-cell/>
          <table:table-cell table:style-name="ce3" office:value-type="float" office:value="207">
            <text:p>207</text:p>
          </table:table-cell>
          <table:table-cell table:style-name="ce7" office:value-type="float" office:value="13.9903">
            <text:p>13,9903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style-name="ce7" office:value-type="float" office:value="410.183">
            <text:p>410,183</text:p>
          </table:table-cell>
          <table:table-cell/>
          <table:table-cell table:style-name="ce3" office:value-type="float" office:value="208">
            <text:p>208</text:p>
          </table:table-cell>
          <table:table-cell table:style-name="ce7"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style-name="ce7" office:value-type="float" office:value="410.134">
            <text:p>410,134</text:p>
          </table:table-cell>
          <table:table-cell/>
          <table:table-cell table:style-name="ce3" office:value-type="float" office:value="209">
            <text:p>209</text:p>
          </table:table-cell>
          <table:table-cell table:style-name="ce7" office:value-type="float" office:value="14.0526">
            <text:p>14,0526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style-name="ce7" office:value-type="float" office:value="410.086">
            <text:p>410,086</text:p>
          </table:table-cell>
          <table:table-cell/>
          <table:table-cell table:style-name="ce3" office:value-type="float" office:value="210">
            <text:p>210</text:p>
          </table:table-cell>
          <table:table-cell table:style-name="ce7" office:value-type="float" office:value="14.1048">
            <text:p>14,1048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style-name="ce7" office:value-type="float" office:value="410.038">
            <text:p>410,038</text:p>
          </table:table-cell>
          <table:table-cell/>
          <table:table-cell table:style-name="ce3" office:value-type="float" office:value="211">
            <text:p>211</text:p>
          </table:table-cell>
          <table:table-cell table:style-name="ce7" office:value-type="float" office:value="14.1564">
            <text:p>14,1564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style-name="ce7" office:value-type="float" office:value="409.991">
            <text:p>409,991</text:p>
          </table:table-cell>
          <table:table-cell/>
          <table:table-cell table:style-name="ce3" office:value-type="float" office:value="212">
            <text:p>212</text:p>
          </table:table-cell>
          <table:table-cell table:style-name="ce7" office:value-type="float" office:value="14.2075">
            <text:p>14,2075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style-name="ce7" office:value-type="float" office:value="409.944">
            <text:p>409,944</text:p>
          </table:table-cell>
          <table:table-cell/>
          <table:table-cell table:style-name="ce3" office:value-type="float" office:value="213">
            <text:p>213</text:p>
          </table:table-cell>
          <table:table-cell table:style-name="ce7" office:value-type="float" office:value="14.2582">
            <text:p>14,2582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style-name="ce7" office:value-type="float" office:value="409.897">
            <text:p>409,897</text:p>
          </table:table-cell>
          <table:table-cell/>
          <table:table-cell table:style-name="ce3" office:value-type="float" office:value="214">
            <text:p>214</text:p>
          </table:table-cell>
          <table:table-cell table:style-name="ce7" office:value-type="float" office:value="14.3084">
            <text:p>14,3084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style-name="ce7" office:value-type="float" office:value="409.851">
            <text:p>409,851</text:p>
          </table:table-cell>
          <table:table-cell/>
          <table:table-cell table:style-name="ce3" office:value-type="float" office:value="215">
            <text:p>215</text:p>
          </table:table-cell>
          <table:table-cell table:style-name="ce7" office:value-type="float" office:value="14.3581">
            <text:p>14,3581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style-name="ce7" office:value-type="float" office:value="409.806">
            <text:p>409,806</text:p>
          </table:table-cell>
          <table:table-cell/>
          <table:table-cell table:style-name="ce3" office:value-type="float" office:value="216">
            <text:p>216</text:p>
          </table:table-cell>
          <table:table-cell table:style-name="ce7" office:value-type="float" office:value="14.4074">
            <text:p>14,4074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style-name="ce7" office:value-type="float" office:value="409.949">
            <text:p>409,949</text:p>
          </table:table-cell>
          <table:table-cell/>
          <table:table-cell table:style-name="ce3" office:value-type="float" office:value="217">
            <text:p>217</text:p>
          </table:table-cell>
          <table:table-cell table:style-name="ce7" office:value-type="float" office:value="14.5069">
            <text:p>14,5069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style-name="ce7" office:value-type="float" office:value="409.904">
            <text:p>409,904</text:p>
          </table:table-cell>
          <table:table-cell/>
          <table:table-cell table:style-name="ce3" office:value-type="float" office:value="218">
            <text:p>218</text:p>
          </table:table-cell>
          <table:table-cell table:style-name="ce7" office:value-type="float" office:value="14.6055">
            <text:p>14,6055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style-name="ce7" office:value-type="float" office:value="409.858">
            <text:p>409,858</text:p>
          </table:table-cell>
          <table:table-cell/>
          <table:table-cell table:style-name="ce3" office:value-type="float" office:value="219">
            <text:p>219</text:p>
          </table:table-cell>
          <table:table-cell table:style-name="ce7" office:value-type="float" office:value="14.7032">
            <text:p>14,7032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style-name="ce7" office:value-type="float" office:value="409.814">
            <text:p>409,814</text:p>
          </table:table-cell>
          <table:table-cell/>
          <table:table-cell table:style-name="ce3" office:value-type="float" office:value="220">
            <text:p>220</text:p>
          </table:table-cell>
          <table:table-cell table:style-name="ce7" office:value-type="float" office:value="14.8">
            <text:p>14,8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style-name="ce7" office:value-type="float" office:value="409.769">
            <text:p>409,769</text:p>
          </table:table-cell>
          <table:table-cell/>
          <table:table-cell table:style-name="ce3" office:value-type="float" office:value="221">
            <text:p>221</text:p>
          </table:table-cell>
          <table:table-cell table:style-name="ce7" office:value-type="float" office:value="14.8959">
            <text:p>14,8959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style-name="ce7" office:value-type="float" office:value="409.725">
            <text:p>409,725</text:p>
          </table:table-cell>
          <table:table-cell/>
          <table:table-cell table:style-name="ce3" office:value-type="float" office:value="222">
            <text:p>222</text:p>
          </table:table-cell>
          <table:table-cell table:style-name="ce7" office:value-type="float" office:value="14.991">
            <text:p>14,991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style-name="ce7" office:value-type="float" office:value="409.682">
            <text:p>409,682</text:p>
          </table:table-cell>
          <table:table-cell/>
          <table:table-cell table:style-name="ce3" office:value-type="float" office:value="223">
            <text:p>223</text:p>
          </table:table-cell>
          <table:table-cell table:style-name="ce7" office:value-type="float" office:value="15.0852">
            <text:p>15,0852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style-name="ce7" office:value-type="float" office:value="409.638">
            <text:p>409,638</text:p>
          </table:table-cell>
          <table:table-cell/>
          <table:table-cell table:style-name="ce3" office:value-type="float" office:value="224">
            <text:p>224</text:p>
          </table:table-cell>
          <table:table-cell table:style-name="ce7" office:value-type="float" office:value="15.1786">
            <text:p>15,1786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style-name="ce7" office:value-type="float" office:value="409.596">
            <text:p>409,596</text:p>
          </table:table-cell>
          <table:table-cell/>
          <table:table-cell table:style-name="ce3" office:value-type="float" office:value="225">
            <text:p>225</text:p>
          </table:table-cell>
          <table:table-cell table:style-name="ce7" office:value-type="float" office:value="15.2711">
            <text:p>15,2711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style-name="ce7" office:value-type="float" office:value="409.553">
            <text:p>409,553</text:p>
          </table:table-cell>
          <table:table-cell/>
          <table:table-cell table:style-name="ce3" office:value-type="float" office:value="226">
            <text:p>226</text:p>
          </table:table-cell>
          <table:table-cell table:style-name="ce7" office:value-type="float" office:value="15.3628">
            <text:p>15,3628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style-name="ce7" office:value-type="float" office:value="409.511">
            <text:p>409,511</text:p>
          </table:table-cell>
          <table:table-cell/>
          <table:table-cell table:style-name="ce3" office:value-type="float" office:value="227">
            <text:p>227</text:p>
          </table:table-cell>
          <table:table-cell table:style-name="ce7" office:value-type="float" office:value="15.4053">
            <text:p>15,4053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style-name="ce7" office:value-type="float" office:value="409.469">
            <text:p>409,469</text:p>
          </table:table-cell>
          <table:table-cell/>
          <table:table-cell table:style-name="ce3" office:value-type="float" office:value="228">
            <text:p>228</text:p>
          </table:table-cell>
          <table:table-cell table:style-name="ce7" office:value-type="float" office:value="15.4474">
            <text:p>15,4474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style-name="ce7" office:value-type="float" office:value="409.428">
            <text:p>409,428</text:p>
          </table:table-cell>
          <table:table-cell/>
          <table:table-cell table:style-name="ce3" office:value-type="float" office:value="229">
            <text:p>229</text:p>
          </table:table-cell>
          <table:table-cell table:style-name="ce7" office:value-type="float" office:value="15.4891">
            <text:p>15,4891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style-name="ce7" office:value-type="float" office:value="409.387">
            <text:p>409,387</text:p>
          </table:table-cell>
          <table:table-cell/>
          <table:table-cell table:style-name="ce3" office:value-type="float" office:value="230">
            <text:p>230</text:p>
          </table:table-cell>
          <table:table-cell table:style-name="ce7" office:value-type="float" office:value="15.5304">
            <text:p>15,5304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style-name="ce7" office:value-type="float" office:value="409.346">
            <text:p>409,346</text:p>
          </table:table-cell>
          <table:table-cell/>
          <table:table-cell table:style-name="ce3" office:value-type="float" office:value="231">
            <text:p>231</text:p>
          </table:table-cell>
          <table:table-cell table:style-name="ce7" office:value-type="float" office:value="15.5714">
            <text:p>15,5714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style-name="ce7" office:value-type="float" office:value="409.483">
            <text:p>409,483</text:p>
          </table:table-cell>
          <table:table-cell/>
          <table:table-cell table:style-name="ce3" office:value-type="float" office:value="232">
            <text:p>232</text:p>
          </table:table-cell>
          <table:table-cell table:style-name="ce7" office:value-type="float" office:value="15.6595">
            <text:p>15,6595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style-name="ce7" office:value-type="float" office:value="409.442">
            <text:p>409,442</text:p>
          </table:table-cell>
          <table:table-cell/>
          <table:table-cell table:style-name="ce3" office:value-type="float" office:value="233">
            <text:p>233</text:p>
          </table:table-cell>
          <table:table-cell table:style-name="ce7" office:value-type="float" office:value="15.7468">
            <text:p>15,7468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style-name="ce7" office:value-type="float" office:value="409.402">
            <text:p>409,402</text:p>
          </table:table-cell>
          <table:table-cell/>
          <table:table-cell table:style-name="ce3" office:value-type="float" office:value="234">
            <text:p>234</text:p>
          </table:table-cell>
          <table:table-cell table:style-name="ce7" office:value-type="float" office:value="15.8333">
            <text:p>15,8333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style-name="ce7" office:value-type="float" office:value="409.362">
            <text:p>409,362</text:p>
          </table:table-cell>
          <table:table-cell/>
          <table:table-cell table:style-name="ce3" office:value-type="float" office:value="235">
            <text:p>235</text:p>
          </table:table-cell>
          <table:table-cell table:style-name="ce7" office:value-type="float" office:value="15.9191">
            <text:p>15,9191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style-name="ce7" office:value-type="float" office:value="409.322">
            <text:p>409,322</text:p>
          </table:table-cell>
          <table:table-cell/>
          <table:table-cell table:style-name="ce3" office:value-type="float" office:value="236">
            <text:p>236</text:p>
          </table:table-cell>
          <table:table-cell table:style-name="ce7" office:value-type="float" office:value="16.0042">
            <text:p>16,0042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style-name="ce7" office:value-type="float" office:value="409.283">
            <text:p>409,283</text:p>
          </table:table-cell>
          <table:table-cell/>
          <table:table-cell table:style-name="ce3" office:value-type="float" office:value="237">
            <text:p>237</text:p>
          </table:table-cell>
          <table:table-cell table:style-name="ce7" office:value-type="float" office:value="16.0886">
            <text:p>16,0886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style-name="ce7" office:value-type="float" office:value="409.244">
            <text:p>409,244</text:p>
          </table:table-cell>
          <table:table-cell/>
          <table:table-cell table:style-name="ce3" office:value-type="float" office:value="238">
            <text:p>238</text:p>
          </table:table-cell>
          <table:table-cell table:style-name="ce7" office:value-type="float" office:value="16.1723">
            <text:p>16,1723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style-name="ce7" office:value-type="float" office:value="409.205">
            <text:p>409,205</text:p>
          </table:table-cell>
          <table:table-cell/>
          <table:table-cell table:style-name="ce3" office:value-type="float" office:value="239">
            <text:p>239</text:p>
          </table:table-cell>
          <table:table-cell table:style-name="ce7" office:value-type="float" office:value="16.2552">
            <text:p>16,2552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style-name="ce7" office:value-type="float" office:value="409.167">
            <text:p>409,167</text:p>
          </table:table-cell>
          <table:table-cell/>
          <table:table-cell table:style-name="ce3" office:value-type="float" office:value="240">
            <text:p>240</text:p>
          </table:table-cell>
          <table:table-cell table:style-name="ce7" office:value-type="float" office:value="16.3375">
            <text:p>16,3375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style-name="ce7" office:value-type="float" office:value="409.129">
            <text:p>409,129</text:p>
          </table:table-cell>
          <table:table-cell/>
          <table:table-cell table:style-name="ce3" office:value-type="float" office:value="241">
            <text:p>241</text:p>
          </table:table-cell>
          <table:table-cell table:style-name="ce7" office:value-type="float" office:value="16.4191">
            <text:p>16,4191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style-name="ce7" office:value-type="float" office:value="409.26">
            <text:p>409,26</text:p>
          </table:table-cell>
          <table:table-cell/>
          <table:table-cell table:style-name="ce3" office:value-type="float" office:value="242">
            <text:p>242</text:p>
          </table:table-cell>
          <table:table-cell table:style-name="ce7" office:value-type="float" office:value="16.5537">
            <text:p>16,5537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style-name="ce7" office:value-type="float" office:value="409.391">
            <text:p>409,391</text:p>
          </table:table-cell>
          <table:table-cell/>
          <table:table-cell table:style-name="ce3" office:value-type="float" office:value="243">
            <text:p>243</text:p>
          </table:table-cell>
          <table:table-cell table:style-name="ce7" office:value-type="float" office:value="16.6872">
            <text:p>16,6872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style-name="ce7" office:value-type="float" office:value="409.52">
            <text:p>409,52</text:p>
          </table:table-cell>
          <table:table-cell/>
          <table:table-cell table:style-name="ce3" office:value-type="float" office:value="244">
            <text:p>244</text:p>
          </table:table-cell>
          <table:table-cell table:style-name="ce7" office:value-type="float" office:value="16.8197">
            <text:p>16,8197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style-name="ce7" office:value-type="float" office:value="409.649">
            <text:p>409,649</text:p>
          </table:table-cell>
          <table:table-cell/>
          <table:table-cell table:style-name="ce3" office:value-type="float" office:value="245">
            <text:p>245</text:p>
          </table:table-cell>
          <table:table-cell table:style-name="ce7" office:value-type="float" office:value="16.951">
            <text:p>16,951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style-name="ce7" office:value-type="float" office:value="409.776">
            <text:p>409,776</text:p>
          </table:table-cell>
          <table:table-cell/>
          <table:table-cell table:style-name="ce3" office:value-type="float" office:value="246">
            <text:p>246</text:p>
          </table:table-cell>
          <table:table-cell table:style-name="ce7" office:value-type="float" office:value="17.0813">
            <text:p>17,0813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style-name="ce7" office:value-type="float" office:value="409.903">
            <text:p>409,903</text:p>
          </table:table-cell>
          <table:table-cell/>
          <table:table-cell table:style-name="ce3" office:value-type="float" office:value="247">
            <text:p>247</text:p>
          </table:table-cell>
          <table:table-cell table:style-name="ce7" office:value-type="float" office:value="17.2105">
            <text:p>17,2105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style-name="ce7" office:value-type="float" office:value="410.028">
            <text:p>410,028</text:p>
          </table:table-cell>
          <table:table-cell/>
          <table:table-cell table:style-name="ce3" office:value-type="float" office:value="248">
            <text:p>248</text:p>
          </table:table-cell>
          <table:table-cell table:style-name="ce7" office:value-type="float" office:value="17.3387">
            <text:p>17,3387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style-name="ce7" office:value-type="float" office:value="410.153">
            <text:p>410,153</text:p>
          </table:table-cell>
          <table:table-cell/>
          <table:table-cell table:style-name="ce3" office:value-type="float" office:value="249">
            <text:p>249</text:p>
          </table:table-cell>
          <table:table-cell table:style-name="ce7" office:value-type="float" office:value="17.4659">
            <text:p>17,4659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style-name="ce7" office:value-type="float" office:value="410.276">
            <text:p>410,276</text:p>
          </table:table-cell>
          <table:table-cell/>
          <table:table-cell table:style-name="ce3" office:value-type="float" office:value="250">
            <text:p>250</text:p>
          </table:table-cell>
          <table:table-cell table:style-name="ce7" office:value-type="float" office:value="17.592">
            <text:p>17,592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style-name="ce7" office:value-type="float" office:value="410.398">
            <text:p>410,398</text:p>
          </table:table-cell>
          <table:table-cell/>
          <table:table-cell table:style-name="ce3" office:value-type="float" office:value="251">
            <text:p>251</text:p>
          </table:table-cell>
          <table:table-cell table:style-name="ce7" office:value-type="float" office:value="17.6653">
            <text:p>17,6653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style-name="ce7" office:value-type="float" office:value="410.69">
            <text:p>410,69</text:p>
          </table:table-cell>
          <table:table-cell/>
          <table:table-cell table:style-name="ce3" office:value-type="float" office:value="252">
            <text:p>252</text:p>
          </table:table-cell>
          <table:table-cell table:style-name="ce7" office:value-type="float" office:value="17.7897">
            <text:p>17,7897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style-name="ce7" office:value-type="float" office:value="410.98">
            <text:p>410,98</text:p>
          </table:table-cell>
          <table:table-cell/>
          <table:table-cell table:style-name="ce3" office:value-type="float" office:value="253">
            <text:p>253</text:p>
          </table:table-cell>
          <table:table-cell table:style-name="ce7" office:value-type="float" office:value="17.913">
            <text:p>17,913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style-name="ce7" office:value-type="float" office:value="411.268">
            <text:p>411,268</text:p>
          </table:table-cell>
          <table:table-cell/>
          <table:table-cell table:style-name="ce3" office:value-type="float" office:value="254">
            <text:p>254</text:p>
          </table:table-cell>
          <table:table-cell table:style-name="ce7" office:value-type="float" office:value="18.0354">
            <text:p>18,0354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style-name="ce7" office:value-type="float" office:value="411.384">
            <text:p>411,384</text:p>
          </table:table-cell>
          <table:table-cell/>
          <table:table-cell table:style-name="ce3" office:value-type="float" office:value="255">
            <text:p>255</text:p>
          </table:table-cell>
          <table:table-cell table:style-name="ce7" office:value-type="float" office:value="18.1569">
            <text:p>18,1569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style-name="ce7" office:value-type="float" office:value="411.5">
            <text:p>411,5</text:p>
          </table:table-cell>
          <table:table-cell/>
          <table:table-cell table:style-name="ce3" office:value-type="float" office:value="256">
            <text:p>256</text:p>
          </table:table-cell>
          <table:table-cell table:style-name="ce7" office:value-type="float" office:value="18.2773">
            <text:p>18,2773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style-name="ce7" office:value-type="float" office:value="411.615">
            <text:p>411,615</text:p>
          </table:table-cell>
          <table:table-cell/>
          <table:table-cell table:style-name="ce3" office:value-type="float" office:value="257">
            <text:p>257</text:p>
          </table:table-cell>
          <table:table-cell table:style-name="ce7" office:value-type="float" office:value="18.3969">
            <text:p>18,3969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style-name="ce7" office:value-type="float" office:value="411.729">
            <text:p>411,729</text:p>
          </table:table-cell>
          <table:table-cell/>
          <table:table-cell table:style-name="ce3" office:value-type="float" office:value="258">
            <text:p>258</text:p>
          </table:table-cell>
          <table:table-cell table:style-name="ce7" office:value-type="float" office:value="18.5155">
            <text:p>18,5155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style-name="ce7" office:value-type="float" office:value="411.842">
            <text:p>411,842</text:p>
          </table:table-cell>
          <table:table-cell/>
          <table:table-cell table:style-name="ce3" office:value-type="float" office:value="259">
            <text:p>259</text:p>
          </table:table-cell>
          <table:table-cell table:style-name="ce7" office:value-type="float" office:value="18.6332">
            <text:p>18,6332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style-name="ce7" office:value-type="float" office:value="411.954">
            <text:p>411,954</text:p>
          </table:table-cell>
          <table:table-cell/>
          <table:table-cell table:style-name="ce3" office:value-type="float" office:value="260">
            <text:p>260</text:p>
          </table:table-cell>
          <table:table-cell table:style-name="ce7" office:value-type="float" office:value="18.75">
            <text:p>18,75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style-name="ce7" office:value-type="float" office:value="412.065">
            <text:p>412,065</text:p>
          </table:table-cell>
          <table:table-cell/>
          <table:table-cell table:style-name="ce3" office:value-type="float" office:value="261">
            <text:p>261</text:p>
          </table:table-cell>
          <table:table-cell table:style-name="ce7" office:value-type="float" office:value="18.8659">
            <text:p>18,8659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style-name="ce7" office:value-type="float" office:value="412.176">
            <text:p>412,176</text:p>
          </table:table-cell>
          <table:table-cell/>
          <table:table-cell table:style-name="ce3" office:value-type="float" office:value="262">
            <text:p>262</text:p>
          </table:table-cell>
          <table:table-cell table:style-name="ce7" office:value-type="float" office:value="18.9809">
            <text:p>18,9809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style-name="ce7" office:value-type="float" office:value="412.285">
            <text:p>412,285</text:p>
          </table:table-cell>
          <table:table-cell/>
          <table:table-cell table:style-name="ce3" office:value-type="float" office:value="263">
            <text:p>263</text:p>
          </table:table-cell>
          <table:table-cell table:style-name="ce7" office:value-type="float" office:value="19.0951">
            <text:p>19,0951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style-name="ce7" office:value-type="float" office:value="412.394">
            <text:p>412,394</text:p>
          </table:table-cell>
          <table:table-cell/>
          <table:table-cell table:style-name="ce3" office:value-type="float" office:value="264">
            <text:p>264</text:p>
          </table:table-cell>
          <table:table-cell table:style-name="ce7" office:value-type="float" office:value="19.2083">
            <text:p>19,2083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style-name="ce7" office:value-type="float" office:value="412.502">
            <text:p>412,502</text:p>
          </table:table-cell>
          <table:table-cell/>
          <table:table-cell table:style-name="ce3" office:value-type="float" office:value="265">
            <text:p>265</text:p>
          </table:table-cell>
          <table:table-cell table:style-name="ce7" office:value-type="float" office:value="19.3208">
            <text:p>19,3208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style-name="ce7" office:value-type="float" office:value="412.609">
            <text:p>412,609</text:p>
          </table:table-cell>
          <table:table-cell/>
          <table:table-cell table:style-name="ce3" office:value-type="float" office:value="266">
            <text:p>266</text:p>
          </table:table-cell>
          <table:table-cell table:style-name="ce7" office:value-type="float" office:value="19.4323">
            <text:p>19,4323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style-name="ce7" office:value-type="float" office:value="412.876">
            <text:p>412,876</text:p>
          </table:table-cell>
          <table:table-cell/>
          <table:table-cell table:style-name="ce3" office:value-type="float" office:value="267">
            <text:p>267</text:p>
          </table:table-cell>
          <table:table-cell table:style-name="ce7" office:value-type="float" office:value="19.5993">
            <text:p>19,5993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style-name="ce7" office:value-type="float" office:value="413.142">
            <text:p>413,142</text:p>
          </table:table-cell>
          <table:table-cell/>
          <table:table-cell table:style-name="ce3" office:value-type="float" office:value="268">
            <text:p>268</text:p>
          </table:table-cell>
          <table:table-cell table:style-name="ce7" office:value-type="float" office:value="19.7649">
            <text:p>19,7649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style-name="ce7" office:value-type="float" office:value="413.405">
            <text:p>413,405</text:p>
          </table:table-cell>
          <table:table-cell/>
          <table:table-cell table:style-name="ce3" office:value-type="float" office:value="269">
            <text:p>269</text:p>
          </table:table-cell>
          <table:table-cell table:style-name="ce7" office:value-type="float" office:value="19.9294">
            <text:p>19,9294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style-name="ce7" office:value-type="float" office:value="413.667">
            <text:p>413,667</text:p>
          </table:table-cell>
          <table:table-cell/>
          <table:table-cell table:style-name="ce3" office:value-type="float" office:value="270">
            <text:p>270</text:p>
          </table:table-cell>
          <table:table-cell table:style-name="ce7" office:value-type="float" office:value="20.0926">
            <text:p>20,0926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style-name="ce7" office:value-type="float" office:value="413.926">
            <text:p>413,926</text:p>
          </table:table-cell>
          <table:table-cell/>
          <table:table-cell table:style-name="ce3" office:value-type="float" office:value="271">
            <text:p>271</text:p>
          </table:table-cell>
          <table:table-cell table:style-name="ce7" office:value-type="float" office:value="20.1993">
            <text:p>20,1993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style-name="ce7" office:value-type="float" office:value="414.184">
            <text:p>414,184</text:p>
          </table:table-cell>
          <table:table-cell/>
          <table:table-cell table:style-name="ce3" office:value-type="float" office:value="272">
            <text:p>272</text:p>
          </table:table-cell>
          <table:table-cell table:style-name="ce7" office:value-type="float" office:value="20.3051">
            <text:p>20,3051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style-name="ce7" office:value-type="float" office:value="414.44">
            <text:p>414,44</text:p>
          </table:table-cell>
          <table:table-cell/>
          <table:table-cell table:style-name="ce3" office:value-type="float" office:value="273">
            <text:p>273</text:p>
          </table:table-cell>
          <table:table-cell table:style-name="ce7" office:value-type="float" office:value="20.4103">
            <text:p>20,4103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style-name="ce7" office:value-type="float" office:value="414.536">
            <text:p>414,536</text:p>
          </table:table-cell>
          <table:table-cell/>
          <table:table-cell table:style-name="ce3" office:value-type="float" office:value="274">
            <text:p>274</text:p>
          </table:table-cell>
          <table:table-cell table:style-name="ce7" office:value-type="float" office:value="20.5146">
            <text:p>20,5146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style-name="ce7" office:value-type="float" office:value="414.633">
            <text:p>414,633</text:p>
          </table:table-cell>
          <table:table-cell/>
          <table:table-cell table:style-name="ce3" office:value-type="float" office:value="275">
            <text:p>275</text:p>
          </table:table-cell>
          <table:table-cell table:style-name="ce7" office:value-type="float" office:value="20.6182">
            <text:p>20,6182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style-name="ce7" office:value-type="float" office:value="414.728">
            <text:p>414,728</text:p>
          </table:table-cell>
          <table:table-cell/>
          <table:table-cell table:style-name="ce3" office:value-type="float" office:value="276">
            <text:p>276</text:p>
          </table:table-cell>
          <table:table-cell table:style-name="ce7" office:value-type="float" office:value="20.721">
            <text:p>20,721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style-name="ce7" office:value-type="float" office:value="414.823">
            <text:p>414,823</text:p>
          </table:table-cell>
          <table:table-cell/>
          <table:table-cell table:style-name="ce3" office:value-type="float" office:value="277">
            <text:p>277</text:p>
          </table:table-cell>
          <table:table-cell table:style-name="ce7" office:value-type="float" office:value="20.8231">
            <text:p>20,8231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style-name="ce7" office:value-type="float" office:value="414.917">
            <text:p>414,917</text:p>
          </table:table-cell>
          <table:table-cell/>
          <table:table-cell table:style-name="ce3" office:value-type="float" office:value="278">
            <text:p>278</text:p>
          </table:table-cell>
          <table:table-cell table:style-name="ce7" office:value-type="float" office:value="20.9245">
            <text:p>20,9245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style-name="ce7" office:value-type="float" office:value="415.011">
            <text:p>415,011</text:p>
          </table:table-cell>
          <table:table-cell/>
          <table:table-cell table:style-name="ce3" office:value-type="float" office:value="279">
            <text:p>279</text:p>
          </table:table-cell>
          <table:table-cell table:style-name="ce7" office:value-type="float" office:value="21.0251">
            <text:p>21,0251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style-name="ce7" office:value-type="float" office:value="415.104">
            <text:p>415,104</text:p>
          </table:table-cell>
          <table:table-cell/>
          <table:table-cell table:style-name="ce3" office:value-type="float" office:value="280">
            <text:p>280</text:p>
          </table:table-cell>
          <table:table-cell table:style-name="ce7" office:value-type="float" office:value="21.125">
            <text:p>21,125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style-name="ce7" office:value-type="float" office:value="415.196">
            <text:p>415,196</text:p>
          </table:table-cell>
          <table:table-cell/>
          <table:table-cell table:style-name="ce3" office:value-type="float" office:value="281">
            <text:p>281</text:p>
          </table:table-cell>
          <table:table-cell table:style-name="ce7" office:value-type="float" office:value="21.2242">
            <text:p>21,2242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style-name="ce7" office:value-type="float" office:value="415.287">
            <text:p>415,287</text:p>
          </table:table-cell>
          <table:table-cell/>
          <table:table-cell table:style-name="ce3" office:value-type="float" office:value="282">
            <text:p>282</text:p>
          </table:table-cell>
          <table:table-cell table:style-name="ce7" office:value-type="float" office:value="21.3227">
            <text:p>21,3227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style-name="ce7" office:value-type="float" office:value="415.378">
            <text:p>415,378</text:p>
          </table:table-cell>
          <table:table-cell/>
          <table:table-cell table:style-name="ce3" office:value-type="float" office:value="283">
            <text:p>283</text:p>
          </table:table-cell>
          <table:table-cell table:style-name="ce7" office:value-type="float" office:value="21.4205">
            <text:p>21,4205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style-name="ce7" office:value-type="float" office:value="415.468">
            <text:p>415,468</text:p>
          </table:table-cell>
          <table:table-cell/>
          <table:table-cell table:style-name="ce3" office:value-type="float" office:value="284">
            <text:p>284</text:p>
          </table:table-cell>
          <table:table-cell table:style-name="ce7" office:value-type="float" office:value="21.5176">
            <text:p>21,5176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style-name="ce7" office:value-type="float" office:value="415.558">
            <text:p>415,558</text:p>
          </table:table-cell>
          <table:table-cell/>
          <table:table-cell table:style-name="ce3" office:value-type="float" office:value="285">
            <text:p>285</text:p>
          </table:table-cell>
          <table:table-cell table:style-name="ce7" office:value-type="float" office:value="21.614">
            <text:p>21,614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style-name="ce7" office:value-type="float" office:value="415.797">
            <text:p>415,797</text:p>
          </table:table-cell>
          <table:table-cell/>
          <table:table-cell table:style-name="ce3" office:value-type="float" office:value="286">
            <text:p>286</text:p>
          </table:table-cell>
          <table:table-cell table:style-name="ce7" office:value-type="float" office:value="21.7622">
            <text:p>21,7622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style-name="ce7" office:value-type="float" office:value="416.035">
            <text:p>416,035</text:p>
          </table:table-cell>
          <table:table-cell/>
          <table:table-cell table:style-name="ce3" office:value-type="float" office:value="287">
            <text:p>287</text:p>
          </table:table-cell>
          <table:table-cell table:style-name="ce7" office:value-type="float" office:value="21.8571">
            <text:p>21,8571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style-name="ce7" office:value-type="float" office:value="416.271">
            <text:p>416,271</text:p>
          </table:table-cell>
          <table:table-cell/>
          <table:table-cell table:style-name="ce3" office:value-type="float" office:value="288">
            <text:p>288</text:p>
          </table:table-cell>
          <table:table-cell table:style-name="ce7" office:value-type="float" office:value="21.9514">
            <text:p>21,9514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style-name="ce7" office:value-type="float" office:value="416.505">
            <text:p>416,505</text:p>
          </table:table-cell>
          <table:table-cell/>
          <table:table-cell table:style-name="ce3" office:value-type="float" office:value="289">
            <text:p>289</text:p>
          </table:table-cell>
          <table:table-cell table:style-name="ce7" office:value-type="float" office:value="22.045">
            <text:p>22,045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style-name="ce7" office:value-type="float" office:value="416.738">
            <text:p>416,738</text:p>
          </table:table-cell>
          <table:table-cell/>
          <table:table-cell table:style-name="ce3" office:value-type="float" office:value="290">
            <text:p>290</text:p>
          </table:table-cell>
          <table:table-cell table:style-name="ce7" office:value-type="float" office:value="22.1379">
            <text:p>22,1379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style-name="ce7" office:value-type="float" office:value="416.821">
            <text:p>416,821</text:p>
          </table:table-cell>
          <table:table-cell/>
          <table:table-cell table:style-name="ce3" office:value-type="float" office:value="291">
            <text:p>291</text:p>
          </table:table-cell>
          <table:table-cell table:style-name="ce7" office:value-type="float" office:value="22.2302">
            <text:p>22,2302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style-name="ce7" office:value-type="float" office:value="416.904">
            <text:p>416,904</text:p>
          </table:table-cell>
          <table:table-cell/>
          <table:table-cell table:style-name="ce3" office:value-type="float" office:value="292">
            <text:p>292</text:p>
          </table:table-cell>
          <table:table-cell table:style-name="ce7" office:value-type="float" office:value="22.3219">
            <text:p>22,3219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style-name="ce7" office:value-type="float" office:value="416.986">
            <text:p>416,986</text:p>
          </table:table-cell>
          <table:table-cell/>
          <table:table-cell table:style-name="ce3" office:value-type="float" office:value="293">
            <text:p>293</text:p>
          </table:table-cell>
          <table:table-cell table:style-name="ce7" office:value-type="float" office:value="22.413">
            <text:p>22,413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style-name="ce7" office:value-type="float" office:value="417.068">
            <text:p>417,068</text:p>
          </table:table-cell>
          <table:table-cell/>
          <table:table-cell table:style-name="ce3" office:value-type="float" office:value="294">
            <text:p>294</text:p>
          </table:table-cell>
          <table:table-cell table:style-name="ce7" office:value-type="float" office:value="22.5034">
            <text:p>22,5034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style-name="ce7" office:value-type="float" office:value="417.149">
            <text:p>417,149</text:p>
          </table:table-cell>
          <table:table-cell/>
          <table:table-cell table:style-name="ce3" office:value-type="float" office:value="295">
            <text:p>295</text:p>
          </table:table-cell>
          <table:table-cell table:style-name="ce7" office:value-type="float" office:value="22.5932">
            <text:p>22,5932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style-name="ce7" office:value-type="float" office:value="417.23">
            <text:p>417,23</text:p>
          </table:table-cell>
          <table:table-cell/>
          <table:table-cell table:style-name="ce3" office:value-type="float" office:value="296">
            <text:p>296</text:p>
          </table:table-cell>
          <table:table-cell table:style-name="ce7" office:value-type="float" office:value="22.6824">
            <text:p>22,6824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style-name="ce7" office:value-type="float" office:value="417.31">
            <text:p>417,31</text:p>
          </table:table-cell>
          <table:table-cell/>
          <table:table-cell table:style-name="ce3" office:value-type="float" office:value="297">
            <text:p>297</text:p>
          </table:table-cell>
          <table:table-cell table:style-name="ce7" office:value-type="float" office:value="22.771">
            <text:p>22,771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style-name="ce7" office:value-type="float" office:value="417.389">
            <text:p>417,389</text:p>
          </table:table-cell>
          <table:table-cell/>
          <table:table-cell table:style-name="ce3" office:value-type="float" office:value="298">
            <text:p>298</text:p>
          </table:table-cell>
          <table:table-cell table:style-name="ce7" office:value-type="float" office:value="22.8591">
            <text:p>22,8591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style-name="ce7" office:value-type="float" office:value="417.468">
            <text:p>417,468</text:p>
          </table:table-cell>
          <table:table-cell/>
          <table:table-cell table:style-name="ce3" office:value-type="float" office:value="299">
            <text:p>299</text:p>
          </table:table-cell>
          <table:table-cell table:style-name="ce7" office:value-type="float" office:value="22.9465">
            <text:p>22,9465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style-name="ce7" office:value-type="float" office:value="417.547">
            <text:p>417,547</text:p>
          </table:table-cell>
          <table:table-cell/>
          <table:table-cell table:style-name="ce3" office:value-type="float" office:value="300">
            <text:p>300</text:p>
          </table:table-cell>
          <table:table-cell table:style-name="ce7" office:value-type="float" office:value="23.0333">
            <text:p>23,0333</text:p>
          </table:table-cell>
          <table:table-cell table:number-columns-repeated="3"/>
        </table:table-row>
        <table:table-row table:style-name="ro2" table:number-rows-repeated="104827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comparacion diferentes" table:style-name="ta1" table:print="false">
        <table:table-column table:style-name="co7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table:number-columns-spanned="2" table:number-rows-spanned="1">
            <text:p>Comparacion trenfrente01.jpg y mpg20/obj4__4.jpg</text:p>
          </table:table-cell>
          <table:covered-table-cell table:style-name="Default"/>
          <table:table-cell/>
          <table:table-cell table:style-name="ce1" office:value-type="string" table:number-columns-spanned="2" table:number-rows-spanned="1">
            <text:p>Comparacion trenfrente01.jpg y mpg20/obj7__1.jpg</text:p>
          </table:table-cell>
          <table:covered-table-cell/>
          <table:table-cell>
            <draw:frame table:end-cell-address="'comparacion diferentes'.I16" table:end-x="1.994cm" table:end-y="0.248cm" draw:z-index="0" draw:style-name="gr1" svg:width="7.999cm" svg:height="6.999cm" svg:x="0.77cm" svg:y="0.149cm">
              <draw:object draw:notify-on-update-of-ranges="'comparacion diferentes'.A2:'comparacion diferentes'.A2 'comparacion diferentes'.A3:'comparacion diferentes'.A302 'comparacion diferentes'.B2:'comparacion diferentes'.B2 'comparacion diferentes'.B3:'comparacion diferentes'.B302" xlink:href="./Object 6" xlink:type="simple" xlink:show="embed" xlink:actuate="onLoad"/>
              <draw:image xlink:href="./ObjectReplacements/Object 6" xlink:type="simple" xlink:show="embed" xlink:actuate="onLoad"/>
            </draw:frame>
            <draw:frame table:end-cell-address="'comparacion diferentes'.L26" table:end-x="0.418cm" table:end-y="0.297cm" draw:z-index="1" draw:style-name="gr1" svg:width="13.197cm" svg:height="11.547cm" svg:x="0.77cm" svg:y="0.149cm">
              <draw:object draw:notify-on-update-of-ranges="'comparacion diferentes'.A3:'comparacion diferentes'.A302 'comparacion diferentes'.B2:'comparacion diferentes'.B2 'comparacion diferentes'.B3:'comparacion diferentes'.B30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table:style-name="ce2" office:value-type="string">
            <text:p>Cant. Maxs</text:p>
          </table:table-cell>
          <table:table-cell table:style-name="ce2" office:value-type="string">
            <text:p>MSE entre las imagenes</text:p>
          </table:table-cell>
          <table:table-cell/>
          <table:table-cell table:style-name="ce2" office:value-type="string">
            <text:p>Cant. Maxs</text:p>
          </table:table-cell>
          <table:table-cell table:style-name="ce2" office:value-type="string">
            <text:p>MSE entre las imagenes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7" office:value-type="float" office:value="2304">
            <text:p>2304</text:p>
          </table:table-cell>
          <table:table-cell/>
          <table:table-cell table:style-name="ce3" office:value-type="float" office:value="1">
            <text:p>1</text:p>
          </table:table-cell>
          <table:table-cell table:style-name="ce7" office:value-type="float" office:value="3721">
            <text:p>372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style-name="ce9" office:value-type="float" office:value="2304">
            <text:p>2304</text:p>
          </table:table-cell>
          <table:table-cell/>
          <table:table-cell table:style-name="ce3" office:value-type="float" office:value="2">
            <text:p>2</text:p>
          </table:table-cell>
          <table:table-cell table:style-name="ce6" office:value-type="float" office:value="3601">
            <text:p>3601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float" office:value="2241.33">
            <text:p>2241,33</text:p>
          </table:table-cell>
          <table:table-cell/>
          <table:table-cell table:style-name="ce3" office:value-type="float" office:value="3">
            <text:p>3</text:p>
          </table:table-cell>
          <table:table-cell table:style-name="ce7" office:value-type="float" office:value="3766">
            <text:p>3766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2210">
            <text:p>2210</text:p>
          </table:table-cell>
          <table:table-cell/>
          <table:table-cell table:style-name="ce3" office:value-type="float" office:value="4">
            <text:p>4</text:p>
          </table:table-cell>
          <table:table-cell table:style-name="ce7" office:value-type="float" office:value="3816.75">
            <text:p>3816,75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style-name="ce7" office:value-type="float" office:value="1972.8">
            <text:p>1972,8</text:p>
          </table:table-cell>
          <table:table-cell/>
          <table:table-cell table:style-name="ce3" office:value-type="float" office:value="5">
            <text:p>5</text:p>
          </table:table-cell>
          <table:table-cell table:style-name="ce7" office:value-type="float" office:value="3822.2">
            <text:p>3822,2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6">
            <text:p>6</text:p>
          </table:table-cell>
          <table:table-cell table:style-name="ce7" office:value-type="float" office:value="1814.67">
            <text:p>1814,67</text:p>
          </table:table-cell>
          <table:table-cell/>
          <table:table-cell table:style-name="ce3" office:value-type="float" office:value="6">
            <text:p>6</text:p>
          </table:table-cell>
          <table:table-cell table:style-name="ce7" office:value-type="float" office:value="3825.83">
            <text:p>3825,83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7">
            <text:p>7</text:p>
          </table:table-cell>
          <table:table-cell table:style-name="ce7" office:value-type="float" office:value="1730.43">
            <text:p>1730,43</text:p>
          </table:table-cell>
          <table:table-cell/>
          <table:table-cell table:style-name="ce3" office:value-type="float" office:value="7">
            <text:p>7</text:p>
          </table:table-cell>
          <table:table-cell table:style-name="ce7" office:value-type="float" office:value="3920.57">
            <text:p>3920,57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8">
            <text:p>8</text:p>
          </table:table-cell>
          <table:table-cell table:style-name="ce7" office:value-type="float" office:value="1704.25">
            <text:p>1704,25</text:p>
          </table:table-cell>
          <table:table-cell/>
          <table:table-cell table:style-name="ce3" office:value-type="float" office:value="8">
            <text:p>8</text:p>
          </table:table-cell>
          <table:table-cell table:style-name="ce7" office:value-type="float" office:value="4043">
            <text:p>4043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9">
            <text:p>9</text:p>
          </table:table-cell>
          <table:table-cell table:style-name="ce7" office:value-type="float" office:value="1692.67">
            <text:p>1692,67</text:p>
          </table:table-cell>
          <table:table-cell/>
          <table:table-cell table:style-name="ce3" office:value-type="float" office:value="9">
            <text:p>9</text:p>
          </table:table-cell>
          <table:table-cell table:style-name="ce7" office:value-type="float" office:value="4153.89">
            <text:p>4153,89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10">
            <text:p>10</text:p>
          </table:table-cell>
          <table:table-cell table:style-name="ce7" office:value-type="float" office:value="1675.5">
            <text:p>1675,5</text:p>
          </table:table-cell>
          <table:table-cell/>
          <table:table-cell table:style-name="ce3" office:value-type="float" office:value="10">
            <text:p>10</text:p>
          </table:table-cell>
          <table:table-cell table:style-name="ce7" office:value-type="float" office:value="4228.5">
            <text:p>4228,5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11">
            <text:p>11</text:p>
          </table:table-cell>
          <table:table-cell table:style-name="ce7" office:value-type="float" office:value="1654.45">
            <text:p>1654,45</text:p>
          </table:table-cell>
          <table:table-cell/>
          <table:table-cell table:style-name="ce3" office:value-type="float" office:value="11">
            <text:p>11</text:p>
          </table:table-cell>
          <table:table-cell table:style-name="ce7" office:value-type="float" office:value="4289.55">
            <text:p>4289,55</text:p>
          </table:table-cell>
          <table:table-cell table:number-columns-repeated="2"/>
          <table:table-cell table:style-name="ce8"/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float" office:value="1630.67">
            <text:p>1630,67</text:p>
          </table:table-cell>
          <table:table-cell/>
          <table:table-cell table:style-name="ce3" office:value-type="float" office:value="12">
            <text:p>12</text:p>
          </table:table-cell>
          <table:table-cell table:style-name="ce7" office:value-type="float" office:value="4328.83">
            <text:p>4328,83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style-name="ce7" office:value-type="float" office:value="1616.31">
            <text:p>1616,31</text:p>
          </table:table-cell>
          <table:table-cell/>
          <table:table-cell table:style-name="ce3" office:value-type="float" office:value="13">
            <text:p>13</text:p>
          </table:table-cell>
          <table:table-cell table:style-name="ce7" office:value-type="float" office:value="4372.77">
            <text:p>4372,77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style-name="ce6" office:value-type="float" office:value="1598.64">
            <text:p>1598,64</text:p>
          </table:table-cell>
          <table:table-cell/>
          <table:table-cell table:style-name="ce3" office:value-type="float" office:value="14">
            <text:p>14</text:p>
          </table:table-cell>
          <table:table-cell table:style-name="ce7" office:value-type="float" office:value="4410.43">
            <text:p>4410,43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style-name="ce7" office:value-type="float" office:value="1598.73">
            <text:p>1598,73</text:p>
          </table:table-cell>
          <table:table-cell/>
          <table:table-cell table:style-name="ce3" office:value-type="float" office:value="15">
            <text:p>15</text:p>
          </table:table-cell>
          <table:table-cell table:style-name="ce7" office:value-type="float" office:value="4471.67">
            <text:p>4471,67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style-name="ce7" office:value-type="float" office:value="1609.06">
            <text:p>1609,06</text:p>
          </table:table-cell>
          <table:table-cell/>
          <table:table-cell table:style-name="ce3" office:value-type="float" office:value="16">
            <text:p>16</text:p>
          </table:table-cell>
          <table:table-cell table:style-name="ce7" office:value-type="float" office:value="4543.75">
            <text:p>4543,75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style-name="ce7" office:value-type="float" office:value="1613.29">
            <text:p>1613,29</text:p>
          </table:table-cell>
          <table:table-cell/>
          <table:table-cell table:style-name="ce3" office:value-type="float" office:value="17">
            <text:p>17</text:p>
          </table:table-cell>
          <table:table-cell table:style-name="ce7" office:value-type="float" office:value="4598.59">
            <text:p>4598,59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style-name="ce7" office:value-type="float" office:value="1621.67">
            <text:p>1621,67</text:p>
          </table:table-cell>
          <table:table-cell/>
          <table:table-cell table:style-name="ce3" office:value-type="float" office:value="18">
            <text:p>18</text:p>
          </table:table-cell>
          <table:table-cell table:style-name="ce7" office:value-type="float" office:value="4655.61">
            <text:p>4655,61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style-name="ce7" office:value-type="float" office:value="1629.16">
            <text:p>1629,16</text:p>
          </table:table-cell>
          <table:table-cell/>
          <table:table-cell table:style-name="ce3" office:value-type="float" office:value="19">
            <text:p>19</text:p>
          </table:table-cell>
          <table:table-cell table:style-name="ce7" office:value-type="float" office:value="4691.05">
            <text:p>4691,05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style-name="ce7" office:value-type="float" office:value="1635.9">
            <text:p>1635,9</text:p>
          </table:table-cell>
          <table:table-cell/>
          <table:table-cell table:style-name="ce3" office:value-type="float" office:value="20">
            <text:p>20</text:p>
          </table:table-cell>
          <table:table-cell table:style-name="ce7" office:value-type="float" office:value="4722.95">
            <text:p>4722,95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style-name="ce7" office:value-type="float" office:value="1642">
            <text:p>1642</text:p>
          </table:table-cell>
          <table:table-cell/>
          <table:table-cell table:style-name="ce3" office:value-type="float" office:value="21">
            <text:p>21</text:p>
          </table:table-cell>
          <table:table-cell table:style-name="ce7" office:value-type="float" office:value="4751.81">
            <text:p>4751,8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style-name="ce7" office:value-type="float" office:value="1647.55">
            <text:p>1647,55</text:p>
          </table:table-cell>
          <table:table-cell/>
          <table:table-cell table:style-name="ce3" office:value-type="float" office:value="22">
            <text:p>22</text:p>
          </table:table-cell>
          <table:table-cell table:style-name="ce7" office:value-type="float" office:value="4778.05">
            <text:p>4778,05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style-name="ce7" office:value-type="float" office:value="1656.3">
            <text:p>1656,3</text:p>
          </table:table-cell>
          <table:table-cell/>
          <table:table-cell table:style-name="ce3" office:value-type="float" office:value="23">
            <text:p>23</text:p>
          </table:table-cell>
          <table:table-cell table:style-name="ce7" office:value-type="float" office:value="4802">
            <text:p>4802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style-name="ce7" office:value-type="float" office:value="1660.79">
            <text:p>1660,79</text:p>
          </table:table-cell>
          <table:table-cell/>
          <table:table-cell table:style-name="ce3" office:value-type="float" office:value="24">
            <text:p>24</text:p>
          </table:table-cell>
          <table:table-cell table:style-name="ce7" office:value-type="float" office:value="4823.96">
            <text:p>4823,96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style-name="ce7" office:value-type="float" office:value="1664.92">
            <text:p>1664,92</text:p>
          </table:table-cell>
          <table:table-cell/>
          <table:table-cell table:style-name="ce3" office:value-type="float" office:value="25">
            <text:p>25</text:p>
          </table:table-cell>
          <table:table-cell table:style-name="ce7" office:value-type="float" office:value="4844.16">
            <text:p>4844,16</text:p>
          </table:table-cell>
          <table:table-cell>
            <draw:frame table:end-cell-address="'comparacion diferentes'.I43" table:end-x="2.146cm" table:end-y="0.176cm" draw:z-index="2" draw:style-name="gr1" svg:width="7.999cm" svg:height="6.999cm" svg:x="0.922cm" svg:y="0.375cm">
              <draw:object draw:notify-on-update-of-ranges="'comparacion diferentes'.D2:'comparacion diferentes'.D2 'comparacion diferentes'.D3:'comparacion diferentes'.D302 'comparacion diferentes'.E2:'comparacion diferentes'.E2 'comparacion diferentes'.E3:'comparacion diferentes'.E302" xlink:href="./Object 8" xlink:type="simple" xlink:show="embed" xlink:actuate="onLoad"/>
              <draw:image xlink:href="./ObjectReplacements/Object 8" xlink:type="simple" xlink:show="embed" xlink:actuate="onLoad"/>
            </draw:frame>
            <draw:frame table:end-cell-address="'comparacion diferentes'.L54" table:end-x="1.308cm" table:end-y="0.422cm" draw:z-index="3" draw:style-name="gr1" svg:width="13.935cm" svg:height="12.193cm" svg:x="0.922cm" svg:y="0.375cm">
              <draw:object draw:notify-on-update-of-ranges="'comparacion diferentes'.D3:'comparacion diferentes'.D302 'comparacion diferentes'.E2:'comparacion diferentes'.E2 'comparacion diferentes'.E3:'comparacion diferentes'.E30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style-name="ce7" office:value-type="float" office:value="1668.73">
            <text:p>1668,73</text:p>
          </table:table-cell>
          <table:table-cell/>
          <table:table-cell table:style-name="ce3" office:value-type="float" office:value="26">
            <text:p>26</text:p>
          </table:table-cell>
          <table:table-cell table:style-name="ce7" office:value-type="float" office:value="4862.81">
            <text:p>4862,81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style-name="ce7" office:value-type="float" office:value="1669.19">
            <text:p>1669,19</text:p>
          </table:table-cell>
          <table:table-cell/>
          <table:table-cell table:style-name="ce3" office:value-type="float" office:value="27">
            <text:p>27</text:p>
          </table:table-cell>
          <table:table-cell table:style-name="ce7" office:value-type="float" office:value="4874.7">
            <text:p>4874,7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style-name="ce7" office:value-type="float" office:value="1672.57">
            <text:p>1672,57</text:p>
          </table:table-cell>
          <table:table-cell/>
          <table:table-cell table:style-name="ce3" office:value-type="float" office:value="28">
            <text:p>28</text:p>
          </table:table-cell>
          <table:table-cell table:style-name="ce7" office:value-type="float" office:value="4885.75">
            <text:p>4885,75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style-name="ce7" office:value-type="float" office:value="1675.72">
            <text:p>1675,72</text:p>
          </table:table-cell>
          <table:table-cell/>
          <table:table-cell table:style-name="ce3" office:value-type="float" office:value="29">
            <text:p>29</text:p>
          </table:table-cell>
          <table:table-cell table:style-name="ce7" office:value-type="float" office:value="4896.03">
            <text:p>4896,03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style-name="ce7" office:value-type="float" office:value="1678.67">
            <text:p>1678,67</text:p>
          </table:table-cell>
          <table:table-cell/>
          <table:table-cell table:style-name="ce3" office:value-type="float" office:value="30">
            <text:p>30</text:p>
          </table:table-cell>
          <table:table-cell table:style-name="ce7" office:value-type="float" office:value="4905.63">
            <text:p>4905,63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style-name="ce7" office:value-type="float" office:value="1684.16">
            <text:p>1684,16</text:p>
          </table:table-cell>
          <table:table-cell/>
          <table:table-cell table:style-name="ce3" office:value-type="float" office:value="31">
            <text:p>31</text:p>
          </table:table-cell>
          <table:table-cell table:style-name="ce7" office:value-type="float" office:value="4914.61">
            <text:p>4914,61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style-name="ce7" office:value-type="float" office:value="1689.31">
            <text:p>1689,31</text:p>
          </table:table-cell>
          <table:table-cell/>
          <table:table-cell table:style-name="ce3" office:value-type="float" office:value="32">
            <text:p>32</text:p>
          </table:table-cell>
          <table:table-cell table:style-name="ce7" office:value-type="float" office:value="4923.03">
            <text:p>4923,03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style-name="ce7" office:value-type="float" office:value="1694.15">
            <text:p>1694,15</text:p>
          </table:table-cell>
          <table:table-cell/>
          <table:table-cell table:style-name="ce3" office:value-type="float" office:value="33">
            <text:p>33</text:p>
          </table:table-cell>
          <table:table-cell table:style-name="ce7" office:value-type="float" office:value="4930.94">
            <text:p>4930,94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style-name="ce7" office:value-type="float" office:value="1698.71">
            <text:p>1698,71</text:p>
          </table:table-cell>
          <table:table-cell/>
          <table:table-cell table:style-name="ce3" office:value-type="float" office:value="34">
            <text:p>34</text:p>
          </table:table-cell>
          <table:table-cell table:style-name="ce7" office:value-type="float" office:value="4934.18">
            <text:p>4934,18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style-name="ce7" office:value-type="float" office:value="1703">
            <text:p>1703</text:p>
          </table:table-cell>
          <table:table-cell/>
          <table:table-cell table:style-name="ce3" office:value-type="float" office:value="35">
            <text:p>35</text:p>
          </table:table-cell>
          <table:table-cell table:style-name="ce7" office:value-type="float" office:value="4933.2">
            <text:p>4933,2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style-name="ce7" office:value-type="float" office:value="1704.69">
            <text:p>1704,69</text:p>
          </table:table-cell>
          <table:table-cell/>
          <table:table-cell table:style-name="ce3" office:value-type="float" office:value="36">
            <text:p>36</text:p>
          </table:table-cell>
          <table:table-cell table:style-name="ce7" office:value-type="float" office:value="4932.28">
            <text:p>4932,28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style-name="ce7" office:value-type="float" office:value="1706.3">
            <text:p>1706,3</text:p>
          </table:table-cell>
          <table:table-cell/>
          <table:table-cell table:style-name="ce3" office:value-type="float" office:value="37">
            <text:p>37</text:p>
          </table:table-cell>
          <table:table-cell table:style-name="ce7" office:value-type="float" office:value="4931.41">
            <text:p>4931,41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style-name="ce7" office:value-type="float" office:value="1710.05">
            <text:p>1710,05</text:p>
          </table:table-cell>
          <table:table-cell/>
          <table:table-cell table:style-name="ce3" office:value-type="float" office:value="38">
            <text:p>38</text:p>
          </table:table-cell>
          <table:table-cell table:style-name="ce9" office:value-type="float" office:value="4934.29">
            <text:p>4934,29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style-name="ce7" office:value-type="float" office:value="1713.62">
            <text:p>1713,62</text:p>
          </table:table-cell>
          <table:table-cell/>
          <table:table-cell table:style-name="ce3" office:value-type="float" office:value="39">
            <text:p>39</text:p>
          </table:table-cell>
          <table:table-cell table:style-name="ce7" office:value-type="float" office:value="4933.41">
            <text:p>4933,41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style-name="ce7" office:value-type="float" office:value="1717">
            <text:p>1717</text:p>
          </table:table-cell>
          <table:table-cell/>
          <table:table-cell table:style-name="ce3" office:value-type="float" office:value="40">
            <text:p>40</text:p>
          </table:table-cell>
          <table:table-cell table:style-name="ce7" office:value-type="float" office:value="4932.57">
            <text:p>4932,57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style-name="ce7" office:value-type="float" office:value="1720.22">
            <text:p>1720,22</text:p>
          </table:table-cell>
          <table:table-cell/>
          <table:table-cell table:style-name="ce3" office:value-type="float" office:value="41">
            <text:p>41</text:p>
          </table:table-cell>
          <table:table-cell table:style-name="ce7" office:value-type="float" office:value="4931.78">
            <text:p>4931,78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style-name="ce7" office:value-type="float" office:value="1723.29">
            <text:p>1723,29</text:p>
          </table:table-cell>
          <table:table-cell/>
          <table:table-cell table:style-name="ce3" office:value-type="float" office:value="42">
            <text:p>42</text:p>
          </table:table-cell>
          <table:table-cell table:style-name="ce7" office:value-type="float" office:value="4931.02">
            <text:p>4931,02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style-name="ce7" office:value-type="float" office:value="1724.23">
            <text:p>1724,23</text:p>
          </table:table-cell>
          <table:table-cell/>
          <table:table-cell table:style-name="ce3" office:value-type="float" office:value="43">
            <text:p>43</text:p>
          </table:table-cell>
          <table:table-cell table:style-name="ce7" office:value-type="float" office:value="4930.3">
            <text:p>4930,3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style-name="ce7" office:value-type="float" office:value="1727.07">
            <text:p>1727,07</text:p>
          </table:table-cell>
          <table:table-cell/>
          <table:table-cell table:style-name="ce3" office:value-type="float" office:value="44">
            <text:p>44</text:p>
          </table:table-cell>
          <table:table-cell table:style-name="ce7" office:value-type="float" office:value="4932.82">
            <text:p>4932,82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style-name="ce7" office:value-type="float" office:value="1729.78">
            <text:p>1729,78</text:p>
          </table:table-cell>
          <table:table-cell/>
          <table:table-cell table:style-name="ce3" office:value-type="float" office:value="45">
            <text:p>45</text:p>
          </table:table-cell>
          <table:table-cell table:style-name="ce7" office:value-type="float" office:value="4932.09">
            <text:p>4932,09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style-name="ce7" office:value-type="float" office:value="1730.52">
            <text:p>1730,52</text:p>
          </table:table-cell>
          <table:table-cell/>
          <table:table-cell table:style-name="ce3" office:value-type="float" office:value="46">
            <text:p>46</text:p>
          </table:table-cell>
          <table:table-cell table:style-name="ce7" office:value-type="float" office:value="4931.39">
            <text:p>4931,39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style-name="ce7" office:value-type="float" office:value="1731.23">
            <text:p>1731,23</text:p>
          </table:table-cell>
          <table:table-cell/>
          <table:table-cell table:style-name="ce3" office:value-type="float" office:value="47">
            <text:p>47</text:p>
          </table:table-cell>
          <table:table-cell table:style-name="ce7" office:value-type="float" office:value="4927.77">
            <text:p>4927,77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style-name="ce7" office:value-type="float" office:value="1731.92">
            <text:p>1731,92</text:p>
          </table:table-cell>
          <table:table-cell/>
          <table:table-cell table:style-name="ce3" office:value-type="float" office:value="48">
            <text:p>48</text:p>
          </table:table-cell>
          <table:table-cell table:style-name="ce7" office:value-type="float" office:value="4924.29">
            <text:p>4924,29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style-name="ce7" office:value-type="float" office:value="1734.31">
            <text:p>1734,31</text:p>
          </table:table-cell>
          <table:table-cell/>
          <table:table-cell table:style-name="ce3" office:value-type="float" office:value="49">
            <text:p>49</text:p>
          </table:table-cell>
          <table:table-cell table:style-name="ce7" office:value-type="float" office:value="4923.8">
            <text:p>4923,8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style-name="ce7" office:value-type="float" office:value="1736.6">
            <text:p>1736,6</text:p>
          </table:table-cell>
          <table:table-cell/>
          <table:table-cell table:style-name="ce3" office:value-type="float" office:value="50">
            <text:p>50</text:p>
          </table:table-cell>
          <table:table-cell table:style-name="ce7" office:value-type="float" office:value="4923.32">
            <text:p>4923,32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style-name="ce7" office:value-type="float" office:value="1738.8">
            <text:p>1738,8</text:p>
          </table:table-cell>
          <table:table-cell/>
          <table:table-cell table:style-name="ce3" office:value-type="float" office:value="51">
            <text:p>51</text:p>
          </table:table-cell>
          <table:table-cell table:style-name="ce7" office:value-type="float" office:value="4922.86">
            <text:p>4922,86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style-name="ce7" office:value-type="float" office:value="1740.92">
            <text:p>1740,92</text:p>
          </table:table-cell>
          <table:table-cell/>
          <table:table-cell table:style-name="ce3" office:value-type="float" office:value="52">
            <text:p>52</text:p>
          </table:table-cell>
          <table:table-cell table:style-name="ce7" office:value-type="float" office:value="4922.42">
            <text:p>4922,42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style-name="ce7" office:value-type="float" office:value="1742.96">
            <text:p>1742,96</text:p>
          </table:table-cell>
          <table:table-cell/>
          <table:table-cell table:style-name="ce3" office:value-type="float" office:value="53">
            <text:p>53</text:p>
          </table:table-cell>
          <table:table-cell table:style-name="ce7" office:value-type="float" office:value="4924.66">
            <text:p>4924,66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style-name="ce7" office:value-type="float" office:value="1744.93">
            <text:p>1744,93</text:p>
          </table:table-cell>
          <table:table-cell/>
          <table:table-cell table:style-name="ce3" office:value-type="float" office:value="54">
            <text:p>54</text:p>
          </table:table-cell>
          <table:table-cell table:style-name="ce7" office:value-type="float" office:value="4924.2">
            <text:p>4924,2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style-name="ce7" office:value-type="float" office:value="1745.27">
            <text:p>1745,27</text:p>
          </table:table-cell>
          <table:table-cell/>
          <table:table-cell table:style-name="ce3" office:value-type="float" office:value="55">
            <text:p>55</text:p>
          </table:table-cell>
          <table:table-cell table:style-name="ce7" office:value-type="float" office:value="4923.76">
            <text:p>4923,76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style-name="ce7" office:value-type="float" office:value="1745.61">
            <text:p>1745,61</text:p>
          </table:table-cell>
          <table:table-cell/>
          <table:table-cell table:style-name="ce3" office:value-type="float" office:value="56">
            <text:p>56</text:p>
          </table:table-cell>
          <table:table-cell table:style-name="ce7" office:value-type="float" office:value="4923.34">
            <text:p>4923,34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style-name="ce7" office:value-type="float" office:value="1745.93">
            <text:p>1745,93</text:p>
          </table:table-cell>
          <table:table-cell/>
          <table:table-cell table:style-name="ce3" office:value-type="float" office:value="57">
            <text:p>57</text:p>
          </table:table-cell>
          <table:table-cell table:style-name="ce7" office:value-type="float" office:value="4920.49">
            <text:p>4920,49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style-name="ce7" office:value-type="float" office:value="1746.24">
            <text:p>1746,24</text:p>
          </table:table-cell>
          <table:table-cell/>
          <table:table-cell table:style-name="ce3" office:value-type="float" office:value="58">
            <text:p>58</text:p>
          </table:table-cell>
          <table:table-cell table:style-name="ce7" office:value-type="float" office:value="4917.74">
            <text:p>4917,74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style-name="ce7" office:value-type="float" office:value="1746.54">
            <text:p>1746,54</text:p>
          </table:table-cell>
          <table:table-cell/>
          <table:table-cell table:style-name="ce3" office:value-type="float" office:value="59">
            <text:p>59</text:p>
          </table:table-cell>
          <table:table-cell table:style-name="ce7" office:value-type="float" office:value="4915.08">
            <text:p>4915,08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style-name="ce7" office:value-type="float" office:value="1746.83">
            <text:p>1746,83</text:p>
          </table:table-cell>
          <table:table-cell/>
          <table:table-cell table:style-name="ce3" office:value-type="float" office:value="60">
            <text:p>60</text:p>
          </table:table-cell>
          <table:table-cell table:style-name="ce7" office:value-type="float" office:value="4912.52">
            <text:p>4912,52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style-name="ce7" office:value-type="float" office:value="1747.11">
            <text:p>1747,11</text:p>
          </table:table-cell>
          <table:table-cell/>
          <table:table-cell table:style-name="ce3" office:value-type="float" office:value="61">
            <text:p>61</text:p>
          </table:table-cell>
          <table:table-cell table:style-name="ce7" office:value-type="float" office:value="4910.03">
            <text:p>4910,03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style-name="ce7" office:value-type="float" office:value="1748.76">
            <text:p>1748,76</text:p>
          </table:table-cell>
          <table:table-cell/>
          <table:table-cell table:style-name="ce3" office:value-type="float" office:value="62">
            <text:p>62</text:p>
          </table:table-cell>
          <table:table-cell table:style-name="ce7" office:value-type="float" office:value="4907.63">
            <text:p>4907,63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style-name="ce7" office:value-type="float" office:value="1751.73">
            <text:p>1751,73</text:p>
          </table:table-cell>
          <table:table-cell/>
          <table:table-cell table:style-name="ce3" office:value-type="float" office:value="63">
            <text:p>63</text:p>
          </table:table-cell>
          <table:table-cell table:style-name="ce7" office:value-type="float" office:value="4907.51">
            <text:p>4907,51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style-name="ce7" office:value-type="float" office:value="1754.61">
            <text:p>1754,61</text:p>
          </table:table-cell>
          <table:table-cell/>
          <table:table-cell table:style-name="ce3" office:value-type="float" office:value="64">
            <text:p>64</text:p>
          </table:table-cell>
          <table:table-cell table:style-name="ce7" office:value-type="float" office:value="4907.39">
            <text:p>4907,39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style-name="ce7" office:value-type="float" office:value="1757.4">
            <text:p>1757,4</text:p>
          </table:table-cell>
          <table:table-cell/>
          <table:table-cell table:style-name="ce3" office:value-type="float" office:value="65">
            <text:p>65</text:p>
          </table:table-cell>
          <table:table-cell table:style-name="ce7" office:value-type="float" office:value="4905.14">
            <text:p>4905,14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style-name="ce7" office:value-type="float" office:value="1760.11">
            <text:p>1760,11</text:p>
          </table:table-cell>
          <table:table-cell/>
          <table:table-cell table:style-name="ce3" office:value-type="float" office:value="66">
            <text:p>66</text:p>
          </table:table-cell>
          <table:table-cell table:style-name="ce7" office:value-type="float" office:value="4902.95">
            <text:p>4902,95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style-name="ce7" office:value-type="float" office:value="1762.73">
            <text:p>1762,73</text:p>
          </table:table-cell>
          <table:table-cell/>
          <table:table-cell table:style-name="ce3" office:value-type="float" office:value="67">
            <text:p>67</text:p>
          </table:table-cell>
          <table:table-cell table:style-name="ce7" office:value-type="float" office:value="4900.84">
            <text:p>4900,84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style-name="ce7" office:value-type="float" office:value="1765.28">
            <text:p>1765,28</text:p>
          </table:table-cell>
          <table:table-cell/>
          <table:table-cell table:style-name="ce3" office:value-type="float" office:value="68">
            <text:p>68</text:p>
          </table:table-cell>
          <table:table-cell table:style-name="ce7" office:value-type="float" office:value="4898.78">
            <text:p>4898,78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style-name="ce7" office:value-type="float" office:value="1767.75">
            <text:p>1767,75</text:p>
          </table:table-cell>
          <table:table-cell/>
          <table:table-cell table:style-name="ce3" office:value-type="float" office:value="69">
            <text:p>69</text:p>
          </table:table-cell>
          <table:table-cell table:style-name="ce7" office:value-type="float" office:value="4896.78">
            <text:p>4896,78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style-name="ce7" office:value-type="float" office:value="1770.16">
            <text:p>1770,16</text:p>
          </table:table-cell>
          <table:table-cell/>
          <table:table-cell table:style-name="ce3" office:value-type="float" office:value="70">
            <text:p>70</text:p>
          </table:table-cell>
          <table:table-cell table:style-name="ce7" office:value-type="float" office:value="4894.84">
            <text:p>4894,84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style-name="ce7" office:value-type="float" office:value="1772.49">
            <text:p>1772,49</text:p>
          </table:table-cell>
          <table:table-cell/>
          <table:table-cell table:style-name="ce3" office:value-type="float" office:value="71">
            <text:p>71</text:p>
          </table:table-cell>
          <table:table-cell table:style-name="ce7" office:value-type="float" office:value="4892.96">
            <text:p>4892,96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style-name="ce7" office:value-type="float" office:value="1773.56">
            <text:p>1773,56</text:p>
          </table:table-cell>
          <table:table-cell/>
          <table:table-cell table:style-name="ce3" office:value-type="float" office:value="72">
            <text:p>72</text:p>
          </table:table-cell>
          <table:table-cell table:style-name="ce7" office:value-type="float" office:value="4891.12">
            <text:p>4891,12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style-name="ce7" office:value-type="float" office:value="1775.78">
            <text:p>1775,78</text:p>
          </table:table-cell>
          <table:table-cell/>
          <table:table-cell table:style-name="ce3" office:value-type="float" office:value="73">
            <text:p>73</text:p>
          </table:table-cell>
          <table:table-cell table:style-name="ce7" office:value-type="float" office:value="4891.25">
            <text:p>4891,25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style-name="ce7" office:value-type="float" office:value="1779.15">
            <text:p>1779,15</text:p>
          </table:table-cell>
          <table:table-cell/>
          <table:table-cell table:style-name="ce3" office:value-type="float" office:value="74">
            <text:p>74</text:p>
          </table:table-cell>
          <table:table-cell table:style-name="ce7" office:value-type="float" office:value="4891.36">
            <text:p>4891,36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style-name="ce7" office:value-type="float" office:value="1782.43">
            <text:p>1782,43</text:p>
          </table:table-cell>
          <table:table-cell/>
          <table:table-cell table:style-name="ce3" office:value-type="float" office:value="75">
            <text:p>75</text:p>
          </table:table-cell>
          <table:table-cell table:style-name="ce7" office:value-type="float" office:value="4891.48">
            <text:p>4891,48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style-name="ce7" office:value-type="float" office:value="1785.62">
            <text:p>1785,62</text:p>
          </table:table-cell>
          <table:table-cell/>
          <table:table-cell table:style-name="ce3" office:value-type="float" office:value="76">
            <text:p>76</text:p>
          </table:table-cell>
          <table:table-cell table:style-name="ce7" office:value-type="float" office:value="4891.59">
            <text:p>4891,59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style-name="ce7" office:value-type="float" office:value="1788.73">
            <text:p>1788,73</text:p>
          </table:table-cell>
          <table:table-cell/>
          <table:table-cell table:style-name="ce3" office:value-type="float" office:value="77">
            <text:p>77</text:p>
          </table:table-cell>
          <table:table-cell table:style-name="ce7" office:value-type="float" office:value="4889.9">
            <text:p>4889,9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style-name="ce7" office:value-type="float" office:value="1790.62">
            <text:p>1790,62</text:p>
          </table:table-cell>
          <table:table-cell/>
          <table:table-cell table:style-name="ce3" office:value-type="float" office:value="78">
            <text:p>78</text:p>
          </table:table-cell>
          <table:table-cell table:style-name="ce7" office:value-type="float" office:value="4888.24">
            <text:p>4888,24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style-name="ce7" office:value-type="float" office:value="1792.46">
            <text:p>1792,46</text:p>
          </table:table-cell>
          <table:table-cell/>
          <table:table-cell table:style-name="ce3" office:value-type="float" office:value="79">
            <text:p>79</text:p>
          </table:table-cell>
          <table:table-cell table:style-name="ce7" office:value-type="float" office:value="4886.63">
            <text:p>4886,63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style-name="ce7" office:value-type="float" office:value="1794.25">
            <text:p>1794,25</text:p>
          </table:table-cell>
          <table:table-cell/>
          <table:table-cell table:style-name="ce3" office:value-type="float" office:value="80">
            <text:p>80</text:p>
          </table:table-cell>
          <table:table-cell table:style-name="ce7" office:value-type="float" office:value="4885.06">
            <text:p>4885,06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style-name="ce7" office:value-type="float" office:value="1797.1">
            <text:p>1797,1</text:p>
          </table:table-cell>
          <table:table-cell/>
          <table:table-cell table:style-name="ce3" office:value-type="float" office:value="81">
            <text:p>81</text:p>
          </table:table-cell>
          <table:table-cell table:style-name="ce7" office:value-type="float" office:value="4883.53">
            <text:p>4883,53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style-name="ce7" office:value-type="float" office:value="1798.79">
            <text:p>1798,79</text:p>
          </table:table-cell>
          <table:table-cell/>
          <table:table-cell table:style-name="ce3" office:value-type="float" office:value="82">
            <text:p>82</text:p>
          </table:table-cell>
          <table:table-cell table:style-name="ce7" office:value-type="float" office:value="4882.04">
            <text:p>4882,04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style-name="ce7" office:value-type="float" office:value="1800.45">
            <text:p>1800,45</text:p>
          </table:table-cell>
          <table:table-cell/>
          <table:table-cell table:style-name="ce3" office:value-type="float" office:value="83">
            <text:p>83</text:p>
          </table:table-cell>
          <table:table-cell table:style-name="ce7" office:value-type="float" office:value="4880.58">
            <text:p>4880,58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style-name="ce7" office:value-type="float" office:value="1802.06">
            <text:p>1802,06</text:p>
          </table:table-cell>
          <table:table-cell/>
          <table:table-cell table:style-name="ce3" office:value-type="float" office:value="84">
            <text:p>84</text:p>
          </table:table-cell>
          <table:table-cell table:style-name="ce7" office:value-type="float" office:value="4877.52">
            <text:p>4877,52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style-name="ce7" office:value-type="float" office:value="1803.64">
            <text:p>1803,64</text:p>
          </table:table-cell>
          <table:table-cell/>
          <table:table-cell table:style-name="ce3" office:value-type="float" office:value="85">
            <text:p>85</text:p>
          </table:table-cell>
          <table:table-cell table:style-name="ce7" office:value-type="float" office:value="4872.95">
            <text:p>4872,95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style-name="ce7" office:value-type="float" office:value="1805.17">
            <text:p>1805,17</text:p>
          </table:table-cell>
          <table:table-cell/>
          <table:table-cell table:style-name="ce3" office:value-type="float" office:value="86">
            <text:p>86</text:p>
          </table:table-cell>
          <table:table-cell table:style-name="ce7" office:value-type="float" office:value="4866.94">
            <text:p>4866,94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style-name="ce7" office:value-type="float" office:value="1806.68">
            <text:p>1806,68</text:p>
          </table:table-cell>
          <table:table-cell/>
          <table:table-cell table:style-name="ce3" office:value-type="float" office:value="87">
            <text:p>87</text:p>
          </table:table-cell>
          <table:table-cell table:style-name="ce7" office:value-type="float" office:value="4859.56">
            <text:p>4859,56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style-name="ce7" office:value-type="float" office:value="1809.16">
            <text:p>1809,16</text:p>
          </table:table-cell>
          <table:table-cell/>
          <table:table-cell table:style-name="ce3" office:value-type="float" office:value="88">
            <text:p>88</text:p>
          </table:table-cell>
          <table:table-cell table:style-name="ce7" office:value-type="float" office:value="4853.84">
            <text:p>4853,84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style-name="ce7" office:value-type="float" office:value="1811.58">
            <text:p>1811,58</text:p>
          </table:table-cell>
          <table:table-cell/>
          <table:table-cell table:style-name="ce3" office:value-type="float" office:value="89">
            <text:p>89</text:p>
          </table:table-cell>
          <table:table-cell table:style-name="ce7" office:value-type="float" office:value="4848.25">
            <text:p>4848,25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style-name="ce7" office:value-type="float" office:value="1812.97">
            <text:p>1812,97</text:p>
          </table:table-cell>
          <table:table-cell/>
          <table:table-cell table:style-name="ce3" office:value-type="float" office:value="90">
            <text:p>90</text:p>
          </table:table-cell>
          <table:table-cell table:style-name="ce7" office:value-type="float" office:value="4842.78">
            <text:p>4842,78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style-name="ce7" office:value-type="float" office:value="1814.32">
            <text:p>1814,32</text:p>
          </table:table-cell>
          <table:table-cell/>
          <table:table-cell table:style-name="ce3" office:value-type="float" office:value="91">
            <text:p>91</text:p>
          </table:table-cell>
          <table:table-cell table:style-name="ce7" office:value-type="float" office:value="4837.43">
            <text:p>4837,43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style-name="ce7" office:value-type="float" office:value="1815.64">
            <text:p>1815,64</text:p>
          </table:table-cell>
          <table:table-cell/>
          <table:table-cell table:style-name="ce3" office:value-type="float" office:value="92">
            <text:p>92</text:p>
          </table:table-cell>
          <table:table-cell table:style-name="ce7" office:value-type="float" office:value="4830.77">
            <text:p>4830,77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style-name="ce7" office:value-type="float" office:value="1816.94">
            <text:p>1816,94</text:p>
          </table:table-cell>
          <table:table-cell/>
          <table:table-cell table:style-name="ce3" office:value-type="float" office:value="93">
            <text:p>93</text:p>
          </table:table-cell>
          <table:table-cell table:style-name="ce7" office:value-type="float" office:value="4824.26">
            <text:p>4824,26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style-name="ce7" office:value-type="float" office:value="1819.15">
            <text:p>1819,15</text:p>
          </table:table-cell>
          <table:table-cell/>
          <table:table-cell table:style-name="ce3" office:value-type="float" office:value="94">
            <text:p>94</text:p>
          </table:table-cell>
          <table:table-cell table:style-name="ce7" office:value-type="float" office:value="4819.28">
            <text:p>4819,28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style-name="ce7" office:value-type="float" office:value="1821.32">
            <text:p>1821,32</text:p>
          </table:table-cell>
          <table:table-cell/>
          <table:table-cell table:style-name="ce3" office:value-type="float" office:value="95">
            <text:p>95</text:p>
          </table:table-cell>
          <table:table-cell table:style-name="ce7" office:value-type="float" office:value="4814.4">
            <text:p>4814,4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style-name="ce7" office:value-type="float" office:value="1823.44">
            <text:p>1823,44</text:p>
          </table:table-cell>
          <table:table-cell/>
          <table:table-cell table:style-name="ce3" office:value-type="float" office:value="96">
            <text:p>96</text:p>
          </table:table-cell>
          <table:table-cell table:style-name="ce7" office:value-type="float" office:value="4809.62">
            <text:p>4809,62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style-name="ce7" office:value-type="float" office:value="1825.52">
            <text:p>1825,52</text:p>
          </table:table-cell>
          <table:table-cell/>
          <table:table-cell table:style-name="ce3" office:value-type="float" office:value="97">
            <text:p>97</text:p>
          </table:table-cell>
          <table:table-cell table:style-name="ce7" office:value-type="float" office:value="4804.95">
            <text:p>4804,95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style-name="ce7" office:value-type="float" office:value="1827.55">
            <text:p>1827,55</text:p>
          </table:table-cell>
          <table:table-cell/>
          <table:table-cell table:style-name="ce3" office:value-type="float" office:value="98">
            <text:p>98</text:p>
          </table:table-cell>
          <table:table-cell table:style-name="ce7" office:value-type="float" office:value="4799.03">
            <text:p>4799,03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style-name="ce7" office:value-type="float" office:value="1828.65">
            <text:p>1828,65</text:p>
          </table:table-cell>
          <table:table-cell/>
          <table:table-cell table:style-name="ce3" office:value-type="float" office:value="99">
            <text:p>99</text:p>
          </table:table-cell>
          <table:table-cell table:style-name="ce7" office:value-type="float" office:value="4793.23">
            <text:p>4793,23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style-name="ce7" office:value-type="float" office:value="1831.52">
            <text:p>1831,52</text:p>
          </table:table-cell>
          <table:table-cell/>
          <table:table-cell table:style-name="ce3" office:value-type="float" office:value="100">
            <text:p>100</text:p>
          </table:table-cell>
          <table:table-cell table:style-name="ce7" office:value-type="float" office:value="4790.19">
            <text:p>4790,19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style-name="ce7" office:value-type="float" office:value="1834.34">
            <text:p>1834,34</text:p>
          </table:table-cell>
          <table:table-cell/>
          <table:table-cell table:style-name="ce3" office:value-type="float" office:value="101">
            <text:p>101</text:p>
          </table:table-cell>
          <table:table-cell table:style-name="ce7" office:value-type="float" office:value="4787.21">
            <text:p>4787,21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style-name="ce7" office:value-type="float" office:value="1837.1">
            <text:p>1837,1</text:p>
          </table:table-cell>
          <table:table-cell/>
          <table:table-cell table:style-name="ce3" office:value-type="float" office:value="102">
            <text:p>102</text:p>
          </table:table-cell>
          <table:table-cell table:style-name="ce7" office:value-type="float" office:value="4784.28">
            <text:p>4784,28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style-name="ce7" office:value-type="float" office:value="1839.81">
            <text:p>1839,81</text:p>
          </table:table-cell>
          <table:table-cell/>
          <table:table-cell table:style-name="ce3" office:value-type="float" office:value="103">
            <text:p>103</text:p>
          </table:table-cell>
          <table:table-cell table:style-name="ce7" office:value-type="float" office:value="4780.13">
            <text:p>4780,13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style-name="ce7" office:value-type="float" office:value="1842.46">
            <text:p>1842,46</text:p>
          </table:table-cell>
          <table:table-cell/>
          <table:table-cell table:style-name="ce3" office:value-type="float" office:value="104">
            <text:p>104</text:p>
          </table:table-cell>
          <table:table-cell table:style-name="ce7" office:value-type="float" office:value="4776.05">
            <text:p>4776,05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style-name="ce7" office:value-type="float" office:value="1844.2">
            <text:p>1844,2</text:p>
          </table:table-cell>
          <table:table-cell/>
          <table:table-cell table:style-name="ce3" office:value-type="float" office:value="105">
            <text:p>105</text:p>
          </table:table-cell>
          <table:table-cell table:style-name="ce7" office:value-type="float" office:value="4772.05">
            <text:p>4772,05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style-name="ce7" office:value-type="float" office:value="1845.91">
            <text:p>1845,91</text:p>
          </table:table-cell>
          <table:table-cell/>
          <table:table-cell table:style-name="ce3" office:value-type="float" office:value="106">
            <text:p>106</text:p>
          </table:table-cell>
          <table:table-cell table:style-name="ce7" office:value-type="float" office:value="4768.12">
            <text:p>4768,12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style-name="ce7" office:value-type="float" office:value="1847.58">
            <text:p>1847,58</text:p>
          </table:table-cell>
          <table:table-cell/>
          <table:table-cell table:style-name="ce3" office:value-type="float" office:value="107">
            <text:p>107</text:p>
          </table:table-cell>
          <table:table-cell table:style-name="ce7" office:value-type="float" office:value="4764.27">
            <text:p>4764,27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style-name="ce7" office:value-type="float" office:value="1849.22">
            <text:p>1849,22</text:p>
          </table:table-cell>
          <table:table-cell/>
          <table:table-cell table:style-name="ce3" office:value-type="float" office:value="108">
            <text:p>108</text:p>
          </table:table-cell>
          <table:table-cell table:style-name="ce7" office:value-type="float" office:value="4760.49">
            <text:p>4760,49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style-name="ce7" office:value-type="float" office:value="1850.83">
            <text:p>1850,83</text:p>
          </table:table-cell>
          <table:table-cell/>
          <table:table-cell table:style-name="ce3" office:value-type="float" office:value="109">
            <text:p>109</text:p>
          </table:table-cell>
          <table:table-cell table:style-name="ce7" office:value-type="float" office:value="4756.78">
            <text:p>4756,78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style-name="ce7" office:value-type="float" office:value="1852.42">
            <text:p>1852,42</text:p>
          </table:table-cell>
          <table:table-cell/>
          <table:table-cell table:style-name="ce3" office:value-type="float" office:value="110">
            <text:p>110</text:p>
          </table:table-cell>
          <table:table-cell table:style-name="ce7" office:value-type="float" office:value="4753.14">
            <text:p>4753,14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style-name="ce7" office:value-type="float" office:value="1853.97">
            <text:p>1853,97</text:p>
          </table:table-cell>
          <table:table-cell/>
          <table:table-cell table:style-name="ce3" office:value-type="float" office:value="111">
            <text:p>111</text:p>
          </table:table-cell>
          <table:table-cell table:style-name="ce7" office:value-type="float" office:value="4749.56">
            <text:p>4749,56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style-name="ce7" office:value-type="float" office:value="1855.5">
            <text:p>1855,5</text:p>
          </table:table-cell>
          <table:table-cell/>
          <table:table-cell table:style-name="ce3" office:value-type="float" office:value="112">
            <text:p>112</text:p>
          </table:table-cell>
          <table:table-cell table:style-name="ce7" office:value-type="float" office:value="4746.04">
            <text:p>4746,04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style-name="ce7" office:value-type="float" office:value="1857.81">
            <text:p>1857,81</text:p>
          </table:table-cell>
          <table:table-cell/>
          <table:table-cell table:style-name="ce3" office:value-type="float" office:value="113">
            <text:p>113</text:p>
          </table:table-cell>
          <table:table-cell table:style-name="ce7" office:value-type="float" office:value="4743.77">
            <text:p>4743,77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style-name="ce7" office:value-type="float" office:value="1860.07">
            <text:p>1860,07</text:p>
          </table:table-cell>
          <table:table-cell/>
          <table:table-cell table:style-name="ce3" office:value-type="float" office:value="114">
            <text:p>114</text:p>
          </table:table-cell>
          <table:table-cell table:style-name="ce7" office:value-type="float" office:value="4741.54">
            <text:p>4741,54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style-name="ce7" office:value-type="float" office:value="1861.5">
            <text:p>1861,5</text:p>
          </table:table-cell>
          <table:table-cell/>
          <table:table-cell table:style-name="ce3" office:value-type="float" office:value="115">
            <text:p>115</text:p>
          </table:table-cell>
          <table:table-cell table:style-name="ce7" office:value-type="float" office:value="4738.18">
            <text:p>4738,18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style-name="ce7" office:value-type="float" office:value="1862.91">
            <text:p>1862,91</text:p>
          </table:table-cell>
          <table:table-cell/>
          <table:table-cell table:style-name="ce3" office:value-type="float" office:value="116">
            <text:p>116</text:p>
          </table:table-cell>
          <table:table-cell table:style-name="ce7" office:value-type="float" office:value="4734.89">
            <text:p>4734,89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style-name="ce7" office:value-type="float" office:value="1864.3">
            <text:p>1864,3</text:p>
          </table:table-cell>
          <table:table-cell/>
          <table:table-cell table:style-name="ce3" office:value-type="float" office:value="117">
            <text:p>117</text:p>
          </table:table-cell>
          <table:table-cell table:style-name="ce7" office:value-type="float" office:value="4731.65">
            <text:p>4731,65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style-name="ce7" office:value-type="float" office:value="1865.66">
            <text:p>1865,66</text:p>
          </table:table-cell>
          <table:table-cell/>
          <table:table-cell table:style-name="ce3" office:value-type="float" office:value="118">
            <text:p>118</text:p>
          </table:table-cell>
          <table:table-cell table:style-name="ce7" office:value-type="float" office:value="4728.47">
            <text:p>4728,47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style-name="ce7" office:value-type="float" office:value="1867">
            <text:p>1867</text:p>
          </table:table-cell>
          <table:table-cell/>
          <table:table-cell table:style-name="ce3" office:value-type="float" office:value="119">
            <text:p>119</text:p>
          </table:table-cell>
          <table:table-cell table:style-name="ce7" office:value-type="float" office:value="4725.34">
            <text:p>4725,34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style-name="ce7" office:value-type="float" office:value="1868.32">
            <text:p>1868,32</text:p>
          </table:table-cell>
          <table:table-cell/>
          <table:table-cell table:style-name="ce3" office:value-type="float" office:value="120">
            <text:p>120</text:p>
          </table:table-cell>
          <table:table-cell table:style-name="ce7" office:value-type="float" office:value="4722.26">
            <text:p>4722,26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style-name="ce7" office:value-type="float" office:value="1870.36">
            <text:p>1870,36</text:p>
          </table:table-cell>
          <table:table-cell/>
          <table:table-cell table:style-name="ce3" office:value-type="float" office:value="121">
            <text:p>121</text:p>
          </table:table-cell>
          <table:table-cell table:style-name="ce7" office:value-type="float" office:value="4720.33">
            <text:p>4720,33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style-name="ce7" office:value-type="float" office:value="1872.38">
            <text:p>1872,38</text:p>
          </table:table-cell>
          <table:table-cell/>
          <table:table-cell table:style-name="ce3" office:value-type="float" office:value="122">
            <text:p>122</text:p>
          </table:table-cell>
          <table:table-cell table:style-name="ce7" office:value-type="float" office:value="4718.43">
            <text:p>4718,43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style-name="ce7" office:value-type="float" office:value="1874.36">
            <text:p>1874,36</text:p>
          </table:table-cell>
          <table:table-cell/>
          <table:table-cell table:style-name="ce3" office:value-type="float" office:value="123">
            <text:p>123</text:p>
          </table:table-cell>
          <table:table-cell table:style-name="ce7" office:value-type="float" office:value="4716.57">
            <text:p>4716,57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style-name="ce7" office:value-type="float" office:value="1876.31">
            <text:p>1876,31</text:p>
          </table:table-cell>
          <table:table-cell/>
          <table:table-cell table:style-name="ce3" office:value-type="float" office:value="124">
            <text:p>124</text:p>
          </table:table-cell>
          <table:table-cell table:style-name="ce7" office:value-type="float" office:value="4713.66">
            <text:p>4713,66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style-name="ce7" office:value-type="float" office:value="1878.22">
            <text:p>1878,22</text:p>
          </table:table-cell>
          <table:table-cell/>
          <table:table-cell table:style-name="ce3" office:value-type="float" office:value="125">
            <text:p>125</text:p>
          </table:table-cell>
          <table:table-cell table:style-name="ce7" office:value-type="float" office:value="4710.8">
            <text:p>4710,8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style-name="ce7" office:value-type="float" office:value="1879.39">
            <text:p>1879,39</text:p>
          </table:table-cell>
          <table:table-cell/>
          <table:table-cell table:style-name="ce3" office:value-type="float" office:value="126">
            <text:p>126</text:p>
          </table:table-cell>
          <table:table-cell table:style-name="ce7" office:value-type="float" office:value="4707.98">
            <text:p>4707,98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style-name="ce7" office:value-type="float" office:value="1880.54">
            <text:p>1880,54</text:p>
          </table:table-cell>
          <table:table-cell/>
          <table:table-cell table:style-name="ce3" office:value-type="float" office:value="127">
            <text:p>127</text:p>
          </table:table-cell>
          <table:table-cell table:style-name="ce7" office:value-type="float" office:value="4705.21">
            <text:p>4705,21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style-name="ce7" office:value-type="float" office:value="1881.66">
            <text:p>1881,66</text:p>
          </table:table-cell>
          <table:table-cell/>
          <table:table-cell table:style-name="ce3" office:value-type="float" office:value="128">
            <text:p>128</text:p>
          </table:table-cell>
          <table:table-cell table:style-name="ce7" office:value-type="float" office:value="4702.48">
            <text:p>4702,48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style-name="ce7" office:value-type="float" office:value="1883.48">
            <text:p>1883,48</text:p>
          </table:table-cell>
          <table:table-cell/>
          <table:table-cell table:style-name="ce3" office:value-type="float" office:value="129">
            <text:p>129</text:p>
          </table:table-cell>
          <table:table-cell table:style-name="ce7" office:value-type="float" office:value="4700.83">
            <text:p>4700,83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style-name="ce7" office:value-type="float" office:value="1885.27">
            <text:p>1885,27</text:p>
          </table:table-cell>
          <table:table-cell/>
          <table:table-cell table:style-name="ce3" office:value-type="float" office:value="130">
            <text:p>130</text:p>
          </table:table-cell>
          <table:table-cell table:style-name="ce7" office:value-type="float" office:value="4699.2">
            <text:p>4699,2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style-name="ce7" office:value-type="float" office:value="1887.03">
            <text:p>1887,03</text:p>
          </table:table-cell>
          <table:table-cell/>
          <table:table-cell table:style-name="ce3" office:value-type="float" office:value="131">
            <text:p>131</text:p>
          </table:table-cell>
          <table:table-cell table:style-name="ce7" office:value-type="float" office:value="4696.58">
            <text:p>4696,58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style-name="ce7" office:value-type="float" office:value="1888.77">
            <text:p>1888,77</text:p>
          </table:table-cell>
          <table:table-cell/>
          <table:table-cell table:style-name="ce3" office:value-type="float" office:value="132">
            <text:p>132</text:p>
          </table:table-cell>
          <table:table-cell table:style-name="ce7" office:value-type="float" office:value="4694">
            <text:p>4694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style-name="ce7" office:value-type="float" office:value="1890.47">
            <text:p>1890,47</text:p>
          </table:table-cell>
          <table:table-cell/>
          <table:table-cell table:style-name="ce3" office:value-type="float" office:value="133">
            <text:p>133</text:p>
          </table:table-cell>
          <table:table-cell table:style-name="ce7" office:value-type="float" office:value="4691.46">
            <text:p>4691,46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style-name="ce7" office:value-type="float" office:value="1892.16">
            <text:p>1892,16</text:p>
          </table:table-cell>
          <table:table-cell/>
          <table:table-cell table:style-name="ce3" office:value-type="float" office:value="134">
            <text:p>134</text:p>
          </table:table-cell>
          <table:table-cell table:style-name="ce7" office:value-type="float" office:value="4688.96">
            <text:p>4688,96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style-name="ce7" office:value-type="float" office:value="1893.14">
            <text:p>1893,14</text:p>
          </table:table-cell>
          <table:table-cell/>
          <table:table-cell table:style-name="ce3" office:value-type="float" office:value="135">
            <text:p>135</text:p>
          </table:table-cell>
          <table:table-cell table:style-name="ce7" office:value-type="float" office:value="4686.49">
            <text:p>4686,49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style-name="ce7" office:value-type="float" office:value="1894.78">
            <text:p>1894,78</text:p>
          </table:table-cell>
          <table:table-cell/>
          <table:table-cell table:style-name="ce3" office:value-type="float" office:value="136">
            <text:p>136</text:p>
          </table:table-cell>
          <table:table-cell table:style-name="ce7" office:value-type="float" office:value="4685.04">
            <text:p>4685,04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style-name="ce7" office:value-type="float" office:value="1896.39">
            <text:p>1896,39</text:p>
          </table:table-cell>
          <table:table-cell/>
          <table:table-cell table:style-name="ce3" office:value-type="float" office:value="137">
            <text:p>137</text:p>
          </table:table-cell>
          <table:table-cell table:style-name="ce7" office:value-type="float" office:value="4683.61">
            <text:p>4683,61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style-name="ce7" office:value-type="float" office:value="1897.99">
            <text:p>1897,99</text:p>
          </table:table-cell>
          <table:table-cell/>
          <table:table-cell table:style-name="ce3" office:value-type="float" office:value="138">
            <text:p>138</text:p>
          </table:table-cell>
          <table:table-cell table:style-name="ce7" office:value-type="float" office:value="4681.23">
            <text:p>4681,23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style-name="ce7" office:value-type="float" office:value="1899.55">
            <text:p>1899,55</text:p>
          </table:table-cell>
          <table:table-cell/>
          <table:table-cell table:style-name="ce3" office:value-type="float" office:value="139">
            <text:p>139</text:p>
          </table:table-cell>
          <table:table-cell table:style-name="ce7" office:value-type="float" office:value="4678.89">
            <text:p>4678,89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style-name="ce7" office:value-type="float" office:value="1901.1">
            <text:p>1901,1</text:p>
          </table:table-cell>
          <table:table-cell/>
          <table:table-cell table:style-name="ce3" office:value-type="float" office:value="140">
            <text:p>140</text:p>
          </table:table-cell>
          <table:table-cell table:style-name="ce7" office:value-type="float" office:value="4676.59">
            <text:p>4676,59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style-name="ce7" office:value-type="float" office:value="1902.62">
            <text:p>1902,62</text:p>
          </table:table-cell>
          <table:table-cell/>
          <table:table-cell table:style-name="ce3" office:value-type="float" office:value="141">
            <text:p>141</text:p>
          </table:table-cell>
          <table:table-cell table:style-name="ce7" office:value-type="float" office:value="4674.31">
            <text:p>4674,31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style-name="ce7" office:value-type="float" office:value="1904.13">
            <text:p>1904,13</text:p>
          </table:table-cell>
          <table:table-cell/>
          <table:table-cell table:style-name="ce3" office:value-type="float" office:value="142">
            <text:p>142</text:p>
          </table:table-cell>
          <table:table-cell table:style-name="ce7" office:value-type="float" office:value="4672.07">
            <text:p>4672,07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style-name="ce7" office:value-type="float" office:value="1905.61">
            <text:p>1905,61</text:p>
          </table:table-cell>
          <table:table-cell/>
          <table:table-cell table:style-name="ce3" office:value-type="float" office:value="143">
            <text:p>143</text:p>
          </table:table-cell>
          <table:table-cell table:style-name="ce7" office:value-type="float" office:value="4669.86">
            <text:p>4669,86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style-name="ce7" office:value-type="float" office:value="1907.07">
            <text:p>1907,07</text:p>
          </table:table-cell>
          <table:table-cell/>
          <table:table-cell table:style-name="ce3" office:value-type="float" office:value="144">
            <text:p>144</text:p>
          </table:table-cell>
          <table:table-cell table:style-name="ce7" office:value-type="float" office:value="4667.68">
            <text:p>4667,68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style-name="ce7" office:value-type="float" office:value="1908.51">
            <text:p>1908,51</text:p>
          </table:table-cell>
          <table:table-cell/>
          <table:table-cell table:style-name="ce3" office:value-type="float" office:value="145">
            <text:p>145</text:p>
          </table:table-cell>
          <table:table-cell table:style-name="ce7" office:value-type="float" office:value="4665.53">
            <text:p>4665,53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style-name="ce7" office:value-type="float" office:value="1910.57">
            <text:p>1910,57</text:p>
          </table:table-cell>
          <table:table-cell/>
          <table:table-cell table:style-name="ce3" office:value-type="float" office:value="146">
            <text:p>146</text:p>
          </table:table-cell>
          <table:table-cell table:style-name="ce7" office:value-type="float" office:value="4664.32">
            <text:p>4664,32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style-name="ce7" office:value-type="float" office:value="1912.6">
            <text:p>1912,6</text:p>
          </table:table-cell>
          <table:table-cell/>
          <table:table-cell table:style-name="ce3" office:value-type="float" office:value="147">
            <text:p>147</text:p>
          </table:table-cell>
          <table:table-cell table:style-name="ce7" office:value-type="float" office:value="4663.13">
            <text:p>4663,13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style-name="ce7" office:value-type="float" office:value="1913.97">
            <text:p>1913,97</text:p>
          </table:table-cell>
          <table:table-cell/>
          <table:table-cell table:style-name="ce3" office:value-type="float" office:value="148">
            <text:p>148</text:p>
          </table:table-cell>
          <table:table-cell table:style-name="ce7" office:value-type="float" office:value="4661.95">
            <text:p>4661,95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style-name="ce7" office:value-type="float" office:value="1915.33">
            <text:p>1915,33</text:p>
          </table:table-cell>
          <table:table-cell/>
          <table:table-cell table:style-name="ce3" office:value-type="float" office:value="149">
            <text:p>149</text:p>
          </table:table-cell>
          <table:table-cell table:style-name="ce7" office:value-type="float" office:value="4660.79">
            <text:p>4660,79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style-name="ce7" office:value-type="float" office:value="1916.67">
            <text:p>1916,67</text:p>
          </table:table-cell>
          <table:table-cell/>
          <table:table-cell table:style-name="ce3" office:value-type="float" office:value="150">
            <text:p>150</text:p>
          </table:table-cell>
          <table:table-cell table:style-name="ce7" office:value-type="float" office:value="4658.76">
            <text:p>4658,76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style-name="ce7" office:value-type="float" office:value="1917.99">
            <text:p>1917,99</text:p>
          </table:table-cell>
          <table:table-cell/>
          <table:table-cell table:style-name="ce3" office:value-type="float" office:value="151">
            <text:p>151</text:p>
          </table:table-cell>
          <table:table-cell table:style-name="ce7" office:value-type="float" office:value="4656.75">
            <text:p>4656,75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style-name="ce7" office:value-type="float" office:value="1919.29">
            <text:p>1919,29</text:p>
          </table:table-cell>
          <table:table-cell/>
          <table:table-cell table:style-name="ce3" office:value-type="float" office:value="152">
            <text:p>152</text:p>
          </table:table-cell>
          <table:table-cell table:style-name="ce7" office:value-type="float" office:value="4654.78">
            <text:p>4654,78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style-name="ce7" office:value-type="float" office:value="1920.58">
            <text:p>1920,58</text:p>
          </table:table-cell>
          <table:table-cell/>
          <table:table-cell table:style-name="ce3" office:value-type="float" office:value="153">
            <text:p>153</text:p>
          </table:table-cell>
          <table:table-cell table:style-name="ce7" office:value-type="float" office:value="4652.82">
            <text:p>4652,82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style-name="ce7" office:value-type="float" office:value="1921.84">
            <text:p>1921,84</text:p>
          </table:table-cell>
          <table:table-cell/>
          <table:table-cell table:style-name="ce3" office:value-type="float" office:value="154">
            <text:p>154</text:p>
          </table:table-cell>
          <table:table-cell table:style-name="ce7" office:value-type="float" office:value="4650.9">
            <text:p>4650,9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style-name="ce7" office:value-type="float" office:value="1923.1">
            <text:p>1923,1</text:p>
          </table:table-cell>
          <table:table-cell/>
          <table:table-cell table:style-name="ce3" office:value-type="float" office:value="155">
            <text:p>155</text:p>
          </table:table-cell>
          <table:table-cell table:style-name="ce7" office:value-type="float" office:value="4648.99">
            <text:p>4648,99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style-name="ce7" office:value-type="float" office:value="1924.33">
            <text:p>1924,33</text:p>
          </table:table-cell>
          <table:table-cell/>
          <table:table-cell table:style-name="ce3" office:value-type="float" office:value="156">
            <text:p>156</text:p>
          </table:table-cell>
          <table:table-cell table:style-name="ce7" office:value-type="float" office:value="4647.12">
            <text:p>4647,12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style-name="ce7" office:value-type="float" office:value="1925.55">
            <text:p>1925,55</text:p>
          </table:table-cell>
          <table:table-cell/>
          <table:table-cell table:style-name="ce3" office:value-type="float" office:value="157">
            <text:p>157</text:p>
          </table:table-cell>
          <table:table-cell table:style-name="ce7" office:value-type="float" office:value="4645.26">
            <text:p>4645,26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style-name="ce7" office:value-type="float" office:value="1926.18">
            <text:p>1926,18</text:p>
          </table:table-cell>
          <table:table-cell/>
          <table:table-cell table:style-name="ce3" office:value-type="float" office:value="158">
            <text:p>158</text:p>
          </table:table-cell>
          <table:table-cell table:style-name="ce7" office:value-type="float" office:value="4643.43">
            <text:p>4643,43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style-name="ce7" office:value-type="float" office:value="1926.81">
            <text:p>1926,81</text:p>
          </table:table-cell>
          <table:table-cell/>
          <table:table-cell table:style-name="ce3" office:value-type="float" office:value="159">
            <text:p>159</text:p>
          </table:table-cell>
          <table:table-cell table:style-name="ce7" office:value-type="float" office:value="4641.62">
            <text:p>4641,62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style-name="ce7" office:value-type="float" office:value="1927.42">
            <text:p>1927,42</text:p>
          </table:table-cell>
          <table:table-cell/>
          <table:table-cell table:style-name="ce3" office:value-type="float" office:value="160">
            <text:p>160</text:p>
          </table:table-cell>
          <table:table-cell table:style-name="ce7" office:value-type="float" office:value="4639.02">
            <text:p>4639,02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style-name="ce7" office:value-type="float" office:value="1928.02">
            <text:p>1928,02</text:p>
          </table:table-cell>
          <table:table-cell/>
          <table:table-cell table:style-name="ce3" office:value-type="float" office:value="161">
            <text:p>161</text:p>
          </table:table-cell>
          <table:table-cell table:style-name="ce7" office:value-type="float" office:value="4636.45">
            <text:p>4636,45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style-name="ce7" office:value-type="float" office:value="1928.62">
            <text:p>1928,62</text:p>
          </table:table-cell>
          <table:table-cell/>
          <table:table-cell table:style-name="ce3" office:value-type="float" office:value="162">
            <text:p>162</text:p>
          </table:table-cell>
          <table:table-cell table:style-name="ce7" office:value-type="float" office:value="4633.91">
            <text:p>4633,91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style-name="ce7" office:value-type="float" office:value="1929.21">
            <text:p>1929,21</text:p>
          </table:table-cell>
          <table:table-cell/>
          <table:table-cell table:style-name="ce3" office:value-type="float" office:value="163">
            <text:p>163</text:p>
          </table:table-cell>
          <table:table-cell table:style-name="ce7" office:value-type="float" office:value="4631.4">
            <text:p>4631,4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style-name="ce7" office:value-type="float" office:value="1930.35">
            <text:p>1930,35</text:p>
          </table:table-cell>
          <table:table-cell/>
          <table:table-cell table:style-name="ce3" office:value-type="float" office:value="164">
            <text:p>164</text:p>
          </table:table-cell>
          <table:table-cell table:style-name="ce7" office:value-type="float" office:value="4629.72">
            <text:p>4629,72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style-name="ce7" office:value-type="float" office:value="1931.48">
            <text:p>1931,48</text:p>
          </table:table-cell>
          <table:table-cell/>
          <table:table-cell table:style-name="ce3" office:value-type="float" office:value="165">
            <text:p>165</text:p>
          </table:table-cell>
          <table:table-cell table:style-name="ce7" office:value-type="float" office:value="4627.27">
            <text:p>4627,27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style-name="ce7" office:value-type="float" office:value="1932.59">
            <text:p>1932,59</text:p>
          </table:table-cell>
          <table:table-cell/>
          <table:table-cell table:style-name="ce3" office:value-type="float" office:value="166">
            <text:p>166</text:p>
          </table:table-cell>
          <table:table-cell table:style-name="ce7" office:value-type="float" office:value="4624.84">
            <text:p>4624,84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style-name="ce7" office:value-type="float" office:value="1933.69">
            <text:p>1933,69</text:p>
          </table:table-cell>
          <table:table-cell/>
          <table:table-cell table:style-name="ce3" office:value-type="float" office:value="167">
            <text:p>167</text:p>
          </table:table-cell>
          <table:table-cell table:style-name="ce7" office:value-type="float" office:value="4622.45">
            <text:p>4622,45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style-name="ce7" office:value-type="float" office:value="1934.77">
            <text:p>1934,77</text:p>
          </table:table-cell>
          <table:table-cell/>
          <table:table-cell table:style-name="ce3" office:value-type="float" office:value="168">
            <text:p>168</text:p>
          </table:table-cell>
          <table:table-cell table:style-name="ce7" office:value-type="float" office:value="4620.86">
            <text:p>4620,86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style-name="ce7" office:value-type="float" office:value="1935.85">
            <text:p>1935,85</text:p>
          </table:table-cell>
          <table:table-cell/>
          <table:table-cell table:style-name="ce3" office:value-type="float" office:value="169">
            <text:p>169</text:p>
          </table:table-cell>
          <table:table-cell table:style-name="ce7" office:value-type="float" office:value="4619.3">
            <text:p>4619,3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style-name="ce7" office:value-type="float" office:value="1936.91">
            <text:p>1936,91</text:p>
          </table:table-cell>
          <table:table-cell/>
          <table:table-cell table:style-name="ce3" office:value-type="float" office:value="170">
            <text:p>170</text:p>
          </table:table-cell>
          <table:table-cell table:style-name="ce7" office:value-type="float" office:value="4617.75">
            <text:p>4617,75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style-name="ce7" office:value-type="float" office:value="1937.95">
            <text:p>1937,95</text:p>
          </table:table-cell>
          <table:table-cell/>
          <table:table-cell table:style-name="ce3" office:value-type="float" office:value="171">
            <text:p>171</text:p>
          </table:table-cell>
          <table:table-cell table:style-name="ce7" office:value-type="float" office:value="4616.22">
            <text:p>4616,22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style-name="ce7" office:value-type="float" office:value="1938.99">
            <text:p>1938,99</text:p>
          </table:table-cell>
          <table:table-cell/>
          <table:table-cell table:style-name="ce3" office:value-type="float" office:value="172">
            <text:p>172</text:p>
          </table:table-cell>
          <table:table-cell table:style-name="ce7" office:value-type="float" office:value="4614.7">
            <text:p>4614,7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style-name="ce7" office:value-type="float" office:value="1940.01">
            <text:p>1940,01</text:p>
          </table:table-cell>
          <table:table-cell/>
          <table:table-cell table:style-name="ce3" office:value-type="float" office:value="173">
            <text:p>173</text:p>
          </table:table-cell>
          <table:table-cell table:style-name="ce7" office:value-type="float" office:value="4613.21">
            <text:p>4613,21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style-name="ce7" office:value-type="float" office:value="1941.02">
            <text:p>1941,02</text:p>
          </table:table-cell>
          <table:table-cell/>
          <table:table-cell table:style-name="ce3" office:value-type="float" office:value="174">
            <text:p>174</text:p>
          </table:table-cell>
          <table:table-cell table:style-name="ce7" office:value-type="float" office:value="4611.73">
            <text:p>4611,73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style-name="ce7" office:value-type="float" office:value="1942.02">
            <text:p>1942,02</text:p>
          </table:table-cell>
          <table:table-cell/>
          <table:table-cell table:style-name="ce3" office:value-type="float" office:value="175">
            <text:p>175</text:p>
          </table:table-cell>
          <table:table-cell table:style-name="ce7" office:value-type="float" office:value="4609.52">
            <text:p>4609,52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style-name="ce7" office:value-type="float" office:value="1943.54">
            <text:p>1943,54</text:p>
          </table:table-cell>
          <table:table-cell/>
          <table:table-cell table:style-name="ce3" office:value-type="float" office:value="176">
            <text:p>176</text:p>
          </table:table-cell>
          <table:table-cell table:style-name="ce7" office:value-type="float" office:value="4608.08">
            <text:p>4608,08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style-name="ce7" office:value-type="float" office:value="1945.04">
            <text:p>1945,04</text:p>
          </table:table-cell>
          <table:table-cell/>
          <table:table-cell table:style-name="ce3" office:value-type="float" office:value="177">
            <text:p>177</text:p>
          </table:table-cell>
          <table:table-cell table:style-name="ce7" office:value-type="float" office:value="4606.66">
            <text:p>4606,66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style-name="ce7" office:value-type="float" office:value="1946.52">
            <text:p>1946,52</text:p>
          </table:table-cell>
          <table:table-cell/>
          <table:table-cell table:style-name="ce3" office:value-type="float" office:value="178">
            <text:p>178</text:p>
          </table:table-cell>
          <table:table-cell table:style-name="ce7" office:value-type="float" office:value="4605.25">
            <text:p>4605,25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style-name="ce7" office:value-type="float" office:value="1947.47">
            <text:p>1947,47</text:p>
          </table:table-cell>
          <table:table-cell/>
          <table:table-cell table:style-name="ce3" office:value-type="float" office:value="179">
            <text:p>179</text:p>
          </table:table-cell>
          <table:table-cell table:style-name="ce7" office:value-type="float" office:value="4603.85">
            <text:p>4603,85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style-name="ce7" office:value-type="float" office:value="1948.41">
            <text:p>1948,41</text:p>
          </table:table-cell>
          <table:table-cell/>
          <table:table-cell table:style-name="ce3" office:value-type="float" office:value="180">
            <text:p>180</text:p>
          </table:table-cell>
          <table:table-cell table:style-name="ce7" office:value-type="float" office:value="4602.48">
            <text:p>4602,48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style-name="ce7" office:value-type="float" office:value="1949.33">
            <text:p>1949,33</text:p>
          </table:table-cell>
          <table:table-cell/>
          <table:table-cell table:style-name="ce3" office:value-type="float" office:value="181">
            <text:p>181</text:p>
          </table:table-cell>
          <table:table-cell table:style-name="ce7" office:value-type="float" office:value="4601.12">
            <text:p>4601,12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style-name="ce7" office:value-type="float" office:value="1950.25">
            <text:p>1950,25</text:p>
          </table:table-cell>
          <table:table-cell/>
          <table:table-cell table:style-name="ce3" office:value-type="float" office:value="182">
            <text:p>182</text:p>
          </table:table-cell>
          <table:table-cell table:style-name="ce7" office:value-type="float" office:value="4599.77">
            <text:p>4599,77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style-name="ce7" office:value-type="float" office:value="1951.15">
            <text:p>1951,15</text:p>
          </table:table-cell>
          <table:table-cell/>
          <table:table-cell table:style-name="ce3" office:value-type="float" office:value="183">
            <text:p>183</text:p>
          </table:table-cell>
          <table:table-cell table:style-name="ce7" office:value-type="float" office:value="4598.44">
            <text:p>4598,44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style-name="ce7" office:value-type="float" office:value="1952.55">
            <text:p>1952,55</text:p>
          </table:table-cell>
          <table:table-cell/>
          <table:table-cell table:style-name="ce3" office:value-type="float" office:value="184">
            <text:p>184</text:p>
          </table:table-cell>
          <table:table-cell table:style-name="ce7" office:value-type="float" office:value="4597.12">
            <text:p>4597,12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style-name="ce7" office:value-type="float" office:value="1953.94">
            <text:p>1953,94</text:p>
          </table:table-cell>
          <table:table-cell/>
          <table:table-cell table:style-name="ce3" office:value-type="float" office:value="185">
            <text:p>185</text:p>
          </table:table-cell>
          <table:table-cell table:style-name="ce7" office:value-type="float" office:value="4595.82">
            <text:p>4595,82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style-name="ce7" office:value-type="float" office:value="1955.31">
            <text:p>1955,31</text:p>
          </table:table-cell>
          <table:table-cell/>
          <table:table-cell table:style-name="ce3" office:value-type="float" office:value="186">
            <text:p>186</text:p>
          </table:table-cell>
          <table:table-cell table:style-name="ce7" office:value-type="float" office:value="4594.53">
            <text:p>4594,53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style-name="ce7" office:value-type="float" office:value="1956.67">
            <text:p>1956,67</text:p>
          </table:table-cell>
          <table:table-cell/>
          <table:table-cell table:style-name="ce3" office:value-type="float" office:value="187">
            <text:p>187</text:p>
          </table:table-cell>
          <table:table-cell table:style-name="ce7" office:value-type="float" office:value="4593.25">
            <text:p>4593,25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style-name="ce7" office:value-type="float" office:value="1957.52">
            <text:p>1957,52</text:p>
          </table:table-cell>
          <table:table-cell/>
          <table:table-cell table:style-name="ce3" office:value-type="float" office:value="188">
            <text:p>188</text:p>
          </table:table-cell>
          <table:table-cell table:style-name="ce7" office:value-type="float" office:value="4591.99">
            <text:p>4591,99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style-name="ce7" office:value-type="float" office:value="1958.35">
            <text:p>1958,35</text:p>
          </table:table-cell>
          <table:table-cell/>
          <table:table-cell table:style-name="ce3" office:value-type="float" office:value="189">
            <text:p>189</text:p>
          </table:table-cell>
          <table:table-cell table:style-name="ce7" office:value-type="float" office:value="4590.74">
            <text:p>4590,74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style-name="ce7" office:value-type="float" office:value="1959.18">
            <text:p>1959,18</text:p>
          </table:table-cell>
          <table:table-cell/>
          <table:table-cell table:style-name="ce3" office:value-type="float" office:value="190">
            <text:p>190</text:p>
          </table:table-cell>
          <table:table-cell table:style-name="ce7" office:value-type="float" office:value="4589.51">
            <text:p>4589,51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style-name="ce7" office:value-type="float" office:value="1960.01">
            <text:p>1960,01</text:p>
          </table:table-cell>
          <table:table-cell/>
          <table:table-cell table:style-name="ce3" office:value-type="float" office:value="191">
            <text:p>191</text:p>
          </table:table-cell>
          <table:table-cell table:style-name="ce7" office:value-type="float" office:value="4587.6">
            <text:p>4587,6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style-name="ce7" office:value-type="float" office:value="1960.82">
            <text:p>1960,82</text:p>
          </table:table-cell>
          <table:table-cell/>
          <table:table-cell table:style-name="ce3" office:value-type="float" office:value="192">
            <text:p>192</text:p>
          </table:table-cell>
          <table:table-cell table:style-name="ce7" office:value-type="float" office:value="4585.71">
            <text:p>4585,71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style-name="ce7" office:value-type="float" office:value="1961.62">
            <text:p>1961,62</text:p>
          </table:table-cell>
          <table:table-cell/>
          <table:table-cell table:style-name="ce3" office:value-type="float" office:value="193">
            <text:p>193</text:p>
          </table:table-cell>
          <table:table-cell table:style-name="ce7" office:value-type="float" office:value="4583.84">
            <text:p>4583,84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style-name="ce7" office:value-type="float" office:value="1962.42">
            <text:p>1962,42</text:p>
          </table:table-cell>
          <table:table-cell/>
          <table:table-cell table:style-name="ce3" office:value-type="float" office:value="194">
            <text:p>194</text:p>
          </table:table-cell>
          <table:table-cell table:style-name="ce7" office:value-type="float" office:value="4581.99">
            <text:p>4581,99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style-name="ce7" office:value-type="float" office:value="1963.21">
            <text:p>1963,21</text:p>
          </table:table-cell>
          <table:table-cell/>
          <table:table-cell table:style-name="ce3" office:value-type="float" office:value="195">
            <text:p>195</text:p>
          </table:table-cell>
          <table:table-cell table:style-name="ce7" office:value-type="float" office:value="4580.16">
            <text:p>4580,16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style-name="ce7" office:value-type="float" office:value="1964.46">
            <text:p>1964,46</text:p>
          </table:table-cell>
          <table:table-cell/>
          <table:table-cell table:style-name="ce3" office:value-type="float" office:value="196">
            <text:p>196</text:p>
          </table:table-cell>
          <table:table-cell table:style-name="ce7" office:value-type="float" office:value="4579.02">
            <text:p>4579,02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style-name="ce7" office:value-type="float" office:value="1965.7">
            <text:p>1965,7</text:p>
          </table:table-cell>
          <table:table-cell/>
          <table:table-cell table:style-name="ce3" office:value-type="float" office:value="197">
            <text:p>197</text:p>
          </table:table-cell>
          <table:table-cell table:style-name="ce7" office:value-type="float" office:value="4577.88">
            <text:p>4577,88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style-name="ce7" office:value-type="float" office:value="1966.93">
            <text:p>1966,93</text:p>
          </table:table-cell>
          <table:table-cell/>
          <table:table-cell table:style-name="ce3" office:value-type="float" office:value="198">
            <text:p>198</text:p>
          </table:table-cell>
          <table:table-cell table:style-name="ce7" office:value-type="float" office:value="4576.76">
            <text:p>4576,76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style-name="ce7" office:value-type="float" office:value="1968.15">
            <text:p>1968,15</text:p>
          </table:table-cell>
          <table:table-cell/>
          <table:table-cell table:style-name="ce3" office:value-type="float" office:value="199">
            <text:p>199</text:p>
          </table:table-cell>
          <table:table-cell table:style-name="ce7" office:value-type="float" office:value="4575.65">
            <text:p>4575,65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style-name="ce7" office:value-type="float" office:value="1969.35">
            <text:p>1969,35</text:p>
          </table:table-cell>
          <table:table-cell/>
          <table:table-cell table:style-name="ce3" office:value-type="float" office:value="200">
            <text:p>200</text:p>
          </table:table-cell>
          <table:table-cell table:style-name="ce7" office:value-type="float" office:value="4574.56">
            <text:p>4574,56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style-name="ce7" office:value-type="float" office:value="1970.54">
            <text:p>1970,54</text:p>
          </table:table-cell>
          <table:table-cell/>
          <table:table-cell table:style-name="ce3" office:value-type="float" office:value="201">
            <text:p>201</text:p>
          </table:table-cell>
          <table:table-cell table:style-name="ce7" office:value-type="float" office:value="4573.47">
            <text:p>4573,47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style-name="ce7" office:value-type="float" office:value="1971.72">
            <text:p>1971,72</text:p>
          </table:table-cell>
          <table:table-cell/>
          <table:table-cell table:style-name="ce3" office:value-type="float" office:value="202">
            <text:p>202</text:p>
          </table:table-cell>
          <table:table-cell table:style-name="ce7" office:value-type="float" office:value="4572.39">
            <text:p>4572,39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style-name="ce7" office:value-type="float" office:value="1972.43">
            <text:p>1972,43</text:p>
          </table:table-cell>
          <table:table-cell/>
          <table:table-cell table:style-name="ce3" office:value-type="float" office:value="203">
            <text:p>203</text:p>
          </table:table-cell>
          <table:table-cell table:style-name="ce7" office:value-type="float" office:value="4570.68">
            <text:p>4570,68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style-name="ce7" office:value-type="float" office:value="1973.14">
            <text:p>1973,14</text:p>
          </table:table-cell>
          <table:table-cell/>
          <table:table-cell table:style-name="ce3" office:value-type="float" office:value="204">
            <text:p>204</text:p>
          </table:table-cell>
          <table:table-cell table:style-name="ce7" office:value-type="float" office:value="4568.99">
            <text:p>4568,99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style-name="ce7" office:value-type="float" office:value="1973.83">
            <text:p>1973,83</text:p>
          </table:table-cell>
          <table:table-cell/>
          <table:table-cell table:style-name="ce3" office:value-type="float" office:value="205">
            <text:p>205</text:p>
          </table:table-cell>
          <table:table-cell table:style-name="ce7" office:value-type="float" office:value="4567.31">
            <text:p>4567,31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style-name="ce7" office:value-type="float" office:value="1974.52">
            <text:p>1974,52</text:p>
          </table:table-cell>
          <table:table-cell/>
          <table:table-cell table:style-name="ce3" office:value-type="float" office:value="206">
            <text:p>206</text:p>
          </table:table-cell>
          <table:table-cell table:style-name="ce7" office:value-type="float" office:value="4565.65">
            <text:p>4565,65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style-name="ce7" office:value-type="float" office:value="1975.21">
            <text:p>1975,21</text:p>
          </table:table-cell>
          <table:table-cell/>
          <table:table-cell table:style-name="ce3" office:value-type="float" office:value="207">
            <text:p>207</text:p>
          </table:table-cell>
          <table:table-cell table:style-name="ce7" office:value-type="float" office:value="4564">
            <text:p>4564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style-name="ce7" office:value-type="float" office:value="1975.88">
            <text:p>1975,88</text:p>
          </table:table-cell>
          <table:table-cell/>
          <table:table-cell table:style-name="ce3" office:value-type="float" office:value="208">
            <text:p>208</text:p>
          </table:table-cell>
          <table:table-cell table:style-name="ce7" office:value-type="float" office:value="4561.75">
            <text:p>4561,75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style-name="ce7" office:value-type="float" office:value="1977">
            <text:p>1977</text:p>
          </table:table-cell>
          <table:table-cell/>
          <table:table-cell table:style-name="ce3" office:value-type="float" office:value="209">
            <text:p>209</text:p>
          </table:table-cell>
          <table:table-cell table:style-name="ce7" office:value-type="float" office:value="4560.14">
            <text:p>4560,14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style-name="ce7" office:value-type="float" office:value="1978.1">
            <text:p>1978,1</text:p>
          </table:table-cell>
          <table:table-cell/>
          <table:table-cell table:style-name="ce3" office:value-type="float" office:value="210">
            <text:p>210</text:p>
          </table:table-cell>
          <table:table-cell table:style-name="ce7" office:value-type="float" office:value="4558.54">
            <text:p>4558,54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style-name="ce7" office:value-type="float" office:value="1979.2">
            <text:p>1979,2</text:p>
          </table:table-cell>
          <table:table-cell/>
          <table:table-cell table:style-name="ce3" office:value-type="float" office:value="211">
            <text:p>211</text:p>
          </table:table-cell>
          <table:table-cell table:style-name="ce7" office:value-type="float" office:value="4556.96">
            <text:p>4556,96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style-name="ce7" office:value-type="float" office:value="1980.28">
            <text:p>1980,28</text:p>
          </table:table-cell>
          <table:table-cell/>
          <table:table-cell table:style-name="ce3" office:value-type="float" office:value="212">
            <text:p>212</text:p>
          </table:table-cell>
          <table:table-cell table:style-name="ce7" office:value-type="float" office:value="4555.4">
            <text:p>4555,4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style-name="ce7" office:value-type="float" office:value="1981.36">
            <text:p>1981,36</text:p>
          </table:table-cell>
          <table:table-cell/>
          <table:table-cell table:style-name="ce3" office:value-type="float" office:value="213">
            <text:p>213</text:p>
          </table:table-cell>
          <table:table-cell table:style-name="ce7" office:value-type="float" office:value="4553.85">
            <text:p>4553,85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style-name="ce7" office:value-type="float" office:value="1982.42">
            <text:p>1982,42</text:p>
          </table:table-cell>
          <table:table-cell/>
          <table:table-cell table:style-name="ce3" office:value-type="float" office:value="214">
            <text:p>214</text:p>
          </table:table-cell>
          <table:table-cell table:style-name="ce7" office:value-type="float" office:value="4552.31">
            <text:p>4552,31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style-name="ce7" office:value-type="float" office:value="1983.47">
            <text:p>1983,47</text:p>
          </table:table-cell>
          <table:table-cell/>
          <table:table-cell table:style-name="ce3" office:value-type="float" office:value="215">
            <text:p>215</text:p>
          </table:table-cell>
          <table:table-cell table:style-name="ce7" office:value-type="float" office:value="4550.79">
            <text:p>4550,79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style-name="ce7" office:value-type="float" office:value="1984.52">
            <text:p>1984,52</text:p>
          </table:table-cell>
          <table:table-cell/>
          <table:table-cell table:style-name="ce3" office:value-type="float" office:value="216">
            <text:p>216</text:p>
          </table:table-cell>
          <table:table-cell table:style-name="ce7" office:value-type="float" office:value="4548.68">
            <text:p>4548,68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style-name="ce7" office:value-type="float" office:value="1985.99">
            <text:p>1985,99</text:p>
          </table:table-cell>
          <table:table-cell/>
          <table:table-cell table:style-name="ce3" office:value-type="float" office:value="217">
            <text:p>217</text:p>
          </table:table-cell>
          <table:table-cell table:style-name="ce7" office:value-type="float" office:value="4547.19">
            <text:p>4547,19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style-name="ce7" office:value-type="float" office:value="1987.45">
            <text:p>1987,45</text:p>
          </table:table-cell>
          <table:table-cell/>
          <table:table-cell table:style-name="ce3" office:value-type="float" office:value="218">
            <text:p>218</text:p>
          </table:table-cell>
          <table:table-cell table:style-name="ce7" office:value-type="float" office:value="4545.71">
            <text:p>4545,71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style-name="ce7" office:value-type="float" office:value="1988.89">
            <text:p>1988,89</text:p>
          </table:table-cell>
          <table:table-cell/>
          <table:table-cell table:style-name="ce3" office:value-type="float" office:value="219">
            <text:p>219</text:p>
          </table:table-cell>
          <table:table-cell table:style-name="ce7" office:value-type="float" office:value="4544.25">
            <text:p>4544,25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style-name="ce7" office:value-type="float" office:value="1990.33">
            <text:p>1990,33</text:p>
          </table:table-cell>
          <table:table-cell/>
          <table:table-cell table:style-name="ce3" office:value-type="float" office:value="220">
            <text:p>220</text:p>
          </table:table-cell>
          <table:table-cell table:style-name="ce7" office:value-type="float" office:value="4542.8">
            <text:p>4542,8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style-name="ce7" office:value-type="float" office:value="1991.32">
            <text:p>1991,32</text:p>
          </table:table-cell>
          <table:table-cell/>
          <table:table-cell table:style-name="ce3" office:value-type="float" office:value="221">
            <text:p>221</text:p>
          </table:table-cell>
          <table:table-cell table:style-name="ce7" office:value-type="float" office:value="4541.36">
            <text:p>4541,36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style-name="ce7" office:value-type="float" office:value="1992.3">
            <text:p>1992,3</text:p>
          </table:table-cell>
          <table:table-cell/>
          <table:table-cell table:style-name="ce3" office:value-type="float" office:value="222">
            <text:p>222</text:p>
          </table:table-cell>
          <table:table-cell table:style-name="ce7" office:value-type="float" office:value="4539.93">
            <text:p>4539,93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style-name="ce7" office:value-type="float" office:value="1993.27">
            <text:p>1993,27</text:p>
          </table:table-cell>
          <table:table-cell/>
          <table:table-cell table:style-name="ce3" office:value-type="float" office:value="223">
            <text:p>223</text:p>
          </table:table-cell>
          <table:table-cell table:style-name="ce7" office:value-type="float" office:value="4538.52">
            <text:p>4538,52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style-name="ce7" office:value-type="float" office:value="1994.23">
            <text:p>1994,23</text:p>
          </table:table-cell>
          <table:table-cell/>
          <table:table-cell table:style-name="ce3" office:value-type="float" office:value="224">
            <text:p>224</text:p>
          </table:table-cell>
          <table:table-cell table:style-name="ce7" office:value-type="float" office:value="4536.54">
            <text:p>4536,54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style-name="ce7" office:value-type="float" office:value="1995.19">
            <text:p>1995,19</text:p>
          </table:table-cell>
          <table:table-cell/>
          <table:table-cell table:style-name="ce3" office:value-type="float" office:value="225">
            <text:p>225</text:p>
          </table:table-cell>
          <table:table-cell table:style-name="ce7" office:value-type="float" office:value="4534.59">
            <text:p>4534,59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style-name="ce7" office:value-type="float" office:value="1996.13">
            <text:p>1996,13</text:p>
          </table:table-cell>
          <table:table-cell/>
          <table:table-cell table:style-name="ce3" office:value-type="float" office:value="226">
            <text:p>226</text:p>
          </table:table-cell>
          <table:table-cell table:style-name="ce7" office:value-type="float" office:value="4532.65">
            <text:p>4532,65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style-name="ce7" office:value-type="float" office:value="1997.07">
            <text:p>1997,07</text:p>
          </table:table-cell>
          <table:table-cell/>
          <table:table-cell table:style-name="ce3" office:value-type="float" office:value="227">
            <text:p>227</text:p>
          </table:table-cell>
          <table:table-cell table:style-name="ce7" office:value-type="float" office:value="4530.72">
            <text:p>4530,72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style-name="ce7" office:value-type="float" office:value="1998">
            <text:p>1998</text:p>
          </table:table-cell>
          <table:table-cell/>
          <table:table-cell table:style-name="ce3" office:value-type="float" office:value="228">
            <text:p>228</text:p>
          </table:table-cell>
          <table:table-cell table:style-name="ce7" office:value-type="float" office:value="4528.82">
            <text:p>4528,82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style-name="ce7" office:value-type="float" office:value="1998.92">
            <text:p>1998,92</text:p>
          </table:table-cell>
          <table:table-cell/>
          <table:table-cell table:style-name="ce3" office:value-type="float" office:value="229">
            <text:p>229</text:p>
          </table:table-cell>
          <table:table-cell table:style-name="ce7" office:value-type="float" office:value="4526.93">
            <text:p>4526,93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style-name="ce7" office:value-type="float" office:value="1999.83">
            <text:p>1999,83</text:p>
          </table:table-cell>
          <table:table-cell/>
          <table:table-cell table:style-name="ce3" office:value-type="float" office:value="230">
            <text:p>230</text:p>
          </table:table-cell>
          <table:table-cell table:style-name="ce7" office:value-type="float" office:value="4525.05">
            <text:p>4525,05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style-name="ce7" office:value-type="float" office:value="2000.74">
            <text:p>2000,74</text:p>
          </table:table-cell>
          <table:table-cell/>
          <table:table-cell table:style-name="ce3" office:value-type="float" office:value="231">
            <text:p>231</text:p>
          </table:table-cell>
          <table:table-cell table:style-name="ce7" office:value-type="float" office:value="4523.19">
            <text:p>4523,19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style-name="ce7" office:value-type="float" office:value="2002.05">
            <text:p>2002,05</text:p>
          </table:table-cell>
          <table:table-cell/>
          <table:table-cell table:style-name="ce3" office:value-type="float" office:value="232">
            <text:p>232</text:p>
          </table:table-cell>
          <table:table-cell table:style-name="ce7" office:value-type="float" office:value="4521.91">
            <text:p>4521,91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style-name="ce7" office:value-type="float" office:value="2003.34">
            <text:p>2003,34</text:p>
          </table:table-cell>
          <table:table-cell/>
          <table:table-cell table:style-name="ce3" office:value-type="float" office:value="233">
            <text:p>233</text:p>
          </table:table-cell>
          <table:table-cell table:style-name="ce7" office:value-type="float" office:value="4520.08">
            <text:p>4520,08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style-name="ce7" office:value-type="float" office:value="2004.63">
            <text:p>2004,63</text:p>
          </table:table-cell>
          <table:table-cell/>
          <table:table-cell table:style-name="ce3" office:value-type="float" office:value="234">
            <text:p>234</text:p>
          </table:table-cell>
          <table:table-cell table:style-name="ce7" office:value-type="float" office:value="4518.27">
            <text:p>4518,27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style-name="ce7" office:value-type="float" office:value="2005.9">
            <text:p>2005,9</text:p>
          </table:table-cell>
          <table:table-cell/>
          <table:table-cell table:style-name="ce3" office:value-type="float" office:value="235">
            <text:p>235</text:p>
          </table:table-cell>
          <table:table-cell table:style-name="ce7" office:value-type="float" office:value="4516.47">
            <text:p>4516,47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style-name="ce7" office:value-type="float" office:value="2007.17">
            <text:p>2007,17</text:p>
          </table:table-cell>
          <table:table-cell/>
          <table:table-cell table:style-name="ce3" office:value-type="float" office:value="236">
            <text:p>236</text:p>
          </table:table-cell>
          <table:table-cell table:style-name="ce7" office:value-type="float" office:value="4514.69">
            <text:p>4514,69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style-name="ce7" office:value-type="float" office:value="2008.42">
            <text:p>2008,42</text:p>
          </table:table-cell>
          <table:table-cell/>
          <table:table-cell table:style-name="ce3" office:value-type="float" office:value="237">
            <text:p>237</text:p>
          </table:table-cell>
          <table:table-cell table:style-name="ce7" office:value-type="float" office:value="4512.92">
            <text:p>4512,92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style-name="ce7" office:value-type="float" office:value="2009.66">
            <text:p>2009,66</text:p>
          </table:table-cell>
          <table:table-cell/>
          <table:table-cell table:style-name="ce3" office:value-type="float" office:value="238">
            <text:p>238</text:p>
          </table:table-cell>
          <table:table-cell table:style-name="ce7" office:value-type="float" office:value="4511.17">
            <text:p>4511,17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style-name="ce7" office:value-type="float" office:value="2010.89">
            <text:p>2010,89</text:p>
          </table:table-cell>
          <table:table-cell/>
          <table:table-cell table:style-name="ce3" office:value-type="float" office:value="239">
            <text:p>239</text:p>
          </table:table-cell>
          <table:table-cell table:style-name="ce7" office:value-type="float" office:value="4509.44">
            <text:p>4509,44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style-name="ce7" office:value-type="float" office:value="2012.11">
            <text:p>2012,11</text:p>
          </table:table-cell>
          <table:table-cell/>
          <table:table-cell table:style-name="ce3" office:value-type="float" office:value="240">
            <text:p>240</text:p>
          </table:table-cell>
          <table:table-cell table:style-name="ce7" office:value-type="float" office:value="4507.71">
            <text:p>4507,71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style-name="ce7" office:value-type="float" office:value="2012.93">
            <text:p>2012,93</text:p>
          </table:table-cell>
          <table:table-cell/>
          <table:table-cell table:style-name="ce3" office:value-type="float" office:value="241">
            <text:p>241</text:p>
          </table:table-cell>
          <table:table-cell table:style-name="ce7" office:value-type="float" office:value="4506">
            <text:p>4506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style-name="ce7" office:value-type="float" office:value="2014.13">
            <text:p>2014,13</text:p>
          </table:table-cell>
          <table:table-cell/>
          <table:table-cell table:style-name="ce3" office:value-type="float" office:value="242">
            <text:p>242</text:p>
          </table:table-cell>
          <table:table-cell table:style-name="ce7" office:value-type="float" office:value="4504.31">
            <text:p>4504,31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style-name="ce7" office:value-type="float" office:value="2015.33">
            <text:p>2015,33</text:p>
          </table:table-cell>
          <table:table-cell/>
          <table:table-cell table:style-name="ce3" office:value-type="float" office:value="243">
            <text:p>243</text:p>
          </table:table-cell>
          <table:table-cell table:style-name="ce7" office:value-type="float" office:value="4502.63">
            <text:p>4502,63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style-name="ce7" office:value-type="float" office:value="2016.51">
            <text:p>2016,51</text:p>
          </table:table-cell>
          <table:table-cell/>
          <table:table-cell table:style-name="ce3" office:value-type="float" office:value="244">
            <text:p>244</text:p>
          </table:table-cell>
          <table:table-cell table:style-name="ce7" office:value-type="float" office:value="4500.96">
            <text:p>4500,96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style-name="ce7" office:value-type="float" office:value="2017.68">
            <text:p>2017,68</text:p>
          </table:table-cell>
          <table:table-cell/>
          <table:table-cell table:style-name="ce3" office:value-type="float" office:value="245">
            <text:p>245</text:p>
          </table:table-cell>
          <table:table-cell table:style-name="ce7" office:value-type="float" office:value="4499.31">
            <text:p>4499,31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style-name="ce7" office:value-type="float" office:value="2018.85">
            <text:p>2018,85</text:p>
          </table:table-cell>
          <table:table-cell/>
          <table:table-cell table:style-name="ce3" office:value-type="float" office:value="246">
            <text:p>246</text:p>
          </table:table-cell>
          <table:table-cell table:style-name="ce7" office:value-type="float" office:value="4497.67">
            <text:p>4497,67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style-name="ce7" office:value-type="float" office:value="2020">
            <text:p>2020</text:p>
          </table:table-cell>
          <table:table-cell/>
          <table:table-cell table:style-name="ce3" office:value-type="float" office:value="247">
            <text:p>247</text:p>
          </table:table-cell>
          <table:table-cell table:style-name="ce7" office:value-type="float" office:value="4496.04">
            <text:p>4496,04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style-name="ce7" office:value-type="float" office:value="2021.15">
            <text:p>2021,15</text:p>
          </table:table-cell>
          <table:table-cell/>
          <table:table-cell table:style-name="ce3" office:value-type="float" office:value="248">
            <text:p>248</text:p>
          </table:table-cell>
          <table:table-cell table:style-name="ce7" office:value-type="float" office:value="4494.43">
            <text:p>4494,43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style-name="ce7" office:value-type="float" office:value="2022.28">
            <text:p>2022,28</text:p>
          </table:table-cell>
          <table:table-cell/>
          <table:table-cell table:style-name="ce3" office:value-type="float" office:value="249">
            <text:p>249</text:p>
          </table:table-cell>
          <table:table-cell table:style-name="ce7" office:value-type="float" office:value="4492.83">
            <text:p>4492,83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style-name="ce7" office:value-type="float" office:value="2023.41">
            <text:p>2023,41</text:p>
          </table:table-cell>
          <table:table-cell/>
          <table:table-cell table:style-name="ce3" office:value-type="float" office:value="250">
            <text:p>250</text:p>
          </table:table-cell>
          <table:table-cell table:style-name="ce7" office:value-type="float" office:value="4491.24">
            <text:p>4491,24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style-name="ce7" office:value-type="float" office:value="2024.53">
            <text:p>2024,53</text:p>
          </table:table-cell>
          <table:table-cell/>
          <table:table-cell table:style-name="ce3" office:value-type="float" office:value="251">
            <text:p>251</text:p>
          </table:table-cell>
          <table:table-cell table:style-name="ce7" office:value-type="float" office:value="4489.67">
            <text:p>4489,67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style-name="ce7" office:value-type="float" office:value="2026.02">
            <text:p>2026,02</text:p>
          </table:table-cell>
          <table:table-cell/>
          <table:table-cell table:style-name="ce3" office:value-type="float" office:value="252">
            <text:p>252</text:p>
          </table:table-cell>
          <table:table-cell table:style-name="ce7" office:value-type="float" office:value="4488.62">
            <text:p>4488,62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style-name="ce7" office:value-type="float" office:value="2027.5">
            <text:p>2027,5</text:p>
          </table:table-cell>
          <table:table-cell/>
          <table:table-cell table:style-name="ce3" office:value-type="float" office:value="253">
            <text:p>253</text:p>
          </table:table-cell>
          <table:table-cell table:style-name="ce7" office:value-type="float" office:value="4487.58">
            <text:p>4487,58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style-name="ce7" office:value-type="float" office:value="2028.97">
            <text:p>2028,97</text:p>
          </table:table-cell>
          <table:table-cell/>
          <table:table-cell table:style-name="ce3" office:value-type="float" office:value="254">
            <text:p>254</text:p>
          </table:table-cell>
          <table:table-cell table:style-name="ce7" office:value-type="float" office:value="4486.04">
            <text:p>4486,04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style-name="ce7" office:value-type="float" office:value="2030.05">
            <text:p>2030,05</text:p>
          </table:table-cell>
          <table:table-cell/>
          <table:table-cell table:style-name="ce3" office:value-type="float" office:value="255">
            <text:p>255</text:p>
          </table:table-cell>
          <table:table-cell table:style-name="ce7" office:value-type="float" office:value="4484.51">
            <text:p>4484,51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style-name="ce7" office:value-type="float" office:value="2031.12">
            <text:p>2031,12</text:p>
          </table:table-cell>
          <table:table-cell/>
          <table:table-cell table:style-name="ce3" office:value-type="float" office:value="256">
            <text:p>256</text:p>
          </table:table-cell>
          <table:table-cell table:style-name="ce7" office:value-type="float" office:value="4482.99">
            <text:p>4482,99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style-name="ce7" office:value-type="float" office:value="2032.18">
            <text:p>2032,18</text:p>
          </table:table-cell>
          <table:table-cell/>
          <table:table-cell table:style-name="ce3" office:value-type="float" office:value="257">
            <text:p>257</text:p>
          </table:table-cell>
          <table:table-cell table:style-name="ce7" office:value-type="float" office:value="4481.48">
            <text:p>4481,48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style-name="ce7" office:value-type="float" office:value="2033.24">
            <text:p>2033,24</text:p>
          </table:table-cell>
          <table:table-cell/>
          <table:table-cell table:style-name="ce3" office:value-type="float" office:value="258">
            <text:p>258</text:p>
          </table:table-cell>
          <table:table-cell table:style-name="ce7" office:value-type="float" office:value="4479.99">
            <text:p>4479,99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style-name="ce7" office:value-type="float" office:value="2034.28">
            <text:p>2034,28</text:p>
          </table:table-cell>
          <table:table-cell/>
          <table:table-cell table:style-name="ce3" office:value-type="float" office:value="259">
            <text:p>259</text:p>
          </table:table-cell>
          <table:table-cell table:style-name="ce7" office:value-type="float" office:value="4478.51">
            <text:p>4478,51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style-name="ce7" office:value-type="float" office:value="2035.32">
            <text:p>2035,32</text:p>
          </table:table-cell>
          <table:table-cell/>
          <table:table-cell table:style-name="ce3" office:value-type="float" office:value="260">
            <text:p>260</text:p>
          </table:table-cell>
          <table:table-cell table:style-name="ce7" office:value-type="float" office:value="4477.03">
            <text:p>4477,03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style-name="ce7" office:value-type="float" office:value="2036.35">
            <text:p>2036,35</text:p>
          </table:table-cell>
          <table:table-cell/>
          <table:table-cell table:style-name="ce3" office:value-type="float" office:value="261">
            <text:p>261</text:p>
          </table:table-cell>
          <table:table-cell table:style-name="ce7" office:value-type="float" office:value="4475.57">
            <text:p>4475,57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style-name="ce7" office:value-type="float" office:value="2037.37">
            <text:p>2037,37</text:p>
          </table:table-cell>
          <table:table-cell/>
          <table:table-cell table:style-name="ce3" office:value-type="float" office:value="262">
            <text:p>262</text:p>
          </table:table-cell>
          <table:table-cell table:style-name="ce7" office:value-type="float" office:value="4474.13">
            <text:p>4474,13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style-name="ce7" office:value-type="float" office:value="2038.38">
            <text:p>2038,38</text:p>
          </table:table-cell>
          <table:table-cell/>
          <table:table-cell table:style-name="ce3" office:value-type="float" office:value="263">
            <text:p>263</text:p>
          </table:table-cell>
          <table:table-cell table:style-name="ce7" office:value-type="float" office:value="4472.69">
            <text:p>4472,69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style-name="ce7" office:value-type="float" office:value="2039.39">
            <text:p>2039,39</text:p>
          </table:table-cell>
          <table:table-cell/>
          <table:table-cell table:style-name="ce3" office:value-type="float" office:value="264">
            <text:p>264</text:p>
          </table:table-cell>
          <table:table-cell table:style-name="ce7" office:value-type="float" office:value="4471.26">
            <text:p>4471,26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style-name="ce7" office:value-type="float" office:value="2040.39">
            <text:p>2040,39</text:p>
          </table:table-cell>
          <table:table-cell/>
          <table:table-cell table:style-name="ce3" office:value-type="float" office:value="265">
            <text:p>265</text:p>
          </table:table-cell>
          <table:table-cell table:style-name="ce7" office:value-type="float" office:value="4469.85">
            <text:p>4469,85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style-name="ce7" office:value-type="float" office:value="2041.38">
            <text:p>2041,38</text:p>
          </table:table-cell>
          <table:table-cell/>
          <table:table-cell table:style-name="ce3" office:value-type="float" office:value="266">
            <text:p>266</text:p>
          </table:table-cell>
          <table:table-cell table:style-name="ce7" office:value-type="float" office:value="4468.44">
            <text:p>4468,44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style-name="ce7" office:value-type="float" office:value="2042.73">
            <text:p>2042,73</text:p>
          </table:table-cell>
          <table:table-cell/>
          <table:table-cell table:style-name="ce3" office:value-type="float" office:value="267">
            <text:p>267</text:p>
          </table:table-cell>
          <table:table-cell table:style-name="ce7" office:value-type="float" office:value="4467.04">
            <text:p>4467,04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style-name="ce7" office:value-type="float" office:value="2044.06">
            <text:p>2044,06</text:p>
          </table:table-cell>
          <table:table-cell/>
          <table:table-cell table:style-name="ce3" office:value-type="float" office:value="268">
            <text:p>268</text:p>
          </table:table-cell>
          <table:table-cell table:style-name="ce7" office:value-type="float" office:value="4465.66">
            <text:p>4465,66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style-name="ce7" office:value-type="float" office:value="2045.39">
            <text:p>2045,39</text:p>
          </table:table-cell>
          <table:table-cell/>
          <table:table-cell table:style-name="ce3" office:value-type="float" office:value="269">
            <text:p>269</text:p>
          </table:table-cell>
          <table:table-cell table:style-name="ce7" office:value-type="float" office:value="4464.29">
            <text:p>4464,29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style-name="ce7" office:value-type="float" office:value="2046.71">
            <text:p>2046,71</text:p>
          </table:table-cell>
          <table:table-cell/>
          <table:table-cell table:style-name="ce3" office:value-type="float" office:value="270">
            <text:p>270</text:p>
          </table:table-cell>
          <table:table-cell table:style-name="ce7" office:value-type="float" office:value="4462.92">
            <text:p>4462,92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style-name="ce7" office:value-type="float" office:value="2048.01">
            <text:p>2048,01</text:p>
          </table:table-cell>
          <table:table-cell/>
          <table:table-cell table:style-name="ce3" office:value-type="float" office:value="271">
            <text:p>271</text:p>
          </table:table-cell>
          <table:table-cell table:style-name="ce7" office:value-type="float" office:value="4461.57">
            <text:p>4461,57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style-name="ce7" office:value-type="float" office:value="2049.31">
            <text:p>2049,31</text:p>
          </table:table-cell>
          <table:table-cell/>
          <table:table-cell table:style-name="ce3" office:value-type="float" office:value="272">
            <text:p>272</text:p>
          </table:table-cell>
          <table:table-cell table:style-name="ce7" office:value-type="float" office:value="4460.22">
            <text:p>4460,22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style-name="ce7" office:value-type="float" office:value="2050.25">
            <text:p>2050,25</text:p>
          </table:table-cell>
          <table:table-cell/>
          <table:table-cell table:style-name="ce3" office:value-type="float" office:value="273">
            <text:p>273</text:p>
          </table:table-cell>
          <table:table-cell table:style-name="ce7" office:value-type="float" office:value="4458.89">
            <text:p>4458,89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style-name="ce7" office:value-type="float" office:value="2051.17">
            <text:p>2051,17</text:p>
          </table:table-cell>
          <table:table-cell/>
          <table:table-cell table:style-name="ce3" office:value-type="float" office:value="274">
            <text:p>274</text:p>
          </table:table-cell>
          <table:table-cell table:style-name="ce7" office:value-type="float" office:value="4457.57">
            <text:p>4457,57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style-name="ce7" office:value-type="float" office:value="2052.09">
            <text:p>2052,09</text:p>
          </table:table-cell>
          <table:table-cell/>
          <table:table-cell table:style-name="ce3" office:value-type="float" office:value="275">
            <text:p>275</text:p>
          </table:table-cell>
          <table:table-cell table:style-name="ce7" office:value-type="float" office:value="4456.25">
            <text:p>4456,25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style-name="ce7" office:value-type="float" office:value="2053">
            <text:p>2053</text:p>
          </table:table-cell>
          <table:table-cell/>
          <table:table-cell table:style-name="ce3" office:value-type="float" office:value="276">
            <text:p>276</text:p>
          </table:table-cell>
          <table:table-cell table:style-name="ce7" office:value-type="float" office:value="4454.95">
            <text:p>4454,95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style-name="ce7" office:value-type="float" office:value="2053.91">
            <text:p>2053,91</text:p>
          </table:table-cell>
          <table:table-cell/>
          <table:table-cell table:style-name="ce3" office:value-type="float" office:value="277">
            <text:p>277</text:p>
          </table:table-cell>
          <table:table-cell table:style-name="ce7" office:value-type="float" office:value="4453.65">
            <text:p>4453,65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style-name="ce7" office:value-type="float" office:value="2054.81">
            <text:p>2054,81</text:p>
          </table:table-cell>
          <table:table-cell/>
          <table:table-cell table:style-name="ce3" office:value-type="float" office:value="278">
            <text:p>278</text:p>
          </table:table-cell>
          <table:table-cell table:style-name="ce7" office:value-type="float" office:value="4452.36">
            <text:p>4452,36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style-name="ce7" office:value-type="float" office:value="2055.7">
            <text:p>2055,7</text:p>
          </table:table-cell>
          <table:table-cell/>
          <table:table-cell table:style-name="ce3" office:value-type="float" office:value="279">
            <text:p>279</text:p>
          </table:table-cell>
          <table:table-cell table:style-name="ce7" office:value-type="float" office:value="4451.09">
            <text:p>4451,09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style-name="ce7" office:value-type="float" office:value="2056.59">
            <text:p>2056,59</text:p>
          </table:table-cell>
          <table:table-cell/>
          <table:table-cell table:style-name="ce3" office:value-type="float" office:value="280">
            <text:p>280</text:p>
          </table:table-cell>
          <table:table-cell table:style-name="ce7" office:value-type="float" office:value="4449.82">
            <text:p>4449,82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style-name="ce7" office:value-type="float" office:value="2057.47">
            <text:p>2057,47</text:p>
          </table:table-cell>
          <table:table-cell/>
          <table:table-cell table:style-name="ce3" office:value-type="float" office:value="281">
            <text:p>281</text:p>
          </table:table-cell>
          <table:table-cell table:style-name="ce7" office:value-type="float" office:value="4448.56">
            <text:p>4448,56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style-name="ce7" office:value-type="float" office:value="2058.34">
            <text:p>2058,34</text:p>
          </table:table-cell>
          <table:table-cell/>
          <table:table-cell table:style-name="ce3" office:value-type="float" office:value="282">
            <text:p>282</text:p>
          </table:table-cell>
          <table:table-cell table:style-name="ce7" office:value-type="float" office:value="4447.31">
            <text:p>4447,31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style-name="ce7" office:value-type="float" office:value="2059.21">
            <text:p>2059,21</text:p>
          </table:table-cell>
          <table:table-cell/>
          <table:table-cell table:style-name="ce3" office:value-type="float" office:value="283">
            <text:p>283</text:p>
          </table:table-cell>
          <table:table-cell table:style-name="ce7" office:value-type="float" office:value="4446.07">
            <text:p>4446,07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style-name="ce7" office:value-type="float" office:value="2060.07">
            <text:p>2060,07</text:p>
          </table:table-cell>
          <table:table-cell/>
          <table:table-cell table:style-name="ce3" office:value-type="float" office:value="284">
            <text:p>284</text:p>
          </table:table-cell>
          <table:table-cell table:style-name="ce7" office:value-type="float" office:value="4444.83">
            <text:p>4444,83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style-name="ce7" office:value-type="float" office:value="2060.93">
            <text:p>2060,93</text:p>
          </table:table-cell>
          <table:table-cell/>
          <table:table-cell table:style-name="ce3" office:value-type="float" office:value="285">
            <text:p>285</text:p>
          </table:table-cell>
          <table:table-cell table:style-name="ce7" office:value-type="float" office:value="4443.61">
            <text:p>4443,61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style-name="ce7" office:value-type="float" office:value="2062.12">
            <text:p>2062,12</text:p>
          </table:table-cell>
          <table:table-cell/>
          <table:table-cell table:style-name="ce3" office:value-type="float" office:value="286">
            <text:p>286</text:p>
          </table:table-cell>
          <table:table-cell table:style-name="ce7" office:value-type="float" office:value="4442.85">
            <text:p>4442,85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style-name="ce7" office:value-type="float" office:value="2063.3">
            <text:p>2063,3</text:p>
          </table:table-cell>
          <table:table-cell/>
          <table:table-cell table:style-name="ce3" office:value-type="float" office:value="287">
            <text:p>287</text:p>
          </table:table-cell>
          <table:table-cell table:style-name="ce7" office:value-type="float" office:value="4442.09">
            <text:p>4442,09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style-name="ce7" office:value-type="float" office:value="2064.47">
            <text:p>2064,47</text:p>
          </table:table-cell>
          <table:table-cell/>
          <table:table-cell table:style-name="ce3" office:value-type="float" office:value="288">
            <text:p>288</text:p>
          </table:table-cell>
          <table:table-cell table:style-name="ce7" office:value-type="float" office:value="4440.89">
            <text:p>4440,89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style-name="ce7" office:value-type="float" office:value="2065.64">
            <text:p>2065,64</text:p>
          </table:table-cell>
          <table:table-cell/>
          <table:table-cell table:style-name="ce3" office:value-type="float" office:value="289">
            <text:p>289</text:p>
          </table:table-cell>
          <table:table-cell table:style-name="ce7" office:value-type="float" office:value="4439.69">
            <text:p>4439,69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style-name="ce7" office:value-type="float" office:value="2066.79">
            <text:p>2066,79</text:p>
          </table:table-cell>
          <table:table-cell/>
          <table:table-cell table:style-name="ce3" office:value-type="float" office:value="290">
            <text:p>290</text:p>
          </table:table-cell>
          <table:table-cell table:style-name="ce7" office:value-type="float" office:value="4438.51">
            <text:p>4438,51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style-name="ce7" office:value-type="float" office:value="2067.94">
            <text:p>2067,94</text:p>
          </table:table-cell>
          <table:table-cell/>
          <table:table-cell table:style-name="ce3" office:value-type="float" office:value="291">
            <text:p>291</text:p>
          </table:table-cell>
          <table:table-cell table:style-name="ce7" office:value-type="float" office:value="4437.33">
            <text:p>4437,33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style-name="ce7" office:value-type="float" office:value="2069.08">
            <text:p>2069,08</text:p>
          </table:table-cell>
          <table:table-cell/>
          <table:table-cell table:style-name="ce3" office:value-type="float" office:value="292">
            <text:p>292</text:p>
          </table:table-cell>
          <table:table-cell table:style-name="ce7" office:value-type="float" office:value="4436.16">
            <text:p>4436,16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style-name="ce7" office:value-type="float" office:value="2070.22">
            <text:p>2070,22</text:p>
          </table:table-cell>
          <table:table-cell/>
          <table:table-cell table:style-name="ce3" office:value-type="float" office:value="293">
            <text:p>293</text:p>
          </table:table-cell>
          <table:table-cell table:style-name="ce7" office:value-type="float" office:value="4435">
            <text:p>4435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style-name="ce7" office:value-type="float" office:value="2071.01">
            <text:p>2071,01</text:p>
          </table:table-cell>
          <table:table-cell/>
          <table:table-cell table:style-name="ce3" office:value-type="float" office:value="294">
            <text:p>294</text:p>
          </table:table-cell>
          <table:table-cell table:style-name="ce7" office:value-type="float" office:value="4433.85">
            <text:p>4433,85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style-name="ce7" office:value-type="float" office:value="2071.8">
            <text:p>2071,8</text:p>
          </table:table-cell>
          <table:table-cell/>
          <table:table-cell table:style-name="ce3" office:value-type="float" office:value="295">
            <text:p>295</text:p>
          </table:table-cell>
          <table:table-cell table:style-name="ce7" office:value-type="float" office:value="4432.7">
            <text:p>4432,7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style-name="ce7" office:value-type="float" office:value="2072.58">
            <text:p>2072,58</text:p>
          </table:table-cell>
          <table:table-cell/>
          <table:table-cell table:style-name="ce3" office:value-type="float" office:value="296">
            <text:p>296</text:p>
          </table:table-cell>
          <table:table-cell table:style-name="ce7" office:value-type="float" office:value="4431.56">
            <text:p>4431,56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style-name="ce7" office:value-type="float" office:value="2073.36">
            <text:p>2073,36</text:p>
          </table:table-cell>
          <table:table-cell/>
          <table:table-cell table:style-name="ce3" office:value-type="float" office:value="297">
            <text:p>297</text:p>
          </table:table-cell>
          <table:table-cell table:style-name="ce7" office:value-type="float" office:value="4430.43">
            <text:p>4430,43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style-name="ce7" office:value-type="float" office:value="2074.14">
            <text:p>2074,14</text:p>
          </table:table-cell>
          <table:table-cell/>
          <table:table-cell table:style-name="ce3" office:value-type="float" office:value="298">
            <text:p>298</text:p>
          </table:table-cell>
          <table:table-cell table:style-name="ce7" office:value-type="float" office:value="4429.31">
            <text:p>4429,31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style-name="ce7" office:value-type="float" office:value="2074.91">
            <text:p>2074,91</text:p>
          </table:table-cell>
          <table:table-cell/>
          <table:table-cell table:style-name="ce3" office:value-type="float" office:value="299">
            <text:p>299</text:p>
          </table:table-cell>
          <table:table-cell table:style-name="ce7" office:value-type="float" office:value="4428.2">
            <text:p>4428,2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style-name="ce7" office:value-type="float" office:value="2075.67">
            <text:p>2075,67</text:p>
          </table:table-cell>
          <table:table-cell/>
          <table:table-cell table:style-name="ce3" office:value-type="float" office:value="300">
            <text:p>300</text:p>
          </table:table-cell>
          <table:table-cell table:style-name="ce7" office:value-type="float" office:value="4427.09">
            <text:p>4427,09</text:p>
          </table:table-cell>
          <table:table-cell table:number-columns-repeated="3"/>
        </table:table-row>
        <table:table-row table:style-name="ro2" table:number-rows-repeated="1048273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10/06/2010</text:date>, <text:time>01:28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</meta:initial-creator>
    <meta:creation-date>2010-06-09T23:41:51</meta:creation-date>
    <dc:date>2010-06-10T01:28:58</dc:date>
    <dc:creator>christian </dc:creator>
    <meta:editing-duration>PT01H01M46S</meta:editing-duration>
    <meta:editing-cycles>7</meta:editing-cycles>
    <meta:generator>OpenOffice.org/3.2$Unix OpenOffice.org_project/320m12$Build-9483</meta:generator>
    <meta:document-statistic meta:table-count="3" meta:cell-count="361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8cm" svg:height="13.526cm" xlink:href=".." chart:class="chart:scatter" chart:style-name="ch1">
        <chart:title svg:x="8.802cm" svg:y="0.271cm" chart:style-name="ch2">
          <text:p>Cant Maximos Vs MSE</text:p>
        </chart:title>
        <chart:subtitle svg:x="6.407cm" svg:y="1.044cm" chart:style-name="ch3">
          <text:p>Imagenes parecidas trenfrente01.jpg y trenfrente02.jpg</text:p>
        </chart:subtitle>
        <chart:plot-area chart:style-name="ch4" table:cell-range-address="'comparacion parecidas'.A2:'comparacion parecidas'.B302" chart:data-source-has-labels="both" svg:x="0.687cm" svg:y="1.765cm" svg:width="21.077cm" svg:height="11.422cm">
          <chart:axis chart:dimension="x" chart:name="primary-x" chart:style-name="ch5">
            <chart:title svg:x="10.479cm" svg:y="12.885cm" chart:style-name="ch6">
              <text:p>Cant Maximos</text:p>
            </chart:title>
            <chart:categories table:cell-range-address="'comparacion parecidas'.A3:'comparacion parecidas'.A302"/>
          </chart:axis>
          <chart:axis chart:dimension="y" chart:name="primary-y" chart:style-name="ch5">
            <chart:title svg:x="0.445cm" svg:y="7.534cm" chart:style-name="ch7">
              <text:p>MSE</text:p>
            </chart:title>
            <chart:grid chart:style-name="ch8" chart:class="major"/>
          </chart:axis>
          <chart:series chart:style-name="ch9" chart:values-cell-range-address="'comparacion parecidas'.B3:'comparacion parecidas'.B302" chart:label-cell-address="'comparacion parecidas'.B2:'comparacion parecidas'.B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parecidas'.B2:'comparacion parecidas'.B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parecidas'.A3:'comparacion parecidas'.A302">1</text:p>
              </table:table-cell>
              <table:table-cell office:value-type="float" office:value="144">
                <text:p text:id="'comparacion parecidas'.B3:'comparacion parecidas'.B302">1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.667">
                <text:p>153.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.25">
                <text:p>164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.667">
                <text:p>113.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.875">
                <text:p>119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.556">
                <text:p>131.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.455">
                <text:p>143.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.538">
                <text:p>143.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.929">
                <text:p>141.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.467">
                <text:p>147.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.312">
                <text:p>156.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2.176">
                <text:p>162.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.222">
                <text:p>169.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.789">
                <text:p>173.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7.9">
                <text:p>17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1.619">
                <text:p>181.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.591">
                <text:p>183.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5.391">
                <text:p>185.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7.042">
                <text:p>187.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8.56">
                <text:p>188.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8.846">
                <text:p>188.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9.111">
                <text:p>189.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9.357">
                <text:p>189.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.655">
                <text:p>188.6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8.258">
                <text:p>188.2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7.909">
                <text:p>187.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7.353">
                <text:p>187.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6.829">
                <text:p>186.8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.639">
                <text:p>185.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3.892">
                <text:p>183.8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2.237">
                <text:p>182.2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0.667">
                <text:p>180.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9.175">
                <text:p>179.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7.244">
                <text:p>177.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5.405">
                <text:p>175.4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3.209">
                <text:p>173.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1.545">
                <text:p>171.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9.533">
                <text:p>169.5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7.609">
                <text:p>167.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.766">
                <text:p>165.7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2.694">
                <text:p>162.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1.44">
                <text:p>161.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.235">
                <text:p>160.2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8.712">
                <text:p>158.7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7.604">
                <text:p>157.6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6.185">
                <text:p>156.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.818">
                <text:p>154.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3.5">
                <text:p>153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2.228">
                <text:p>152.2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.814">
                <text:p>149.8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.667">
                <text:p>148.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.279">
                <text:p>147.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.21">
                <text:p>146.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5.476">
                <text:p>145.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4.766">
                <text:p>144.7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.077">
                <text:p>144.0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3.409">
                <text:p>143.4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2.478">
                <text:p>142.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1.574">
                <text:p>141.5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.696">
                <text:p>140.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.843">
                <text:p>139.8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8.775">
                <text:p>138.7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7.736">
                <text:p>137.7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.959">
                <text:p>136.9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6.459">
                <text:p>136.4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5.973">
                <text:p>135.9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.039">
                <text:p>135.0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4.59">
                <text:p>134.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4.152">
                <text:p>134.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3.725">
                <text:p>133.7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3.568">
                <text:p>133.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.415">
                <text:p>133.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3.012">
                <text:p>133.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.619">
                <text:p>132.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.235">
                <text:p>132.2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.86">
                <text:p>131.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1.494">
                <text:p>131.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1.375">
                <text:p>131.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1.258">
                <text:p>131.2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1.144">
                <text:p>131.1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1.033">
                <text:p>131.0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0.924">
                <text:p>130.9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0.817">
                <text:p>130.8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0.957">
                <text:p>130.9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1.095">
                <text:p>131.0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.99">
                <text:p>130.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0.887">
                <text:p>130.8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0.786">
                <text:p>130.7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.687">
                <text:p>130.6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.07">
                <text:p>131.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1.446">
                <text:p>131.4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1.814">
                <text:p>131.8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2.175">
                <text:p>132.1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2.288">
                <text:p>132.2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2.4">
                <text:p>132.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2.509">
                <text:p>132.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.617">
                <text:p>132.6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.722">
                <text:p>132.7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2.826">
                <text:p>132.8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2.927">
                <text:p>132.9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2.82">
                <text:p>132.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2.714">
                <text:p>132.7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2.814">
                <text:p>132.8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2.912">
                <text:p>132.9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3.009">
                <text:p>133.0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3.103">
                <text:p>133.1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3.197">
                <text:p>133.1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.288">
                <text:p>133.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.378">
                <text:p>133.3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3.467">
                <text:p>133.4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3.76">
                <text:p>133.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4.049">
                <text:p>134.0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4.13">
                <text:p>134.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4.21">
                <text:p>134.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.288">
                <text:p>134.2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4.365">
                <text:p>134.3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4.441">
                <text:p>134.4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4.516">
                <text:p>134.5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.783">
                <text:p>134.7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.046">
                <text:p>135.0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.305">
                <text:p>135.3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.371">
                <text:p>135.3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.436">
                <text:p>135.4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.563">
                <text:p>135.5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.809">
                <text:p>135.8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.051">
                <text:p>136.0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.29">
                <text:p>136.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6.525">
                <text:p>136.5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6.757">
                <text:p>136.7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6.986">
                <text:p>136.9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7.211">
                <text:p>137.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7.434">
                <text:p>137.4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7.479">
                <text:p>137.4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7.524">
                <text:p>137.5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.74">
                <text:p>137.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7.952">
                <text:p>137.9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8.162">
                <text:p>138.1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8.369">
                <text:p>138.3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8.573">
                <text:p>138.5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.775">
                <text:p>138.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8.974">
                <text:p>138.9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9.17">
                <text:p>139.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9.201">
                <text:p>139.2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9.232">
                <text:p>139.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9.263">
                <text:p>139.2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9.293">
                <text:p>139.2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9.323">
                <text:p>139.3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9.352">
                <text:p>139.3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9.381">
                <text:p>139.3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9.41">
                <text:p>139.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9.438">
                <text:p>139.4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9.466">
                <text:p>139.4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9.646">
                <text:p>139.6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9.824">
                <text:p>139.8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0.174">
                <text:p>140.1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0.506">
                <text:p>140.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0.675">
                <text:p>140.6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0.841">
                <text:p>140.8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1.006">
                <text:p>141.0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1.169">
                <text:p>141.1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1.329">
                <text:p>141.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1.489">
                <text:p>141.4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1.646">
                <text:p>141.6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1.801">
                <text:p>141.8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1.955">
                <text:p>141.9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2.107">
                <text:p>142.1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2.257">
                <text:p>142.2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2.406">
                <text:p>142.4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2.552">
                <text:p>142.5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2.698">
                <text:p>142.6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2.842">
                <text:p>142.8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3.13">
                <text:p>143.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3.416">
                <text:p>143.4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3.699">
                <text:p>143.6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3.979">
                <text:p>143.9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4.255">
                <text:p>144.2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4.529">
                <text:p>144.5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4.927">
                <text:p>144.9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5.052">
                <text:p>145.0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5.176">
                <text:p>145.1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5.299">
                <text:p>145.2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5.421">
                <text:p>145.4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5.679">
                <text:p>145.6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5.934">
                <text:p>145.9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6.187">
                <text:p>146.1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6.302">
                <text:p>146.3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6.415">
                <text:p>146.4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6.527">
                <text:p>146.5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6.639">
                <text:p>146.6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6.749">
                <text:p>146.7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6.858">
                <text:p>146.8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6.966">
                <text:p>146.9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.073">
                <text:p>147.0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.179">
                <text:p>147.1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.284">
                <text:p>147.2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.517">
                <text:p>147.5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.748">
                <text:p>147.7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.976">
                <text:p>147.9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8.203">
                <text:p>148.2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8.427">
                <text:p>148.4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8.65">
                <text:p>148.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8.87">
                <text:p>148.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9.088">
                <text:p>149.0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9.304">
                <text:p>149.3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9.518">
                <text:p>149.5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9.731">
                <text:p>149.7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9.941">
                <text:p>149.9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0.149">
                <text:p>150.1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0.356">
                <text:p>150.3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0.561">
                <text:p>150.5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0.763">
                <text:p>150.7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0.964">
                <text:p>150.9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1.164">
                <text:p>151.1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1.361">
                <text:p>151.3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1.557">
                <text:p>151.5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1.751">
                <text:p>151.7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1.943">
                <text:p>151.9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2.134">
                <text:p>152.1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2.448">
                <text:p>152.4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2.76">
                <text:p>152.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3.068">
                <text:p>153.0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3.374">
                <text:p>153.3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3.678">
                <text:p>153.6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3.857">
                <text:p>153.8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4.034">
                <text:p>154.0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4.209">
                <text:p>154.2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4.383">
                <text:p>154.3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4.556">
                <text:p>154.5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.847">
                <text:p>154.8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5.136">
                <text:p>155.1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5.422">
                <text:p>155.4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5.706">
                <text:p>155.7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.988">
                <text:p>155.9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6.267">
                <text:p>156.2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6.544">
                <text:p>156.5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6.819">
                <text:p>156.8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.092">
                <text:p>157.0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7.247">
                <text:p>157.2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7.516">
                <text:p>157.5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7.783">
                <text:p>157.7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8.047">
                <text:p>158.0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8.31">
                <text:p>158.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8.57">
                <text:p>158.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8.829">
                <text:p>158.8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9.085">
                <text:p>159.0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9.34">
                <text:p>159.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9.592">
                <text:p>159.5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9.843">
                <text:p>159.8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0.092">
                <text:p>160.0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0.338">
                <text:p>160.3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0.583">
                <text:p>160.5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0.826">
                <text:p>160.8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1.068">
                <text:p>161.0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1.307">
                <text:p>161.3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1.545">
                <text:p>161.5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1.781">
                <text:p>161.7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2.015">
                <text:p>162.0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2.247">
                <text:p>162.2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2.478">
                <text:p>162.4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2.707">
                <text:p>162.7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2.934">
                <text:p>162.9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3.16">
                <text:p>163.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3.384">
                <text:p>163.3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3.606">
                <text:p>163.6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3.827">
                <text:p>163.8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4.047">
                <text:p>164.0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4.264">
                <text:p>164.2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4.48">
                <text:p>164.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4.592">
                <text:p>164.5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4.703">
                <text:p>164.7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4.813">
                <text:p>164.8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4.923">
                <text:p>164.9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.133">
                <text:p>165.1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5.341">
                <text:p>165.3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.549">
                <text:p>165.5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5.754">
                <text:p>165.7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.959">
                <text:p>165.9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6.162">
                <text:p>166.1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6.363">
                <text:p>166.3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6.563">
                <text:p>166.5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6.762">
                <text:p>166.7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6.959">
                <text:p>166.9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7.155">
                <text:p>167.1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7.35">
                <text:p>167.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7.544">
                <text:p>167.5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7.736">
                <text:p>167.7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7.83">
                <text:p>167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3.29cm" svg:y="0.001cm" chart:style-name="ch2">
          <text:p>Comparacion parecidas</text:p>
        </chart:title>
        <chart:subtitle svg:x="3.629cm" svg:y="0.784cm" chart:style-name="ch3">
          <text:p>sdfg</text:p>
        </chart:subtitle>
        <chart:plot-area chart:style-name="ch4" table:cell-range-address="'comparacion parecidas'.D2:'comparacion parecidas'.E302" chart:data-source-has-labels="both" svg:x="0.119cm" svg:y="1.375cm" svg:width="7.721cm" svg:height="5.546cm">
          <chart:axis chart:dimension="x" chart:name="primary-x" chart:style-name="ch5">
            <chart:title svg:x="3.273cm" svg:y="6.489cm" chart:style-name="ch6">
              <text:p>cant maximos</text:p>
            </chart:title>
            <chart:categories table:cell-range-address="'comparacion parecidas'.D3:'comparacion parecidas'.D302"/>
          </chart:axis>
          <chart:axis chart:dimension="y" chart:name="primary-y" chart:style-name="ch5">
            <chart:title svg:x="0.161cm" svg:y="4.206cm" chart:style-name="ch7">
              <text:p>MSE</text:p>
            </chart:title>
            <chart:grid chart:style-name="ch8" chart:class="major"/>
          </chart:axis>
          <chart:series chart:style-name="ch9" chart:values-cell-range-address="'comparacion parecidas'.E3:'comparacion parecidas'.E302" chart:label-cell-address="'comparacion parecidas'.E2:'comparacion parecidas'.E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parecidas'.E2:'comparacion parecidas'.E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parecidas'.D3:'comparacion parecidas'.D302">1</text:p>
              </table:table-cell>
              <table:table-cell office:value-type="float" office:value="1">
                <text:p text:id="'comparacion parecidas'.E3:'comparacion parecidas'.E30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6667">
                <text:p>32.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.2857">
                <text:p>94.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625">
                <text:p>88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2222">
                <text:p>84.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1818">
                <text:p>79.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.9167">
                <text:p>77.9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.6923">
                <text:p>75.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8571">
                <text:p>74.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9333">
                <text:p>70.9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0625">
                <text:p>67.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0588">
                <text:p>64.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.3889">
                <text:p>61.3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3333">
                <text:p>55.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.5455">
                <text:p>53.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913">
                <text:p>51.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4167">
                <text:p>50.4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4615">
                <text:p>48.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.5926">
                <text:p>47.5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.4643">
                <text:p>46.4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4138">
                <text:p>45.4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7333">
                <text:p>44.7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.8065">
                <text:p>43.8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9375">
                <text:p>42.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1212">
                <text:p>42.1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.6176">
                <text:p>41.6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.4571">
                <text:p>41.4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.3056">
                <text:p>41.3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.1622">
                <text:p>41.1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7368">
                <text:p>40.7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.6154">
                <text:p>40.6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.825">
                <text:p>40.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0244">
                <text:p>41.0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5714">
                <text:p>41.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093">
                <text:p>42.0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7333">
                <text:p>42.7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1957">
                <text:p>43.19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7708">
                <text:p>44.7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.1633">
                <text:p>45.16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902">
                <text:p>45.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.3019">
                <text:p>46.3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3519">
                <text:p>46.35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.4464">
                <text:p>46.4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.4912">
                <text:p>46.49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5345">
                <text:p>46.5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.8305">
                <text:p>46.8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.1167">
                <text:p>47.1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.3934">
                <text:p>47.39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.4194">
                <text:p>47.4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2381">
                <text:p>47.23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.2656">
                <text:p>47.2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.2923">
                <text:p>47.2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3182">
                <text:p>47.3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.3433">
                <text:p>47.34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.3676">
                <text:p>47.3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.3913">
                <text:p>47.39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.4143">
                <text:p>47.4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.6479">
                <text:p>47.64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.875">
                <text:p>47.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.8904">
                <text:p>47.89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.7297">
                <text:p>47.7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.5733">
                <text:p>47.57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4211">
                <text:p>47.4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.2727">
                <text:p>47.27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.2949">
                <text:p>47.29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.3165">
                <text:p>47.3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.3375">
                <text:p>47.3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1975">
                <text:p>47.19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061">
                <text:p>47.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.9277">
                <text:p>46.92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7976">
                <text:p>46.79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6706">
                <text:p>46.6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5465">
                <text:p>46.54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5747">
                <text:p>46.5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4545">
                <text:p>46.4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.3371">
                <text:p>46.33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3667">
                <text:p>46.3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3956">
                <text:p>46.3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.4239">
                <text:p>46.42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4516">
                <text:p>46.45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3404">
                <text:p>46.34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.2316">
                <text:p>46.23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.1546">
                <text:p>46.15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.1837">
                <text:p>46.18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.2121">
                <text:p>46.2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.7921">
                <text:p>45.79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.6961">
                <text:p>45.69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.6019">
                <text:p>45.60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.5096">
                <text:p>45.50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.419">
                <text:p>45.4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.3302">
                <text:p>45.33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243">
                <text:p>45.2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.1574">
                <text:p>45.15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.0734">
                <text:p>45.07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9909">
                <text:p>44.9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.027">
                <text:p>45.0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.0625">
                <text:p>45.0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.9823">
                <text:p>44.98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.9035">
                <text:p>44.90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.8261">
                <text:p>44.82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.6752">
                <text:p>44.67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.6017">
                <text:p>44.6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.5294">
                <text:p>44.52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.4583">
                <text:p>44.45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.2975">
                <text:p>44.29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.2295">
                <text:p>44.22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.1626">
                <text:p>44.16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.0968">
                <text:p>44.09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.032">
                <text:p>44.0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.9683">
                <text:p>43.96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.9055">
                <text:p>43.90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.8438">
                <text:p>43.84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.6977">
                <text:p>43.69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.5538">
                <text:p>43.55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.4122">
                <text:p>43.4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.2727">
                <text:p>43.27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.1353">
                <text:p>43.1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.9481">
                <text:p>42.94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.8162">
                <text:p>42.81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.6861">
                <text:p>42.68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.558">
                <text:p>42.5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.4317">
                <text:p>42.43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3071">
                <text:p>42.30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.1844">
                <text:p>42.1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.0634">
                <text:p>42.06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.9441">
                <text:p>41.94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.8264">
                <text:p>41.82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.7103">
                <text:p>41.71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.5342">
                <text:p>41.53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3605">
                <text:p>41.36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.1892">
                <text:p>41.18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.0805">
                <text:p>41.08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.9733">
                <text:p>40.97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.8675">
                <text:p>40.86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.7632">
                <text:p>40.76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.6601">
                <text:p>40.66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.5584">
                <text:p>40.5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.4581">
                <text:p>40.45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.359">
                <text:p>40.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.2611">
                <text:p>40.26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.1646">
                <text:p>40.16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.0692">
                <text:p>40.06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975">
                <text:p>39.9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9503">
                <text:p>39.95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9259">
                <text:p>39.92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9018">
                <text:p>39.90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811">
                <text:p>39.8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7212">
                <text:p>39.72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6325">
                <text:p>39.63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5449">
                <text:p>39.54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.4048">
                <text:p>39.40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.2663">
                <text:p>39.26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.1294">
                <text:p>39.12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.0468">
                <text:p>39.04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.9651">
                <text:p>38.96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.8844">
                <text:p>38.88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.8046">
                <text:p>38.80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.7257">
                <text:p>38.72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.5966">
                <text:p>38.59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4689">
                <text:p>38.4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3427">
                <text:p>38.34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2179">
                <text:p>38.21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0944">
                <text:p>38.09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.0221">
                <text:p>38.02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.9505">
                <text:p>37.95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.8798">
                <text:p>37.87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.7609">
                <text:p>37.76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.6432">
                <text:p>37.64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5269">
                <text:p>37.52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4599">
                <text:p>37.4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3936">
                <text:p>37.39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328">
                <text:p>37.3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2632">
                <text:p>37.26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.199">
                <text:p>37.1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.1354">
                <text:p>37.13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.0725">
                <text:p>37.07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.0103">
                <text:p>37.01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.9487">
                <text:p>36.94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.8418">
                <text:p>36.84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.736">
                <text:p>36.7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.6768">
                <text:p>36.67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.6181">
                <text:p>36.61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.56">
                <text:p>36.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.5025">
                <text:p>36.50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.4455">
                <text:p>36.44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.3892">
                <text:p>36.38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.3333">
                <text:p>36.3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.3317">
                <text:p>36.33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.3301">
                <text:p>36.33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.3285">
                <text:p>36.32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.3269">
                <text:p>36.32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.2727">
                <text:p>36.27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.219">
                <text:p>36.2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.1659">
                <text:p>36.16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.1132">
                <text:p>36.11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.061">
                <text:p>36.0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.0093">
                <text:p>36.00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.9581">
                <text:p>35.95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.9074">
                <text:p>35.90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.8157">
                <text:p>35.81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.7248">
                <text:p>35.72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6347">
                <text:p>35.63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5455">
                <text:p>35.5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4977">
                <text:p>35.49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4505">
                <text:p>35.45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4036">
                <text:p>35.40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3571">
                <text:p>35.35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.3111">
                <text:p>35.3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.2655">
                <text:p>35.26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.2687">
                <text:p>35.26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.2719">
                <text:p>35.27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.2751">
                <text:p>35.27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.2783">
                <text:p>35.27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.2814">
                <text:p>35.28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.2371">
                <text:p>35.23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.1931">
                <text:p>35.19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.1496">
                <text:p>35.14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.1064">
                <text:p>35.10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.0636">
                <text:p>35.06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.0211">
                <text:p>35.02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.979">
                <text:p>34.9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.9372">
                <text:p>34.93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.9417">
                <text:p>34.94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.9461">
                <text:p>34.94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.905">
                <text:p>34.9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.8642">
                <text:p>34.86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.8238">
                <text:p>34.82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.7837">
                <text:p>34.78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.7439">
                <text:p>34.74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7045">
                <text:p>34.70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.6653">
                <text:p>34.66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.6265">
                <text:p>34.62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.588">
                <text:p>34.5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.5498">
                <text:p>34.54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.4762">
                <text:p>34.47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.4032">
                <text:p>34.40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.3307">
                <text:p>34.33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.2588">
                <text:p>34.2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.2227">
                <text:p>34.22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.1868">
                <text:p>34.18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.1512">
                <text:p>34.15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.1158">
                <text:p>34.11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.0808">
                <text:p>34.08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.046">
                <text:p>34.0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.0115">
                <text:p>34.01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.9772">
                <text:p>33.97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.9432">
                <text:p>33.94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.9094">
                <text:p>33.90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.8759">
                <text:p>33.87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.809">
                <text:p>33.8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.7425">
                <text:p>33.74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.71">
                <text:p>33.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.6778">
                <text:p>33.67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.6458">
                <text:p>33.64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614">
                <text:p>33.6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.5824">
                <text:p>33.58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.5511">
                <text:p>33.55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.52">
                <text:p>33.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.4891">
                <text:p>33.48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4585">
                <text:p>33.45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.4281">
                <text:p>33.42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.3978">
                <text:p>33.39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.3679">
                <text:p>33.36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.3381">
                <text:p>33.33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.3085">
                <text:p>33.30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.2792">
                <text:p>33.27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.2596">
                <text:p>33.25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.2308">
                <text:p>33.23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.2021">
                <text:p>33.20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.1736">
                <text:p>33.17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.1453">
                <text:p>33.14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.1172">
                <text:p>33.11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.0893">
                <text:p>33.08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.0616">
                <text:p>33.06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.0341">
                <text:p>33.03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.0068">
                <text:p>33.00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9797">
                <text:p>32.97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.9527">
                <text:p>32.95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.9259">
                <text:p>32.92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.9362">
                <text:p>32.93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.9465">
                <text:p>32.94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.9567">
                <text:p>32.95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43cm" svg:height="19.2cm" xlink:href=".." chart:class="chart:scatter" chart:style-name="ch1">
        <chart:title svg:x="9.024cm" svg:y="0.003cm" chart:style-name="ch2">
          <text:p>Comparacion parecidas</text:p>
        </chart:title>
        <chart:subtitle svg:x="6.87cm" svg:y="1.272cm" chart:style-name="ch3">
          <text:p>Comparacion trenfrente01.jpg y trenfrente07.jpg</text:p>
        </chart:subtitle>
        <chart:plot-area chart:style-name="ch4" table:cell-range-address="'comparacion parecidas'.D2:'comparacion parecidas'.E302" chart:data-source-has-labels="both" svg:x="0.675cm" svg:y="2.107cm" svg:width="20.83cm" svg:height="16.526cm">
          <chart:axis chart:dimension="x" chart:name="primary-x" chart:style-name="ch5">
            <chart:title svg:x="10.384cm" svg:y="18.445cm" chart:style-name="ch6">
              <text:p>cant maximos</text:p>
            </chart:title>
            <chart:categories table:cell-range-address="'comparacion parecidas'.D3:'comparacion parecidas'.D302"/>
          </chart:axis>
          <chart:axis chart:dimension="y" chart:name="primary-y" chart:style-name="ch5">
            <chart:title svg:x="0.439cm" svg:y="10.428cm" chart:style-name="ch7">
              <text:p>MSE</text:p>
            </chart:title>
            <chart:grid chart:style-name="ch8" chart:class="major"/>
          </chart:axis>
          <chart:series chart:style-name="ch9" chart:values-cell-range-address="'comparacion parecidas'.E3:'comparacion parecidas'.E302" chart:label-cell-address="'comparacion parecidas'.E2:'comparacion parecidas'.E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parecidas'.E2:'comparacion parecidas'.E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parecidas'.D3:'comparacion parecidas'.D302">1</text:p>
              </table:table-cell>
              <table:table-cell office:value-type="float" office:value="1">
                <text:p text:id="'comparacion parecidas'.E3:'comparacion parecidas'.E30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6667">
                <text:p>32.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.2857">
                <text:p>94.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625">
                <text:p>88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2222">
                <text:p>84.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1818">
                <text:p>79.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.9167">
                <text:p>77.9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.6923">
                <text:p>75.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8571">
                <text:p>74.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9333">
                <text:p>70.9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0625">
                <text:p>67.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0588">
                <text:p>64.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.3889">
                <text:p>61.3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3333">
                <text:p>55.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.5455">
                <text:p>53.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913">
                <text:p>51.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4167">
                <text:p>50.4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4615">
                <text:p>48.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.5926">
                <text:p>47.5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.4643">
                <text:p>46.4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4138">
                <text:p>45.4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7333">
                <text:p>44.7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.8065">
                <text:p>43.8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9375">
                <text:p>42.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1212">
                <text:p>42.1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.6176">
                <text:p>41.6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.4571">
                <text:p>41.4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.3056">
                <text:p>41.3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.1622">
                <text:p>41.1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7368">
                <text:p>40.7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.6154">
                <text:p>40.6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.825">
                <text:p>40.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0244">
                <text:p>41.0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5714">
                <text:p>41.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093">
                <text:p>42.0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7333">
                <text:p>42.7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1957">
                <text:p>43.19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7708">
                <text:p>44.7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.1633">
                <text:p>45.16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902">
                <text:p>45.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.3019">
                <text:p>46.3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3519">
                <text:p>46.35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.4464">
                <text:p>46.4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.4912">
                <text:p>46.49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5345">
                <text:p>46.5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.8305">
                <text:p>46.8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.1167">
                <text:p>47.1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.3934">
                <text:p>47.39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.4194">
                <text:p>47.4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2381">
                <text:p>47.23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.2656">
                <text:p>47.2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.2923">
                <text:p>47.2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3182">
                <text:p>47.3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.3433">
                <text:p>47.34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.3676">
                <text:p>47.3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.3913">
                <text:p>47.39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.4143">
                <text:p>47.4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.6479">
                <text:p>47.64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.875">
                <text:p>47.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.8904">
                <text:p>47.89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.7297">
                <text:p>47.7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.5733">
                <text:p>47.57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4211">
                <text:p>47.4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.2727">
                <text:p>47.27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.2949">
                <text:p>47.29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.3165">
                <text:p>47.3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.3375">
                <text:p>47.3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1975">
                <text:p>47.19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061">
                <text:p>47.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.9277">
                <text:p>46.92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7976">
                <text:p>46.79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6706">
                <text:p>46.6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5465">
                <text:p>46.54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5747">
                <text:p>46.5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4545">
                <text:p>46.4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.3371">
                <text:p>46.33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3667">
                <text:p>46.3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3956">
                <text:p>46.3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.4239">
                <text:p>46.42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4516">
                <text:p>46.45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3404">
                <text:p>46.34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.2316">
                <text:p>46.23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.1546">
                <text:p>46.15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.1837">
                <text:p>46.18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.2121">
                <text:p>46.2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.7921">
                <text:p>45.79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.6961">
                <text:p>45.69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.6019">
                <text:p>45.60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.5096">
                <text:p>45.50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.419">
                <text:p>45.4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.3302">
                <text:p>45.33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243">
                <text:p>45.2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.1574">
                <text:p>45.15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.0734">
                <text:p>45.07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9909">
                <text:p>44.9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.027">
                <text:p>45.0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.0625">
                <text:p>45.0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.9823">
                <text:p>44.98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.9035">
                <text:p>44.90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.8261">
                <text:p>44.82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.6752">
                <text:p>44.67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.6017">
                <text:p>44.6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.5294">
                <text:p>44.52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.4583">
                <text:p>44.45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.2975">
                <text:p>44.29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.2295">
                <text:p>44.22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.1626">
                <text:p>44.16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.0968">
                <text:p>44.09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.032">
                <text:p>44.0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.9683">
                <text:p>43.96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.9055">
                <text:p>43.90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.8438">
                <text:p>43.84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.6977">
                <text:p>43.69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.5538">
                <text:p>43.55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.4122">
                <text:p>43.4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.2727">
                <text:p>43.27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.1353">
                <text:p>43.1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.9481">
                <text:p>42.94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.8162">
                <text:p>42.81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.6861">
                <text:p>42.68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.558">
                <text:p>42.5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.4317">
                <text:p>42.43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3071">
                <text:p>42.30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.1844">
                <text:p>42.1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.0634">
                <text:p>42.06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.9441">
                <text:p>41.94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.8264">
                <text:p>41.82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.7103">
                <text:p>41.71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.5342">
                <text:p>41.53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3605">
                <text:p>41.36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.1892">
                <text:p>41.18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.0805">
                <text:p>41.08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.9733">
                <text:p>40.97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.8675">
                <text:p>40.86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.7632">
                <text:p>40.76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.6601">
                <text:p>40.66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.5584">
                <text:p>40.5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.4581">
                <text:p>40.45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.359">
                <text:p>40.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.2611">
                <text:p>40.26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.1646">
                <text:p>40.16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.0692">
                <text:p>40.06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975">
                <text:p>39.9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9503">
                <text:p>39.95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9259">
                <text:p>39.92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9018">
                <text:p>39.90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811">
                <text:p>39.8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7212">
                <text:p>39.72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6325">
                <text:p>39.63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5449">
                <text:p>39.54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.4048">
                <text:p>39.40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.2663">
                <text:p>39.26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.1294">
                <text:p>39.12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.0468">
                <text:p>39.04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.9651">
                <text:p>38.96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.8844">
                <text:p>38.88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.8046">
                <text:p>38.80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.7257">
                <text:p>38.72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.5966">
                <text:p>38.59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4689">
                <text:p>38.4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3427">
                <text:p>38.34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2179">
                <text:p>38.21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0944">
                <text:p>38.09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.0221">
                <text:p>38.02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.9505">
                <text:p>37.95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.8798">
                <text:p>37.87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.7609">
                <text:p>37.76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.6432">
                <text:p>37.64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5269">
                <text:p>37.52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4599">
                <text:p>37.4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3936">
                <text:p>37.39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328">
                <text:p>37.3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2632">
                <text:p>37.26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.199">
                <text:p>37.1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.1354">
                <text:p>37.13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.0725">
                <text:p>37.07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.0103">
                <text:p>37.01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.9487">
                <text:p>36.94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.8418">
                <text:p>36.84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.736">
                <text:p>36.7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.6768">
                <text:p>36.67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.6181">
                <text:p>36.61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.56">
                <text:p>36.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.5025">
                <text:p>36.50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.4455">
                <text:p>36.44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.3892">
                <text:p>36.38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.3333">
                <text:p>36.3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.3317">
                <text:p>36.33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.3301">
                <text:p>36.33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.3285">
                <text:p>36.32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.3269">
                <text:p>36.32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.2727">
                <text:p>36.27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.219">
                <text:p>36.2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.1659">
                <text:p>36.16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.1132">
                <text:p>36.11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.061">
                <text:p>36.0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.0093">
                <text:p>36.00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.9581">
                <text:p>35.95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.9074">
                <text:p>35.90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.8157">
                <text:p>35.81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.7248">
                <text:p>35.72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6347">
                <text:p>35.63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5455">
                <text:p>35.5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4977">
                <text:p>35.49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4505">
                <text:p>35.45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4036">
                <text:p>35.40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3571">
                <text:p>35.35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.3111">
                <text:p>35.3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.2655">
                <text:p>35.26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.2687">
                <text:p>35.26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.2719">
                <text:p>35.27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.2751">
                <text:p>35.27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.2783">
                <text:p>35.27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.2814">
                <text:p>35.28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.2371">
                <text:p>35.23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.1931">
                <text:p>35.19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.1496">
                <text:p>35.14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.1064">
                <text:p>35.10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.0636">
                <text:p>35.06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.0211">
                <text:p>35.02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.979">
                <text:p>34.9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.9372">
                <text:p>34.93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.9417">
                <text:p>34.94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.9461">
                <text:p>34.94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.905">
                <text:p>34.9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.8642">
                <text:p>34.86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.8238">
                <text:p>34.82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.7837">
                <text:p>34.78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.7439">
                <text:p>34.74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7045">
                <text:p>34.70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.6653">
                <text:p>34.66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.6265">
                <text:p>34.62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.588">
                <text:p>34.5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.5498">
                <text:p>34.54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.4762">
                <text:p>34.47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.4032">
                <text:p>34.40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.3307">
                <text:p>34.33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.2588">
                <text:p>34.2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.2227">
                <text:p>34.22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.1868">
                <text:p>34.18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.1512">
                <text:p>34.15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.1158">
                <text:p>34.11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.0808">
                <text:p>34.08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.046">
                <text:p>34.0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.0115">
                <text:p>34.01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.9772">
                <text:p>33.97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.9432">
                <text:p>33.94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.9094">
                <text:p>33.90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.8759">
                <text:p>33.87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.809">
                <text:p>33.8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.7425">
                <text:p>33.74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.71">
                <text:p>33.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.6778">
                <text:p>33.67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.6458">
                <text:p>33.64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614">
                <text:p>33.6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.5824">
                <text:p>33.58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.5511">
                <text:p>33.55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.52">
                <text:p>33.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.4891">
                <text:p>33.48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4585">
                <text:p>33.45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.4281">
                <text:p>33.42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.3978">
                <text:p>33.39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.3679">
                <text:p>33.36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.3381">
                <text:p>33.33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.3085">
                <text:p>33.30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.2792">
                <text:p>33.27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.2596">
                <text:p>33.25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.2308">
                <text:p>33.23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.2021">
                <text:p>33.20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.1736">
                <text:p>33.17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.1453">
                <text:p>33.14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.1172">
                <text:p>33.11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.0893">
                <text:p>33.08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.0616">
                <text:p>33.06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.0341">
                <text:p>33.03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.0068">
                <text:p>33.00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9797">
                <text:p>32.97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.9527">
                <text:p>32.95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.9259">
                <text:p>32.92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.9362">
                <text:p>32.93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.9465">
                <text:p>32.94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.9567">
                <text:p>32.95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63cm" svg:height="10.346cm" xlink:href=".." chart:class="chart:scatter" chart:style-name="ch1">
        <chart:title svg:x="3.583cm" svg:y="0.207cm" chart:style-name="ch2">
          <text:p>Comparacion parecidas +o-(perspectiva)</text:p>
        </chart:title>
        <chart:subtitle svg:x="4.853cm" svg:y="0.916cm" chart:style-name="ch3">
          <text:p>trenfrente01.jpg y trenpers07.jpg</text:p>
        </chart:subtitle>
        <chart:plot-area chart:style-name="ch4" table:cell-range-address="'comparacion parecidas perspectiva'.D2:'comparacion parecidas perspectiva'.E302" chart:data-source-has-labels="both" svg:x="0.409cm" svg:y="1.573cm" svg:width="14.549cm" svg:height="8.562cm">
          <chart:axis chart:dimension="x" chart:name="primary-x" chart:style-name="ch5">
            <chart:title svg:x="6.977cm" svg:y="9.769cm" chart:style-name="ch6">
              <text:p>cant maximos</text:p>
            </chart:title>
            <chart:categories table:cell-range-address="'comparacion parecidas perspectiva'.D3:'comparacion parecidas perspectiva'.D302"/>
          </chart:axis>
          <chart:axis chart:dimension="y" chart:name="primary-y" chart:style-name="ch5">
            <chart:title svg:x="0.306cm" svg:y="5.912cm" chart:style-name="ch7">
              <text:p>MSE</text:p>
            </chart:title>
            <chart:grid chart:style-name="ch8" chart:class="major"/>
          </chart:axis>
          <chart:series chart:style-name="ch9" chart:values-cell-range-address="'comparacion parecidas perspectiva'.E3:'comparacion parecidas perspectiva'.E302" chart:label-cell-address="'comparacion parecidas perspectiva'.E2:'comparacion parecidas perspectiva'.E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parecidas perspectiva'.E2:'comparacion parecidas perspectiva'.E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parecidas perspectiva'.D3:'comparacion parecidas perspectiva'.D302">1</text:p>
              </table:table-cell>
              <table:table-cell office:value-type="float" office:value="16">
                <text:p text:id="'comparacion parecidas perspectiva'.E3:'comparacion parecidas perspectiva'.E302">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1667">
                <text:p>23.1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1111">
                <text:p>20.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1818">
                <text:p>20.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2857">
                <text:p>18.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3333">
                <text:p>20.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125">
                <text:p>22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7059">
                <text:p>23.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1111">
                <text:p>25.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6842">
                <text:p>25.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619">
                <text:p>25.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5909">
                <text:p>25.5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5652">
                <text:p>25.5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5417">
                <text:p>25.54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1481">
                <text:p>25.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8214">
                <text:p>24.82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.1034">
                <text:p>24.1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4333">
                <text:p>23.4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9677">
                <text:p>22.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5312">
                <text:p>22.5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9697">
                <text:p>21.9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4412">
                <text:p>21.4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9429">
                <text:p>20.9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4722">
                <text:p>20.4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027">
                <text:p>20.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7368">
                <text:p>19.7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4615">
                <text:p>19.4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8293">
                <text:p>18.82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4762">
                <text:p>18.47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1395">
                <text:p>18.1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9318">
                <text:p>17.9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6222">
                <text:p>17.6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2609">
                <text:p>17.2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9149">
                <text:p>16.9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5625">
                <text:p>16.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2449">
                <text:p>16.24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6275">
                <text:p>15.6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3269">
                <text:p>15.32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0566">
                <text:p>15.0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7963">
                <text:p>14.7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5455">
                <text:p>14.5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2857">
                <text:p>14.2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0351">
                <text:p>14.03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7931">
                <text:p>13.79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5593">
                <text:p>13.5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3333">
                <text:p>13.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1148">
                <text:p>13.11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9194">
                <text:p>12.9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7778">
                <text:p>12.77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5938">
                <text:p>12.59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4154">
                <text:p>12.4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2424">
                <text:p>12.2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0746">
                <text:p>12.07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9118">
                <text:p>11.91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7536">
                <text:p>11.75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4507">
                <text:p>11.45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2917">
                <text:p>11.29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1507">
                <text:p>11.15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0541">
                <text:p>11.05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8684">
                <text:p>10.86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7403">
                <text:p>10.74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6154">
                <text:p>10.61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4937">
                <text:p>10.49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375">
                <text:p>10.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2963">
                <text:p>10.2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2195">
                <text:p>10.2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1446">
                <text:p>10.14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0714">
                <text:p>10.07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93023">
                <text:p>9.930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86207">
                <text:p>9.862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85227">
                <text:p>9.852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8427">
                <text:p>9.8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77778">
                <text:p>9.77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71429">
                <text:p>9.71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65217">
                <text:p>9.65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5914">
                <text:p>9.59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58511">
                <text:p>9.585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7895">
                <text:p>9.57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2083">
                <text:p>9.520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46392">
                <text:p>9.463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40816">
                <text:p>9.408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35354">
                <text:p>9.353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8515">
                <text:p>9.485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54902">
                <text:p>9.549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61165">
                <text:p>9.61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67308">
                <text:p>9.67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73333">
                <text:p>9.7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79245">
                <text:p>9.792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85047">
                <text:p>9.850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90741">
                <text:p>9.907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9633">
                <text:p>9.96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0182">
                <text:p>10.0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0721">
                <text:p>10.07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125">
                <text:p>10.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177">
                <text:p>10.1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2281">
                <text:p>10.22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2783">
                <text:p>10.27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3276">
                <text:p>10.32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3761">
                <text:p>10.3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4237">
                <text:p>10.4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4706">
                <text:p>10.47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5167">
                <text:p>10.51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6364">
                <text:p>10.63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7541">
                <text:p>10.75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7967">
                <text:p>10.79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8387">
                <text:p>10.83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9206">
                <text:p>10.92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9606">
                <text:p>10.96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1085">
                <text:p>11.10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1462">
                <text:p>11.14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1832">
                <text:p>11.18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2197">
                <text:p>11.21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2556">
                <text:p>11.25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291">
                <text:p>11.2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3259">
                <text:p>11.32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4265">
                <text:p>11.42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.5255">
                <text:p>11.52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.6232">
                <text:p>11.62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7194">
                <text:p>11.71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8143">
                <text:p>11.81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844">
                <text:p>11.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8732">
                <text:p>11.87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9021">
                <text:p>11.9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9306">
                <text:p>11.93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9586">
                <text:p>11.95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0479">
                <text:p>12.04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1361">
                <text:p>12.13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1622">
                <text:p>12.16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1879">
                <text:p>12.18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2133">
                <text:p>12.21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2384">
                <text:p>12.23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2632">
                <text:p>12.26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2876">
                <text:p>12.28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3117">
                <text:p>12.31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3355">
                <text:p>12.33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359">
                <text:p>12.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3822">
                <text:p>12.38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4051">
                <text:p>12.40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4277">
                <text:p>12.42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4286">
                <text:p>12.42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.4074">
                <text:p>12.40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3865">
                <text:p>12.38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.4085">
                <text:p>12.40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4303">
                <text:p>12.4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4518">
                <text:p>12.45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4311">
                <text:p>12.43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4524">
                <text:p>12.45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4734">
                <text:p>12.47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4941">
                <text:p>12.49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5146">
                <text:p>12.51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5349">
                <text:p>12.53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5549">
                <text:p>12.55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5747">
                <text:p>12.57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5943">
                <text:p>12.59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6648">
                <text:p>12.66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7345">
                <text:p>12.73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8034">
                <text:p>12.80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8715">
                <text:p>12.87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8889">
                <text:p>12.88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9061">
                <text:p>12.90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9231">
                <text:p>12.92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9399">
                <text:p>12.93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.0054">
                <text:p>13.00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0703">
                <text:p>13.07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1344">
                <text:p>13.13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1979">
                <text:p>13.19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2606">
                <text:p>13.26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2751">
                <text:p>13.27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2895">
                <text:p>13.28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3037">
                <text:p>13.30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3177">
                <text:p>13.31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3316">
                <text:p>13.33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3454">
                <text:p>13.34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359">
                <text:p>13.3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4184">
                <text:p>13.41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4772">
                <text:p>13.47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5354">
                <text:p>13.53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593">
                <text:p>13.5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7065">
                <text:p>13.70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7624">
                <text:p>13.76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8177">
                <text:p>13.81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.8725">
                <text:p>13.87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.9268">
                <text:p>13.92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.9806">
                <text:p>13.98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.9903">
                <text:p>13.99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.0526">
                <text:p>14.05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.1048">
                <text:p>14.10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1564">
                <text:p>14.15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.2075">
                <text:p>14.20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2582">
                <text:p>14.25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.3084">
                <text:p>14.30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.3581">
                <text:p>14.35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4074">
                <text:p>14.40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5069">
                <text:p>14.50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6055">
                <text:p>14.60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7032">
                <text:p>14.70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8959">
                <text:p>14.89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991">
                <text:p>14.9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0852">
                <text:p>15.08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1786">
                <text:p>15.17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.2711">
                <text:p>15.27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3628">
                <text:p>15.36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4053">
                <text:p>15.40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.4474">
                <text:p>15.4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.4891">
                <text:p>15.48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5304">
                <text:p>15.53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5714">
                <text:p>15.57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6595">
                <text:p>15.65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7468">
                <text:p>15.74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.8333">
                <text:p>15.8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9191">
                <text:p>15.91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0042">
                <text:p>16.00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0886">
                <text:p>16.08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1723">
                <text:p>16.17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2552">
                <text:p>16.25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3375">
                <text:p>16.33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4191">
                <text:p>16.41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.5537">
                <text:p>16.55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6872">
                <text:p>16.68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8197">
                <text:p>16.81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.951">
                <text:p>16.9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.0813">
                <text:p>17.08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.2105">
                <text:p>17.21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.3387">
                <text:p>17.33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4659">
                <text:p>17.46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592">
                <text:p>17.5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.6653">
                <text:p>17.66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.7897">
                <text:p>17.78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.913">
                <text:p>17.9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.0354">
                <text:p>18.03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.1569">
                <text:p>18.15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.2773">
                <text:p>18.27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3969">
                <text:p>18.39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.5155">
                <text:p>18.51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.6332">
                <text:p>18.63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.8659">
                <text:p>18.86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9809">
                <text:p>18.98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.0951">
                <text:p>19.09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.2083">
                <text:p>19.20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.3208">
                <text:p>19.32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.4323">
                <text:p>19.43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.5993">
                <text:p>19.599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.7649">
                <text:p>19.76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.9294">
                <text:p>19.92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.0926">
                <text:p>20.09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.1993">
                <text:p>20.19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.3051">
                <text:p>20.30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.4103">
                <text:p>20.41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.5146">
                <text:p>20.51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.6182">
                <text:p>20.61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.721">
                <text:p>20.7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.8231">
                <text:p>20.82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.9245">
                <text:p>20.92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.0251">
                <text:p>21.02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.125">
                <text:p>21.1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.2242">
                <text:p>21.22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.3227">
                <text:p>21.32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.4205">
                <text:p>21.42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.5176">
                <text:p>21.51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.614">
                <text:p>21.6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.7622">
                <text:p>21.76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.8571">
                <text:p>21.85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.9514">
                <text:p>21.95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.045">
                <text:p>22.0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2.1379">
                <text:p>22.13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.2302">
                <text:p>22.23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.3219">
                <text:p>22.32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.413">
                <text:p>22.4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.5034">
                <text:p>22.50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.5932">
                <text:p>22.59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.6824">
                <text:p>22.68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.771">
                <text:p>22.7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.8591">
                <text:p>22.85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.9465">
                <text:p>22.94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.0333">
                <text:p>23.0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74cm" svg:height="11.499cm" xlink:href=".." chart:class="chart:scatter" chart:style-name="ch1">
        <chart:title svg:x="2.286cm" svg:y="0.253cm" chart:style-name="ch2">
          <text:p>Comparacion parecidas+o-(perspectivas)</text:p>
        </chart:title>
        <chart:subtitle svg:x="3.703cm" svg:y="0.962cm" chart:style-name="ch3">
          <text:p>trenfrente01.jpg y tren_pers02.jpg</text:p>
        </chart:subtitle>
        <chart:plot-area chart:style-name="ch4" table:cell-range-address="'comparacion parecidas perspectiva'.A2:'comparacion parecidas perspectiva'.B302" chart:data-source-has-labels="both" svg:x="0.325cm" svg:y="1.642cm" svg:width="12.586cm" svg:height="9.6cm">
          <chart:axis chart:dimension="x" chart:name="primary-x" chart:style-name="ch5">
            <chart:title svg:x="5.912cm" svg:y="10.899cm" chart:style-name="ch6">
              <text:p>cant maximos</text:p>
            </chart:title>
            <chart:categories table:cell-range-address="'comparacion parecidas perspectiva'.A3:'comparacion parecidas perspectiva'.A302"/>
          </chart:axis>
          <chart:axis chart:dimension="y" chart:name="primary-y" chart:style-name="ch5">
            <chart:title svg:x="0.264cm" svg:y="6.5cm" chart:style-name="ch7">
              <text:p>MSE</text:p>
            </chart:title>
            <chart:grid chart:style-name="ch8" chart:class="major"/>
          </chart:axis>
          <chart:series chart:style-name="ch9" chart:values-cell-range-address="'comparacion parecidas perspectiva'.B3:'comparacion parecidas perspectiva'.B302" chart:label-cell-address="'comparacion parecidas perspectiva'.B2:'comparacion parecidas perspectiva'.B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parecidas perspectiva'.B2:'comparacion parecidas perspectiva'.B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parecidas perspectiva'.A3:'comparacion parecidas perspectiva'.A302">1</text:p>
              </table:table-cell>
              <table:table-cell office:value-type="float" office:value="121">
                <text:p text:id="'comparacion parecidas perspectiva'.B3:'comparacion parecidas perspectiva'.B302">1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.667">
                <text:p>123.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.8">
                <text:p>13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.857">
                <text:p>169.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.125">
                <text:p>209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.667">
                <text:p>244.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.6">
                <text:p>268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4.273">
                <text:p>284.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0.667">
                <text:p>290.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6.077">
                <text:p>296.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.714">
                <text:p>300.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2.933">
                <text:p>312.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9.375">
                <text:p>329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3.882">
                <text:p>34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6.778">
                <text:p>356.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8.316">
                <text:p>368.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8.7">
                <text:p>378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8.095">
                <text:p>388.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6.636">
                <text:p>396.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4.435">
                <text:p>404.4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1.583">
                <text:p>411.5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6.28">
                <text:p>416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0.615">
                <text:p>420.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4.63">
                <text:p>424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0.036">
                <text:p>430.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5.069">
                <text:p>435.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8.2">
                <text:p>438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2.645">
                <text:p>442.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3.938">
                <text:p>443.9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5.152">
                <text:p>445.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.029">
                <text:p>445.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4.914">
                <text:p>444.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4.806">
                <text:p>444.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3.595">
                <text:p>443.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3.526">
                <text:p>443.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3.462">
                <text:p>443.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3.4">
                <text:p>443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3.341">
                <text:p>443.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2.31">
                <text:p>442.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.326">
                <text:p>441.3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1.318">
                <text:p>441.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.311">
                <text:p>441.3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1.304">
                <text:p>441.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0.426">
                <text:p>440.4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.583">
                <text:p>439.5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.612">
                <text:p>439.6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8.82">
                <text:p>438.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8.059">
                <text:p>438.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7.327">
                <text:p>437.3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7.396">
                <text:p>437.3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7.463">
                <text:p>437.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7.527">
                <text:p>437.5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6.857">
                <text:p>436.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6.211">
                <text:p>436.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5.586">
                <text:p>435.5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4.322">
                <text:p>434.3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3.1">
                <text:p>433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1.918">
                <text:p>431.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1.403">
                <text:p>431.4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1.556">
                <text:p>431.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1.703">
                <text:p>431.7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1.846">
                <text:p>431.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1.985">
                <text:p>431.9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1.507">
                <text:p>431.5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1.044">
                <text:p>431.0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.594">
                <text:p>430.5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9.6">
                <text:p>429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8.634">
                <text:p>428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7.694">
                <text:p>427.6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7.315">
                <text:p>427.3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7.5">
                <text:p>427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7.133">
                <text:p>427.1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6.776">
                <text:p>426.7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6.429">
                <text:p>426.4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6.09">
                <text:p>426.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5.759">
                <text:p>425.7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.438">
                <text:p>425.4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5.63">
                <text:p>425.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5.817">
                <text:p>425.8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5.69">
                <text:p>425.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.388">
                <text:p>425.3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.093">
                <text:p>425.0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4.805">
                <text:p>424.8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4.989">
                <text:p>424.9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5.169">
                <text:p>425.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5.344">
                <text:p>425.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5.066">
                <text:p>425.0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4.37">
                <text:p>424.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3.688">
                <text:p>423.6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3.436">
                <text:p>423.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3.189">
                <text:p>423.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2.948">
                <text:p>422.9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2.711">
                <text:p>422.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2.48">
                <text:p>422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2.253">
                <text:p>422.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2.87">
                <text:p>422.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3.05">
                <text:p>423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3.225">
                <text:p>423.2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3.398">
                <text:p>423.3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3.567">
                <text:p>423.5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3.733">
                <text:p>423.7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3.896">
                <text:p>423.8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4.056">
                <text:p>424.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4.213">
                <text:p>424.2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3.991">
                <text:p>423.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3.773">
                <text:p>423.7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3.559">
                <text:p>423.5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3.348">
                <text:p>423.3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3.504">
                <text:p>423.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3.658">
                <text:p>423.6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3.809">
                <text:p>423.8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3.957">
                <text:p>423.9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3.752">
                <text:p>423.7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3.551">
                <text:p>423.5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3.353">
                <text:p>423.3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3.158">
                <text:p>423.1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2.967">
                <text:p>422.9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2.779">
                <text:p>422.7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2.593">
                <text:p>422.5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2.411">
                <text:p>422.4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2.232">
                <text:p>422.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1.746">
                <text:p>421.7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1.268">
                <text:p>421.2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0.797">
                <text:p>420.7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0.636">
                <text:p>420.6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0.477">
                <text:p>420.4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0.321">
                <text:p>420.3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9.871">
                <text:p>419.8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9.429">
                <text:p>419.4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8.993">
                <text:p>418.9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8.563">
                <text:p>418.5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8.426">
                <text:p>418.4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8.292">
                <text:p>418.2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.159">
                <text:p>418.1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8.029">
                <text:p>418.0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7.9">
                <text:p>417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7.773">
                <text:p>417.7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7.648">
                <text:p>417.6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7.524">
                <text:p>417.5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7.132">
                <text:p>417.1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6.745">
                <text:p>416.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6.63">
                <text:p>416.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6.517">
                <text:p>416.5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6.405">
                <text:p>416.4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6.295">
                <text:p>416.2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6.187">
                <text:p>416.1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6.079">
                <text:p>416.0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5.974">
                <text:p>415.9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5.869">
                <text:p>415.8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5.766">
                <text:p>415.7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5.665">
                <text:p>415.6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5.564">
                <text:p>415.5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5.217">
                <text:p>415.2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4.873">
                <text:p>414.8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4.535">
                <text:p>414.5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4.2">
                <text:p>414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3.87">
                <text:p>413.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3.543">
                <text:p>413.5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3.221">
                <text:p>413.2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3.14">
                <text:p>413.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3.061">
                <text:p>413.0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2.982">
                <text:p>412.9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2.671">
                <text:p>412.6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2.595">
                <text:p>412.5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2.521">
                <text:p>412.5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2.447">
                <text:p>412.4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2.374">
                <text:p>412.3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2.302">
                <text:p>412.3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2.231">
                <text:p>412.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2.161">
                <text:p>412.1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2.091">
                <text:p>412.0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2.023">
                <text:p>412.0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1.955">
                <text:p>411.9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1.888">
                <text:p>411.8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1.821">
                <text:p>411.8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1.756">
                <text:p>411.7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1.691">
                <text:p>411.6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1.626">
                <text:p>411.6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1.563">
                <text:p>411.5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1.723">
                <text:p>411.7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1.659">
                <text:p>411.6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1.597">
                <text:p>411.5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1.535">
                <text:p>411.5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1.473">
                <text:p>411.4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1.413">
                <text:p>411.4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1.353">
                <text:p>411.3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1.293">
                <text:p>411.2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1.234">
                <text:p>411.2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1.176">
                <text:p>411.1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1.119">
                <text:p>411.1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0.862">
                <text:p>410.8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0.806">
                <text:p>410.8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0.751">
                <text:p>410.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0.697">
                <text:p>410.6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10.643">
                <text:p>410.6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0.59">
                <text:p>410.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0.537">
                <text:p>410.5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0.485">
                <text:p>410.4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0.433">
                <text:p>410.4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0.382">
                <text:p>410.3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.332">
                <text:p>410.3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0.282">
                <text:p>410.2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0.232">
                <text:p>410.2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0.183">
                <text:p>410.1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0.134">
                <text:p>410.1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0.086">
                <text:p>410.0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10.038">
                <text:p>410.0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9.991">
                <text:p>409.9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9.944">
                <text:p>409.9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9.897">
                <text:p>409.8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9.851">
                <text:p>409.8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9.806">
                <text:p>409.8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9.949">
                <text:p>409.9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9.904">
                <text:p>409.9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9.858">
                <text:p>409.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9.814">
                <text:p>409.8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9.769">
                <text:p>409.7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9.725">
                <text:p>409.7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9.682">
                <text:p>409.6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9.638">
                <text:p>409.6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9.596">
                <text:p>409.5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9.553">
                <text:p>409.5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9.511">
                <text:p>409.5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9.469">
                <text:p>409.4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9.428">
                <text:p>409.4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9.387">
                <text:p>409.3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9.346">
                <text:p>409.3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9.483">
                <text:p>409.4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9.442">
                <text:p>409.4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9.402">
                <text:p>409.4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9.362">
                <text:p>409.3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9.322">
                <text:p>409.3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9.283">
                <text:p>409.2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9.244">
                <text:p>409.2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9.205">
                <text:p>409.2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9.167">
                <text:p>409.1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9.129">
                <text:p>409.1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9.26">
                <text:p>409.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9.391">
                <text:p>409.3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9.52">
                <text:p>409.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9.649">
                <text:p>409.6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9.776">
                <text:p>409.7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9.903">
                <text:p>409.9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0.028">
                <text:p>410.0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0.153">
                <text:p>410.1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0.276">
                <text:p>410.2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0.398">
                <text:p>410.3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10.69">
                <text:p>410.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10.98">
                <text:p>410.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1.268">
                <text:p>411.2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1.384">
                <text:p>411.3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1.5">
                <text:p>411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1.615">
                <text:p>411.6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1.729">
                <text:p>411.7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1.842">
                <text:p>411.8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1.954">
                <text:p>411.9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2.065">
                <text:p>412.0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2.176">
                <text:p>412.1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2.285">
                <text:p>412.2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2.394">
                <text:p>412.3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2.502">
                <text:p>412.5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2.609">
                <text:p>412.6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2.876">
                <text:p>412.8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3.142">
                <text:p>413.1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3.405">
                <text:p>413.4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3.667">
                <text:p>413.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13.926">
                <text:p>413.9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4.184">
                <text:p>414.1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14.44">
                <text:p>414.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14.536">
                <text:p>414.5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14.633">
                <text:p>414.6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14.728">
                <text:p>414.7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14.823">
                <text:p>414.8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4.917">
                <text:p>414.9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15.011">
                <text:p>415.0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15.104">
                <text:p>415.1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15.196">
                <text:p>415.1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5.287">
                <text:p>415.2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15.378">
                <text:p>415.3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15.468">
                <text:p>415.4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5.558">
                <text:p>415.5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15.797">
                <text:p>415.7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6.035">
                <text:p>416.0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6.271">
                <text:p>416.2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6.505">
                <text:p>416.5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6.738">
                <text:p>416.7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6.821">
                <text:p>416.8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6.904">
                <text:p>416.9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6.986">
                <text:p>416.9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7.068">
                <text:p>417.0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17.149">
                <text:p>417.1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7.23">
                <text:p>417.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17.31">
                <text:p>417.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17.389">
                <text:p>417.3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7.468">
                <text:p>417.4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7.547">
                <text:p>417.5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1.79cm" svg:y="0.141cm" chart:style-name="ch2">
          <text:p>Comparacion distintas</text:p>
        </chart:title>
        <chart:subtitle svg:x="0.812cm" svg:y="0.784cm" chart:style-name="ch3">
          <text:p>trenfrente01.jpg y mpg20-obj4__4.jpg</text:p>
        </chart:subtitle>
        <chart:plot-area chart:style-name="ch4" table:cell-range-address="'comparacion diferentes'.A2:'comparacion diferentes'.B302" chart:data-source-has-labels="both" svg:x="0.119cm" svg:y="1.375cm" svg:width="7.721cm" svg:height="5.546cm">
          <chart:axis chart:dimension="x" chart:name="primary-x" chart:style-name="ch5">
            <chart:title svg:x="3.273cm" svg:y="6.489cm" chart:style-name="ch6">
              <text:p>cant maximos</text:p>
            </chart:title>
            <chart:categories table:cell-range-address="'comparacion diferentes'.A3:'comparacion diferentes'.A302"/>
          </chart:axis>
          <chart:axis chart:dimension="y" chart:name="primary-y" chart:style-name="ch5">
            <chart:title svg:x="0.161cm" svg:y="4.167cm" chart:style-name="ch7">
              <text:p>mse</text:p>
            </chart:title>
            <chart:grid chart:style-name="ch8" chart:class="major"/>
          </chart:axis>
          <chart:series chart:style-name="ch9" chart:values-cell-range-address="'comparacion diferentes'.B3:'comparacion diferentes'.B302" chart:label-cell-address="'comparacion diferentes'.B2:'comparacion diferentes'.B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diferentes'.B2:'comparacion diferentes'.B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diferentes'.A3:'comparacion diferentes'.A302">1</text:p>
              </table:table-cell>
              <table:table-cell office:value-type="float" office:value="2304">
                <text:p text:id="'comparacion diferentes'.B3:'comparacion diferentes'.B302">23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1.33">
                <text:p>2241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2.8">
                <text:p>197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14.67">
                <text:p>1814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0.43">
                <text:p>1730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4.25">
                <text:p>1704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92.67">
                <text:p>1692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5.5">
                <text:p>167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4.45">
                <text:p>1654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0.67">
                <text:p>1630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6.31">
                <text:p>1616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8.64">
                <text:p>1598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8.73">
                <text:p>1598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9.06">
                <text:p>1609.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3.29">
                <text:p>1613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1.67">
                <text:p>1621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9.16">
                <text:p>1629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5.9">
                <text:p>1635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7.55">
                <text:p>1647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56.3">
                <text:p>1656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60.79">
                <text:p>1660.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4.92">
                <text:p>1664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8.73">
                <text:p>1668.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9.19">
                <text:p>1669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2.57">
                <text:p>1672.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75.72">
                <text:p>1675.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78.67">
                <text:p>1678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84.16">
                <text:p>1684.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89.31">
                <text:p>1689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94.15">
                <text:p>1694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98.71">
                <text:p>1698.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4.69">
                <text:p>1704.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6.3">
                <text:p>1706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10.05">
                <text:p>171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13.62">
                <text:p>1713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0.22">
                <text:p>1720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3.29">
                <text:p>1723.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4.23">
                <text:p>1724.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7.07">
                <text:p>1727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29.78">
                <text:p>1729.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30.52">
                <text:p>1730.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31.23">
                <text:p>1731.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1.92">
                <text:p>1731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34.31">
                <text:p>1734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6.6">
                <text:p>1736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38.8">
                <text:p>1738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40.92">
                <text:p>174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42.96">
                <text:p>1742.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44.93">
                <text:p>1744.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45.27">
                <text:p>1745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45.61">
                <text:p>1745.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45.93">
                <text:p>1745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6.24">
                <text:p>1746.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6.54">
                <text:p>1746.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46.83">
                <text:p>1746.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47.11">
                <text:p>1747.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48.76">
                <text:p>1748.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51.73">
                <text:p>1751.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54.61">
                <text:p>1754.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57.4">
                <text:p>1757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60.11">
                <text:p>1760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62.73">
                <text:p>1762.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65.28">
                <text:p>1765.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67.75">
                <text:p>1767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70.16">
                <text:p>1770.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2.49">
                <text:p>1772.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73.56">
                <text:p>1773.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75.78">
                <text:p>1775.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79.15">
                <text:p>1779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2.43">
                <text:p>1782.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85.62">
                <text:p>1785.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88.73">
                <text:p>1788.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0.62">
                <text:p>1790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92.46">
                <text:p>1792.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94.25">
                <text:p>1794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97.1">
                <text:p>1797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8.79">
                <text:p>1798.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00.45">
                <text:p>1800.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02.06">
                <text:p>1802.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03.64">
                <text:p>1803.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5.17">
                <text:p>1805.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6.68">
                <text:p>1806.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09.16">
                <text:p>1809.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11.58">
                <text:p>1811.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12.97">
                <text:p>1812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4.32">
                <text:p>1814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5.64">
                <text:p>1815.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16.94">
                <text:p>1816.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19.15">
                <text:p>1819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21.32">
                <text:p>1821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23.44">
                <text:p>1823.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5.52">
                <text:p>1825.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7.55">
                <text:p>1827.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28.65">
                <text:p>1828.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31.52">
                <text:p>1831.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34.34">
                <text:p>1834.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37.1">
                <text:p>1837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39.81">
                <text:p>1839.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42.46">
                <text:p>1842.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44.2">
                <text:p>1844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45.91">
                <text:p>1845.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47.58">
                <text:p>1847.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49.22">
                <text:p>1849.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50.83">
                <text:p>1850.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2.42">
                <text:p>1852.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53.97">
                <text:p>1853.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55.5">
                <text:p>1855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57.81">
                <text:p>1857.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60.07">
                <text:p>1860.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61.5">
                <text:p>186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62.91">
                <text:p>1862.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64.3">
                <text:p>1864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5.66">
                <text:p>1865.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68.32">
                <text:p>1868.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70.36">
                <text:p>1870.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72.38">
                <text:p>1872.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74.36">
                <text:p>1874.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76.31">
                <text:p>1876.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78.22">
                <text:p>1878.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79.39">
                <text:p>1879.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80.54">
                <text:p>1880.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81.66">
                <text:p>1881.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83.48">
                <text:p>1883.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85.27">
                <text:p>1885.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87.03">
                <text:p>1887.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88.77">
                <text:p>1888.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90.47">
                <text:p>1890.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92.16">
                <text:p>1892.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93.14">
                <text:p>1893.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94.78">
                <text:p>1894.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96.39">
                <text:p>1896.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97.99">
                <text:p>1897.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99.55">
                <text:p>1899.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01.1">
                <text:p>1901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2.62">
                <text:p>1902.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04.13">
                <text:p>1904.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05.61">
                <text:p>1905.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07.07">
                <text:p>1907.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08.51">
                <text:p>1908.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10.57">
                <text:p>1910.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12.6">
                <text:p>1912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13.97">
                <text:p>1913.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15.33">
                <text:p>1915.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16.67">
                <text:p>1916.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17.99">
                <text:p>1917.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19.29">
                <text:p>1919.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20.58">
                <text:p>1920.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21.84">
                <text:p>1921.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23.1">
                <text:p>1923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24.33">
                <text:p>1924.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25.55">
                <text:p>1925.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26.18">
                <text:p>1926.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26.81">
                <text:p>1926.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27.42">
                <text:p>1927.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28.02">
                <text:p>1928.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8.62">
                <text:p>1928.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9.21">
                <text:p>1929.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30.35">
                <text:p>1930.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31.48">
                <text:p>1931.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32.59">
                <text:p>1932.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33.69">
                <text:p>1933.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34.77">
                <text:p>1934.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35.85">
                <text:p>1935.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36.91">
                <text:p>1936.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37.95">
                <text:p>1937.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38.99">
                <text:p>1938.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40.01">
                <text:p>194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41.02">
                <text:p>1941.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42.02">
                <text:p>1942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43.54">
                <text:p>1943.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45.04">
                <text:p>1945.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46.52">
                <text:p>1946.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7.47">
                <text:p>1947.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8.41">
                <text:p>1948.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49.33">
                <text:p>1949.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50.25">
                <text:p>1950.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51.15">
                <text:p>1951.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52.55">
                <text:p>1952.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53.94">
                <text:p>1953.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55.31">
                <text:p>1955.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56.67">
                <text:p>1956.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57.52">
                <text:p>1957.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58.35">
                <text:p>1958.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59.18">
                <text:p>1959.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60.01">
                <text:p>1960.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0.82">
                <text:p>1960.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61.62">
                <text:p>1961.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2.42">
                <text:p>1962.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3.21">
                <text:p>1963.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4.46">
                <text:p>1964.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5.7">
                <text:p>1965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6.93">
                <text:p>1966.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68.15">
                <text:p>1968.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69.35">
                <text:p>1969.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70.54">
                <text:p>1970.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71.72">
                <text:p>1971.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72.43">
                <text:p>1972.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73.14">
                <text:p>1973.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73.83">
                <text:p>1973.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52">
                <text:p>1974.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5.21">
                <text:p>1975.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75.88">
                <text:p>1975.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78.1">
                <text:p>1978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79.2">
                <text:p>1979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80.28">
                <text:p>1980.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81.36">
                <text:p>1981.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82.42">
                <text:p>1982.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83.47">
                <text:p>1983.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84.52">
                <text:p>1984.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85.99">
                <text:p>1985.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87.45">
                <text:p>1987.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88.89">
                <text:p>1988.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90.33">
                <text:p>1990.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91.32">
                <text:p>1991.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92.3">
                <text:p>1992.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93.27">
                <text:p>1993.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94.23">
                <text:p>1994.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95.19">
                <text:p>1995.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96.13">
                <text:p>1996.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97.07">
                <text:p>1997.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98.92">
                <text:p>1998.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99.83">
                <text:p>1999.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00.74">
                <text:p>2000.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02.05">
                <text:p>2002.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03.34">
                <text:p>2003.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04.63">
                <text:p>2004.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05.9">
                <text:p>2005.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07.17">
                <text:p>2007.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08.42">
                <text:p>2008.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09.66">
                <text:p>2009.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10.89">
                <text:p>2010.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12.11">
                <text:p>2012.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12.93">
                <text:p>2012.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14.13">
                <text:p>2014.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15.33">
                <text:p>2015.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16.51">
                <text:p>2016.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17.68">
                <text:p>2017.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18.85">
                <text:p>2018.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21.15">
                <text:p>2021.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22.28">
                <text:p>2022.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23.41">
                <text:p>2023.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24.53">
                <text:p>2024.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26.02">
                <text:p>2026.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27.5">
                <text:p>2027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28.97">
                <text:p>2028.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30.05">
                <text:p>2030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31.12">
                <text:p>2031.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32.18">
                <text:p>2032.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33.24">
                <text:p>2033.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34.28">
                <text:p>2034.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32">
                <text:p>2035.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36.35">
                <text:p>2036.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37.37">
                <text:p>2037.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38.38">
                <text:p>2038.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39.39">
                <text:p>2039.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40.39">
                <text:p>2040.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41.38">
                <text:p>2041.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42.73">
                <text:p>2042.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44.06">
                <text:p>2044.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45.39">
                <text:p>2045.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46.71">
                <text:p>2046.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48.01">
                <text:p>2048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49.31">
                <text:p>2049.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50.25">
                <text:p>2050.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51.17">
                <text:p>2051.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52.09">
                <text:p>2052.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53.91">
                <text:p>2053.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54.81">
                <text:p>2054.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55.7">
                <text:p>2055.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56.59">
                <text:p>2056.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57.47">
                <text:p>2057.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58.34">
                <text:p>2058.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59.21">
                <text:p>2059.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60.07">
                <text:p>2060.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60.93">
                <text:p>2060.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62.12">
                <text:p>2062.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63.3">
                <text:p>2063.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64.47">
                <text:p>2064.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65.64">
                <text:p>2065.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66.79">
                <text:p>2066.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67.94">
                <text:p>2067.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69.08">
                <text:p>2069.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70.22">
                <text:p>2070.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71.01">
                <text:p>2071.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71.8">
                <text:p>2071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72.58">
                <text:p>2072.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73.36">
                <text:p>2073.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74.14">
                <text:p>2074.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74.91">
                <text:p>2074.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75.67">
                <text:p>2075.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98cm" svg:height="11.548cm" xlink:href=".." chart:class="chart:scatter" chart:style-name="ch1">
        <chart:title svg:x="4.389cm" svg:y="0.231cm" chart:style-name="ch2">
          <text:p>Comparacion distintas</text:p>
        </chart:title>
        <chart:subtitle svg:x="3.411cm" svg:y="0.964cm" chart:style-name="ch3">
          <text:p>trenfrente01.jpg y mpg20-obj4__4.jpg</text:p>
        </chart:subtitle>
        <chart:plot-area chart:style-name="ch4" table:cell-range-address="'comparacion diferentes'.A2:'comparacion diferentes'.B302" chart:data-source-has-labels="both" svg:x="0.325cm" svg:y="1.645cm" svg:width="12.61cm" svg:height="9.644cm">
          <chart:axis chart:dimension="x" chart:name="primary-x" chart:style-name="ch5">
            <chart:title svg:x="5.924cm" svg:y="10.947cm" chart:style-name="ch6">
              <text:p>cant maximos</text:p>
            </chart:title>
            <chart:categories table:cell-range-address="'comparacion diferentes'.A3:'comparacion diferentes'.A302"/>
          </chart:axis>
          <chart:axis chart:dimension="y" chart:name="primary-y" chart:style-name="ch5">
            <chart:title svg:x="0.264cm" svg:y="6.486cm" chart:style-name="ch7">
              <text:p>mse</text:p>
            </chart:title>
            <chart:grid chart:style-name="ch8" chart:class="major"/>
          </chart:axis>
          <chart:series chart:style-name="ch9" chart:values-cell-range-address="'comparacion diferentes'.B3:'comparacion diferentes'.B302" chart:label-cell-address="'comparacion diferentes'.B2:'comparacion diferentes'.B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diferentes'.B2:'comparacion diferentes'.B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diferentes'.A3:'comparacion diferentes'.A302">1</text:p>
              </table:table-cell>
              <table:table-cell office:value-type="float" office:value="2304">
                <text:p text:id="'comparacion diferentes'.B3:'comparacion diferentes'.B302">23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1.33">
                <text:p>2241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2.8">
                <text:p>197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14.67">
                <text:p>1814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0.43">
                <text:p>1730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4.25">
                <text:p>1704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92.67">
                <text:p>1692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5.5">
                <text:p>167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4.45">
                <text:p>1654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0.67">
                <text:p>1630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6.31">
                <text:p>1616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8.64">
                <text:p>1598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8.73">
                <text:p>1598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9.06">
                <text:p>1609.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3.29">
                <text:p>1613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1.67">
                <text:p>1621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9.16">
                <text:p>1629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5.9">
                <text:p>1635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7.55">
                <text:p>1647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56.3">
                <text:p>1656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60.79">
                <text:p>1660.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4.92">
                <text:p>1664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8.73">
                <text:p>1668.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9.19">
                <text:p>1669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2.57">
                <text:p>1672.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75.72">
                <text:p>1675.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78.67">
                <text:p>1678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84.16">
                <text:p>1684.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89.31">
                <text:p>1689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94.15">
                <text:p>1694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98.71">
                <text:p>1698.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4.69">
                <text:p>1704.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6.3">
                <text:p>1706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10.05">
                <text:p>171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13.62">
                <text:p>1713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0.22">
                <text:p>1720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3.29">
                <text:p>1723.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4.23">
                <text:p>1724.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7.07">
                <text:p>1727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29.78">
                <text:p>1729.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30.52">
                <text:p>1730.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31.23">
                <text:p>1731.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1.92">
                <text:p>1731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34.31">
                <text:p>1734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6.6">
                <text:p>1736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38.8">
                <text:p>1738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40.92">
                <text:p>174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42.96">
                <text:p>1742.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44.93">
                <text:p>1744.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45.27">
                <text:p>1745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45.61">
                <text:p>1745.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45.93">
                <text:p>1745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6.24">
                <text:p>1746.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6.54">
                <text:p>1746.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46.83">
                <text:p>1746.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47.11">
                <text:p>1747.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48.76">
                <text:p>1748.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51.73">
                <text:p>1751.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54.61">
                <text:p>1754.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57.4">
                <text:p>1757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60.11">
                <text:p>1760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62.73">
                <text:p>1762.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65.28">
                <text:p>1765.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67.75">
                <text:p>1767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70.16">
                <text:p>1770.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2.49">
                <text:p>1772.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73.56">
                <text:p>1773.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75.78">
                <text:p>1775.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79.15">
                <text:p>1779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2.43">
                <text:p>1782.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85.62">
                <text:p>1785.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88.73">
                <text:p>1788.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0.62">
                <text:p>1790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92.46">
                <text:p>1792.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94.25">
                <text:p>1794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97.1">
                <text:p>1797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8.79">
                <text:p>1798.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00.45">
                <text:p>1800.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02.06">
                <text:p>1802.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03.64">
                <text:p>1803.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5.17">
                <text:p>1805.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6.68">
                <text:p>1806.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09.16">
                <text:p>1809.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11.58">
                <text:p>1811.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12.97">
                <text:p>1812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4.32">
                <text:p>1814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5.64">
                <text:p>1815.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16.94">
                <text:p>1816.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19.15">
                <text:p>1819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21.32">
                <text:p>1821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23.44">
                <text:p>1823.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5.52">
                <text:p>1825.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7.55">
                <text:p>1827.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28.65">
                <text:p>1828.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31.52">
                <text:p>1831.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34.34">
                <text:p>1834.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37.1">
                <text:p>1837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39.81">
                <text:p>1839.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42.46">
                <text:p>1842.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44.2">
                <text:p>1844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45.91">
                <text:p>1845.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47.58">
                <text:p>1847.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49.22">
                <text:p>1849.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50.83">
                <text:p>1850.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2.42">
                <text:p>1852.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53.97">
                <text:p>1853.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55.5">
                <text:p>1855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57.81">
                <text:p>1857.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60.07">
                <text:p>1860.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61.5">
                <text:p>186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62.91">
                <text:p>1862.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64.3">
                <text:p>1864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5.66">
                <text:p>1865.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68.32">
                <text:p>1868.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70.36">
                <text:p>1870.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72.38">
                <text:p>1872.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74.36">
                <text:p>1874.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76.31">
                <text:p>1876.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78.22">
                <text:p>1878.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79.39">
                <text:p>1879.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80.54">
                <text:p>1880.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81.66">
                <text:p>1881.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83.48">
                <text:p>1883.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85.27">
                <text:p>1885.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87.03">
                <text:p>1887.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88.77">
                <text:p>1888.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90.47">
                <text:p>1890.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92.16">
                <text:p>1892.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93.14">
                <text:p>1893.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94.78">
                <text:p>1894.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96.39">
                <text:p>1896.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97.99">
                <text:p>1897.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99.55">
                <text:p>1899.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01.1">
                <text:p>1901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2.62">
                <text:p>1902.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04.13">
                <text:p>1904.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05.61">
                <text:p>1905.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07.07">
                <text:p>1907.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08.51">
                <text:p>1908.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10.57">
                <text:p>1910.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12.6">
                <text:p>1912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13.97">
                <text:p>1913.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15.33">
                <text:p>1915.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16.67">
                <text:p>1916.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17.99">
                <text:p>1917.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19.29">
                <text:p>1919.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20.58">
                <text:p>1920.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21.84">
                <text:p>1921.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23.1">
                <text:p>1923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24.33">
                <text:p>1924.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25.55">
                <text:p>1925.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26.18">
                <text:p>1926.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26.81">
                <text:p>1926.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27.42">
                <text:p>1927.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28.02">
                <text:p>1928.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8.62">
                <text:p>1928.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9.21">
                <text:p>1929.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30.35">
                <text:p>1930.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31.48">
                <text:p>1931.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32.59">
                <text:p>1932.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33.69">
                <text:p>1933.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34.77">
                <text:p>1934.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35.85">
                <text:p>1935.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36.91">
                <text:p>1936.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37.95">
                <text:p>1937.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38.99">
                <text:p>1938.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40.01">
                <text:p>194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41.02">
                <text:p>1941.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42.02">
                <text:p>1942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43.54">
                <text:p>1943.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45.04">
                <text:p>1945.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46.52">
                <text:p>1946.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7.47">
                <text:p>1947.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8.41">
                <text:p>1948.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49.33">
                <text:p>1949.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50.25">
                <text:p>1950.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51.15">
                <text:p>1951.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52.55">
                <text:p>1952.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53.94">
                <text:p>1953.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55.31">
                <text:p>1955.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56.67">
                <text:p>1956.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57.52">
                <text:p>1957.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58.35">
                <text:p>1958.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59.18">
                <text:p>1959.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60.01">
                <text:p>1960.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0.82">
                <text:p>1960.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61.62">
                <text:p>1961.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2.42">
                <text:p>1962.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3.21">
                <text:p>1963.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4.46">
                <text:p>1964.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5.7">
                <text:p>1965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6.93">
                <text:p>1966.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68.15">
                <text:p>1968.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69.35">
                <text:p>1969.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70.54">
                <text:p>1970.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71.72">
                <text:p>1971.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72.43">
                <text:p>1972.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73.14">
                <text:p>1973.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73.83">
                <text:p>1973.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52">
                <text:p>1974.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5.21">
                <text:p>1975.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75.88">
                <text:p>1975.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78.1">
                <text:p>1978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79.2">
                <text:p>1979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80.28">
                <text:p>1980.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81.36">
                <text:p>1981.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82.42">
                <text:p>1982.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83.47">
                <text:p>1983.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84.52">
                <text:p>1984.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85.99">
                <text:p>1985.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87.45">
                <text:p>1987.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88.89">
                <text:p>1988.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90.33">
                <text:p>1990.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91.32">
                <text:p>1991.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92.3">
                <text:p>1992.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93.27">
                <text:p>1993.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94.23">
                <text:p>1994.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95.19">
                <text:p>1995.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96.13">
                <text:p>1996.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97.07">
                <text:p>1997.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98.92">
                <text:p>1998.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99.83">
                <text:p>1999.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00.74">
                <text:p>2000.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02.05">
                <text:p>2002.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03.34">
                <text:p>2003.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04.63">
                <text:p>2004.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05.9">
                <text:p>2005.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07.17">
                <text:p>2007.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08.42">
                <text:p>2008.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09.66">
                <text:p>2009.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10.89">
                <text:p>2010.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12.11">
                <text:p>2012.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12.93">
                <text:p>2012.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14.13">
                <text:p>2014.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15.33">
                <text:p>2015.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16.51">
                <text:p>2016.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17.68">
                <text:p>2017.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18.85">
                <text:p>2018.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21.15">
                <text:p>2021.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22.28">
                <text:p>2022.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23.41">
                <text:p>2023.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24.53">
                <text:p>2024.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26.02">
                <text:p>2026.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27.5">
                <text:p>2027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28.97">
                <text:p>2028.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30.05">
                <text:p>2030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31.12">
                <text:p>2031.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32.18">
                <text:p>2032.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33.24">
                <text:p>2033.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34.28">
                <text:p>2034.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32">
                <text:p>2035.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36.35">
                <text:p>2036.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37.37">
                <text:p>2037.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38.38">
                <text:p>2038.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39.39">
                <text:p>2039.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40.39">
                <text:p>2040.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41.38">
                <text:p>2041.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42.73">
                <text:p>2042.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44.06">
                <text:p>2044.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45.39">
                <text:p>2045.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46.71">
                <text:p>2046.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48.01">
                <text:p>2048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49.31">
                <text:p>2049.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50.25">
                <text:p>2050.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51.17">
                <text:p>2051.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52.09">
                <text:p>2052.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53.91">
                <text:p>2053.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54.81">
                <text:p>2054.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55.7">
                <text:p>2055.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56.59">
                <text:p>2056.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57.47">
                <text:p>2057.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58.34">
                <text:p>2058.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59.21">
                <text:p>2059.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60.07">
                <text:p>2060.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60.93">
                <text:p>2060.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62.12">
                <text:p>2062.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63.3">
                <text:p>2063.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64.47">
                <text:p>2064.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65.64">
                <text:p>2065.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66.79">
                <text:p>2066.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67.94">
                <text:p>2067.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69.08">
                <text:p>2069.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70.22">
                <text:p>2070.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71.01">
                <text:p>2071.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71.8">
                <text:p>2071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72.58">
                <text:p>2072.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73.36">
                <text:p>2073.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74.14">
                <text:p>2074.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74.91">
                <text:p>2074.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75.67">
                <text:p>2075.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1.83cm" svg:y="0.141cm" chart:style-name="ch2">
          <text:p>comparacion distintas</text:p>
        </chart:title>
        <chart:subtitle svg:x="0.917cm" svg:y="0.784cm" chart:style-name="ch3">
          <text:p>trenfrente01.jpg y mpg20-obj7_1.jpg</text:p>
        </chart:subtitle>
        <chart:plot-area chart:style-name="ch4" table:cell-range-address="'comparacion diferentes'.D2:'comparacion diferentes'.E302" chart:data-source-has-labels="both" svg:x="0.119cm" svg:y="1.375cm" svg:width="7.721cm" svg:height="5.546cm">
          <chart:axis chart:dimension="x" chart:name="primary-x" chart:style-name="ch5">
            <chart:title svg:x="3.273cm" svg:y="6.489cm" chart:style-name="ch6">
              <text:p>cant maximos</text:p>
            </chart:title>
            <chart:categories table:cell-range-address="'comparacion diferentes'.D3:'comparacion diferentes'.D302"/>
          </chart:axis>
          <chart:axis chart:dimension="y" chart:name="primary-y" chart:style-name="ch5">
            <chart:title svg:x="0.161cm" svg:y="4.167cm" chart:style-name="ch7">
              <text:p>mse</text:p>
            </chart:title>
            <chart:grid chart:style-name="ch8" chart:class="major"/>
          </chart:axis>
          <chart:series chart:style-name="ch9" chart:values-cell-range-address="'comparacion diferentes'.E3:'comparacion diferentes'.E302" chart:label-cell-address="'comparacion diferentes'.E2:'comparacion diferentes'.E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diferentes'.E2:'comparacion diferentes'.E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diferentes'.D3:'comparacion diferentes'.D302">1</text:p>
              </table:table-cell>
              <table:table-cell office:value-type="float" office:value="3721">
                <text:p text:id="'comparacion diferentes'.E3:'comparacion diferentes'.E302">37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16.75">
                <text:p>381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2.2">
                <text:p>382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25.83">
                <text:p>3825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20.57">
                <text:p>3920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53.89">
                <text:p>4153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28.5">
                <text:p>422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9.55">
                <text:p>4289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8.83">
                <text:p>4328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72.77">
                <text:p>4372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0.43">
                <text:p>4410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71.67">
                <text:p>4471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43.75">
                <text:p>454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8.59">
                <text:p>4598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5.61">
                <text:p>4655.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91.05">
                <text:p>4691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2.95">
                <text:p>4722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1.81">
                <text:p>4751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78.05">
                <text:p>4778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23.96">
                <text:p>4823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44.16">
                <text:p>4844.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62.81">
                <text:p>4862.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74.7">
                <text:p>4874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85.75">
                <text:p>4885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96.03">
                <text:p>4896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05.63">
                <text:p>4905.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14.61">
                <text:p>4914.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23.03">
                <text:p>4923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30.94">
                <text:p>4930.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34.18">
                <text:p>4934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33.2">
                <text:p>493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32.28">
                <text:p>4932.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31.41">
                <text:p>4931.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34.29">
                <text:p>4934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33.41">
                <text:p>4933.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32.57">
                <text:p>4932.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31.78">
                <text:p>4931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31.02">
                <text:p>4931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30.3">
                <text:p>4930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2.82">
                <text:p>4932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32.09">
                <text:p>4932.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1.39">
                <text:p>4931.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27.77">
                <text:p>4927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24.29">
                <text:p>4924.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23.8">
                <text:p>4923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23.32">
                <text:p>4923.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22.86">
                <text:p>4922.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22.42">
                <text:p>4922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24.66">
                <text:p>4924.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24.2">
                <text:p>4924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23.76">
                <text:p>4923.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23.34">
                <text:p>4923.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20.49">
                <text:p>4920.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17.74">
                <text:p>4917.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15.08">
                <text:p>4915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12.52">
                <text:p>4912.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10.03">
                <text:p>491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07.63">
                <text:p>4907.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07.51">
                <text:p>4907.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07.39">
                <text:p>4907.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05.14">
                <text:p>4905.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02.95">
                <text:p>4902.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00.84">
                <text:p>4900.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98.78">
                <text:p>4898.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96.78">
                <text:p>4896.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94.84">
                <text:p>4894.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92.96">
                <text:p>4892.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91.12">
                <text:p>4891.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91.25">
                <text:p>4891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91.36">
                <text:p>4891.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91.48">
                <text:p>4891.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91.59">
                <text:p>4891.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89.9">
                <text:p>4889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88.24">
                <text:p>4888.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86.63">
                <text:p>4886.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85.06">
                <text:p>4885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83.53">
                <text:p>4883.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82.04">
                <text:p>4882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80.58">
                <text:p>4880.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77.52">
                <text:p>4877.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72.95">
                <text:p>4872.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66.94">
                <text:p>4866.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59.56">
                <text:p>4859.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53.84">
                <text:p>4853.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48.25">
                <text:p>4848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42.78">
                <text:p>4842.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37.43">
                <text:p>4837.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30.77">
                <text:p>4830.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24.26">
                <text:p>4824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19.28">
                <text:p>4819.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14.4">
                <text:p>4814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9.62">
                <text:p>4809.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4.95">
                <text:p>4804.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99.03">
                <text:p>4799.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93.23">
                <text:p>4793.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90.19">
                <text:p>4790.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87.21">
                <text:p>4787.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84.28">
                <text:p>4784.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80.13">
                <text:p>4780.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76.05">
                <text:p>4776.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72.05">
                <text:p>4772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68.12">
                <text:p>4768.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64.27">
                <text:p>4764.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60.49">
                <text:p>4760.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56.78">
                <text:p>4756.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53.14">
                <text:p>4753.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49.56">
                <text:p>4749.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46.04">
                <text:p>4746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43.77">
                <text:p>4743.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41.54">
                <text:p>4741.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38.18">
                <text:p>4738.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34.89">
                <text:p>4734.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31.65">
                <text:p>4731.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28.47">
                <text:p>4728.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25.34">
                <text:p>4725.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22.26">
                <text:p>4722.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20.33">
                <text:p>4720.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18.43">
                <text:p>4718.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16.57">
                <text:p>4716.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13.66">
                <text:p>4713.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10.8">
                <text:p>4710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07.98">
                <text:p>4707.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05.21">
                <text:p>4705.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02.48">
                <text:p>4702.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00.83">
                <text:p>4700.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99.2">
                <text:p>4699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96.58">
                <text:p>4696.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91.46">
                <text:p>4691.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88.96">
                <text:p>4688.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86.49">
                <text:p>4686.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85.04">
                <text:p>4685.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83.61">
                <text:p>4683.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81.23">
                <text:p>4681.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78.89">
                <text:p>4678.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76.59">
                <text:p>4676.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74.31">
                <text:p>4674.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72.07">
                <text:p>4672.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69.86">
                <text:p>4669.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67.68">
                <text:p>4667.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65.53">
                <text:p>4665.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64.32">
                <text:p>4664.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63.13">
                <text:p>4663.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61.95">
                <text:p>4661.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60.79">
                <text:p>4660.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58.76">
                <text:p>4658.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56.75">
                <text:p>4656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54.78">
                <text:p>4654.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52.82">
                <text:p>4652.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50.9">
                <text:p>4650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48.99">
                <text:p>4648.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47.12">
                <text:p>4647.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45.26">
                <text:p>4645.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43.43">
                <text:p>4643.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41.62">
                <text:p>4641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39.02">
                <text:p>4639.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36.45">
                <text:p>4636.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33.91">
                <text:p>4633.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31.4">
                <text:p>4631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29.72">
                <text:p>4629.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27.27">
                <text:p>4627.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24.84">
                <text:p>4624.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22.45">
                <text:p>4622.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20.86">
                <text:p>4620.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19.3">
                <text:p>4619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17.75">
                <text:p>4617.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16.22">
                <text:p>4616.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614.7">
                <text:p>4614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613.21">
                <text:p>4613.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611.73">
                <text:p>4611.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609.52">
                <text:p>4609.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608.08">
                <text:p>4608.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06.66">
                <text:p>4606.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5.25">
                <text:p>4605.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03.85">
                <text:p>4603.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02.48">
                <text:p>4602.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01.12">
                <text:p>4601.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99.77">
                <text:p>4599.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98.44">
                <text:p>4598.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97.12">
                <text:p>4597.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95.82">
                <text:p>4595.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94.53">
                <text:p>4594.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93.25">
                <text:p>4593.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91.99">
                <text:p>4591.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90.74">
                <text:p>4590.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89.51">
                <text:p>4589.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87.6">
                <text:p>4587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85.71">
                <text:p>4585.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83.84">
                <text:p>4583.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81.99">
                <text:p>4581.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80.16">
                <text:p>4580.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79.02">
                <text:p>4579.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77.88">
                <text:p>4577.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76.76">
                <text:p>4576.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575.65">
                <text:p>4575.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574.56">
                <text:p>4574.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573.47">
                <text:p>4573.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72.39">
                <text:p>4572.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70.68">
                <text:p>4570.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68.99">
                <text:p>4568.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67.31">
                <text:p>4567.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65.65">
                <text:p>4565.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61.75">
                <text:p>4561.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60.14">
                <text:p>4560.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58.54">
                <text:p>4558.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56.96">
                <text:p>4556.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55.4">
                <text:p>4555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53.85">
                <text:p>4553.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552.31">
                <text:p>4552.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50.79">
                <text:p>4550.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48.68">
                <text:p>4548.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47.19">
                <text:p>4547.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45.71">
                <text:p>4545.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44.25">
                <text:p>4544.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42.8">
                <text:p>4542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41.36">
                <text:p>4541.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39.93">
                <text:p>4539.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38.52">
                <text:p>4538.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36.54">
                <text:p>4536.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34.59">
                <text:p>4534.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32.65">
                <text:p>4532.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0.72">
                <text:p>4530.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28.82">
                <text:p>4528.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26.93">
                <text:p>4526.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25.05">
                <text:p>4525.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23.19">
                <text:p>4523.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21.91">
                <text:p>4521.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20.08">
                <text:p>4520.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18.27">
                <text:p>4518.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16.47">
                <text:p>4516.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14.69">
                <text:p>4514.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12.92">
                <text:p>4512.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11.17">
                <text:p>4511.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509.44">
                <text:p>4509.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507.71">
                <text:p>4507.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504.31">
                <text:p>4504.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502.63">
                <text:p>4502.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500.96">
                <text:p>4500.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99.31">
                <text:p>4499.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97.67">
                <text:p>4497.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96.04">
                <text:p>4496.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94.43">
                <text:p>4494.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92.83">
                <text:p>4492.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91.24">
                <text:p>4491.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89.67">
                <text:p>4489.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88.62">
                <text:p>4488.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87.58">
                <text:p>4487.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86.04">
                <text:p>4486.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84.51">
                <text:p>4484.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82.99">
                <text:p>4482.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81.48">
                <text:p>4481.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79.99">
                <text:p>4479.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78.51">
                <text:p>4478.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77.03">
                <text:p>4477.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75.57">
                <text:p>4475.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74.13">
                <text:p>4474.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72.69">
                <text:p>4472.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71.26">
                <text:p>4471.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69.85">
                <text:p>4469.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68.44">
                <text:p>4468.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67.04">
                <text:p>4467.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65.66">
                <text:p>4465.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64.29">
                <text:p>4464.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62.92">
                <text:p>4462.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61.57">
                <text:p>4461.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60.22">
                <text:p>4460.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58.89">
                <text:p>4458.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57.57">
                <text:p>4457.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56.25">
                <text:p>4456.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54.95">
                <text:p>4454.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53.65">
                <text:p>4453.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52.36">
                <text:p>4452.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51.09">
                <text:p>4451.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49.82">
                <text:p>4449.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48.56">
                <text:p>4448.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47.31">
                <text:p>4447.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46.07">
                <text:p>4446.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44.83">
                <text:p>4444.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43.61">
                <text:p>4443.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42.85">
                <text:p>4442.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42.09">
                <text:p>4442.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40.89">
                <text:p>4440.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39.69">
                <text:p>4439.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38.51">
                <text:p>4438.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37.33">
                <text:p>4437.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36.16">
                <text:p>4436.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33.85">
                <text:p>4433.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32.7">
                <text:p>4432.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31.56">
                <text:p>4431.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30.43">
                <text:p>4430.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29.31">
                <text:p>4429.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28.2">
                <text:p>4428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27.09">
                <text:p>4427.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6cm" svg:height="12.194cm" xlink:href=".." chart:class="chart:scatter" chart:style-name="ch1">
        <chart:title svg:x="4.798cm" svg:y="0.244cm" chart:style-name="ch2">
          <text:p>comparacion distintas</text:p>
        </chart:title>
        <chart:subtitle svg:x="3.885cm" svg:y="0.99cm" chart:style-name="ch3">
          <text:p>trenfrente01.jpg y mpg20-obj7_1.jpg</text:p>
        </chart:subtitle>
        <chart:plot-area chart:style-name="ch4" table:cell-range-address="'comparacion diferentes'.D2:'comparacion diferentes'.E302" chart:data-source-has-labels="both" svg:x="0.355cm" svg:y="1.684cm" svg:width="13.303cm" svg:height="10.225cm">
          <chart:axis chart:dimension="x" chart:name="primary-x" chart:style-name="ch5">
            <chart:title svg:x="6.3cm" svg:y="11.58cm" chart:style-name="ch6">
              <text:p>cant maximos</text:p>
            </chart:title>
            <chart:categories table:cell-range-address="'comparacion diferentes'.D3:'comparacion diferentes'.D302"/>
          </chart:axis>
          <chart:axis chart:dimension="y" chart:name="primary-y" chart:style-name="ch5">
            <chart:title svg:x="0.279cm" svg:y="6.815cm" chart:style-name="ch7">
              <text:p>mse</text:p>
            </chart:title>
            <chart:grid chart:style-name="ch8" chart:class="major"/>
          </chart:axis>
          <chart:series chart:style-name="ch9" chart:values-cell-range-address="'comparacion diferentes'.E3:'comparacion diferentes'.E302" chart:label-cell-address="'comparacion diferentes'.E2:'comparacion diferentes'.E2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paracion diferentes'.E2:'comparacion diferentes'.E2">MSE entre las imagenes</text:p>
              </table:table-cell>
            </table:table-row>
          </table:table-header-rows>
          <table:table-rows>
            <table:table-row>
              <table:table-cell office:value-type="string">
                <text:p text:id="'comparacion diferentes'.D3:'comparacion diferentes'.D302">1</text:p>
              </table:table-cell>
              <table:table-cell office:value-type="float" office:value="3721">
                <text:p text:id="'comparacion diferentes'.E3:'comparacion diferentes'.E302">37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16.75">
                <text:p>381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2.2">
                <text:p>382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25.83">
                <text:p>3825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20.57">
                <text:p>3920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53.89">
                <text:p>4153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28.5">
                <text:p>422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9.55">
                <text:p>4289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8.83">
                <text:p>4328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72.77">
                <text:p>4372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0.43">
                <text:p>4410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71.67">
                <text:p>4471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43.75">
                <text:p>454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8.59">
                <text:p>4598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5.61">
                <text:p>4655.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91.05">
                <text:p>4691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2.95">
                <text:p>4722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1.81">
                <text:p>4751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78.05">
                <text:p>4778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23.96">
                <text:p>4823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44.16">
                <text:p>4844.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62.81">
                <text:p>4862.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74.7">
                <text:p>4874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85.75">
                <text:p>4885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96.03">
                <text:p>4896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05.63">
                <text:p>4905.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14.61">
                <text:p>4914.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23.03">
                <text:p>4923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30.94">
                <text:p>4930.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34.18">
                <text:p>4934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33.2">
                <text:p>493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32.28">
                <text:p>4932.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31.41">
                <text:p>4931.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34.29">
                <text:p>4934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33.41">
                <text:p>4933.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32.57">
                <text:p>4932.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31.78">
                <text:p>4931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31.02">
                <text:p>4931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30.3">
                <text:p>4930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2.82">
                <text:p>4932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32.09">
                <text:p>4932.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1.39">
                <text:p>4931.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27.77">
                <text:p>4927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24.29">
                <text:p>4924.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23.8">
                <text:p>4923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23.32">
                <text:p>4923.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22.86">
                <text:p>4922.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22.42">
                <text:p>4922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24.66">
                <text:p>4924.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24.2">
                <text:p>4924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23.76">
                <text:p>4923.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23.34">
                <text:p>4923.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20.49">
                <text:p>4920.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17.74">
                <text:p>4917.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15.08">
                <text:p>4915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12.52">
                <text:p>4912.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10.03">
                <text:p>491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07.63">
                <text:p>4907.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07.51">
                <text:p>4907.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07.39">
                <text:p>4907.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05.14">
                <text:p>4905.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02.95">
                <text:p>4902.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00.84">
                <text:p>4900.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98.78">
                <text:p>4898.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96.78">
                <text:p>4896.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94.84">
                <text:p>4894.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92.96">
                <text:p>4892.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91.12">
                <text:p>4891.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91.25">
                <text:p>4891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91.36">
                <text:p>4891.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91.48">
                <text:p>4891.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91.59">
                <text:p>4891.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89.9">
                <text:p>4889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88.24">
                <text:p>4888.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86.63">
                <text:p>4886.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85.06">
                <text:p>4885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83.53">
                <text:p>4883.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82.04">
                <text:p>4882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80.58">
                <text:p>4880.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77.52">
                <text:p>4877.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72.95">
                <text:p>4872.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66.94">
                <text:p>4866.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59.56">
                <text:p>4859.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53.84">
                <text:p>4853.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48.25">
                <text:p>4848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42.78">
                <text:p>4842.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37.43">
                <text:p>4837.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30.77">
                <text:p>4830.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24.26">
                <text:p>4824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19.28">
                <text:p>4819.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14.4">
                <text:p>4814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9.62">
                <text:p>4809.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4.95">
                <text:p>4804.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99.03">
                <text:p>4799.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93.23">
                <text:p>4793.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90.19">
                <text:p>4790.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87.21">
                <text:p>4787.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84.28">
                <text:p>4784.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80.13">
                <text:p>4780.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76.05">
                <text:p>4776.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72.05">
                <text:p>4772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68.12">
                <text:p>4768.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64.27">
                <text:p>4764.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60.49">
                <text:p>4760.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56.78">
                <text:p>4756.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53.14">
                <text:p>4753.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49.56">
                <text:p>4749.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46.04">
                <text:p>4746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43.77">
                <text:p>4743.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41.54">
                <text:p>4741.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38.18">
                <text:p>4738.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34.89">
                <text:p>4734.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31.65">
                <text:p>4731.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28.47">
                <text:p>4728.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25.34">
                <text:p>4725.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22.26">
                <text:p>4722.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20.33">
                <text:p>4720.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18.43">
                <text:p>4718.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16.57">
                <text:p>4716.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13.66">
                <text:p>4713.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10.8">
                <text:p>4710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07.98">
                <text:p>4707.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05.21">
                <text:p>4705.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02.48">
                <text:p>4702.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00.83">
                <text:p>4700.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99.2">
                <text:p>4699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96.58">
                <text:p>4696.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91.46">
                <text:p>4691.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88.96">
                <text:p>4688.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86.49">
                <text:p>4686.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85.04">
                <text:p>4685.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83.61">
                <text:p>4683.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81.23">
                <text:p>4681.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78.89">
                <text:p>4678.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76.59">
                <text:p>4676.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74.31">
                <text:p>4674.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72.07">
                <text:p>4672.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69.86">
                <text:p>4669.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67.68">
                <text:p>4667.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65.53">
                <text:p>4665.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64.32">
                <text:p>4664.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63.13">
                <text:p>4663.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61.95">
                <text:p>4661.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60.79">
                <text:p>4660.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58.76">
                <text:p>4658.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56.75">
                <text:p>4656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54.78">
                <text:p>4654.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52.82">
                <text:p>4652.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50.9">
                <text:p>4650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48.99">
                <text:p>4648.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47.12">
                <text:p>4647.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45.26">
                <text:p>4645.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43.43">
                <text:p>4643.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41.62">
                <text:p>4641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39.02">
                <text:p>4639.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36.45">
                <text:p>4636.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33.91">
                <text:p>4633.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31.4">
                <text:p>4631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29.72">
                <text:p>4629.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27.27">
                <text:p>4627.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24.84">
                <text:p>4624.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22.45">
                <text:p>4622.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20.86">
                <text:p>4620.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19.3">
                <text:p>4619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17.75">
                <text:p>4617.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16.22">
                <text:p>4616.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614.7">
                <text:p>4614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613.21">
                <text:p>4613.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611.73">
                <text:p>4611.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609.52">
                <text:p>4609.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608.08">
                <text:p>4608.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06.66">
                <text:p>4606.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5.25">
                <text:p>4605.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03.85">
                <text:p>4603.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02.48">
                <text:p>4602.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01.12">
                <text:p>4601.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99.77">
                <text:p>4599.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98.44">
                <text:p>4598.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97.12">
                <text:p>4597.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95.82">
                <text:p>4595.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94.53">
                <text:p>4594.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93.25">
                <text:p>4593.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91.99">
                <text:p>4591.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90.74">
                <text:p>4590.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89.51">
                <text:p>4589.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87.6">
                <text:p>4587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85.71">
                <text:p>4585.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83.84">
                <text:p>4583.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81.99">
                <text:p>4581.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80.16">
                <text:p>4580.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79.02">
                <text:p>4579.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77.88">
                <text:p>4577.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76.76">
                <text:p>4576.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575.65">
                <text:p>4575.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574.56">
                <text:p>4574.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573.47">
                <text:p>4573.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72.39">
                <text:p>4572.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70.68">
                <text:p>4570.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68.99">
                <text:p>4568.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67.31">
                <text:p>4567.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65.65">
                <text:p>4565.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61.75">
                <text:p>4561.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60.14">
                <text:p>4560.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58.54">
                <text:p>4558.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56.96">
                <text:p>4556.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55.4">
                <text:p>4555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53.85">
                <text:p>4553.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552.31">
                <text:p>4552.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50.79">
                <text:p>4550.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48.68">
                <text:p>4548.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47.19">
                <text:p>4547.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45.71">
                <text:p>4545.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44.25">
                <text:p>4544.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42.8">
                <text:p>4542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41.36">
                <text:p>4541.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39.93">
                <text:p>4539.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38.52">
                <text:p>4538.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36.54">
                <text:p>4536.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34.59">
                <text:p>4534.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32.65">
                <text:p>4532.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0.72">
                <text:p>4530.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28.82">
                <text:p>4528.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26.93">
                <text:p>4526.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25.05">
                <text:p>4525.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23.19">
                <text:p>4523.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21.91">
                <text:p>4521.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20.08">
                <text:p>4520.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18.27">
                <text:p>4518.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16.47">
                <text:p>4516.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14.69">
                <text:p>4514.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12.92">
                <text:p>4512.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11.17">
                <text:p>4511.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509.44">
                <text:p>4509.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507.71">
                <text:p>4507.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504.31">
                <text:p>4504.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502.63">
                <text:p>4502.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500.96">
                <text:p>4500.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99.31">
                <text:p>4499.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97.67">
                <text:p>4497.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96.04">
                <text:p>4496.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94.43">
                <text:p>4494.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92.83">
                <text:p>4492.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91.24">
                <text:p>4491.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89.67">
                <text:p>4489.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88.62">
                <text:p>4488.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87.58">
                <text:p>4487.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86.04">
                <text:p>4486.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84.51">
                <text:p>4484.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82.99">
                <text:p>4482.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81.48">
                <text:p>4481.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79.99">
                <text:p>4479.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78.51">
                <text:p>4478.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77.03">
                <text:p>4477.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75.57">
                <text:p>4475.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74.13">
                <text:p>4474.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72.69">
                <text:p>4472.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71.26">
                <text:p>4471.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69.85">
                <text:p>4469.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68.44">
                <text:p>4468.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67.04">
                <text:p>4467.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65.66">
                <text:p>4465.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64.29">
                <text:p>4464.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62.92">
                <text:p>4462.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61.57">
                <text:p>4461.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60.22">
                <text:p>4460.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58.89">
                <text:p>4458.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57.57">
                <text:p>4457.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56.25">
                <text:p>4456.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54.95">
                <text:p>4454.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53.65">
                <text:p>4453.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52.36">
                <text:p>4452.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51.09">
                <text:p>4451.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49.82">
                <text:p>4449.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48.56">
                <text:p>4448.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47.31">
                <text:p>4447.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46.07">
                <text:p>4446.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44.83">
                <text:p>4444.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43.61">
                <text:p>4443.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42.85">
                <text:p>4442.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42.09">
                <text:p>4442.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40.89">
                <text:p>4440.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39.69">
                <text:p>4439.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38.51">
                <text:p>4438.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37.33">
                <text:p>4437.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36.16">
                <text:p>4436.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33.85">
                <text:p>4433.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32.7">
                <text:p>4432.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31.56">
                <text:p>4431.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30.43">
                <text:p>4430.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29.31">
                <text:p>4429.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28.2">
                <text:p>4428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27.09">
                <text:p>4427.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